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Log] 13 (index.js, line 80)</text:p>
          </table:table-cell>
        </table:table-row>
        <table:table-row table:style-name="ro1">
          <table:table-cell office:value-type="string">
            <text:p>[Log] <text:s/>Time:Wed Feb 05 2014 19:45:26 GMT-0500 (EST) (index.js, line 81)</text:p>
          </table:table-cell>
        </table:table-row>
        <table:table-row table:style-name="ro1">
          <table:table-cell office:value-type="string">
            <text:p>[Log] <text:s/>Latitude:45.36423118597872 (index.js, line 82)</text:p>
          </table:table-cell>
        </table:table-row>
        <table:table-row table:style-name="ro1">
          <table:table-cell office:value-type="string">
            <text:p>[Log] Longitude: -75.7840467341156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 (index.js, line 80)</text:p>
          </table:table-cell>
        </table:table-row>
        <table:table-row table:style-name="ro1">
          <table:table-cell office:value-type="string">
            <text:p>[Log] <text:s/>Time:Wed Feb 05 2014 19:45:27 GMT-0500 (EST) (index.js, line 81)</text:p>
          </table:table-cell>
        </table:table-row>
        <table:table-row table:style-name="ro1">
          <table:table-cell office:value-type="string">
            <text:p>[Log] <text:s/>Latitude:45.36430416112651 (index.js, line 82)</text:p>
          </table:table-cell>
        </table:table-row>
        <table:table-row table:style-name="ro1">
          <table:table-cell office:value-type="string">
            <text:p>[Log] Longitude: -75.783878280781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5 (index.js, line 80)</text:p>
          </table:table-cell>
        </table:table-row>
        <table:table-row table:style-name="ro1">
          <table:table-cell office:value-type="string">
            <text:p>[Log] <text:s/>Time:Wed Feb 05 2014 19:45:29 GMT-0500 (EST) (index.js, line 81)</text:p>
          </table:table-cell>
        </table:table-row>
        <table:table-row table:style-name="ro1">
          <table:table-cell office:value-type="string">
            <text:p>[Log] <text:s/>Latitude:45.364376393602925 (index.js, line 82)</text:p>
          </table:table-cell>
        </table:table-row>
        <table:table-row table:style-name="ro1">
          <table:table-cell office:value-type="string">
            <text:p>[Log] Longitude: -75.7837115411530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6 (index.js, line 80)</text:p>
          </table:table-cell>
        </table:table-row>
        <table:table-row table:style-name="ro1">
          <table:table-cell office:value-type="string">
            <text:p>[Log] <text:s/>Time:Wed Feb 05 2014 19:45:30 GMT-0500 (EST) (index.js, line 81)</text:p>
          </table:table-cell>
        </table:table-row>
        <table:table-row table:style-name="ro1">
          <table:table-cell office:value-type="string">
            <text:p>[Log] <text:s/>Latitude:45.364446711575695 (index.js, line 82)</text:p>
          </table:table-cell>
        </table:table-row>
        <table:table-row table:style-name="ro1">
          <table:table-cell office:value-type="string">
            <text:p>[Log] Longitude: -75.7835450780089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7 (index.js, line 80)</text:p>
          </table:table-cell>
        </table:table-row>
        <table:table-row table:style-name="ro1">
          <table:table-cell office:value-type="string">
            <text:p>[Log] <text:s/>Time:Wed Feb 05 2014 19:45:30 GMT-0500 (EST) (index.js, line 81)</text:p>
          </table:table-cell>
        </table:table-row>
        <table:table-row table:style-name="ro1">
          <table:table-cell office:value-type="string">
            <text:p>[Log] <text:s/>Latitude:45.364514205466065 (index.js, line 82)</text:p>
          </table:table-cell>
        </table:table-row>
        <table:table-row table:style-name="ro1">
          <table:table-cell office:value-type="string">
            <text:p>[Log] Longitude: -75.7833848201744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8 (index.js, line 80)</text:p>
          </table:table-cell>
        </table:table-row>
        <table:table-row table:style-name="ro1">
          <table:table-cell office:value-type="string">
            <text:p>[Log] <text:s/>Time:Wed Feb 05 2014 19:45:31 GMT-0500 (EST) (index.js, line 81)</text:p>
          </table:table-cell>
        </table:table-row>
        <table:table-row table:style-name="ro1">
          <table:table-cell office:value-type="string">
            <text:p>[Log] <text:s/>Latitude:45.36458743835552 (index.js, line 82)</text:p>
          </table:table-cell>
        </table:table-row>
        <table:table-row table:style-name="ro1">
          <table:table-cell office:value-type="string">
            <text:p>[Log] Longitude: -75.783217534453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9 (index.js, line 80)</text:p>
          </table:table-cell>
        </table:table-row>
        <table:table-row table:style-name="ro1">
          <table:table-cell office:value-type="string">
            <text:p>[Log] <text:s/>Time:Wed Feb 05 2014 19:45:33 GMT-0500 (EST) (index.js, line 81)</text:p>
          </table:table-cell>
        </table:table-row>
        <table:table-row table:style-name="ro1">
          <table:table-cell office:value-type="string">
            <text:p>[Log] <text:s/>Latitude:45.364661953400706 (index.js, line 82)</text:p>
          </table:table-cell>
        </table:table-row>
        <table:table-row table:style-name="ro1">
          <table:table-cell office:value-type="string">
            <text:p>[Log] Longitude: -75.7830473197736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 (index.js, line 80)</text:p>
          </table:table-cell>
        </table:table-row>
        <table:table-row table:style-name="ro1">
          <table:table-cell office:value-type="string">
            <text:p>[Log] <text:s/>Time:Wed Feb 05 2014 19:45:34 GMT-0500 (EST) (index.js, line 81)</text:p>
          </table:table-cell>
        </table:table-row>
        <table:table-row table:style-name="ro1">
          <table:table-cell office:value-type="string">
            <text:p>[Log] <text:s/>Latitude:45.3647306197837 (index.js, line 82)</text:p>
          </table:table-cell>
        </table:table-row>
        <table:table-row table:style-name="ro1">
          <table:table-cell office:value-type="string">
            <text:p>[Log] Longitude: -75.7828807513851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 (index.js, line 80)</text:p>
          </table:table-cell>
        </table:table-row>
        <table:table-row table:style-name="ro1">
          <table:table-cell office:value-type="string">
            <text:p>[Log] <text:s/>Time:Wed Feb 05 2014 19:45:35 GMT-0500 (EST) (index.js, line 81)</text:p>
          </table:table-cell>
        </table:table-row>
        <table:table-row table:style-name="ro1">
          <table:table-cell office:value-type="string">
            <text:p>[Log] <text:s/>Latitude:45.36480353861738 (index.js, line 82)</text:p>
          </table:table-cell>
        </table:table-row>
        <table:table-row table:style-name="ro1">
          <table:table-cell office:value-type="string">
            <text:p>[Log] Longitude: -75.7827116418229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 (index.js, line 80)</text:p>
          </table:table-cell>
        </table:table-row>
        <table:table-row table:style-name="ro1">
          <table:table-cell office:value-type="string">
            <text:p>[Log] <text:s/>Time:Wed Feb 05 2014 19:45:36 GMT-0500 (EST) (index.js, line 81)</text:p>
          </table:table-cell>
        </table:table-row>
        <table:table-row table:style-name="ro1">
          <table:table-cell office:value-type="string">
            <text:p>[Log] <text:s/>Latitude:45.3648717764931 (index.js, line 82)</text:p>
          </table:table-cell>
        </table:table-row>
        <table:table-row table:style-name="ro1">
          <table:table-cell office:value-type="string">
            <text:p>[Log] Longitude: -75.782552697937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 (index.js, line 80)</text:p>
          </table:table-cell>
        </table:table-row>
        <table:table-row table:style-name="ro1">
          <table:table-cell office:value-type="string">
            <text:p>[Log] <text:s/>Time:Wed Feb 05 2014 19:45:37 GMT-0500 (EST) (index.js, line 81)</text:p>
          </table:table-cell>
        </table:table-row>
        <table:table-row table:style-name="ro1">
          <table:table-cell office:value-type="string">
            <text:p>[Log] <text:s/>Latitude:45.36494115574611 (index.js, line 82)</text:p>
          </table:table-cell>
        </table:table-row>
        <table:table-row table:style-name="ro1">
          <table:table-cell office:value-type="string">
            <text:p>[Log] Longitude: -75.782391096563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 (index.js, line 80)</text:p>
          </table:table-cell>
        </table:table-row>
        <table:table-row table:style-name="ro1">
          <table:table-cell office:value-type="string">
            <text:p>[Log] <text:s/>Time:Wed Feb 05 2014 19:45:38 GMT-0500 (EST) (index.js, line 81)</text:p>
          </table:table-cell>
        </table:table-row>
        <table:table-row table:style-name="ro1">
          <table:table-cell office:value-type="string">
            <text:p>[Log] <text:s/>Latitude:45.36500859429706 (index.js, line 82)</text:p>
          </table:table-cell>
        </table:table-row>
        <table:table-row table:style-name="ro1">
          <table:table-cell office:value-type="string">
            <text:p>[Log] Longitude: -75.782234015277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 (index.js, line 80)</text:p>
          </table:table-cell>
        </table:table-row>
        <table:table-row table:style-name="ro1">
          <table:table-cell office:value-type="string">
            <text:p>[Log] <text:s/>Time:Wed Feb 05 2014 19:45:39 GMT-0500 (EST) (index.js, line 81)</text:p>
          </table:table-cell>
        </table:table-row>
        <table:table-row table:style-name="ro1">
          <table:table-cell office:value-type="string">
            <text:p>[Log] <text:s/>Latitude:45.36507767111014 (index.js, line 82)</text:p>
          </table:table-cell>
        </table:table-row>
        <table:table-row table:style-name="ro1">
          <table:table-cell office:value-type="string">
            <text:p>[Log] Longitude: -75.782073117279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 (index.js, line 80)</text:p>
          </table:table-cell>
        </table:table-row>
        <table:table-row table:style-name="ro1">
          <table:table-cell office:value-type="string">
            <text:p>[Log] <text:s/>Time:Wed Feb 05 2014 19:45:40 GMT-0500 (EST) (index.js, line 81)</text:p>
          </table:table-cell>
        </table:table-row>
        <table:table-row table:style-name="ro1">
          <table:table-cell office:value-type="string">
            <text:p>[Log] <text:s/>Latitude:45.36514477410092 (index.js, line 82)</text:p>
          </table:table-cell>
        </table:table-row>
        <table:table-row table:style-name="ro1">
          <table:table-cell office:value-type="string">
            <text:p>[Log] Longitude: -75.781916816722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 (index.js, line 80)</text:p>
          </table:table-cell>
        </table:table-row>
        <table:table-row table:style-name="ro1">
          <table:table-cell office:value-type="string">
            <text:p>[Log] <text:s/>Time:Wed Feb 05 2014 19:45:41 GMT-0500 (EST) (index.js, line 81)</text:p>
          </table:table-cell>
        </table:table-row>
        <table:table-row table:style-name="ro1">
          <table:table-cell office:value-type="string">
            <text:p>[Log] <text:s/>Latitude:45.36521168009862 (index.js, line 82)</text:p>
          </table:table-cell>
        </table:table-row>
        <table:table-row table:style-name="ro1">
          <table:table-cell office:value-type="string">
            <text:p>[Log] Longitude: -75.781760975369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 (index.js, line 80)</text:p>
          </table:table-cell>
        </table:table-row>
        <table:table-row table:style-name="ro1">
          <table:table-cell office:value-type="string">
            <text:p>[Log] <text:s/>Time:Wed Feb 05 2014 19:45:42 GMT-0500 (EST) (index.js, line 81)</text:p>
          </table:table-cell>
        </table:table-row>
        <table:table-row table:style-name="ro1">
          <table:table-cell office:value-type="string">
            <text:p>[Log] <text:s/>Latitude:45.36527856761407 (index.js, line 82)</text:p>
          </table:table-cell>
        </table:table-row>
        <table:table-row table:style-name="ro1">
          <table:table-cell office:value-type="string">
            <text:p>[Log] Longitude: -75.781605176580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 (index.js, line 80)</text:p>
          </table:table-cell>
        </table:table-row>
        <table:table-row table:style-name="ro1">
          <table:table-cell office:value-type="string">
            <text:p>[Log] <text:s/>Time:Wed Feb 05 2014 19:45:43 GMT-0500 (EST) (index.js, line 81)</text:p>
          </table:table-cell>
        </table:table-row>
        <table:table-row table:style-name="ro1">
          <table:table-cell office:value-type="string">
            <text:p>[Log] <text:s/>Latitude:45.365341909695786 (index.js, line 82)</text:p>
          </table:table-cell>
        </table:table-row>
        <table:table-row table:style-name="ro1">
          <table:table-cell office:value-type="string">
            <text:p>[Log] Longitude: -75.781457635766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 (index.js, line 80)</text:p>
          </table:table-cell>
        </table:table-row>
        <table:table-row table:style-name="ro1">
          <table:table-cell office:value-type="string">
            <text:p>[Log] <text:s/>Time:Wed Feb 05 2014 19:45:44 GMT-0500 (EST) (index.js, line 81)</text:p>
          </table:table-cell>
        </table:table-row>
        <table:table-row table:style-name="ro1">
          <table:table-cell office:value-type="string">
            <text:p>[Log] <text:s/>Latitude:45.36540560918614 (index.js, line 82)</text:p>
          </table:table-cell>
        </table:table-row>
        <table:table-row table:style-name="ro1">
          <table:table-cell office:value-type="string">
            <text:p>[Log] Longitude: -75.781309498725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 (index.js, line 80)</text:p>
          </table:table-cell>
        </table:table-row>
        <table:table-row table:style-name="ro1">
          <table:table-cell office:value-type="string">
            <text:p>[Log] <text:s/>Time:Wed Feb 05 2014 19:45:45 GMT-0500 (EST) (index.js, line 81)</text:p>
          </table:table-cell>
        </table:table-row>
        <table:table-row table:style-name="ro1">
          <table:table-cell office:value-type="string">
            <text:p>[Log] <text:s/>Latitude:45.36546716695027 (index.js, line 82)</text:p>
          </table:table-cell>
        </table:table-row>
        <table:table-row table:style-name="ro1">
          <table:table-cell office:value-type="string">
            <text:p>[Log] Longitude: -75.781167085606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 (index.js, line 80)</text:p>
          </table:table-cell>
        </table:table-row>
        <table:table-row table:style-name="ro1">
          <table:table-cell office:value-type="string">
            <text:p>[Log] <text:s/>Time:Wed Feb 05 2014 19:45:46 GMT-0500 (EST) (index.js, line 81)</text:p>
          </table:table-cell>
        </table:table-row>
        <table:table-row table:style-name="ro1">
          <table:table-cell office:value-type="string">
            <text:p>[Log] <text:s/>Latitude:45.36553243193698 (index.js, line 82)</text:p>
          </table:table-cell>
        </table:table-row>
        <table:table-row table:style-name="ro1">
          <table:table-cell office:value-type="string">
            <text:p>[Log] Longitude: -75.781016095443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 (index.js, line 80)</text:p>
          </table:table-cell>
        </table:table-row>
        <table:table-row table:style-name="ro1">
          <table:table-cell office:value-type="string">
            <text:p>[Log] <text:s/>Time:Wed Feb 05 2014 19:45:47 GMT-0500 (EST) (index.js, line 81)</text:p>
          </table:table-cell>
        </table:table-row>
        <table:table-row table:style-name="ro1">
          <table:table-cell office:value-type="string">
            <text:p>[Log] <text:s/>Latitude:45.36559688619606 (index.js, line 82)</text:p>
          </table:table-cell>
        </table:table-row>
        <table:table-row table:style-name="ro1">
          <table:table-cell office:value-type="string">
            <text:p>[Log] Longitude: -75.780866980567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 (index.js, line 80)</text:p>
          </table:table-cell>
        </table:table-row>
        <table:table-row table:style-name="ro1">
          <table:table-cell office:value-type="string">
            <text:p>[Log] <text:s/>Time:Wed Feb 05 2014 19:45:48 GMT-0500 (EST) (index.js, line 81)</text:p>
          </table:table-cell>
        </table:table-row>
        <table:table-row table:style-name="ro1">
          <table:table-cell office:value-type="string">
            <text:p>[Log] <text:s/>Latitude:45.36566534763119 (index.js, line 82)</text:p>
          </table:table-cell>
        </table:table-row>
        <table:table-row table:style-name="ro1">
          <table:table-cell office:value-type="string">
            <text:p>[Log] Longitude: -75.780708595339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 (index.js, line 80)</text:p>
          </table:table-cell>
        </table:table-row>
        <table:table-row table:style-name="ro1">
          <table:table-cell office:value-type="string">
            <text:p>[Log] <text:s/>Time:Wed Feb 05 2014 19:45:49 GMT-0500 (EST) (index.js, line 81)</text:p>
          </table:table-cell>
        </table:table-row>
        <table:table-row table:style-name="ro1">
          <table:table-cell office:value-type="string">
            <text:p>[Log] <text:s/>Latitude:45.365733412859754 (index.js, line 82)</text:p>
          </table:table-cell>
        </table:table-row>
        <table:table-row table:style-name="ro1">
          <table:table-cell office:value-type="string">
            <text:p>[Log] Longitude: -75.780555679957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 (index.js, line 80)</text:p>
          </table:table-cell>
        </table:table-row>
        <table:table-row table:style-name="ro1">
          <table:table-cell office:value-type="string">
            <text:p>[Log] <text:s/>Time:Wed Feb 05 2014 19:45:50 GMT-0500 (EST) (index.js, line 81)</text:p>
          </table:table-cell>
        </table:table-row>
        <table:table-row table:style-name="ro1">
          <table:table-cell office:value-type="string">
            <text:p>[Log] <text:s/>Latitude:45.36582042290757 (index.js, line 82)</text:p>
          </table:table-cell>
        </table:table-row>
        <table:table-row table:style-name="ro1">
          <table:table-cell office:value-type="string">
            <text:p>[Log] Longitude: -75.780366271210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 (index.js, line 80)</text:p>
          </table:table-cell>
        </table:table-row>
        <table:table-row table:style-name="ro1">
          <table:table-cell office:value-type="string">
            <text:p>[Log] <text:s/>Time:Wed Feb 05 2014 19:45:51 GMT-0500 (EST) (index.js, line 81)</text:p>
          </table:table-cell>
        </table:table-row>
        <table:table-row table:style-name="ro1">
          <table:table-cell office:value-type="string">
            <text:p>[Log] <text:s/>Latitude:45.36589409991652 (index.js, line 82)</text:p>
          </table:table-cell>
        </table:table-row>
        <table:table-row table:style-name="ro1">
          <table:table-cell office:value-type="string">
            <text:p>[Log] Longitude: -75.780205886112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 (index.js, line 80)</text:p>
          </table:table-cell>
        </table:table-row>
        <table:table-row table:style-name="ro1">
          <table:table-cell office:value-type="string">
            <text:p>[Log] <text:s/>Time:Wed Feb 05 2014 19:45:52 GMT-0500 (EST) (index.js, line 81)</text:p>
          </table:table-cell>
        </table:table-row>
        <table:table-row table:style-name="ro1">
          <table:table-cell office:value-type="string">
            <text:p>[Log] <text:s/>Latitude:45.36596692845656 (index.js, line 82)</text:p>
          </table:table-cell>
        </table:table-row>
        <table:table-row table:style-name="ro1">
          <table:table-cell office:value-type="string">
            <text:p>[Log] Longitude: -75.78004734896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 (index.js, line 80)</text:p>
          </table:table-cell>
        </table:table-row>
        <table:table-row table:style-name="ro1">
          <table:table-cell office:value-type="string">
            <text:p>[Log] <text:s/>Time:Wed Feb 05 2014 19:45:53 GMT-0500 (EST) (index.js, line 81)</text:p>
          </table:table-cell>
        </table:table-row>
        <table:table-row table:style-name="ro1">
          <table:table-cell office:value-type="string">
            <text:p>[Log] <text:s/>Latitude:45.36603495145574 (index.js, line 82)</text:p>
          </table:table-cell>
        </table:table-row>
        <table:table-row table:style-name="ro1">
          <table:table-cell office:value-type="string">
            <text:p>[Log] Longitude: -75.779899271838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 (index.js, line 80)</text:p>
          </table:table-cell>
        </table:table-row>
        <table:table-row table:style-name="ro1">
          <table:table-cell office:value-type="string">
            <text:p>[Log] <text:s/>Time:Wed Feb 05 2014 19:45:54 GMT-0500 (EST) (index.js, line 81)</text:p>
          </table:table-cell>
        </table:table-row>
        <table:table-row table:style-name="ro1">
          <table:table-cell office:value-type="string">
            <text:p>[Log] <text:s/>Latitude:45.366101115686284 (index.js, line 82)</text:p>
          </table:table-cell>
        </table:table-row>
        <table:table-row table:style-name="ro1">
          <table:table-cell office:value-type="string">
            <text:p>[Log] Longitude: -75.779754263930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 (index.js, line 80)</text:p>
          </table:table-cell>
        </table:table-row>
        <table:table-row table:style-name="ro1">
          <table:table-cell office:value-type="string">
            <text:p>[Log] <text:s/>Time:Wed Feb 05 2014 19:45:55 GMT-0500 (EST) (index.js, line 81)</text:p>
          </table:table-cell>
        </table:table-row>
        <table:table-row table:style-name="ro1">
          <table:table-cell office:value-type="string">
            <text:p>[Log] <text:s/>Latitude:45.36617274087566 (index.js, line 82)</text:p>
          </table:table-cell>
        </table:table-row>
        <table:table-row table:style-name="ro1">
          <table:table-cell office:value-type="string">
            <text:p>[Log] Longitude: -75.779597062646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 (index.js, line 80)</text:p>
          </table:table-cell>
        </table:table-row>
        <table:table-row table:style-name="ro1">
          <table:table-cell office:value-type="string">
            <text:p>[Log] <text:s/>Time:Wed Feb 05 2014 19:45:56 GMT-0500 (EST) (index.js, line 81)</text:p>
          </table:table-cell>
        </table:table-row>
        <table:table-row table:style-name="ro1">
          <table:table-cell office:value-type="string">
            <text:p>[Log] <text:s/>Latitude:45.36625030777604 (index.js, line 82)</text:p>
          </table:table-cell>
        </table:table-row>
        <table:table-row table:style-name="ro1">
          <table:table-cell office:value-type="string">
            <text:p>[Log] Longitude: -75.779426821609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 (index.js, line 80)</text:p>
          </table:table-cell>
        </table:table-row>
        <table:table-row table:style-name="ro1">
          <table:table-cell office:value-type="string">
            <text:p>[Log] <text:s/>Time:Wed Feb 05 2014 19:45:57 GMT-0500 (EST) (index.js, line 81)</text:p>
          </table:table-cell>
        </table:table-row>
        <table:table-row table:style-name="ro1">
          <table:table-cell office:value-type="string">
            <text:p>[Log] <text:s/>Latitude:45.36631872471381 (index.js, line 82)</text:p>
          </table:table-cell>
        </table:table-row>
        <table:table-row table:style-name="ro1">
          <table:table-cell office:value-type="string">
            <text:p>[Log] Longitude: -75.779274897322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 (index.js, line 80)</text:p>
          </table:table-cell>
        </table:table-row>
        <table:table-row table:style-name="ro1">
          <table:table-cell office:value-type="string">
            <text:p>[Log] <text:s/>Time:Wed Feb 05 2014 19:45:58 GMT-0500 (EST) (index.js, line 81)</text:p>
          </table:table-cell>
        </table:table-row>
        <table:table-row table:style-name="ro1">
          <table:table-cell office:value-type="string">
            <text:p>[Log] <text:s/>Latitude:45.366375403835335 (index.js, line 82)</text:p>
          </table:table-cell>
        </table:table-row>
        <table:table-row table:style-name="ro1">
          <table:table-cell office:value-type="string">
            <text:p>[Log] Longitude: -75.77914655204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 (index.js, line 80)</text:p>
          </table:table-cell>
        </table:table-row>
        <table:table-row table:style-name="ro1">
          <table:table-cell office:value-type="string">
            <text:p>[Log] <text:s/>Time:Wed Feb 05 2014 19:45:59 GMT-0500 (EST) (index.js, line 81)</text:p>
          </table:table-cell>
        </table:table-row>
        <table:table-row table:style-name="ro1">
          <table:table-cell office:value-type="string">
            <text:p>[Log] <text:s/>Latitude:45.36645897710723 (index.js, line 82)</text:p>
          </table:table-cell>
        </table:table-row>
        <table:table-row table:style-name="ro1">
          <table:table-cell office:value-type="string">
            <text:p>[Log] Longitude: -75.778955766509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 (index.js, line 80)</text:p>
          </table:table-cell>
        </table:table-row>
        <table:table-row table:style-name="ro1">
          <table:table-cell office:value-type="string">
            <text:p>[Log] <text:s/>Time:Wed Feb 05 2014 19:46:00 GMT-0500 (EST) (index.js, line 81)</text:p>
          </table:table-cell>
        </table:table-row>
        <table:table-row table:style-name="ro1">
          <table:table-cell office:value-type="string">
            <text:p>[Log] <text:s/>Latitude:45.36652546012869 (index.js, line 82)</text:p>
          </table:table-cell>
        </table:table-row>
        <table:table-row table:style-name="ro1">
          <table:table-cell office:value-type="string">
            <text:p>[Log] Longitude: -75.778803981702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 (index.js, line 80)</text:p>
          </table:table-cell>
        </table:table-row>
        <table:table-row table:style-name="ro1">
          <table:table-cell office:value-type="string">
            <text:p>[Log] <text:s/>Time:Wed Feb 05 2014 19:46:01 GMT-0500 (EST) (index.js, line 81)</text:p>
          </table:table-cell>
        </table:table-row>
        <table:table-row table:style-name="ro1">
          <table:table-cell office:value-type="string">
            <text:p>[Log] <text:s/>Latitude:45.366595657653 (index.js, line 82)</text:p>
          </table:table-cell>
        </table:table-row>
        <table:table-row table:style-name="ro1">
          <table:table-cell office:value-type="string">
            <text:p>[Log] Longitude: -75.778643716112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 (index.js, line 80)</text:p>
          </table:table-cell>
        </table:table-row>
        <table:table-row table:style-name="ro1">
          <table:table-cell office:value-type="string">
            <text:p>[Log] <text:s/>Time:Wed Feb 05 2014 19:46:02 GMT-0500 (EST) (index.js, line 81)</text:p>
          </table:table-cell>
        </table:table-row>
        <table:table-row table:style-name="ro1">
          <table:table-cell office:value-type="string">
            <text:p>[Log] <text:s/>Latitude:45.36666569452701 (index.js, line 82)</text:p>
          </table:table-cell>
        </table:table-row>
        <table:table-row table:style-name="ro1">
          <table:table-cell office:value-type="string">
            <text:p>[Log] Longitude: -75.778483816902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 (index.js, line 80)</text:p>
          </table:table-cell>
        </table:table-row>
        <table:table-row table:style-name="ro1">
          <table:table-cell office:value-type="string">
            <text:p>[Log] <text:s/>Time:Wed Feb 05 2014 19:46:02 GMT-0500 (EST) (index.js, line 81)</text:p>
          </table:table-cell>
        </table:table-row>
        <table:table-row table:style-name="ro1">
          <table:table-cell office:value-type="string">
            <text:p>[Log] <text:s/>Latitude:45.36673090706365 (index.js, line 82)</text:p>
          </table:table-cell>
        </table:table-row>
        <table:table-row table:style-name="ro1">
          <table:table-cell office:value-type="string">
            <text:p>[Log] Longitude: -75.778334932037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 (index.js, line 80)</text:p>
          </table:table-cell>
        </table:table-row>
        <table:table-row table:style-name="ro1">
          <table:table-cell office:value-type="string">
            <text:p>[Log] <text:s/>Time:Wed Feb 05 2014 19:46:03 GMT-0500 (EST) (index.js, line 81)</text:p>
          </table:table-cell>
        </table:table-row>
        <table:table-row table:style-name="ro1">
          <table:table-cell office:value-type="string">
            <text:p>[Log] <text:s/>Latitude:45.36680095113124 (index.js, line 82)</text:p>
          </table:table-cell>
        </table:table-row>
        <table:table-row table:style-name="ro1">
          <table:table-cell office:value-type="string">
            <text:p>[Log] Longitude: -75.778174994848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 (index.js, line 80)</text:p>
          </table:table-cell>
        </table:table-row>
        <table:table-row table:style-name="ro1">
          <table:table-cell office:value-type="string">
            <text:p>[Log] <text:s/>Time:Wed Feb 05 2014 19:46:04 GMT-0500 (EST) (index.js, line 81)</text:p>
          </table:table-cell>
        </table:table-row>
        <table:table-row table:style-name="ro1">
          <table:table-cell office:value-type="string">
            <text:p>[Log] <text:s/>Latitude:45.36687427077301 (index.js, line 82)</text:p>
          </table:table-cell>
        </table:table-row>
        <table:table-row table:style-name="ro1">
          <table:table-cell office:value-type="string">
            <text:p>[Log] Longitude: -75.778007568296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 (index.js, line 80)</text:p>
          </table:table-cell>
        </table:table-row>
        <table:table-row table:style-name="ro1">
          <table:table-cell office:value-type="string">
            <text:p>[Log] <text:s/>Time:Wed Feb 05 2014 19:46:05 GMT-0500 (EST) (index.js, line 81)</text:p>
          </table:table-cell>
        </table:table-row>
        <table:table-row table:style-name="ro1">
          <table:table-cell office:value-type="string">
            <text:p>[Log] <text:s/>Latitude:45.36694679026823 (index.js, line 82)</text:p>
          </table:table-cell>
        </table:table-row>
        <table:table-row table:style-name="ro1">
          <table:table-cell office:value-type="string">
            <text:p>[Log] Longitude: -75.777841968738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 (index.js, line 80)</text:p>
          </table:table-cell>
        </table:table-row>
        <table:table-row table:style-name="ro1">
          <table:table-cell office:value-type="string">
            <text:p>[Log] <text:s/>Time:Wed Feb 05 2014 19:46:06 GMT-0500 (EST) (index.js, line 81)</text:p>
          </table:table-cell>
        </table:table-row>
        <table:table-row table:style-name="ro1">
          <table:table-cell office:value-type="string">
            <text:p>[Log] <text:s/>Latitude:45.36701634502095 (index.js, line 82)</text:p>
          </table:table-cell>
        </table:table-row>
        <table:table-row table:style-name="ro1">
          <table:table-cell office:value-type="string">
            <text:p>[Log] Longitude: -75.777683138876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 (index.js, line 80)</text:p>
          </table:table-cell>
        </table:table-row>
        <table:table-row table:style-name="ro1">
          <table:table-cell office:value-type="string">
            <text:p>[Log] <text:s/>Time:Wed Feb 05 2014 19:46:08 GMT-0500 (EST) (index.js, line 81)</text:p>
          </table:table-cell>
        </table:table-row>
        <table:table-row table:style-name="ro1">
          <table:table-cell office:value-type="string">
            <text:p>[Log] <text:s/>Latitude:45.367095064602395 (index.js, line 82)</text:p>
          </table:table-cell>
        </table:table-row>
        <table:table-row table:style-name="ro1">
          <table:table-cell office:value-type="string">
            <text:p>[Log] Longitude: -75.77750338110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 (index.js, line 80)</text:p>
          </table:table-cell>
        </table:table-row>
        <table:table-row table:style-name="ro1">
          <table:table-cell office:value-type="string">
            <text:p>[Log] <text:s/>Time:Wed Feb 05 2014 19:46:08 GMT-0500 (EST) (index.js, line 81)</text:p>
          </table:table-cell>
        </table:table-row>
        <table:table-row table:style-name="ro1">
          <table:table-cell office:value-type="string">
            <text:p>[Log] <text:s/>Latitude:45.36717394831653 (index.js, line 82)</text:p>
          </table:table-cell>
        </table:table-row>
        <table:table-row table:style-name="ro1">
          <table:table-cell office:value-type="string">
            <text:p>[Log] Longitude: -75.777322907597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 (index.js, line 80)</text:p>
          </table:table-cell>
        </table:table-row>
        <table:table-row table:style-name="ro1">
          <table:table-cell office:value-type="string">
            <text:p>[Log] <text:s/>Time:Wed Feb 05 2014 19:46:09 GMT-0500 (EST) (index.js, line 81)</text:p>
          </table:table-cell>
        </table:table-row>
        <table:table-row table:style-name="ro1">
          <table:table-cell office:value-type="string">
            <text:p>[Log] <text:s/>Latitude:45.367249691539804 (index.js, line 82)</text:p>
          </table:table-cell>
        </table:table-row>
        <table:table-row table:style-name="ro1">
          <table:table-cell office:value-type="string">
            <text:p>[Log] Longitude: -75.777149046625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 (index.js, line 80)</text:p>
          </table:table-cell>
        </table:table-row>
        <table:table-row table:style-name="ro1">
          <table:table-cell office:value-type="string">
            <text:p>[Log] <text:s/>Time:Wed Feb 05 2014 19:46:11 GMT-0500 (EST) (index.js, line 81)</text:p>
          </table:table-cell>
        </table:table-row>
        <table:table-row table:style-name="ro1">
          <table:table-cell office:value-type="string">
            <text:p>[Log] <text:s/>Latitude:45.36732402089403 (index.js, line 82)</text:p>
          </table:table-cell>
        </table:table-row>
        <table:table-row table:style-name="ro1">
          <table:table-cell office:value-type="string">
            <text:p>[Log] Longitude: -75.776978430367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 (index.js, line 80)</text:p>
          </table:table-cell>
        </table:table-row>
        <table:table-row table:style-name="ro1">
          <table:table-cell office:value-type="string">
            <text:p>[Log] <text:s/>Time:Wed Feb 05 2014 19:46:12 GMT-0500 (EST) (index.js, line 81)</text:p>
          </table:table-cell>
        </table:table-row>
        <table:table-row table:style-name="ro1">
          <table:table-cell office:value-type="string">
            <text:p>[Log] <text:s/>Latitude:45.367399296034876 (index.js, line 82)</text:p>
          </table:table-cell>
        </table:table-row>
        <table:table-row table:style-name="ro1">
          <table:table-cell office:value-type="string">
            <text:p>[Log] Longitude: -75.776805643326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 (index.js, line 80)</text:p>
          </table:table-cell>
        </table:table-row>
        <table:table-row table:style-name="ro1">
          <table:table-cell office:value-type="string">
            <text:p>[Log] <text:s/>Time:Wed Feb 05 2014 19:46:13 GMT-0500 (EST) (index.js, line 81)</text:p>
          </table:table-cell>
        </table:table-row>
        <table:table-row table:style-name="ro1">
          <table:table-cell office:value-type="string">
            <text:p>[Log] <text:s/>Latitude:45.36747440269365 (index.js, line 82)</text:p>
          </table:table-cell>
        </table:table-row>
        <table:table-row table:style-name="ro1">
          <table:table-cell office:value-type="string">
            <text:p>[Log] Longitude: -75.776633243294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 (index.js, line 80)</text:p>
          </table:table-cell>
        </table:table-row>
        <table:table-row table:style-name="ro1">
          <table:table-cell office:value-type="string">
            <text:p>[Log] <text:s/>Time:Wed Feb 05 2014 19:46:14 GMT-0500 (EST) (index.js, line 81)</text:p>
          </table:table-cell>
        </table:table-row>
        <table:table-row table:style-name="ro1">
          <table:table-cell office:value-type="string">
            <text:p>[Log] <text:s/>Latitude:45.367546376709335 (index.js, line 82)</text:p>
          </table:table-cell>
        </table:table-row>
        <table:table-row table:style-name="ro1">
          <table:table-cell office:value-type="string">
            <text:p>[Log] Longitude: -75.776468322146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 (index.js, line 80)</text:p>
          </table:table-cell>
        </table:table-row>
        <table:table-row table:style-name="ro1">
          <table:table-cell office:value-type="string">
            <text:p>[Log] <text:s/>Time:Wed Feb 05 2014 19:46:15 GMT-0500 (EST) (index.js, line 81)</text:p>
          </table:table-cell>
        </table:table-row>
        <table:table-row table:style-name="ro1">
          <table:table-cell office:value-type="string">
            <text:p>[Log] <text:s/>Latitude:45.36761732947571 (index.js, line 82)</text:p>
          </table:table-cell>
        </table:table-row>
        <table:table-row table:style-name="ro1">
          <table:table-cell office:value-type="string">
            <text:p>[Log] Longitude: -75.776305353065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 (index.js, line 80)</text:p>
          </table:table-cell>
        </table:table-row>
        <table:table-row table:style-name="ro1">
          <table:table-cell office:value-type="string">
            <text:p>[Log] <text:s/>Time:Wed Feb 05 2014 19:46:16 GMT-0500 (EST) (index.js, line 81)</text:p>
          </table:table-cell>
        </table:table-row>
        <table:table-row table:style-name="ro1">
          <table:table-cell office:value-type="string">
            <text:p>[Log] <text:s/>Latitude:45.36768817296117 (index.js, line 82)</text:p>
          </table:table-cell>
        </table:table-row>
        <table:table-row table:style-name="ro1">
          <table:table-cell office:value-type="string">
            <text:p>[Log] Longitude: -75.776141699680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 (index.js, line 80)</text:p>
          </table:table-cell>
        </table:table-row>
        <table:table-row table:style-name="ro1">
          <table:table-cell office:value-type="string">
            <text:p>[Log] <text:s/>Time:Wed Feb 05 2014 19:46:17 GMT-0500 (EST) (index.js, line 81)</text:p>
          </table:table-cell>
        </table:table-row>
        <table:table-row table:style-name="ro1">
          <table:table-cell office:value-type="string">
            <text:p>[Log] <text:s/>Latitude:45.36776702426237 (index.js, line 82)</text:p>
          </table:table-cell>
        </table:table-row>
        <table:table-row table:style-name="ro1">
          <table:table-cell office:value-type="string">
            <text:p>[Log] Longitude: -75.775959547172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 (index.js, line 80)</text:p>
          </table:table-cell>
        </table:table-row>
        <table:table-row table:style-name="ro1">
          <table:table-cell office:value-type="string">
            <text:p>[Log] <text:s/>Time:Wed Feb 05 2014 19:46:18 GMT-0500 (EST) (index.js, line 81)</text:p>
          </table:table-cell>
        </table:table-row>
        <table:table-row table:style-name="ro1">
          <table:table-cell office:value-type="string">
            <text:p>[Log] <text:s/>Latitude:45.367836153776544 (index.js, line 82)</text:p>
          </table:table-cell>
        </table:table-row>
        <table:table-row table:style-name="ro1">
          <table:table-cell office:value-type="string">
            <text:p>[Log] Longitude: -75.775803128417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 (index.js, line 80)</text:p>
          </table:table-cell>
        </table:table-row>
        <table:table-row table:style-name="ro1">
          <table:table-cell office:value-type="string">
            <text:p>[Log] <text:s/>Time:Wed Feb 05 2014 19:46:19 GMT-0500 (EST) (index.js, line 81)</text:p>
          </table:table-cell>
        </table:table-row>
        <table:table-row table:style-name="ro1">
          <table:table-cell office:value-type="string">
            <text:p>[Log] <text:s/>Latitude:45.367909370662844 (index.js, line 82)</text:p>
          </table:table-cell>
        </table:table-row>
        <table:table-row table:style-name="ro1">
          <table:table-cell office:value-type="string">
            <text:p>[Log] Longitude: -75.77563343220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 (index.js, line 80)</text:p>
          </table:table-cell>
        </table:table-row>
        <table:table-row table:style-name="ro1">
          <table:table-cell office:value-type="string">
            <text:p>[Log] <text:s/>Time:Wed Feb 05 2014 19:46:20 GMT-0500 (EST) (index.js, line 81)</text:p>
          </table:table-cell>
        </table:table-row>
        <table:table-row table:style-name="ro1">
          <table:table-cell office:value-type="string">
            <text:p>[Log] <text:s/>Latitude:45.36797770827588 (index.js, line 82)</text:p>
          </table:table-cell>
        </table:table-row>
        <table:table-row table:style-name="ro1">
          <table:table-cell office:value-type="string">
            <text:p>[Log] Longitude: -75.775475044356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 (index.js, line 80)</text:p>
          </table:table-cell>
        </table:table-row>
        <table:table-row table:style-name="ro1">
          <table:table-cell office:value-type="string">
            <text:p>[Log] <text:s/>Time:Wed Feb 05 2014 19:46:21 GMT-0500 (EST) (index.js, line 81)</text:p>
          </table:table-cell>
        </table:table-row>
        <table:table-row table:style-name="ro1">
          <table:table-cell office:value-type="string">
            <text:p>[Log] <text:s/>Latitude:45.36805095010948 (index.js, line 82)</text:p>
          </table:table-cell>
        </table:table-row>
        <table:table-row table:style-name="ro1">
          <table:table-cell office:value-type="string">
            <text:p>[Log] Longitude: -75.775305289862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 (index.js, line 80)</text:p>
          </table:table-cell>
        </table:table-row>
        <table:table-row table:style-name="ro1">
          <table:table-cell office:value-type="string">
            <text:p>[Log] <text:s/>Time:Wed Feb 05 2014 19:46:22 GMT-0500 (EST) (index.js, line 81)</text:p>
          </table:table-cell>
        </table:table-row>
        <table:table-row table:style-name="ro1">
          <table:table-cell office:value-type="string">
            <text:p>[Log] <text:s/>Latitude:45.3681252761393 (index.js, line 82)</text:p>
          </table:table-cell>
        </table:table-row>
        <table:table-row table:style-name="ro1">
          <table:table-cell office:value-type="string">
            <text:p>[Log] Longitude: -75.775133022762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9 (index.js, line 80)</text:p>
          </table:table-cell>
        </table:table-row>
        <table:table-row table:style-name="ro1">
          <table:table-cell office:value-type="string">
            <text:p>[Log] <text:s/>Time:Wed Feb 05 2014 19:46:23 GMT-0500 (EST) (index.js, line 81)</text:p>
          </table:table-cell>
        </table:table-row>
        <table:table-row table:style-name="ro1">
          <table:table-cell office:value-type="string">
            <text:p>[Log] <text:s/>Latitude:45.368198418611435 (index.js, line 82)</text:p>
          </table:table-cell>
        </table:table-row>
        <table:table-row table:style-name="ro1">
          <table:table-cell office:value-type="string">
            <text:p>[Log] Longitude: -75.774964243973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0 (index.js, line 80)</text:p>
          </table:table-cell>
        </table:table-row>
        <table:table-row table:style-name="ro1">
          <table:table-cell office:value-type="string">
            <text:p>[Log] <text:s/>Time:Wed Feb 05 2014 19:46:24 GMT-0500 (EST) (index.js, line 81)</text:p>
          </table:table-cell>
        </table:table-row>
        <table:table-row table:style-name="ro1">
          <table:table-cell office:value-type="string">
            <text:p>[Log] <text:s/>Latitude:45.368273558655645 (index.js, line 82)</text:p>
          </table:table-cell>
        </table:table-row>
        <table:table-row table:style-name="ro1">
          <table:table-cell office:value-type="string">
            <text:p>[Log] Longitude: -75.774791312869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1 (index.js, line 80)</text:p>
          </table:table-cell>
        </table:table-row>
        <table:table-row table:style-name="ro1">
          <table:table-cell office:value-type="string">
            <text:p>[Log] <text:s/>Time:Wed Feb 05 2014 19:46:25 GMT-0500 (EST) (index.js, line 81)</text:p>
          </table:table-cell>
        </table:table-row>
        <table:table-row table:style-name="ro1">
          <table:table-cell office:value-type="string">
            <text:p>[Log] <text:s/>Latitude:45.36835101289523 (index.js, line 82)</text:p>
          </table:table-cell>
        </table:table-row>
        <table:table-row table:style-name="ro1">
          <table:table-cell office:value-type="string">
            <text:p>[Log] Longitude: -75.774612623790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2 (index.js, line 80)</text:p>
          </table:table-cell>
        </table:table-row>
        <table:table-row table:style-name="ro1">
          <table:table-cell office:value-type="string">
            <text:p>[Log] <text:s/>Time:Wed Feb 05 2014 19:46:26 GMT-0500 (EST) (index.js, line 81)</text:p>
          </table:table-cell>
        </table:table-row>
        <table:table-row table:style-name="ro1">
          <table:table-cell office:value-type="string">
            <text:p>[Log] <text:s/>Latitude:45.368428592565465 (index.js, line 82)</text:p>
          </table:table-cell>
        </table:table-row>
        <table:table-row table:style-name="ro1">
          <table:table-cell office:value-type="string">
            <text:p>[Log] Longitude: -75.77443344882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3 (index.js, line 80)</text:p>
          </table:table-cell>
        </table:table-row>
        <table:table-row table:style-name="ro1">
          <table:table-cell office:value-type="string">
            <text:p>[Log] <text:s/>Time:Wed Feb 05 2014 19:46:27 GMT-0500 (EST) (index.js, line 81)</text:p>
          </table:table-cell>
        </table:table-row>
        <table:table-row table:style-name="ro1">
          <table:table-cell office:value-type="string">
            <text:p>[Log] <text:s/>Latitude:45.368499466304 (index.js, line 82)</text:p>
          </table:table-cell>
        </table:table-row>
        <table:table-row table:style-name="ro1">
          <table:table-cell office:value-type="string">
            <text:p>[Log] Longitude: -75.774269761386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4 (index.js, line 80)</text:p>
          </table:table-cell>
        </table:table-row>
        <table:table-row table:style-name="ro1">
          <table:table-cell office:value-type="string">
            <text:p>[Log] <text:s/>Time:Wed Feb 05 2014 19:46:28 GMT-0500 (EST) (index.js, line 81)</text:p>
          </table:table-cell>
        </table:table-row>
        <table:table-row table:style-name="ro1">
          <table:table-cell office:value-type="string">
            <text:p>[Log] <text:s/>Latitude:45.368572790299915 (index.js, line 82)</text:p>
          </table:table-cell>
        </table:table-row>
        <table:table-row table:style-name="ro1">
          <table:table-cell office:value-type="string">
            <text:p>[Log] Longitude: -75.774100272101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 (index.js, line 80)</text:p>
          </table:table-cell>
        </table:table-row>
        <table:table-row table:style-name="ro1">
          <table:table-cell office:value-type="string">
            <text:p>[Log] <text:s/>Time:Wed Feb 05 2014 19:46:29 GMT-0500 (EST) (index.js, line 81)</text:p>
          </table:table-cell>
        </table:table-row>
        <table:table-row table:style-name="ro1">
          <table:table-cell office:value-type="string">
            <text:p>[Log] <text:s/>Latitude:45.36864309443047 (index.js, line 82)</text:p>
          </table:table-cell>
        </table:table-row>
        <table:table-row table:style-name="ro1">
          <table:table-cell office:value-type="string">
            <text:p>[Log] Longitude: -75.77393759573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 (index.js, line 80)</text:p>
          </table:table-cell>
        </table:table-row>
        <table:table-row table:style-name="ro1">
          <table:table-cell office:value-type="string">
            <text:p>[Log] <text:s/>Time:Wed Feb 05 2014 19:46:30 GMT-0500 (EST) (index.js, line 81)</text:p>
          </table:table-cell>
        </table:table-row>
        <table:table-row table:style-name="ro1">
          <table:table-cell office:value-type="string">
            <text:p>[Log] <text:s/>Latitude:45.36870235854343 (index.js, line 82)</text:p>
          </table:table-cell>
        </table:table-row>
        <table:table-row table:style-name="ro1">
          <table:table-cell office:value-type="string">
            <text:p>[Log] Longitude: -75.773800463866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 (index.js, line 80)</text:p>
          </table:table-cell>
        </table:table-row>
        <table:table-row table:style-name="ro1">
          <table:table-cell office:value-type="string">
            <text:p>[Log] <text:s/>Time:Wed Feb 05 2014 19:46:31 GMT-0500 (EST) (index.js, line 81)</text:p>
          </table:table-cell>
        </table:table-row>
        <table:table-row table:style-name="ro1">
          <table:table-cell office:value-type="string">
            <text:p>[Log] <text:s/>Latitude:45.36875635042827 (index.js, line 82)</text:p>
          </table:table-cell>
        </table:table-row>
        <table:table-row table:style-name="ro1">
          <table:table-cell office:value-type="string">
            <text:p>[Log] Longitude: -75.773675531600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 (index.js, line 80)</text:p>
          </table:table-cell>
        </table:table-row>
        <table:table-row table:style-name="ro1">
          <table:table-cell office:value-type="string">
            <text:p>[Log] <text:s/>Time:Wed Feb 05 2014 19:46:32 GMT-0500 (EST) (index.js, line 81)</text:p>
          </table:table-cell>
        </table:table-row>
        <table:table-row table:style-name="ro1">
          <table:table-cell office:value-type="string">
            <text:p>[Log] <text:s/>Latitude:45.36881011844774 (index.js, line 82)</text:p>
          </table:table-cell>
        </table:table-row>
        <table:table-row table:style-name="ro1">
          <table:table-cell office:value-type="string">
            <text:p>[Log] Longitude: -75.773551117308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 (index.js, line 80)</text:p>
          </table:table-cell>
        </table:table-row>
        <table:table-row table:style-name="ro1">
          <table:table-cell office:value-type="string">
            <text:p>[Log] <text:s/>Time:Wed Feb 05 2014 19:46:33 GMT-0500 (EST) (index.js, line 81)</text:p>
          </table:table-cell>
        </table:table-row>
        <table:table-row table:style-name="ro1">
          <table:table-cell office:value-type="string">
            <text:p>[Log] <text:s/>Latitude:45.36885449923993 (index.js, line 82)</text:p>
          </table:table-cell>
        </table:table-row>
        <table:table-row table:style-name="ro1">
          <table:table-cell office:value-type="string">
            <text:p>[Log] Longitude: -75.773448424588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 (index.js, line 80)</text:p>
          </table:table-cell>
        </table:table-row>
        <table:table-row table:style-name="ro1">
          <table:table-cell office:value-type="string">
            <text:p>[Log] <text:s/>Time:Wed Feb 05 2014 19:46:34 GMT-0500 (EST) (index.js, line 81)</text:p>
          </table:table-cell>
        </table:table-row>
        <table:table-row table:style-name="ro1">
          <table:table-cell office:value-type="string">
            <text:p>[Log] <text:s/>Latitude:45.36889620194135 (index.js, line 82)</text:p>
          </table:table-cell>
        </table:table-row>
        <table:table-row table:style-name="ro1">
          <table:table-cell office:value-type="string">
            <text:p>[Log] Longitude: -75.773351927928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1 (index.js, line 80)</text:p>
          </table:table-cell>
        </table:table-row>
        <table:table-row table:style-name="ro1">
          <table:table-cell office:value-type="string">
            <text:p>[Log] <text:s/>Time:Wed Feb 05 2014 19:46:35 GMT-0500 (EST) (index.js, line 81)</text:p>
          </table:table-cell>
        </table:table-row>
        <table:table-row table:style-name="ro1">
          <table:table-cell office:value-type="string">
            <text:p>[Log] <text:s/>Latitude:45.36892446856542 (index.js, line 82)</text:p>
          </table:table-cell>
        </table:table-row>
        <table:table-row table:style-name="ro1">
          <table:table-cell office:value-type="string">
            <text:p>[Log] Longitude: -75.773286499315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2 (index.js, line 80)</text:p>
          </table:table-cell>
        </table:table-row>
        <table:table-row table:style-name="ro1">
          <table:table-cell office:value-type="string">
            <text:p>[Log] <text:s/>Time:Wed Feb 05 2014 19:46:36 GMT-0500 (EST) (index.js, line 81)</text:p>
          </table:table-cell>
        </table:table-row>
        <table:table-row table:style-name="ro1">
          <table:table-cell office:value-type="string">
            <text:p>[Log] <text:s/>Latitude:45.36894780288752 (index.js, line 82)</text:p>
          </table:table-cell>
        </table:table-row>
        <table:table-row table:style-name="ro1">
          <table:table-cell office:value-type="string">
            <text:p>[Log] Longitude: -75.77323224941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3 (index.js, line 80)</text:p>
          </table:table-cell>
        </table:table-row>
        <table:table-row table:style-name="ro1">
          <table:table-cell office:value-type="string">
            <text:p>[Log] <text:s/>Time:Wed Feb 05 2014 19:46:37 GMT-0500 (EST) (index.js, line 81)</text:p>
          </table:table-cell>
        </table:table-row>
        <table:table-row table:style-name="ro1">
          <table:table-cell office:value-type="string">
            <text:p>[Log] <text:s/>Latitude:45.36894984423483 (index.js, line 82)</text:p>
          </table:table-cell>
        </table:table-row>
        <table:table-row table:style-name="ro1">
          <table:table-cell office:value-type="string">
            <text:p>[Log] Longitude: -75.773227503159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4 (index.js, line 80)</text:p>
          </table:table-cell>
        </table:table-row>
        <table:table-row table:style-name="ro1">
          <table:table-cell office:value-type="string">
            <text:p>[Log] <text:s/>Time:Wed Feb 05 2014 19:46:38 GMT-0500 (EST) (index.js, line 81)</text:p>
          </table:table-cell>
        </table:table-row>
        <table:table-row table:style-name="ro1">
          <table:table-cell office:value-type="string">
            <text:p>[Log] <text:s/>Latitude:45.36894984423483 (index.js, line 82)</text:p>
          </table:table-cell>
        </table:table-row>
        <table:table-row table:style-name="ro1">
          <table:table-cell office:value-type="string">
            <text:p>[Log] Longitude: -75.773227503159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5 (index.js, line 80)</text:p>
          </table:table-cell>
        </table:table-row>
        <table:table-row table:style-name="ro1">
          <table:table-cell office:value-type="string">
            <text:p>[Log] <text:s/>Time:Wed Feb 05 2014 19:46:39 GMT-0500 (EST) (index.js, line 81)</text:p>
          </table:table-cell>
        </table:table-row>
        <table:table-row table:style-name="ro1">
          <table:table-cell office:value-type="string">
            <text:p>[Log] <text:s/>Latitude:45.36895056328959 (index.js, line 82)</text:p>
          </table:table-cell>
        </table:table-row>
        <table:table-row table:style-name="ro1">
          <table:table-cell office:value-type="string">
            <text:p>[Log] Longitude: -75.773225831362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6 (index.js, line 80)</text:p>
          </table:table-cell>
        </table:table-row>
        <table:table-row table:style-name="ro1">
          <table:table-cell office:value-type="string">
            <text:p>[Log] <text:s/>Time:Wed Feb 05 2014 19:46:40 GMT-0500 (EST) (index.js, line 81)</text:p>
          </table:table-cell>
        </table:table-row>
        <table:table-row table:style-name="ro1">
          <table:table-cell office:value-type="string">
            <text:p>[Log] <text:s/>Latitude:45.36895056328959 (index.js, line 82)</text:p>
          </table:table-cell>
        </table:table-row>
        <table:table-row table:style-name="ro1">
          <table:table-cell office:value-type="string">
            <text:p>[Log] Longitude: -75.773225831362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7 (index.js, line 80)</text:p>
          </table:table-cell>
        </table:table-row>
        <table:table-row table:style-name="ro1">
          <table:table-cell office:value-type="string">
            <text:p>[Log] <text:s/>Time:Wed Feb 05 2014 19:46:41 GMT-0500 (EST) (index.js, line 81)</text:p>
          </table:table-cell>
        </table:table-row>
        <table:table-row table:style-name="ro1">
          <table:table-cell office:value-type="string">
            <text:p>[Log] <text:s/>Latitude:45.36895056328959 (index.js, line 82)</text:p>
          </table:table-cell>
        </table:table-row>
        <table:table-row table:style-name="ro1">
          <table:table-cell office:value-type="string">
            <text:p>[Log] Longitude: -75.7732258313626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88 (index.js, line 80)</text:p>
          </table:table-cell>
        </table:table-row>
        <table:table-row table:style-name="ro1">
          <table:table-cell office:value-type="string">
            <text:p>[Log] <text:s/>Time:Wed Feb 05 2014 19:46:42 GMT-0500 (EST) (index.js, line 81)</text:p>
          </table:table-cell>
        </table:table-row>
        <table:table-row table:style-name="ro1">
          <table:table-cell office:value-type="string">
            <text:p>[Log] <text:s/>Latitude:45.36904013441668 (index.js, line 82)</text:p>
          </table:table-cell>
        </table:table-row>
        <table:table-row table:style-name="ro1">
          <table:table-cell office:value-type="string">
            <text:p>[Log] Longitude: -75.7730177800840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89 (index.js, line 80)</text:p>
          </table:table-cell>
        </table:table-row>
        <table:table-row table:style-name="ro1">
          <table:table-cell office:value-type="string">
            <text:p>[Log] <text:s/>Time:Wed Feb 05 2014 19:46:43 GMT-0500 (EST) (index.js, line 81)</text:p>
          </table:table-cell>
        </table:table-row>
        <table:table-row table:style-name="ro1">
          <table:table-cell office:value-type="string">
            <text:p>[Log] <text:s/>Latitude:45.36905611898108 (index.js, line 82)</text:p>
          </table:table-cell>
        </table:table-row>
        <table:table-row table:style-name="ro1">
          <table:table-cell office:value-type="string">
            <text:p>[Log] Longitude: -75.7729806521820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0 (index.js, line 80)</text:p>
          </table:table-cell>
        </table:table-row>
        <table:table-row table:style-name="ro1">
          <table:table-cell office:value-type="string">
            <text:p>[Log] <text:s/>Time:Wed Feb 05 2014 19:46:44 GMT-0500 (EST) (index.js, line 81)</text:p>
          </table:table-cell>
        </table:table-row>
        <table:table-row table:style-name="ro1">
          <table:table-cell office:value-type="string">
            <text:p>[Log] <text:s/>Latitude:45.36907944013752 (index.js, line 82)</text:p>
          </table:table-cell>
        </table:table-row>
        <table:table-row table:style-name="ro1">
          <table:table-cell office:value-type="string">
            <text:p>[Log] Longitude: -75.772926482823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1 (index.js, line 80)</text:p>
          </table:table-cell>
        </table:table-row>
        <table:table-row table:style-name="ro1">
          <table:table-cell office:value-type="string">
            <text:p>[Log] <text:s/>Time:Wed Feb 05 2014 19:46:45 GMT-0500 (EST) (index.js, line 81)</text:p>
          </table:table-cell>
        </table:table-row>
        <table:table-row table:style-name="ro1">
          <table:table-cell office:value-type="string">
            <text:p>[Log] <text:s/>Latitude:45.36908035747081 (index.js, line 82)</text:p>
          </table:table-cell>
        </table:table-row>
        <table:table-row table:style-name="ro1">
          <table:table-cell office:value-type="string">
            <text:p>[Log] Longitude: -75.7729243519861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2 (index.js, line 80)</text:p>
          </table:table-cell>
        </table:table-row>
        <table:table-row table:style-name="ro1">
          <table:table-cell office:value-type="string">
            <text:p>[Log] <text:s/>Time:Wed Feb 05 2014 19:46:46 GMT-0500 (EST) (index.js, line 81)</text:p>
          </table:table-cell>
        </table:table-row>
        <table:table-row table:style-name="ro1">
          <table:table-cell office:value-type="string">
            <text:p>[Log] <text:s/>Latitude:45.3690773733773 (index.js, line 82)</text:p>
          </table:table-cell>
        </table:table-row>
        <table:table-row table:style-name="ro1">
          <table:table-cell office:value-type="string">
            <text:p>[Log] Longitude: -75.7729312834271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3 (index.js, line 80)</text:p>
          </table:table-cell>
        </table:table-row>
        <table:table-row table:style-name="ro1">
          <table:table-cell office:value-type="string">
            <text:p>[Log] <text:s/>Time:Wed Feb 05 2014 19:46:47 GMT-0500 (EST) (index.js, line 81)</text:p>
          </table:table-cell>
        </table:table-row>
        <table:table-row table:style-name="ro1">
          <table:table-cell office:value-type="string">
            <text:p>[Log] <text:s/>Latitude:45.36907795142611 (index.js, line 82)</text:p>
          </table:table-cell>
        </table:table-row>
        <table:table-row table:style-name="ro1">
          <table:table-cell office:value-type="string">
            <text:p>[Log] Longitude: -75.7729299410129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4 (index.js, line 80)</text:p>
          </table:table-cell>
        </table:table-row>
        <table:table-row table:style-name="ro1">
          <table:table-cell office:value-type="string">
            <text:p>[Log] <text:s/>Time:Wed Feb 05 2014 19:46:48 GMT-0500 (EST) (index.js, line 81)</text:p>
          </table:table-cell>
        </table:table-row>
        <table:table-row table:style-name="ro1">
          <table:table-cell office:value-type="string">
            <text:p>[Log] <text:s/>Latitude:45.369078606647754 (index.js, line 82)</text:p>
          </table:table-cell>
        </table:table-row>
        <table:table-row table:style-name="ro1">
          <table:table-cell office:value-type="string">
            <text:p>[Log] Longitude: -75.772928418518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5 (index.js, line 80)</text:p>
          </table:table-cell>
        </table:table-row>
        <table:table-row table:style-name="ro1">
          <table:table-cell office:value-type="string">
            <text:p>[Log] <text:s/>Time:Wed Feb 05 2014 19:46:49 GMT-0500 (EST) (index.js, line 81)</text:p>
          </table:table-cell>
        </table:table-row>
        <table:table-row table:style-name="ro1">
          <table:table-cell office:value-type="string">
            <text:p>[Log] <text:s/>Latitude:45.36907823262972 (index.js, line 82)</text:p>
          </table:table-cell>
        </table:table-row>
        <table:table-row table:style-name="ro1">
          <table:table-cell office:value-type="string">
            <text:p>[Log] Longitude: -75.772929287486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6 (index.js, line 80)</text:p>
          </table:table-cell>
        </table:table-row>
        <table:table-row table:style-name="ro1">
          <table:table-cell office:value-type="string">
            <text:p>[Log] <text:s/>Time:Wed Feb 05 2014 19:46:50 GMT-0500 (EST) (index.js, line 81)</text:p>
          </table:table-cell>
        </table:table-row>
        <table:table-row table:style-name="ro1">
          <table:table-cell office:value-type="string">
            <text:p>[Log] <text:s/>Latitude:45.36907823573503 (index.js, line 82)</text:p>
          </table:table-cell>
        </table:table-row>
        <table:table-row table:style-name="ro1">
          <table:table-cell office:value-type="string">
            <text:p>[Log] Longitude: -75.7729292802832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7 (index.js, line 80)</text:p>
          </table:table-cell>
        </table:table-row>
        <table:table-row table:style-name="ro1">
          <table:table-cell office:value-type="string">
            <text:p>[Log] <text:s/>Time:Wed Feb 05 2014 19:46:51 GMT-0500 (EST) (index.js, line 81)</text:p>
          </table:table-cell>
        </table:table-row>
        <table:table-row table:style-name="ro1">
          <table:table-cell office:value-type="string">
            <text:p>[Log] <text:s/>Latitude:45.369078238840345 (index.js, line 82)</text:p>
          </table:table-cell>
        </table:table-row>
        <table:table-row table:style-name="ro1">
          <table:table-cell office:value-type="string">
            <text:p>[Log] Longitude: -75.772929273080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8 (index.js, line 80)</text:p>
          </table:table-cell>
        </table:table-row>
        <table:table-row table:style-name="ro1">
          <table:table-cell office:value-type="string">
            <text:p>[Log] <text:s/>Time:Wed Feb 05 2014 19:46:52 GMT-0500 (EST) (index.js, line 81)</text:p>
          </table:table-cell>
        </table:table-row>
        <table:table-row table:style-name="ro1">
          <table:table-cell office:value-type="string">
            <text:p>[Log] <text:s/>Latitude:45.36907824194566 (index.js, line 82)</text:p>
          </table:table-cell>
        </table:table-row>
        <table:table-row table:style-name="ro1">
          <table:table-cell office:value-type="string">
            <text:p>[Log] Longitude: -75.772929265876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99 (index.js, line 80)</text:p>
          </table:table-cell>
        </table:table-row>
        <table:table-row table:style-name="ro1">
          <table:table-cell office:value-type="string">
            <text:p>[Log] <text:s/>Time:Wed Feb 05 2014 19:46:53 GMT-0500 (EST) (index.js, line 81)</text:p>
          </table:table-cell>
        </table:table-row>
        <table:table-row table:style-name="ro1">
          <table:table-cell office:value-type="string">
            <text:p>[Log] <text:s/>Latitude:45.369078318428436 (index.js, line 82)</text:p>
          </table:table-cell>
        </table:table-row>
        <table:table-row table:style-name="ro1">
          <table:table-cell office:value-type="string">
            <text:p>[Log] Longitude: -75.7729290884162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0 (index.js, line 80)</text:p>
          </table:table-cell>
        </table:table-row>
        <table:table-row table:style-name="ro1">
          <table:table-cell office:value-type="string">
            <text:p>[Log] <text:s/>Time:Wed Feb 05 2014 19:46:54 GMT-0500 (EST) (index.js, line 81)</text:p>
          </table:table-cell>
        </table:table-row>
        <table:table-row table:style-name="ro1">
          <table:table-cell office:value-type="string">
            <text:p>[Log] <text:s/>Latitude:45.36907832153375 (index.js, line 82)</text:p>
          </table:table-cell>
        </table:table-row>
        <table:table-row table:style-name="ro1">
          <table:table-cell office:value-type="string">
            <text:p>[Log] Longitude: -75.772929081213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1 (index.js, line 80)</text:p>
          </table:table-cell>
        </table:table-row>
        <table:table-row table:style-name="ro1">
          <table:table-cell office:value-type="string">
            <text:p>[Log] <text:s/>Time:Wed Feb 05 2014 19:46:55 GMT-0500 (EST) (index.js, line 81)</text:p>
          </table:table-cell>
        </table:table-row>
        <table:table-row table:style-name="ro1">
          <table:table-cell office:value-type="string">
            <text:p>[Log] <text:s/>Latitude:45.36907832463907 (index.js, line 82)</text:p>
          </table:table-cell>
        </table:table-row>
        <table:table-row table:style-name="ro1">
          <table:table-cell office:value-type="string">
            <text:p>[Log] Longitude: -75.772929074009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2 (index.js, line 80)</text:p>
          </table:table-cell>
        </table:table-row>
        <table:table-row table:style-name="ro1">
          <table:table-cell office:value-type="string">
            <text:p>[Log] <text:s/>Time:Wed Feb 05 2014 19:46:56 GMT-0500 (EST) (index.js, line 81)</text:p>
          </table:table-cell>
        </table:table-row>
        <table:table-row table:style-name="ro1">
          <table:table-cell office:value-type="string">
            <text:p>[Log] <text:s/>Latitude:45.36907832774439 (index.js, line 82)</text:p>
          </table:table-cell>
        </table:table-row>
        <table:table-row table:style-name="ro1">
          <table:table-cell office:value-type="string">
            <text:p>[Log] Longitude: -75.7729290668066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3 (index.js, line 80)</text:p>
          </table:table-cell>
        </table:table-row>
        <table:table-row table:style-name="ro1">
          <table:table-cell office:value-type="string">
            <text:p>[Log] <text:s/>Time:Wed Feb 05 2014 19:46:57 GMT-0500 (EST) (index.js, line 81)</text:p>
          </table:table-cell>
        </table:table-row>
        <table:table-row table:style-name="ro1">
          <table:table-cell office:value-type="string">
            <text:p>[Log] <text:s/>Latitude:45.3690783308497 (index.js, line 82)</text:p>
          </table:table-cell>
        </table:table-row>
        <table:table-row table:style-name="ro1">
          <table:table-cell office:value-type="string">
            <text:p>[Log] Longitude: -75.772929059603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4 (index.js, line 80)</text:p>
          </table:table-cell>
        </table:table-row>
        <table:table-row table:style-name="ro1">
          <table:table-cell office:value-type="string">
            <text:p>[Log] <text:s/>Time:Wed Feb 05 2014 19:46:58 GMT-0500 (EST) (index.js, line 81)</text:p>
          </table:table-cell>
        </table:table-row>
        <table:table-row table:style-name="ro1">
          <table:table-cell office:value-type="string">
            <text:p>[Log] <text:s/>Latitude:45.36907833395502 (index.js, line 82)</text:p>
          </table:table-cell>
        </table:table-row>
        <table:table-row table:style-name="ro1">
          <table:table-cell office:value-type="string">
            <text:p>[Log] Longitude: -75.7729290524002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5 (index.js, line 80)</text:p>
          </table:table-cell>
        </table:table-row>
        <table:table-row table:style-name="ro1">
          <table:table-cell office:value-type="string">
            <text:p>[Log] <text:s/>Time:Wed Feb 05 2014 19:46:59 GMT-0500 (EST) (index.js, line 81)</text:p>
          </table:table-cell>
        </table:table-row>
        <table:table-row table:style-name="ro1">
          <table:table-cell office:value-type="string">
            <text:p>[Log] <text:s/>Latitude:45.36907832015361 (index.js, line 82)</text:p>
          </table:table-cell>
        </table:table-row>
        <table:table-row table:style-name="ro1">
          <table:table-cell office:value-type="string">
            <text:p>[Log] Longitude: -75.7729290844872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6 (index.js, line 80)</text:p>
          </table:table-cell>
        </table:table-row>
        <table:table-row table:style-name="ro1">
          <table:table-cell office:value-type="string">
            <text:p>[Log] <text:s/>Time:Wed Feb 05 2014 19:47:00 GMT-0500 (EST) (index.js, line 81)</text:p>
          </table:table-cell>
        </table:table-row>
        <table:table-row table:style-name="ro1">
          <table:table-cell office:value-type="string">
            <text:p>[Log] <text:s/>Latitude:45.369078649432105 (index.js, line 82)</text:p>
          </table:table-cell>
        </table:table-row>
        <table:table-row table:style-name="ro1">
          <table:table-cell office:value-type="string">
            <text:p>[Log] Longitude: -75.77292831963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7 (index.js, line 80)</text:p>
          </table:table-cell>
        </table:table-row>
        <table:table-row table:style-name="ro1">
          <table:table-cell office:value-type="string">
            <text:p>[Log] <text:s/>Time:Wed Feb 05 2014 19:47:00 GMT-0500 (EST) (index.js, line 81)</text:p>
          </table:table-cell>
        </table:table-row>
        <table:table-row table:style-name="ro1">
          <table:table-cell office:value-type="string">
            <text:p>[Log] <text:s/>Latitude:45.36907865253742 (index.js, line 82)</text:p>
          </table:table-cell>
        </table:table-row>
        <table:table-row table:style-name="ro1">
          <table:table-cell office:value-type="string">
            <text:p>[Log] Longitude: -75.772928312435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8 (index.js, line 80)</text:p>
          </table:table-cell>
        </table:table-row>
        <table:table-row table:style-name="ro1">
          <table:table-cell office:value-type="string">
            <text:p>[Log] <text:s/>Time:Wed Feb 05 2014 19:47:02 GMT-0500 (EST) (index.js, line 81)</text:p>
          </table:table-cell>
        </table:table-row>
        <table:table-row table:style-name="ro1">
          <table:table-cell office:value-type="string">
            <text:p>[Log] <text:s/>Latitude:45.36907850566749 (index.js, line 82)</text:p>
          </table:table-cell>
        </table:table-row>
        <table:table-row table:style-name="ro1">
          <table:table-cell office:value-type="string">
            <text:p>[Log] Longitude: -75.7729286536050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09 (index.js, line 80)</text:p>
          </table:table-cell>
        </table:table-row>
        <table:table-row table:style-name="ro1">
          <table:table-cell office:value-type="string">
            <text:p>[Log] <text:s/>Time:Wed Feb 05 2014 19:47:03 GMT-0500 (EST) (index.js, line 81)</text:p>
          </table:table-cell>
        </table:table-row>
        <table:table-row table:style-name="ro1">
          <table:table-cell office:value-type="string">
            <text:p>[Log] <text:s/>Latitude:45.36907868784601 (index.js, line 82)</text:p>
          </table:table-cell>
        </table:table-row>
        <table:table-row table:style-name="ro1">
          <table:table-cell office:value-type="string">
            <text:p>[Log] Longitude: -75.7729282299260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0 (index.js, line 80)</text:p>
          </table:table-cell>
        </table:table-row>
        <table:table-row table:style-name="ro1">
          <table:table-cell office:value-type="string">
            <text:p>[Log] <text:s/>Time:Wed Feb 05 2014 19:47:04 GMT-0500 (EST) (index.js, line 81)</text:p>
          </table:table-cell>
        </table:table-row>
        <table:table-row table:style-name="ro1">
          <table:table-cell office:value-type="string">
            <text:p>[Log] <text:s/>Latitude:45.36907822227866 (index.js, line 82)</text:p>
          </table:table-cell>
        </table:table-row>
        <table:table-row table:style-name="ro1">
          <table:table-cell office:value-type="string">
            <text:p>[Log] Longitude: -75.7729293117154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1 (index.js, line 80)</text:p>
          </table:table-cell>
        </table:table-row>
        <table:table-row table:style-name="ro1">
          <table:table-cell office:value-type="string">
            <text:p>[Log] <text:s/>Time:Wed Feb 05 2014 19:47:04 GMT-0500 (EST) (index.js, line 81)</text:p>
          </table:table-cell>
        </table:table-row>
        <table:table-row table:style-name="ro1">
          <table:table-cell office:value-type="string">
            <text:p>[Log] <text:s/>Latitude:45.36907822538397 (index.js, line 82)</text:p>
          </table:table-cell>
        </table:table-row>
        <table:table-row table:style-name="ro1">
          <table:table-cell office:value-type="string">
            <text:p>[Log] Longitude: -75.772929304512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2 (index.js, line 80)</text:p>
          </table:table-cell>
        </table:table-row>
        <table:table-row table:style-name="ro1">
          <table:table-cell office:value-type="string">
            <text:p>[Log] <text:s/>Time:Wed Feb 05 2014 19:47:06 GMT-0500 (EST) (index.js, line 81)</text:p>
          </table:table-cell>
        </table:table-row>
        <table:table-row table:style-name="ro1">
          <table:table-cell office:value-type="string">
            <text:p>[Log] <text:s/>Latitude:45.36907822848929 (index.js, line 82)</text:p>
          </table:table-cell>
        </table:table-row>
        <table:table-row table:style-name="ro1">
          <table:table-cell office:value-type="string">
            <text:p>[Log] Longitude: -75.7729292973090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3 (index.js, line 80)</text:p>
          </table:table-cell>
        </table:table-row>
        <table:table-row table:style-name="ro1">
          <table:table-cell office:value-type="string">
            <text:p>[Log] <text:s/>Time:Wed Feb 05 2014 19:47:07 GMT-0500 (EST) (index.js, line 81)</text:p>
          </table:table-cell>
        </table:table-row>
        <table:table-row table:style-name="ro1">
          <table:table-cell office:value-type="string">
            <text:p>[Log] <text:s/>Latitude:45.36907823159461 (index.js, line 82)</text:p>
          </table:table-cell>
        </table:table-row>
        <table:table-row table:style-name="ro1">
          <table:table-cell office:value-type="string">
            <text:p>[Log] Longitude: -75.772929290105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4 (index.js, line 80)</text:p>
          </table:table-cell>
        </table:table-row>
        <table:table-row table:style-name="ro1">
          <table:table-cell office:value-type="string">
            <text:p>[Log] <text:s/>Time:Wed Feb 05 2014 19:47:08 GMT-0500 (EST) (index.js, line 81)</text:p>
          </table:table-cell>
        </table:table-row>
        <table:table-row table:style-name="ro1">
          <table:table-cell office:value-type="string">
            <text:p>[Log] <text:s/>Latitude:45.36907823469993 (index.js, line 82)</text:p>
          </table:table-cell>
        </table:table-row>
        <table:table-row table:style-name="ro1">
          <table:table-cell office:value-type="string">
            <text:p>[Log] Longitude: -75.7729292829026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5 (index.js, line 80)</text:p>
          </table:table-cell>
        </table:table-row>
        <table:table-row table:style-name="ro1">
          <table:table-cell office:value-type="string">
            <text:p>[Log] <text:s/>Time:Wed Feb 05 2014 19:47:09 GMT-0500 (EST) (index.js, line 81)</text:p>
          </table:table-cell>
        </table:table-row>
        <table:table-row table:style-name="ro1">
          <table:table-cell office:value-type="string">
            <text:p>[Log] <text:s/>Latitude:45.36907823780524 (index.js, line 82)</text:p>
          </table:table-cell>
        </table:table-row>
        <table:table-row table:style-name="ro1">
          <table:table-cell office:value-type="string">
            <text:p>[Log] Longitude: -75.7729292756994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6 (index.js, line 80)</text:p>
          </table:table-cell>
        </table:table-row>
        <table:table-row table:style-name="ro1">
          <table:table-cell office:value-type="string">
            <text:p>[Log] <text:s/>Time:Wed Feb 05 2014 19:47:10 GMT-0500 (EST) (index.js, line 81)</text:p>
          </table:table-cell>
        </table:table-row>
        <table:table-row table:style-name="ro1">
          <table:table-cell office:value-type="string">
            <text:p>[Log] <text:s/>Latitude:45.369078240910554 (index.js, line 82)</text:p>
          </table:table-cell>
        </table:table-row>
        <table:table-row table:style-name="ro1">
          <table:table-cell office:value-type="string">
            <text:p>[Log] Longitude: -75.772929268496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7 (index.js, line 80)</text:p>
          </table:table-cell>
        </table:table-row>
        <table:table-row table:style-name="ro1">
          <table:table-cell office:value-type="string">
            <text:p>[Log] <text:s/>Time:Wed Feb 05 2014 19:47:11 GMT-0500 (EST) (index.js, line 81)</text:p>
          </table:table-cell>
        </table:table-row>
        <table:table-row table:style-name="ro1">
          <table:table-cell office:value-type="string">
            <text:p>[Log] <text:s/>Latitude:45.369078244015874 (index.js, line 82)</text:p>
          </table:table-cell>
        </table:table-row>
        <table:table-row table:style-name="ro1">
          <table:table-cell office:value-type="string">
            <text:p>[Log] Longitude: -75.7729292612930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8 (index.js, line 80)</text:p>
          </table:table-cell>
        </table:table-row>
        <table:table-row table:style-name="ro1">
          <table:table-cell office:value-type="string">
            <text:p>[Log] <text:s/>Time:Wed Feb 05 2014 19:47:12 GMT-0500 (EST) (index.js, line 81)</text:p>
          </table:table-cell>
        </table:table-row>
        <table:table-row table:style-name="ro1">
          <table:table-cell office:value-type="string">
            <text:p>[Log] <text:s/>Latitude:45.36907824712119 (index.js, line 82)</text:p>
          </table:table-cell>
        </table:table-row>
        <table:table-row table:style-name="ro1">
          <table:table-cell office:value-type="string">
            <text:p>[Log] Longitude: -75.7729292540898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19 (index.js, line 80)</text:p>
          </table:table-cell>
        </table:table-row>
        <table:table-row table:style-name="ro1">
          <table:table-cell office:value-type="string">
            <text:p>[Log] <text:s/>Time:Wed Feb 05 2014 19:47:13 GMT-0500 (EST) (index.js, line 81)</text:p>
          </table:table-cell>
        </table:table-row>
        <table:table-row table:style-name="ro1">
          <table:table-cell office:value-type="string">
            <text:p>[Log] <text:s/>Latitude:45.3690782502265 (index.js, line 82)</text:p>
          </table:table-cell>
        </table:table-row>
        <table:table-row table:style-name="ro1">
          <table:table-cell office:value-type="string">
            <text:p>[Log] Longitude: -75.7729292468866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0 (index.js, line 80)</text:p>
          </table:table-cell>
        </table:table-row>
        <table:table-row table:style-name="ro1">
          <table:table-cell office:value-type="string">
            <text:p>[Log] <text:s/>Time:Wed Feb 05 2014 19:47:14 GMT-0500 (EST) (index.js, line 81)</text:p>
          </table:table-cell>
        </table:table-row>
        <table:table-row table:style-name="ro1">
          <table:table-cell office:value-type="string">
            <text:p>[Log] <text:s/>Latitude:45.36907825333182 (index.js, line 82)</text:p>
          </table:table-cell>
        </table:table-row>
        <table:table-row table:style-name="ro1">
          <table:table-cell office:value-type="string">
            <text:p>[Log] Longitude: -75.7729292396834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1 (index.js, line 80)</text:p>
          </table:table-cell>
        </table:table-row>
        <table:table-row table:style-name="ro1">
          <table:table-cell office:value-type="string">
            <text:p>[Log] <text:s/>Time:Wed Feb 05 2014 19:47:15 GMT-0500 (EST) (index.js, line 81)</text:p>
          </table:table-cell>
        </table:table-row>
        <table:table-row table:style-name="ro1">
          <table:table-cell office:value-type="string">
            <text:p>[Log] <text:s/>Latitude:45.369078256437135 (index.js, line 82)</text:p>
          </table:table-cell>
        </table:table-row>
        <table:table-row table:style-name="ro1">
          <table:table-cell office:value-type="string">
            <text:p>[Log] Longitude: -75.7729292324802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2 (index.js, line 80)</text:p>
          </table:table-cell>
        </table:table-row>
        <table:table-row table:style-name="ro1">
          <table:table-cell office:value-type="string">
            <text:p>[Log] <text:s/>Time:Wed Feb 05 2014 19:47:15 GMT-0500 (EST) (index.js, line 81)</text:p>
          </table:table-cell>
        </table:table-row>
        <table:table-row table:style-name="ro1">
          <table:table-cell office:value-type="string">
            <text:p>[Log] <text:s/>Latitude:45.36907848059493 (index.js, line 82)</text:p>
          </table:table-cell>
        </table:table-row>
        <table:table-row table:style-name="ro1">
          <table:table-cell office:value-type="string">
            <text:p>[Log] Longitude: -75.772928711885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3 (index.js, line 80)</text:p>
          </table:table-cell>
        </table:table-row>
        <table:table-row table:style-name="ro1">
          <table:table-cell office:value-type="string">
            <text:p>[Log] <text:s/>Time:Wed Feb 05 2014 19:47:16 GMT-0500 (EST) (index.js, line 81)</text:p>
          </table:table-cell>
        </table:table-row>
        <table:table-row table:style-name="ro1">
          <table:table-cell office:value-type="string">
            <text:p>[Log] <text:s/>Latitude:45.36909676239145 (index.js, line 82)</text:p>
          </table:table-cell>
        </table:table-row>
        <table:table-row table:style-name="ro1">
          <table:table-cell office:value-type="string">
            <text:p>[Log] Longitude: -75.7728862477233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4 (index.js, line 80)</text:p>
          </table:table-cell>
        </table:table-row>
        <table:table-row table:style-name="ro1">
          <table:table-cell office:value-type="string">
            <text:p>[Log] <text:s/>Time:Wed Feb 05 2014 19:47:18 GMT-0500 (EST) (index.js, line 81)</text:p>
          </table:table-cell>
        </table:table-row>
        <table:table-row table:style-name="ro1">
          <table:table-cell office:value-type="string">
            <text:p>[Log] <text:s/>Latitude:45.3691343526752 (index.js, line 82)</text:p>
          </table:table-cell>
        </table:table-row>
        <table:table-row table:style-name="ro1">
          <table:table-cell office:value-type="string">
            <text:p>[Log] Longitude: -75.7727989344857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5 (index.js, line 80)</text:p>
          </table:table-cell>
        </table:table-row>
        <table:table-row table:style-name="ro1">
          <table:table-cell office:value-type="string">
            <text:p>[Log] <text:s/>Time:Wed Feb 05 2014 19:47:19 GMT-0500 (EST) (index.js, line 81)</text:p>
          </table:table-cell>
        </table:table-row>
        <table:table-row table:style-name="ro1">
          <table:table-cell office:value-type="string">
            <text:p>[Log] <text:s/>Latitude:45.3692070252284 (index.js, line 82)</text:p>
          </table:table-cell>
        </table:table-row>
        <table:table-row table:style-name="ro1">
          <table:table-cell office:value-type="string">
            <text:p>[Log] Longitude: -75.7726293902351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6 (index.js, line 80)</text:p>
          </table:table-cell>
        </table:table-row>
        <table:table-row table:style-name="ro1">
          <table:table-cell office:value-type="string">
            <text:p>[Log] <text:s/>Time:Wed Feb 05 2014 19:47:20 GMT-0500 (EST) (index.js, line 81)</text:p>
          </table:table-cell>
        </table:table-row>
        <table:table-row table:style-name="ro1">
          <table:table-cell office:value-type="string">
            <text:p>[Log] <text:s/>Latitude:45.36925284841148 (index.js, line 82)</text:p>
          </table:table-cell>
        </table:table-row>
        <table:table-row table:style-name="ro1">
          <table:table-cell office:value-type="string">
            <text:p>[Log] Longitude: -75.7725211752199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7 (index.js, line 80)</text:p>
          </table:table-cell>
        </table:table-row>
        <table:table-row table:style-name="ro1">
          <table:table-cell office:value-type="string">
            <text:p>[Log] <text:s/>Time:Wed Feb 05 2014 19:47:21 GMT-0500 (EST) (index.js, line 81)</text:p>
          </table:table-cell>
        </table:table-row>
        <table:table-row table:style-name="ro1">
          <table:table-cell office:value-type="string">
            <text:p>[Log] <text:s/>Latitude:45.369309360472 (index.js, line 82)</text:p>
          </table:table-cell>
        </table:table-row>
        <table:table-row table:style-name="ro1">
          <table:table-cell office:value-type="string">
            <text:p>[Log] Longitude: -75.772387717579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8 (index.js, line 80)</text:p>
          </table:table-cell>
        </table:table-row>
        <table:table-row table:style-name="ro1">
          <table:table-cell office:value-type="string">
            <text:p>[Log] <text:s/>Time:Wed Feb 05 2014 19:47:22 GMT-0500 (EST) (index.js, line 81)</text:p>
          </table:table-cell>
        </table:table-row>
        <table:table-row table:style-name="ro1">
          <table:table-cell office:value-type="string">
            <text:p>[Log] <text:s/>Latitude:45.36936440918965 (index.js, line 82)</text:p>
          </table:table-cell>
        </table:table-row>
        <table:table-row table:style-name="ro1">
          <table:table-cell office:value-type="string">
            <text:p>[Log] Longitude: -75.772258724837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29 (index.js, line 80)</text:p>
          </table:table-cell>
        </table:table-row>
        <table:table-row table:style-name="ro1">
          <table:table-cell office:value-type="string">
            <text:p>[Log] <text:s/>Time:Wed Feb 05 2014 19:47:23 GMT-0500 (EST) (index.js, line 81)</text:p>
          </table:table-cell>
        </table:table-row>
        <table:table-row table:style-name="ro1">
          <table:table-cell office:value-type="string">
            <text:p>[Log] <text:s/>Latitude:45.369426098358716 (index.js, line 82)</text:p>
          </table:table-cell>
        </table:table-row>
        <table:table-row table:style-name="ro1">
          <table:table-cell office:value-type="string">
            <text:p>[Log] Longitude: -75.7721156802108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0 (index.js, line 80)</text:p>
          </table:table-cell>
        </table:table-row>
        <table:table-row table:style-name="ro1">
          <table:table-cell office:value-type="string">
            <text:p>[Log] <text:s/>Time:Wed Feb 05 2014 19:47:24 GMT-0500 (EST) (index.js, line 81)</text:p>
          </table:table-cell>
        </table:table-row>
        <table:table-row table:style-name="ro1">
          <table:table-cell office:value-type="string">
            <text:p>[Log] <text:s/>Latitude:45.369499261863396 (index.js, line 82)</text:p>
          </table:table-cell>
        </table:table-row>
        <table:table-row table:style-name="ro1">
          <table:table-cell office:value-type="string">
            <text:p>[Log] Longitude: -75.7719472832741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1 (index.js, line 80)</text:p>
          </table:table-cell>
        </table:table-row>
        <table:table-row table:style-name="ro1">
          <table:table-cell office:value-type="string">
            <text:p>[Log] <text:s/>Time:Wed Feb 05 2014 19:47:25 GMT-0500 (EST) (index.js, line 81)</text:p>
          </table:table-cell>
        </table:table-row>
        <table:table-row table:style-name="ro1">
          <table:table-cell office:value-type="string">
            <text:p>[Log] <text:s/>Latitude:45.369566584340056 (index.js, line 82)</text:p>
          </table:table-cell>
        </table:table-row>
        <table:table-row table:style-name="ro1">
          <table:table-cell office:value-type="string">
            <text:p>[Log] Longitude: -75.771793206458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2 (index.js, line 80)</text:p>
          </table:table-cell>
        </table:table-row>
        <table:table-row table:style-name="ro1">
          <table:table-cell office:value-type="string">
            <text:p>[Log] <text:s/>Time:Wed Feb 05 2014 19:47:26 GMT-0500 (EST) (index.js, line 81)</text:p>
          </table:table-cell>
        </table:table-row>
        <table:table-row table:style-name="ro1">
          <table:table-cell office:value-type="string">
            <text:p>[Log] <text:s/>Latitude:45.369635107906944 (index.js, line 82)</text:p>
          </table:table-cell>
        </table:table-row>
        <table:table-row table:style-name="ro1">
          <table:table-cell office:value-type="string">
            <text:p>[Log] Longitude: -75.7716363802319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3 (index.js, line 80)</text:p>
          </table:table-cell>
        </table:table-row>
        <table:table-row table:style-name="ro1">
          <table:table-cell office:value-type="string">
            <text:p>[Log] <text:s/>Time:Wed Feb 05 2014 19:47:27 GMT-0500 (EST) (index.js, line 81)</text:p>
          </table:table-cell>
        </table:table-row>
        <table:table-row table:style-name="ro1">
          <table:table-cell office:value-type="string">
            <text:p>[Log] <text:s/>Latitude:45.369704260727865 (index.js, line 82)</text:p>
          </table:table-cell>
        </table:table-row>
        <table:table-row table:style-name="ro1">
          <table:table-cell office:value-type="string">
            <text:p>[Log] Longitude: -75.7714806863805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4 (index.js, line 80)</text:p>
          </table:table-cell>
        </table:table-row>
        <table:table-row table:style-name="ro1">
          <table:table-cell office:value-type="string">
            <text:p>[Log] <text:s/>Time:Wed Feb 05 2014 19:47:28 GMT-0500 (EST) (index.js, line 81)</text:p>
          </table:table-cell>
        </table:table-row>
        <table:table-row table:style-name="ro1">
          <table:table-cell office:value-type="string">
            <text:p>[Log] <text:s/>Latitude:45.369772503962906 (index.js, line 82)</text:p>
          </table:table-cell>
        </table:table-row>
        <table:table-row table:style-name="ro1">
          <table:table-cell office:value-type="string">
            <text:p>[Log] Longitude: -75.771327730399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5 (index.js, line 80)</text:p>
          </table:table-cell>
        </table:table-row>
        <table:table-row table:style-name="ro1">
          <table:table-cell office:value-type="string">
            <text:p>[Log] <text:s/>Time:Wed Feb 05 2014 19:47:29 GMT-0500 (EST) (index.js, line 81)</text:p>
          </table:table-cell>
        </table:table-row>
        <table:table-row table:style-name="ro1">
          <table:table-cell office:value-type="string">
            <text:p>[Log] <text:s/>Latitude:45.36983486710646 (index.js, line 82)</text:p>
          </table:table-cell>
        </table:table-row>
        <table:table-row table:style-name="ro1">
          <table:table-cell office:value-type="string">
            <text:p>[Log] Longitude: -75.7711879538146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6 (index.js, line 80)</text:p>
          </table:table-cell>
        </table:table-row>
        <table:table-row table:style-name="ro1">
          <table:table-cell office:value-type="string">
            <text:p>[Log] <text:s/>Time:Wed Feb 05 2014 19:47:30 GMT-0500 (EST) (index.js, line 81)</text:p>
          </table:table-cell>
        </table:table-row>
        <table:table-row table:style-name="ro1">
          <table:table-cell office:value-type="string">
            <text:p>[Log] <text:s/>Latitude:45.369881239414006 (index.js, line 82)</text:p>
          </table:table-cell>
        </table:table-row>
        <table:table-row table:style-name="ro1">
          <table:table-cell office:value-type="string">
            <text:p>[Log] Longitude: -75.771084017724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7 (index.js, line 80)</text:p>
          </table:table-cell>
        </table:table-row>
        <table:table-row table:style-name="ro1">
          <table:table-cell office:value-type="string">
            <text:p>[Log] <text:s/>Time:Wed Feb 05 2014 19:47:31 GMT-0500 (EST) (index.js, line 81)</text:p>
          </table:table-cell>
        </table:table-row>
        <table:table-row table:style-name="ro1">
          <table:table-cell office:value-type="string">
            <text:p>[Log] <text:s/>Latitude:45.369927673328874 (index.js, line 82)</text:p>
          </table:table-cell>
        </table:table-row>
        <table:table-row table:style-name="ro1">
          <table:table-cell office:value-type="string">
            <text:p>[Log] Longitude: -75.7709799434633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8 (index.js, line 80)</text:p>
          </table:table-cell>
        </table:table-row>
        <table:table-row table:style-name="ro1">
          <table:table-cell office:value-type="string">
            <text:p>[Log] <text:s/>Time:Wed Feb 05 2014 19:47:32 GMT-0500 (EST) (index.js, line 81)</text:p>
          </table:table-cell>
        </table:table-row>
        <table:table-row table:style-name="ro1">
          <table:table-cell office:value-type="string">
            <text:p>[Log] <text:s/>Latitude:45.3699455007917 (index.js, line 82)</text:p>
          </table:table-cell>
        </table:table-row>
        <table:table-row table:style-name="ro1">
          <table:table-cell office:value-type="string">
            <text:p>[Log] Longitude: -75.7709399861778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39 (index.js, line 80)</text:p>
          </table:table-cell>
        </table:table-row>
        <table:table-row table:style-name="ro1">
          <table:table-cell office:value-type="string">
            <text:p>[Log] <text:s/>Time:Wed Feb 05 2014 19:47:32 GMT-0500 (EST) (index.js, line 81)</text:p>
          </table:table-cell>
        </table:table-row>
        <table:table-row table:style-name="ro1">
          <table:table-cell office:value-type="string">
            <text:p>[Log] <text:s/>Latitude:45.369973349980576 (index.js, line 82)</text:p>
          </table:table-cell>
        </table:table-row>
        <table:table-row table:style-name="ro1">
          <table:table-cell office:value-type="string">
            <text:p>[Log] Longitude: -75.770873597739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0 (index.js, line 80)</text:p>
          </table:table-cell>
        </table:table-row>
        <table:table-row table:style-name="ro1">
          <table:table-cell office:value-type="string">
            <text:p>[Log] <text:s/>Time:Wed Feb 05 2014 19:47:34 GMT-0500 (EST) (index.js, line 81)</text:p>
          </table:table-cell>
        </table:table-row>
        <table:table-row table:style-name="ro1">
          <table:table-cell office:value-type="string">
            <text:p>[Log] <text:s/>Latitude:45.369969822627496 (index.js, line 82)</text:p>
          </table:table-cell>
        </table:table-row>
        <table:table-row table:style-name="ro1">
          <table:table-cell office:value-type="string">
            <text:p>[Log] Longitude: -75.7708820292464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1 (index.js, line 80)</text:p>
          </table:table-cell>
        </table:table-row>
        <table:table-row table:style-name="ro1">
          <table:table-cell office:value-type="string">
            <text:p>[Log] <text:s/>Time:Wed Feb 05 2014 19:47:35 GMT-0500 (EST) (index.js, line 81)</text:p>
          </table:table-cell>
        </table:table-row>
        <table:table-row table:style-name="ro1">
          <table:table-cell office:value-type="string">
            <text:p>[Log] <text:s/>Latitude:45.36997445936586 (index.js, line 82)</text:p>
          </table:table-cell>
        </table:table-row>
        <table:table-row table:style-name="ro1">
          <table:table-cell office:value-type="string">
            <text:p>[Log] Longitude: -75.7708709458165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2 (index.js, line 80)</text:p>
          </table:table-cell>
        </table:table-row>
        <table:table-row table:style-name="ro1">
          <table:table-cell office:value-type="string">
            <text:p>[Log] <text:s/>Time:Wed Feb 05 2014 19:47:36 GMT-0500 (EST) (index.js, line 81)</text:p>
          </table:table-cell>
        </table:table-row>
        <table:table-row table:style-name="ro1">
          <table:table-cell office:value-type="string">
            <text:p>[Log] <text:s/>Latitude:45.369973747454715 (index.js, line 82)</text:p>
          </table:table-cell>
        </table:table-row>
        <table:table-row table:style-name="ro1">
          <table:table-cell office:value-type="string">
            <text:p>[Log] Longitude: -75.77087264757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3 (index.js, line 80)</text:p>
          </table:table-cell>
        </table:table-row>
        <table:table-row table:style-name="ro1">
          <table:table-cell office:value-type="string">
            <text:p>[Log] <text:s/>Time:Wed Feb 05 2014 19:47:36 GMT-0500 (EST) (index.js, line 81)</text:p>
          </table:table-cell>
        </table:table-row>
        <table:table-row table:style-name="ro1">
          <table:table-cell office:value-type="string">
            <text:p>[Log] <text:s/>Latitude:45.369973737103834 (index.js, line 82)</text:p>
          </table:table-cell>
        </table:table-row>
        <table:table-row table:style-name="ro1">
          <table:table-cell office:value-type="string">
            <text:p>[Log] Longitude: -75.770872672128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4 (index.js, line 80)</text:p>
          </table:table-cell>
        </table:table-row>
        <table:table-row table:style-name="ro1">
          <table:table-cell office:value-type="string">
            <text:p>[Log] <text:s/>Time:Wed Feb 05 2014 19:47:37 GMT-0500 (EST) (index.js, line 81)</text:p>
          </table:table-cell>
        </table:table-row>
        <table:table-row table:style-name="ro1">
          <table:table-cell office:value-type="string">
            <text:p>[Log] <text:s/>Latitude:45.3699655339087 (index.js, line 82)</text:p>
          </table:table-cell>
        </table:table-row>
        <table:table-row table:style-name="ro1">
          <table:table-cell office:value-type="string">
            <text:p>[Log] Longitude: -75.770892280379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5 (index.js, line 80)</text:p>
          </table:table-cell>
        </table:table-row>
        <table:table-row table:style-name="ro1">
          <table:table-cell office:value-type="string">
            <text:p>[Log] <text:s/>Time:Wed Feb 05 2014 19:47:39 GMT-0500 (EST) (index.js, line 81)</text:p>
          </table:table-cell>
        </table:table-row>
        <table:table-row table:style-name="ro1">
          <table:table-cell office:value-type="string">
            <text:p>[Log] <text:s/>Latitude:45.369960017803876 (index.js, line 82)</text:p>
          </table:table-cell>
        </table:table-row>
        <table:table-row table:style-name="ro1">
          <table:table-cell office:value-type="string">
            <text:p>[Log] Longitude: -75.7709054653423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6 (index.js, line 80)</text:p>
          </table:table-cell>
        </table:table-row>
        <table:table-row table:style-name="ro1">
          <table:table-cell office:value-type="string">
            <text:p>[Log] <text:s/>Time:Wed Feb 05 2014 19:47:39 GMT-0500 (EST) (index.js, line 81)</text:p>
          </table:table-cell>
        </table:table-row>
        <table:table-row table:style-name="ro1">
          <table:table-cell office:value-type="string">
            <text:p>[Log] <text:s/>Latitude:45.36996158607893 (index.js, line 82)</text:p>
          </table:table-cell>
        </table:table-row>
        <table:table-row table:style-name="ro1">
          <table:table-cell office:value-type="string">
            <text:p>[Log] Longitude: -75.7709017167326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7 (index.js, line 80)</text:p>
          </table:table-cell>
        </table:table-row>
        <table:table-row table:style-name="ro1">
          <table:table-cell office:value-type="string">
            <text:p>[Log] <text:s/>Time:Wed Feb 05 2014 19:47:41 GMT-0500 (EST) (index.js, line 81)</text:p>
          </table:table-cell>
        </table:table-row>
        <table:table-row table:style-name="ro1">
          <table:table-cell office:value-type="string">
            <text:p>[Log] <text:s/>Latitude:45.369961145130965 (index.js, line 82)</text:p>
          </table:table-cell>
        </table:table-row>
        <table:table-row table:style-name="ro1">
          <table:table-cell office:value-type="string">
            <text:p>[Log] Longitude: -75.770902771018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48 (index.js, line 80)</text:p>
          </table:table-cell>
        </table:table-row>
        <table:table-row table:style-name="ro1">
          <table:table-cell office:value-type="string">
            <text:p>[Log] <text:s/>Time:Wed Feb 05 2014 19:47:42 GMT-0500 (EST) (index.js, line 81)</text:p>
          </table:table-cell>
        </table:table-row>
        <table:table-row table:style-name="ro1">
          <table:table-cell office:value-type="string">
            <text:p>[Log] <text:s/>Latitude:45.36996113685025 (index.js, line 82)</text:p>
          </table:table-cell>
        </table:table-row>
        <table:table-row table:style-name="ro1">
          <table:table-cell office:value-type="string">
            <text:p>[Log] Longitude: -75.770902790500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9 (index.js, line 80)</text:p>
          </table:table-cell>
        </table:table-row>
        <table:table-row table:style-name="ro1">
          <table:table-cell office:value-type="string">
            <text:p>[Log] <text:s/>Time:Wed Feb 05 2014 19:47:43 GMT-0500 (EST) (index.js, line 81)</text:p>
          </table:table-cell>
        </table:table-row>
        <table:table-row table:style-name="ro1">
          <table:table-cell office:value-type="string">
            <text:p>[Log] <text:s/>Latitude:45.36996112879955 (index.js, line 82)</text:p>
          </table:table-cell>
        </table:table-row>
        <table:table-row table:style-name="ro1">
          <table:table-cell office:value-type="string">
            <text:p>[Log] Longitude: -75.770902810145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0 (index.js, line 80)</text:p>
          </table:table-cell>
        </table:table-row>
        <table:table-row table:style-name="ro1">
          <table:table-cell office:value-type="string">
            <text:p>[Log] <text:s/>Time:Wed Feb 05 2014 19:47:43 GMT-0500 (EST) (index.js, line 81)</text:p>
          </table:table-cell>
        </table:table-row>
        <table:table-row table:style-name="ro1">
          <table:table-cell office:value-type="string">
            <text:p>[Log] <text:s/>Latitude:45.36996042079859 (index.js, line 82)</text:p>
          </table:table-cell>
        </table:table-row>
        <table:table-row table:style-name="ro1">
          <table:table-cell office:value-type="string">
            <text:p>[Log] Longitude: -75.770904502242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1 (index.js, line 80)</text:p>
          </table:table-cell>
        </table:table-row>
        <table:table-row table:style-name="ro1">
          <table:table-cell office:value-type="string">
            <text:p>[Log] <text:s/>Time:Wed Feb 05 2014 19:47:44 GMT-0500 (EST) (index.js, line 81)</text:p>
          </table:table-cell>
        </table:table-row>
        <table:table-row table:style-name="ro1">
          <table:table-cell office:value-type="string">
            <text:p>[Log] <text:s/>Latitude:45.36996136525991 (index.js, line 82)</text:p>
          </table:table-cell>
        </table:table-row>
        <table:table-row table:style-name="ro1">
          <table:table-cell office:value-type="string">
            <text:p>[Log] Longitude: -75.770902244858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2 (index.js, line 80)</text:p>
          </table:table-cell>
        </table:table-row>
        <table:table-row table:style-name="ro1">
          <table:table-cell office:value-type="string">
            <text:p>[Log] <text:s/>Time:Wed Feb 05 2014 19:47:46 GMT-0500 (EST) (index.js, line 81)</text:p>
          </table:table-cell>
        </table:table-row>
        <table:table-row table:style-name="ro1">
          <table:table-cell office:value-type="string">
            <text:p>[Log] <text:s/>Latitude:45.3699613569792 (index.js, line 82)</text:p>
          </table:table-cell>
        </table:table-row>
        <table:table-row table:style-name="ro1">
          <table:table-cell office:value-type="string">
            <text:p>[Log] Longitude: -75.770902264339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3 (index.js, line 80)</text:p>
          </table:table-cell>
        </table:table-row>
        <table:table-row table:style-name="ro1">
          <table:table-cell office:value-type="string">
            <text:p>[Log] <text:s/>Time:Wed Feb 05 2014 19:47:47 GMT-0500 (EST) (index.js, line 81)</text:p>
          </table:table-cell>
        </table:table-row>
        <table:table-row table:style-name="ro1">
          <table:table-cell office:value-type="string">
            <text:p>[Log] <text:s/>Latitude:45.36996186762317 (index.js, line 82)</text:p>
          </table:table-cell>
        </table:table-row>
        <table:table-row table:style-name="ro1">
          <table:table-cell office:value-type="string">
            <text:p>[Log] Longitude: -75.770901044052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4 (index.js, line 80)</text:p>
          </table:table-cell>
        </table:table-row>
        <table:table-row table:style-name="ro1">
          <table:table-cell office:value-type="string">
            <text:p>[Log] <text:s/>Time:Wed Feb 05 2014 19:47:48 GMT-0500 (EST) (index.js, line 81)</text:p>
          </table:table-cell>
        </table:table-row>
        <table:table-row table:style-name="ro1">
          <table:table-cell office:value-type="string">
            <text:p>[Log] <text:s/>Latitude:45.36996122701801 (index.js, line 82)</text:p>
          </table:table-cell>
        </table:table-row>
        <table:table-row table:style-name="ro1">
          <table:table-cell office:value-type="string">
            <text:p>[Log] Longitude: -75.770902574895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5 (index.js, line 80)</text:p>
          </table:table-cell>
        </table:table-row>
        <table:table-row table:style-name="ro1">
          <table:table-cell office:value-type="string">
            <text:p>[Log] <text:s/>Time:Wed Feb 05 2014 19:47:49 GMT-0500 (EST) (index.js, line 81)</text:p>
          </table:table-cell>
        </table:table-row>
        <table:table-row table:style-name="ro1">
          <table:table-cell office:value-type="string">
            <text:p>[Log] <text:s/>Latitude:45.36996128337286 (index.js, line 82)</text:p>
          </table:table-cell>
        </table:table-row>
        <table:table-row table:style-name="ro1">
          <table:table-cell office:value-type="string">
            <text:p>[Log] Longitude: -75.770902440654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6 (index.js, line 80)</text:p>
          </table:table-cell>
        </table:table-row>
        <table:table-row table:style-name="ro1">
          <table:table-cell office:value-type="string">
            <text:p>[Log] <text:s/>Time:Wed Feb 05 2014 19:47:50 GMT-0500 (EST) (index.js, line 81)</text:p>
          </table:table-cell>
        </table:table-row>
        <table:table-row table:style-name="ro1">
          <table:table-cell office:value-type="string">
            <text:p>[Log] <text:s/>Latitude:45.36996127532217 (index.js, line 82)</text:p>
          </table:table-cell>
        </table:table-row>
        <table:table-row table:style-name="ro1">
          <table:table-cell office:value-type="string">
            <text:p>[Log] Longitude: -75.770902459807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7 (index.js, line 80)</text:p>
          </table:table-cell>
        </table:table-row>
        <table:table-row table:style-name="ro1">
          <table:table-cell office:value-type="string">
            <text:p>[Log] <text:s/>Time:Wed Feb 05 2014 19:47:51 GMT-0500 (EST) (index.js, line 81)</text:p>
          </table:table-cell>
        </table:table-row>
        <table:table-row table:style-name="ro1">
          <table:table-cell office:value-type="string">
            <text:p>[Log] <text:s/>Latitude:45.369961175263555 (index.js, line 82)</text:p>
          </table:table-cell>
        </table:table-row>
        <table:table-row table:style-name="ro1">
          <table:table-cell office:value-type="string">
            <text:p>[Log] Longitude: -75.770902698823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8 (index.js, line 80)</text:p>
          </table:table-cell>
        </table:table-row>
        <table:table-row table:style-name="ro1">
          <table:table-cell office:value-type="string">
            <text:p>[Log] <text:s/>Time:Wed Feb 05 2014 19:47:52 GMT-0500 (EST) (index.js, line 81)</text:p>
          </table:table-cell>
        </table:table-row>
        <table:table-row table:style-name="ro1">
          <table:table-cell office:value-type="string">
            <text:p>[Log] <text:s/>Latitude:45.369961167212864 (index.js, line 82)</text:p>
          </table:table-cell>
        </table:table-row>
        <table:table-row table:style-name="ro1">
          <table:table-cell office:value-type="string">
            <text:p>[Log] Longitude: -75.770902717977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9 (index.js, line 80)</text:p>
          </table:table-cell>
        </table:table-row>
        <table:table-row table:style-name="ro1">
          <table:table-cell office:value-type="string">
            <text:p>[Log] <text:s/>Time:Wed Feb 05 2014 19:47:53 GMT-0500 (EST) (index.js, line 81)</text:p>
          </table:table-cell>
        </table:table-row>
        <table:table-row table:style-name="ro1">
          <table:table-cell office:value-type="string">
            <text:p>[Log] <text:s/>Latitude:45.36996115916217 (index.js, line 82)</text:p>
          </table:table-cell>
        </table:table-row>
        <table:table-row table:style-name="ro1">
          <table:table-cell office:value-type="string">
            <text:p>[Log] Longitude: -75.770902737131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0 (index.js, line 80)</text:p>
          </table:table-cell>
        </table:table-row>
        <table:table-row table:style-name="ro1">
          <table:table-cell office:value-type="string">
            <text:p>[Log] <text:s/>Time:Wed Feb 05 2014 19:47:54 GMT-0500 (EST) (index.js, line 81)</text:p>
          </table:table-cell>
        </table:table-row>
        <table:table-row table:style-name="ro1">
          <table:table-cell office:value-type="string">
            <text:p>[Log] <text:s/>Latitude:45.3699611513415 (index.js, line 82)</text:p>
          </table:table-cell>
        </table:table-row>
        <table:table-row table:style-name="ro1">
          <table:table-cell office:value-type="string">
            <text:p>[Log] Longitude: -75.770902756121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1 (index.js, line 80)</text:p>
          </table:table-cell>
        </table:table-row>
        <table:table-row table:style-name="ro1">
          <table:table-cell office:value-type="string">
            <text:p>[Log] <text:s/>Time:Wed Feb 05 2014 19:47:55 GMT-0500 (EST) (index.js, line 81)</text:p>
          </table:table-cell>
        </table:table-row>
        <table:table-row table:style-name="ro1">
          <table:table-cell office:value-type="string">
            <text:p>[Log] <text:s/>Latitude:45.36996110326736 (index.js, line 82)</text:p>
          </table:table-cell>
        </table:table-row>
        <table:table-row table:style-name="ro1">
          <table:table-cell office:value-type="string">
            <text:p>[Log] Longitude: -75.770902871045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2 (index.js, line 80)</text:p>
          </table:table-cell>
        </table:table-row>
        <table:table-row table:style-name="ro1">
          <table:table-cell office:value-type="string">
            <text:p>[Log] <text:s/>Time:Wed Feb 05 2014 19:47:56 GMT-0500 (EST) (index.js, line 81)</text:p>
          </table:table-cell>
        </table:table-row>
        <table:table-row table:style-name="ro1">
          <table:table-cell office:value-type="string">
            <text:p>[Log] <text:s/>Latitude:45.36996109521667 (index.js, line 82)</text:p>
          </table:table-cell>
        </table:table-row>
        <table:table-row table:style-name="ro1">
          <table:table-cell office:value-type="string">
            <text:p>[Log] Longitude: -75.770902889871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3 (index.js, line 80)</text:p>
          </table:table-cell>
        </table:table-row>
        <table:table-row table:style-name="ro1">
          <table:table-cell office:value-type="string">
            <text:p>[Log] <text:s/>Time:Wed Feb 05 2014 19:47:57 GMT-0500 (EST) (index.js, line 81)</text:p>
          </table:table-cell>
        </table:table-row>
        <table:table-row table:style-name="ro1">
          <table:table-cell office:value-type="string">
            <text:p>[Log] <text:s/>Latitude:45.369961087395986 (index.js, line 82)</text:p>
          </table:table-cell>
        </table:table-row>
        <table:table-row table:style-name="ro1">
          <table:table-cell office:value-type="string">
            <text:p>[Log] Longitude: -75.77090290886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4 (index.js, line 80)</text:p>
          </table:table-cell>
        </table:table-row>
        <table:table-row table:style-name="ro1">
          <table:table-cell office:value-type="string">
            <text:p>[Log] <text:s/>Time:Wed Feb 05 2014 19:47:58 GMT-0500 (EST) (index.js, line 81)</text:p>
          </table:table-cell>
        </table:table-row>
        <table:table-row table:style-name="ro1">
          <table:table-cell office:value-type="string">
            <text:p>[Log] <text:s/>Latitude:45.36996107957532 (index.js, line 82)</text:p>
          </table:table-cell>
        </table:table-row>
        <table:table-row table:style-name="ro1">
          <table:table-cell office:value-type="string">
            <text:p>[Log] Longitude: -75.770902927688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5 (index.js, line 80)</text:p>
          </table:table-cell>
        </table:table-row>
        <table:table-row table:style-name="ro1">
          <table:table-cell office:value-type="string">
            <text:p>[Log] <text:s/>Time:Wed Feb 05 2014 19:47:59 GMT-0500 (EST) (index.js, line 81)</text:p>
          </table:table-cell>
        </table:table-row>
        <table:table-row table:style-name="ro1">
          <table:table-cell office:value-type="string">
            <text:p>[Log] <text:s/>Latitude:45.36996107152463 (index.js, line 82)</text:p>
          </table:table-cell>
        </table:table-row>
        <table:table-row table:style-name="ro1">
          <table:table-cell office:value-type="string">
            <text:p>[Log] Longitude: -75.770902946514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6 (index.js, line 80)</text:p>
          </table:table-cell>
        </table:table-row>
        <table:table-row table:style-name="ro1">
          <table:table-cell office:value-type="string">
            <text:p>[Log] <text:s/>Time:Wed Feb 05 2014 19:48:00 GMT-0500 (EST) (index.js, line 81)</text:p>
          </table:table-cell>
        </table:table-row>
        <table:table-row table:style-name="ro1">
          <table:table-cell office:value-type="string">
            <text:p>[Log] <text:s/>Latitude:45.36996111821865 (index.js, line 82)</text:p>
          </table:table-cell>
        </table:table-row>
        <table:table-row table:style-name="ro1">
          <table:table-cell office:value-type="string">
            <text:p>[Log] Longitude: -75.770902835192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7 (index.js, line 80)</text:p>
          </table:table-cell>
        </table:table-row>
        <table:table-row table:style-name="ro1">
          <table:table-cell office:value-type="string">
            <text:p>[Log] <text:s/>Time:Wed Feb 05 2014 19:48:01 GMT-0500 (EST) (index.js, line 81)</text:p>
          </table:table-cell>
        </table:table-row>
        <table:table-row table:style-name="ro1">
          <table:table-cell office:value-type="string">
            <text:p>[Log] <text:s/>Latitude:45.369960631726755 (index.js, line 82)</text:p>
          </table:table-cell>
        </table:table-row>
        <table:table-row table:style-name="ro1">
          <table:table-cell office:value-type="string">
            <text:p>[Log] Longitude: -75.77090399818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8 (index.js, line 80)</text:p>
          </table:table-cell>
        </table:table-row>
        <table:table-row table:style-name="ro1">
          <table:table-cell office:value-type="string">
            <text:p>[Log] <text:s/>Time:Wed Feb 05 2014 19:48:02 GMT-0500 (EST) (index.js, line 81)</text:p>
          </table:table-cell>
        </table:table-row>
        <table:table-row table:style-name="ro1">
          <table:table-cell office:value-type="string">
            <text:p>[Log] <text:s/>Latitude:45.369961086245894 (index.js, line 82)</text:p>
          </table:table-cell>
        </table:table-row>
        <table:table-row table:style-name="ro1">
          <table:table-cell office:value-type="string">
            <text:p>[Log] Longitude: -75.770902911644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9 (index.js, line 80)</text:p>
          </table:table-cell>
        </table:table-row>
        <table:table-row table:style-name="ro1">
          <table:table-cell office:value-type="string">
            <text:p>[Log] <text:s/>Time:Wed Feb 05 2014 19:48:03 GMT-0500 (EST) (index.js, line 81)</text:p>
          </table:table-cell>
        </table:table-row>
        <table:table-row table:style-name="ro1">
          <table:table-cell office:value-type="string">
            <text:p>[Log] <text:s/>Latitude:45.36996068509135 (index.js, line 82)</text:p>
          </table:table-cell>
        </table:table-row>
        <table:table-row table:style-name="ro1">
          <table:table-cell office:value-type="string">
            <text:p>[Log] Longitude: -75.770903870652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0 (index.js, line 80)</text:p>
          </table:table-cell>
        </table:table-row>
        <table:table-row table:style-name="ro1">
          <table:table-cell office:value-type="string">
            <text:p>[Log] <text:s/>Time:Wed Feb 05 2014 19:48:04 GMT-0500 (EST) (index.js, line 81)</text:p>
          </table:table-cell>
        </table:table-row>
        <table:table-row table:style-name="ro1">
          <table:table-cell office:value-type="string">
            <text:p>[Log] <text:s/>Latitude:45.369964936087264 (index.js, line 82)</text:p>
          </table:table-cell>
        </table:table-row>
        <table:table-row table:style-name="ro1">
          <table:table-cell office:value-type="string">
            <text:p>[Log] Longitude: -75.770893709232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1 (index.js, line 80)</text:p>
          </table:table-cell>
        </table:table-row>
        <table:table-row table:style-name="ro1">
          <table:table-cell office:value-type="string">
            <text:p>[Log] <text:s/>Time:Wed Feb 05 2014 19:48:05 GMT-0500 (EST) (index.js, line 81)</text:p>
          </table:table-cell>
        </table:table-row>
        <table:table-row table:style-name="ro1">
          <table:table-cell office:value-type="string">
            <text:p>[Log] <text:s/>Latitude:45.36996844894941 (index.js, line 82)</text:p>
          </table:table-cell>
        </table:table-row>
        <table:table-row table:style-name="ro1">
          <table:table-cell office:value-type="string">
            <text:p>[Log] Longitude: -75.770885312595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2 (index.js, line 80)</text:p>
          </table:table-cell>
        </table:table-row>
        <table:table-row table:style-name="ro1">
          <table:table-cell office:value-type="string">
            <text:p>[Log] <text:s/>Time:Wed Feb 05 2014 19:48:06 GMT-0500 (EST) (index.js, line 81)</text:p>
          </table:table-cell>
        </table:table-row>
        <table:table-row table:style-name="ro1">
          <table:table-cell office:value-type="string">
            <text:p>[Log] <text:s/>Latitude:45.36998056592991 (index.js, line 82)</text:p>
          </table:table-cell>
        </table:table-row>
        <table:table-row table:style-name="ro1">
          <table:table-cell office:value-type="string">
            <text:p>[Log] Longitude: -75.770856349354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3 (index.js, line 80)</text:p>
          </table:table-cell>
        </table:table-row>
        <table:table-row table:style-name="ro1">
          <table:table-cell office:value-type="string">
            <text:p>[Log] <text:s/>Time:Wed Feb 05 2014 19:48:07 GMT-0500 (EST) (index.js, line 81)</text:p>
          </table:table-cell>
        </table:table-row>
        <table:table-row table:style-name="ro1">
          <table:table-cell office:value-type="string">
            <text:p>[Log] <text:s/>Latitude:45.36999794069739 (index.js, line 82)</text:p>
          </table:table-cell>
        </table:table-row>
        <table:table-row table:style-name="ro1">
          <table:table-cell office:value-type="string">
            <text:p>[Log] Longitude: -75.770814818333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4 (index.js, line 80)</text:p>
          </table:table-cell>
        </table:table-row>
        <table:table-row table:style-name="ro1">
          <table:table-cell office:value-type="string">
            <text:p>[Log] <text:s/>Time:Wed Feb 05 2014 19:48:08 GMT-0500 (EST) (index.js, line 81)</text:p>
          </table:table-cell>
        </table:table-row>
        <table:table-row table:style-name="ro1">
          <table:table-cell office:value-type="string">
            <text:p>[Log] <text:s/>Latitude:45.37002032160557 (index.js, line 82)</text:p>
          </table:table-cell>
        </table:table-row>
        <table:table-row table:style-name="ro1">
          <table:table-cell office:value-type="string">
            <text:p>[Log] Longitude: -75.770761321491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5 (index.js, line 80)</text:p>
          </table:table-cell>
        </table:table-row>
        <table:table-row table:style-name="ro1">
          <table:table-cell office:value-type="string">
            <text:p>[Log] <text:s/>Time:Wed Feb 05 2014 19:48:09 GMT-0500 (EST) (index.js, line 81)</text:p>
          </table:table-cell>
        </table:table-row>
        <table:table-row table:style-name="ro1">
          <table:table-cell office:value-type="string">
            <text:p>[Log] <text:s/>Latitude:45.37007244769549 (index.js, line 82)</text:p>
          </table:table-cell>
        </table:table-row>
        <table:table-row table:style-name="ro1">
          <table:table-cell office:value-type="string">
            <text:p>[Log] Longitude: -75.77063341201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6 (index.js, line 80)</text:p>
          </table:table-cell>
        </table:table-row>
        <table:table-row table:style-name="ro1">
          <table:table-cell office:value-type="string">
            <text:p>[Log] <text:s/>Time:Wed Feb 05 2014 19:48:10 GMT-0500 (EST) (index.js, line 81)</text:p>
          </table:table-cell>
        </table:table-row>
        <table:table-row table:style-name="ro1">
          <table:table-cell office:value-type="string">
            <text:p>[Log] <text:s/>Latitude:45.37009524421901 (index.js, line 82)</text:p>
          </table:table-cell>
        </table:table-row>
        <table:table-row table:style-name="ro1">
          <table:table-cell office:value-type="string">
            <text:p>[Log] Longitude: -75.770576001541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7 (index.js, line 80)</text:p>
          </table:table-cell>
        </table:table-row>
        <table:table-row table:style-name="ro1">
          <table:table-cell office:value-type="string">
            <text:p>[Log] <text:s/>Time:Wed Feb 05 2014 19:48:11 GMT-0500 (EST) (index.js, line 81)</text:p>
          </table:table-cell>
        </table:table-row>
        <table:table-row table:style-name="ro1">
          <table:table-cell office:value-type="string">
            <text:p>[Log] <text:s/>Latitude:45.37016488181741 (index.js, line 82)</text:p>
          </table:table-cell>
        </table:table-row>
        <table:table-row table:style-name="ro1">
          <table:table-cell office:value-type="string">
            <text:p>[Log] Longitude: -75.770407455711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8 (index.js, line 80)</text:p>
          </table:table-cell>
        </table:table-row>
        <table:table-row table:style-name="ro1">
          <table:table-cell office:value-type="string">
            <text:p>[Log] <text:s/>Time:Wed Feb 05 2014 19:48:12 GMT-0500 (EST) (index.js, line 81)</text:p>
          </table:table-cell>
        </table:table-row>
        <table:table-row table:style-name="ro1">
          <table:table-cell office:value-type="string">
            <text:p>[Log] <text:s/>Latitude:45.37021191239817 (index.js, line 82)</text:p>
          </table:table-cell>
        </table:table-row>
        <table:table-row table:style-name="ro1">
          <table:table-cell office:value-type="string">
            <text:p>[Log] Longitude: -75.77029364894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9 (index.js, line 80)</text:p>
          </table:table-cell>
        </table:table-row>
        <table:table-row table:style-name="ro1">
          <table:table-cell office:value-type="string">
            <text:p>[Log] <text:s/>Time:Wed Feb 05 2014 19:48:13 GMT-0500 (EST) (index.js, line 81)</text:p>
          </table:table-cell>
        </table:table-row>
        <table:table-row table:style-name="ro1">
          <table:table-cell office:value-type="string">
            <text:p>[Log] <text:s/>Latitude:45.37026434791652 (index.js, line 82)</text:p>
          </table:table-cell>
        </table:table-row>
        <table:table-row table:style-name="ro1">
          <table:table-cell office:value-type="string">
            <text:p>[Log] Longitude: -75.770166762649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0 (index.js, line 80)</text:p>
          </table:table-cell>
        </table:table-row>
        <table:table-row table:style-name="ro1">
          <table:table-cell office:value-type="string">
            <text:p>[Log] <text:s/>Time:Wed Feb 05 2014 19:48:14 GMT-0500 (EST) (index.js, line 81)</text:p>
          </table:table-cell>
        </table:table-row>
        <table:table-row table:style-name="ro1">
          <table:table-cell office:value-type="string">
            <text:p>[Log] <text:s/>Latitude:45.37031073022277 (index.js, line 82)</text:p>
          </table:table-cell>
        </table:table-row>
        <table:table-row table:style-name="ro1">
          <table:table-cell office:value-type="string">
            <text:p>[Log] Longitude: -75.770054414206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1 (index.js, line 80)</text:p>
          </table:table-cell>
        </table:table-row>
        <table:table-row table:style-name="ro1">
          <table:table-cell office:value-type="string">
            <text:p>[Log] <text:s/>Time:Wed Feb 05 2014 19:48:15 GMT-0500 (EST) (index.js, line 81)</text:p>
          </table:table-cell>
        </table:table-row>
        <table:table-row table:style-name="ro1">
          <table:table-cell office:value-type="string">
            <text:p>[Log] <text:s/>Latitude:45.37035496182081 (index.js, line 82)</text:p>
          </table:table-cell>
        </table:table-row>
        <table:table-row table:style-name="ro1">
          <table:table-cell office:value-type="string">
            <text:p>[Log] Longitude: -75.769947197877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2 (index.js, line 80)</text:p>
          </table:table-cell>
        </table:table-row>
        <table:table-row table:style-name="ro1">
          <table:table-cell office:value-type="string">
            <text:p>[Log] <text:s/>Time:Wed Feb 05 2014 19:48:16 GMT-0500 (EST) (index.js, line 81)</text:p>
          </table:table-cell>
        </table:table-row>
        <table:table-row table:style-name="ro1">
          <table:table-cell office:value-type="string">
            <text:p>[Log] <text:s/>Latitude:45.37039323016664 (index.js, line 82)</text:p>
          </table:table-cell>
        </table:table-row>
        <table:table-row table:style-name="ro1">
          <table:table-cell office:value-type="string">
            <text:p>[Log] Longitude: -75.769854435748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3 (index.js, line 80)</text:p>
          </table:table-cell>
        </table:table-row>
        <table:table-row table:style-name="ro1">
          <table:table-cell office:value-type="string">
            <text:p>[Log] <text:s/>Time:Wed Feb 05 2014 19:48:17 GMT-0500 (EST) (index.js, line 81)</text:p>
          </table:table-cell>
        </table:table-row>
        <table:table-row table:style-name="ro1">
          <table:table-cell office:value-type="string">
            <text:p>[Log] <text:s/>Latitude:45.37044252991367 (index.js, line 82)</text:p>
          </table:table-cell>
        </table:table-row>
        <table:table-row table:style-name="ro1">
          <table:table-cell office:value-type="string">
            <text:p>[Log] Longitude: -75.769731543950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4 (index.js, line 80)</text:p>
          </table:table-cell>
        </table:table-row>
        <table:table-row table:style-name="ro1">
          <table:table-cell office:value-type="string">
            <text:p>[Log] <text:s/>Time:Wed Feb 05 2014 19:48:18 GMT-0500 (EST) (index.js, line 81)</text:p>
          </table:table-cell>
        </table:table-row>
        <table:table-row table:style-name="ro1">
          <table:table-cell office:value-type="string">
            <text:p>[Log] <text:s/>Latitude:45.370479138392554 (index.js, line 82)</text:p>
          </table:table-cell>
        </table:table-row>
        <table:table-row table:style-name="ro1">
          <table:table-cell office:value-type="string">
            <text:p>[Log] Longitude: -75.769649418325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5 (index.js, line 80)</text:p>
          </table:table-cell>
        </table:table-row>
        <table:table-row table:style-name="ro1">
          <table:table-cell office:value-type="string">
            <text:p>[Log] <text:s/>Time:Wed Feb 05 2014 19:48:19 GMT-0500 (EST) (index.js, line 81)</text:p>
          </table:table-cell>
        </table:table-row>
        <table:table-row table:style-name="ro1">
          <table:table-cell office:value-type="string">
            <text:p>[Log] <text:s/>Latitude:45.370517906942524 (index.js, line 82)</text:p>
          </table:table-cell>
        </table:table-row>
        <table:table-row table:style-name="ro1">
          <table:table-cell office:value-type="string">
            <text:p>[Log] Longitude: -75.769562446585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6 (index.js, line 80)</text:p>
          </table:table-cell>
        </table:table-row>
        <table:table-row table:style-name="ro1">
          <table:table-cell office:value-type="string">
            <text:p>[Log] <text:s/>Time:Wed Feb 05 2014 19:48:20 GMT-0500 (EST) (index.js, line 81)</text:p>
          </table:table-cell>
        </table:table-row>
        <table:table-row table:style-name="ro1">
          <table:table-cell office:value-type="string">
            <text:p>[Log] <text:s/>Latitude:45.370557477076495 (index.js, line 82)</text:p>
          </table:table-cell>
        </table:table-row>
        <table:table-row table:style-name="ro1">
          <table:table-cell office:value-type="string">
            <text:p>[Log] Longitude: -75.769473078798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7 (index.js, line 80)</text:p>
          </table:table-cell>
        </table:table-row>
        <table:table-row table:style-name="ro1">
          <table:table-cell office:value-type="string">
            <text:p>[Log] <text:s/>Time:Wed Feb 05 2014 19:48:21 GMT-0500 (EST) (index.js, line 81)</text:p>
          </table:table-cell>
        </table:table-row>
        <table:table-row table:style-name="ro1">
          <table:table-cell office:value-type="string">
            <text:p>[Log] <text:s/>Latitude:45.370575478003886 (index.js, line 82)</text:p>
          </table:table-cell>
        </table:table-row>
        <table:table-row table:style-name="ro1">
          <table:table-cell office:value-type="string">
            <text:p>[Log] Longitude: -75.769431758635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8 (index.js, line 80)</text:p>
          </table:table-cell>
        </table:table-row>
        <table:table-row table:style-name="ro1">
          <table:table-cell office:value-type="string">
            <text:p>[Log] <text:s/>Time:Wed Feb 05 2014 19:48:22 GMT-0500 (EST) (index.js, line 81)</text:p>
          </table:table-cell>
        </table:table-row>
        <table:table-row table:style-name="ro1">
          <table:table-cell office:value-type="string">
            <text:p>[Log] <text:s/>Latitude:45.370593452703574 (index.js, line 82)</text:p>
          </table:table-cell>
        </table:table-row>
        <table:table-row table:style-name="ro1">
          <table:table-cell office:value-type="string">
            <text:p>[Log] Longitude: -75.769390499044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9 (index.js, line 80)</text:p>
          </table:table-cell>
        </table:table-row>
        <table:table-row table:style-name="ro1">
          <table:table-cell office:value-type="string">
            <text:p>[Log] <text:s/>Time:Wed Feb 05 2014 19:48:23 GMT-0500 (EST) (index.js, line 81)</text:p>
          </table:table-cell>
        </table:table-row>
        <table:table-row table:style-name="ro1">
          <table:table-cell office:value-type="string">
            <text:p>[Log] <text:s/>Latitude:45.37061448570565 (index.js, line 82)</text:p>
          </table:table-cell>
        </table:table-row>
        <table:table-row table:style-name="ro1">
          <table:table-cell office:value-type="string">
            <text:p>[Log] Longitude: -75.769342219282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0 (index.js, line 80)</text:p>
          </table:table-cell>
        </table:table-row>
        <table:table-row table:style-name="ro1">
          <table:table-cell office:value-type="string">
            <text:p>[Log] <text:s/>Time:Wed Feb 05 2014 19:48:24 GMT-0500 (EST) (index.js, line 81)</text:p>
          </table:table-cell>
        </table:table-row>
        <table:table-row table:style-name="ro1">
          <table:table-cell office:value-type="string">
            <text:p>[Log] <text:s/>Latitude:45.37062213354534 (index.js, line 82)</text:p>
          </table:table-cell>
        </table:table-row>
        <table:table-row table:style-name="ro1">
          <table:table-cell office:value-type="string">
            <text:p>[Log] Longitude: -75.769324664433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1 (index.js, line 80)</text:p>
          </table:table-cell>
        </table:table-row>
        <table:table-row table:style-name="ro1">
          <table:table-cell office:value-type="string">
            <text:p>[Log] <text:s/>Time:Wed Feb 05 2014 19:48:25 GMT-0500 (EST) (index.js, line 81)</text:p>
          </table:table-cell>
        </table:table-row>
        <table:table-row table:style-name="ro1">
          <table:table-cell office:value-type="string">
            <text:p>[Log] <text:s/>Latitude:45.37063318471672 (index.js, line 82)</text:p>
          </table:table-cell>
        </table:table-row>
        <table:table-row table:style-name="ro1">
          <table:table-cell office:value-type="string">
            <text:p>[Log] Longitude: -75.769299297062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2 (index.js, line 80)</text:p>
          </table:table-cell>
        </table:table-row>
        <table:table-row table:style-name="ro1">
          <table:table-cell office:value-type="string">
            <text:p>[Log] <text:s/>Time:Wed Feb 05 2014 19:48:26 GMT-0500 (EST) (index.js, line 81)</text:p>
          </table:table-cell>
        </table:table-row>
        <table:table-row table:style-name="ro1">
          <table:table-cell office:value-type="string">
            <text:p>[Log] <text:s/>Latitude:45.3706402363497 (index.js, line 82)</text:p>
          </table:table-cell>
        </table:table-row>
        <table:table-row table:style-name="ro1">
          <table:table-cell office:value-type="string">
            <text:p>[Log] Longitude: -75.769283110494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3 (index.js, line 80)</text:p>
          </table:table-cell>
        </table:table-row>
        <table:table-row table:style-name="ro1">
          <table:table-cell office:value-type="string">
            <text:p>[Log] <text:s/>Time:Wed Feb 05 2014 19:48:27 GMT-0500 (EST) (index.js, line 81)</text:p>
          </table:table-cell>
        </table:table-row>
        <table:table-row table:style-name="ro1">
          <table:table-cell office:value-type="string">
            <text:p>[Log] <text:s/>Latitude:45.370642845893016 (index.js, line 82)</text:p>
          </table:table-cell>
        </table:table-row>
        <table:table-row table:style-name="ro1">
          <table:table-cell office:value-type="string">
            <text:p>[Log] Longitude: -75.769277120380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4 (index.js, line 80)</text:p>
          </table:table-cell>
        </table:table-row>
        <table:table-row table:style-name="ro1">
          <table:table-cell office:value-type="string">
            <text:p>[Log] <text:s/>Time:Wed Feb 05 2014 19:48:28 GMT-0500 (EST) (index.js, line 81)</text:p>
          </table:table-cell>
        </table:table-row>
        <table:table-row table:style-name="ro1">
          <table:table-cell office:value-type="string">
            <text:p>[Log] <text:s/>Latitude:45.370658413213725 (index.js, line 82)</text:p>
          </table:table-cell>
        </table:table-row>
        <table:table-row table:style-name="ro1">
          <table:table-cell office:value-type="string">
            <text:p>[Log] Longitude: -75.769241386624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5 (index.js, line 80)</text:p>
          </table:table-cell>
        </table:table-row>
        <table:table-row table:style-name="ro1">
          <table:table-cell office:value-type="string">
            <text:p>[Log] <text:s/>Time:Wed Feb 05 2014 19:48:29 GMT-0500 (EST) (index.js, line 81)</text:p>
          </table:table-cell>
        </table:table-row>
        <table:table-row table:style-name="ro1">
          <table:table-cell office:value-type="string">
            <text:p>[Log] <text:s/>Latitude:45.37068408655211 (index.js, line 82)</text:p>
          </table:table-cell>
        </table:table-row>
        <table:table-row table:style-name="ro1">
          <table:table-cell office:value-type="string">
            <text:p>[Log] Longitude: -75.769182455296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6 (index.js, line 80)</text:p>
          </table:table-cell>
        </table:table-row>
        <table:table-row table:style-name="ro1">
          <table:table-cell office:value-type="string">
            <text:p>[Log] <text:s/>Time:Wed Feb 05 2014 19:48:30 GMT-0500 (EST) (index.js, line 81)</text:p>
          </table:table-cell>
        </table:table-row>
        <table:table-row table:style-name="ro1">
          <table:table-cell office:value-type="string">
            <text:p>[Log] <text:s/>Latitude:45.37071172859226 (index.js, line 82)</text:p>
          </table:table-cell>
        </table:table-row>
        <table:table-row table:style-name="ro1">
          <table:table-cell office:value-type="string">
            <text:p>[Log] Longitude: -75.76911900461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7 (index.js, line 80)</text:p>
          </table:table-cell>
        </table:table-row>
        <table:table-row table:style-name="ro1">
          <table:table-cell office:value-type="string">
            <text:p>[Log] <text:s/>Time:Wed Feb 05 2014 19:48:31 GMT-0500 (EST) (index.js, line 81)</text:p>
          </table:table-cell>
        </table:table-row>
        <table:table-row table:style-name="ro1">
          <table:table-cell office:value-type="string">
            <text:p>[Log] <text:s/>Latitude:45.37074505663001 (index.js, line 82)</text:p>
          </table:table-cell>
        </table:table-row>
        <table:table-row table:style-name="ro1">
          <table:table-cell office:value-type="string">
            <text:p>[Log] Longitude: -75.769042502070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8 (index.js, line 80)</text:p>
          </table:table-cell>
        </table:table-row>
        <table:table-row table:style-name="ro1">
          <table:table-cell office:value-type="string">
            <text:p>[Log] <text:s/>Time:Wed Feb 05 2014 19:48:32 GMT-0500 (EST) (index.js, line 81)</text:p>
          </table:table-cell>
        </table:table-row>
        <table:table-row table:style-name="ro1">
          <table:table-cell office:value-type="string">
            <text:p>[Log] <text:s/>Latitude:45.37078606006761 (index.js, line 82)</text:p>
          </table:table-cell>
        </table:table-row>
        <table:table-row table:style-name="ro1">
          <table:table-cell office:value-type="string">
            <text:p>[Log] Longitude: -75.76894838115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9 (index.js, line 80)</text:p>
          </table:table-cell>
        </table:table-row>
        <table:table-row table:style-name="ro1">
          <table:table-cell office:value-type="string">
            <text:p>[Log] <text:s/>Time:Wed Feb 05 2014 19:48:33 GMT-0500 (EST) (index.js, line 81)</text:p>
          </table:table-cell>
        </table:table-row>
        <table:table-row table:style-name="ro1">
          <table:table-cell office:value-type="string">
            <text:p>[Log] <text:s/>Latitude:45.370829544201065 (index.js, line 82)</text:p>
          </table:table-cell>
        </table:table-row>
        <table:table-row table:style-name="ro1">
          <table:table-cell office:value-type="string">
            <text:p>[Log] Longitude: -75.768848566112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0 (index.js, line 80)</text:p>
          </table:table-cell>
        </table:table-row>
        <table:table-row table:style-name="ro1">
          <table:table-cell office:value-type="string">
            <text:p>[Log] <text:s/>Time:Wed Feb 05 2014 19:48:34 GMT-0500 (EST) (index.js, line 81)</text:p>
          </table:table-cell>
        </table:table-row>
        <table:table-row table:style-name="ro1">
          <table:table-cell office:value-type="string">
            <text:p>[Log] <text:s/>Latitude:45.37088442214736 (index.js, line 82)</text:p>
          </table:table-cell>
        </table:table-row>
        <table:table-row table:style-name="ro1">
          <table:table-cell office:value-type="string">
            <text:p>[Log] Longitude: -75.768722208922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1 (index.js, line 80)</text:p>
          </table:table-cell>
        </table:table-row>
        <table:table-row table:style-name="ro1">
          <table:table-cell office:value-type="string">
            <text:p>[Log] <text:s/>Time:Wed Feb 05 2014 19:48:35 GMT-0500 (EST) (index.js, line 81)</text:p>
          </table:table-cell>
        </table:table-row>
        <table:table-row table:style-name="ro1">
          <table:table-cell office:value-type="string">
            <text:p>[Log] <text:s/>Latitude:45.37093656032181 (index.js, line 82)</text:p>
          </table:table-cell>
        </table:table-row>
        <table:table-row table:style-name="ro1">
          <table:table-cell office:value-type="string">
            <text:p>[Log] Longitude: -75.768602152566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2 (index.js, line 80)</text:p>
          </table:table-cell>
        </table:table-row>
        <table:table-row table:style-name="ro1">
          <table:table-cell office:value-type="string">
            <text:p>[Log] <text:s/>Time:Wed Feb 05 2014 19:48:36 GMT-0500 (EST) (index.js, line 81)</text:p>
          </table:table-cell>
        </table:table-row>
        <table:table-row table:style-name="ro1">
          <table:table-cell office:value-type="string">
            <text:p>[Log] <text:s/>Latitude:45.37100436458041 (index.js, line 82)</text:p>
          </table:table-cell>
        </table:table-row>
        <table:table-row table:style-name="ro1">
          <table:table-cell office:value-type="string">
            <text:p>[Log] Longitude: -75.768448562703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3 (index.js, line 80)</text:p>
          </table:table-cell>
        </table:table-row>
        <table:table-row table:style-name="ro1">
          <table:table-cell office:value-type="string">
            <text:p>[Log] <text:s/>Time:Wed Feb 05 2014 19:48:37 GMT-0500 (EST) (index.js, line 81)</text:p>
          </table:table-cell>
        </table:table-row>
        <table:table-row table:style-name="ro1">
          <table:table-cell office:value-type="string">
            <text:p>[Log] <text:s/>Latitude:45.371067224808904 (index.js, line 82)</text:p>
          </table:table-cell>
        </table:table-row>
        <table:table-row table:style-name="ro1">
          <table:table-cell office:value-type="string">
            <text:p>[Log] Longitude: -75.768307313555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4 (index.js, line 80)</text:p>
          </table:table-cell>
        </table:table-row>
        <table:table-row table:style-name="ro1">
          <table:table-cell office:value-type="string">
            <text:p>[Log] <text:s/>Time:Wed Feb 05 2014 19:48:38 GMT-0500 (EST) (index.js, line 81)</text:p>
          </table:table-cell>
        </table:table-row>
        <table:table-row table:style-name="ro1">
          <table:table-cell office:value-type="string">
            <text:p>[Log] <text:s/>Latitude:45.37113198949214 (index.js, line 82)</text:p>
          </table:table-cell>
        </table:table-row>
        <table:table-row table:style-name="ro1">
          <table:table-cell office:value-type="string">
            <text:p>[Log] Longitude: -75.768162397980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5 (index.js, line 80)</text:p>
          </table:table-cell>
        </table:table-row>
        <table:table-row table:style-name="ro1">
          <table:table-cell office:value-type="string">
            <text:p>[Log] <text:s/>Time:Wed Feb 05 2014 19:48:39 GMT-0500 (EST) (index.js, line 81)</text:p>
          </table:table-cell>
        </table:table-row>
        <table:table-row table:style-name="ro1">
          <table:table-cell office:value-type="string">
            <text:p>[Log] <text:s/>Latitude:45.37119912486351 (index.js, line 82)</text:p>
          </table:table-cell>
        </table:table-row>
        <table:table-row table:style-name="ro1">
          <table:table-cell office:value-type="string">
            <text:p>[Log] Longitude: -75.768010904575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6 (index.js, line 80)</text:p>
          </table:table-cell>
        </table:table-row>
        <table:table-row table:style-name="ro1">
          <table:table-cell office:value-type="string">
            <text:p>[Log] <text:s/>Time:Wed Feb 05 2014 19:48:40 GMT-0500 (EST) (index.js, line 81)</text:p>
          </table:table-cell>
        </table:table-row>
        <table:table-row table:style-name="ro1">
          <table:table-cell office:value-type="string">
            <text:p>[Log] <text:s/>Latitude:45.37126909255367 (index.js, line 82)</text:p>
          </table:table-cell>
        </table:table-row>
        <table:table-row table:style-name="ro1">
          <table:table-cell office:value-type="string">
            <text:p>[Log] Longitude: -75.767855794510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7 (index.js, line 80)</text:p>
          </table:table-cell>
        </table:table-row>
        <table:table-row table:style-name="ro1">
          <table:table-cell office:value-type="string">
            <text:p>[Log] <text:s/>Time:Wed Feb 05 2014 19:48:41 GMT-0500 (EST) (index.js, line 81)</text:p>
          </table:table-cell>
        </table:table-row>
        <table:table-row table:style-name="ro1">
          <table:table-cell office:value-type="string">
            <text:p>[Log] <text:s/>Latitude:45.37134774940313 (index.js, line 82)</text:p>
          </table:table-cell>
        </table:table-row>
        <table:table-row table:style-name="ro1">
          <table:table-cell office:value-type="string">
            <text:p>[Log] Longitude: -75.767681422112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8 (index.js, line 80)</text:p>
          </table:table-cell>
        </table:table-row>
        <table:table-row table:style-name="ro1">
          <table:table-cell office:value-type="string">
            <text:p>[Log] <text:s/>Time:Wed Feb 05 2014 19:48:42 GMT-0500 (EST) (index.js, line 81)</text:p>
          </table:table-cell>
        </table:table-row>
        <table:table-row table:style-name="ro1">
          <table:table-cell office:value-type="string">
            <text:p>[Log] <text:s/>Latitude:45.37142011020382 (index.js, line 82)</text:p>
          </table:table-cell>
        </table:table-row>
        <table:table-row table:style-name="ro1">
          <table:table-cell office:value-type="string">
            <text:p>[Log] Longitude: -75.76752100656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9 (index.js, line 80)</text:p>
          </table:table-cell>
        </table:table-row>
        <table:table-row table:style-name="ro1">
          <table:table-cell office:value-type="string">
            <text:p>[Log] <text:s/>Time:Wed Feb 05 2014 19:48:43 GMT-0500 (EST) (index.js, line 81)</text:p>
          </table:table-cell>
        </table:table-row>
        <table:table-row table:style-name="ro1">
          <table:table-cell office:value-type="string">
            <text:p>[Log] <text:s/>Latitude:45.37148414717993 (index.js, line 82)</text:p>
          </table:table-cell>
        </table:table-row>
        <table:table-row table:style-name="ro1">
          <table:table-cell office:value-type="string">
            <text:p>[Log] Longitude: -75.767379044300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0 (index.js, line 80)</text:p>
          </table:table-cell>
        </table:table-row>
        <table:table-row table:style-name="ro1">
          <table:table-cell office:value-type="string">
            <text:p>[Log] <text:s/>Time:Wed Feb 05 2014 19:48:44 GMT-0500 (EST) (index.js, line 81)</text:p>
          </table:table-cell>
        </table:table-row>
        <table:table-row table:style-name="ro1">
          <table:table-cell office:value-type="string">
            <text:p>[Log] <text:s/>Latitude:45.37156879166605 (index.js, line 82)</text:p>
          </table:table-cell>
        </table:table-row>
        <table:table-row table:style-name="ro1">
          <table:table-cell office:value-type="string">
            <text:p>[Log] Longitude: -75.767193202773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1 (index.js, line 80)</text:p>
          </table:table-cell>
        </table:table-row>
        <table:table-row table:style-name="ro1">
          <table:table-cell office:value-type="string">
            <text:p>[Log] <text:s/>Time:Wed Feb 05 2014 19:48:45 GMT-0500 (EST) (index.js, line 81)</text:p>
          </table:table-cell>
        </table:table-row>
        <table:table-row table:style-name="ro1">
          <table:table-cell office:value-type="string">
            <text:p>[Log] <text:s/>Latitude:45.37164108018987 (index.js, line 82)</text:p>
          </table:table-cell>
        </table:table-row>
        <table:table-row table:style-name="ro1">
          <table:table-cell office:value-type="string">
            <text:p>[Log] Longitude: -75.767034511736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2 (index.js, line 80)</text:p>
          </table:table-cell>
        </table:table-row>
        <table:table-row table:style-name="ro1">
          <table:table-cell office:value-type="string">
            <text:p>[Log] <text:s/>Time:Wed Feb 05 2014 19:48:45 GMT-0500 (EST) (index.js, line 81)</text:p>
          </table:table-cell>
        </table:table-row>
        <table:table-row table:style-name="ro1">
          <table:table-cell office:value-type="string">
            <text:p>[Log] <text:s/>Latitude:45.371734478261125 (index.js, line 82)</text:p>
          </table:table-cell>
        </table:table-row>
        <table:table-row table:style-name="ro1">
          <table:table-cell office:value-type="string">
            <text:p>[Log] Longitude: -75.766824191450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3 (index.js, line 80)</text:p>
          </table:table-cell>
        </table:table-row>
        <table:table-row table:style-name="ro1">
          <table:table-cell office:value-type="string">
            <text:p>[Log] <text:s/>Time:Wed Feb 05 2014 19:48:47 GMT-0500 (EST) (index.js, line 81)</text:p>
          </table:table-cell>
        </table:table-row>
        <table:table-row table:style-name="ro1">
          <table:table-cell office:value-type="string">
            <text:p>[Log] <text:s/>Latitude:45.371815731071884 (index.js, line 82)</text:p>
          </table:table-cell>
        </table:table-row>
        <table:table-row table:style-name="ro1">
          <table:table-cell office:value-type="string">
            <text:p>[Log] Longitude: -75.766642610615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4 (index.js, line 80)</text:p>
          </table:table-cell>
        </table:table-row>
        <table:table-row table:style-name="ro1">
          <table:table-cell office:value-type="string">
            <text:p>[Log] <text:s/>Time:Wed Feb 05 2014 19:48:48 GMT-0500 (EST) (index.js, line 81)</text:p>
          </table:table-cell>
        </table:table-row>
        <table:table-row table:style-name="ro1">
          <table:table-cell office:value-type="string">
            <text:p>[Log] <text:s/>Latitude:45.37189914173782 (index.js, line 82)</text:p>
          </table:table-cell>
        </table:table-row>
        <table:table-row table:style-name="ro1">
          <table:table-cell office:value-type="string">
            <text:p>[Log] Longitude: -75.766456208220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5 (index.js, line 80)</text:p>
          </table:table-cell>
        </table:table-row>
        <table:table-row table:style-name="ro1">
          <table:table-cell office:value-type="string">
            <text:p>[Log] <text:s/>Time:Wed Feb 05 2014 19:48:49 GMT-0500 (EST) (index.js, line 81)</text:p>
          </table:table-cell>
        </table:table-row>
        <table:table-row table:style-name="ro1">
          <table:table-cell office:value-type="string">
            <text:p>[Log] <text:s/>Latitude:45.371979862065174 (index.js, line 82)</text:p>
          </table:table-cell>
        </table:table-row>
        <table:table-row table:style-name="ro1">
          <table:table-cell office:value-type="string">
            <text:p>[Log] Longitude: -75.766274394918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6 (index.js, line 80)</text:p>
          </table:table-cell>
        </table:table-row>
        <table:table-row table:style-name="ro1">
          <table:table-cell office:value-type="string">
            <text:p>[Log] <text:s/>Time:Wed Feb 05 2014 19:48:50 GMT-0500 (EST) (index.js, line 81)</text:p>
          </table:table-cell>
        </table:table-row>
        <table:table-row table:style-name="ro1">
          <table:table-cell office:value-type="string">
            <text:p>[Log] <text:s/>Latitude:45.37205638917174 (index.js, line 82)</text:p>
          </table:table-cell>
        </table:table-row>
        <table:table-row table:style-name="ro1">
          <table:table-cell office:value-type="string">
            <text:p>[Log] Longitude: -75.766098887033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7 (index.js, line 80)</text:p>
          </table:table-cell>
        </table:table-row>
        <table:table-row table:style-name="ro1">
          <table:table-cell office:value-type="string">
            <text:p>[Log] <text:s/>Time:Wed Feb 05 2014 19:48:50 GMT-0500 (EST) (index.js, line 81)</text:p>
          </table:table-cell>
        </table:table-row>
        <table:table-row table:style-name="ro1">
          <table:table-cell office:value-type="string">
            <text:p>[Log] <text:s/>Latitude:45.37212303444242 (index.js, line 82)</text:p>
          </table:table-cell>
        </table:table-row>
        <table:table-row table:style-name="ro1">
          <table:table-cell office:value-type="string">
            <text:p>[Log] Longitude: -75.765946043029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8 (index.js, line 80)</text:p>
          </table:table-cell>
        </table:table-row>
        <table:table-row table:style-name="ro1">
          <table:table-cell office:value-type="string">
            <text:p>[Log] <text:s/>Time:Wed Feb 05 2014 19:48:51 GMT-0500 (EST) (index.js, line 81)</text:p>
          </table:table-cell>
        </table:table-row>
        <table:table-row table:style-name="ro1">
          <table:table-cell office:value-type="string">
            <text:p>[Log] <text:s/>Latitude:45.37221448674781 (index.js, line 82)</text:p>
          </table:table-cell>
        </table:table-row>
        <table:table-row table:style-name="ro1">
          <table:table-cell office:value-type="string">
            <text:p>[Log] Longitude: -75.765736602188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9 (index.js, line 80)</text:p>
          </table:table-cell>
        </table:table-row>
        <table:table-row table:style-name="ro1">
          <table:table-cell office:value-type="string">
            <text:p>[Log] <text:s/>Time:Wed Feb 05 2014 19:48:52 GMT-0500 (EST) (index.js, line 81)</text:p>
          </table:table-cell>
        </table:table-row>
        <table:table-row table:style-name="ro1">
          <table:table-cell office:value-type="string">
            <text:p>[Log] <text:s/>Latitude:45.37229511830113 (index.js, line 82)</text:p>
          </table:table-cell>
        </table:table-row>
        <table:table-row table:style-name="ro1">
          <table:table-cell office:value-type="string">
            <text:p>[Log] Longitude: -75.765551949516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0 (index.js, line 80)</text:p>
          </table:table-cell>
        </table:table-row>
        <table:table-row table:style-name="ro1">
          <table:table-cell office:value-type="string">
            <text:p>[Log] <text:s/>Time:Wed Feb 05 2014 19:48:53 GMT-0500 (EST) (index.js, line 81)</text:p>
          </table:table-cell>
        </table:table-row>
        <table:table-row table:style-name="ro1">
          <table:table-cell office:value-type="string">
            <text:p>[Log] <text:s/>Latitude:45.37238361056025 (index.js, line 82)</text:p>
          </table:table-cell>
        </table:table-row>
        <table:table-row table:style-name="ro1">
          <table:table-cell office:value-type="string">
            <text:p>[Log] Longitude: -75.765349294088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1 (index.js, line 80)</text:p>
          </table:table-cell>
        </table:table-row>
        <table:table-row table:style-name="ro1">
          <table:table-cell office:value-type="string">
            <text:p>[Log] <text:s/>Time:Wed Feb 05 2014 19:48:55 GMT-0500 (EST) (index.js, line 81)</text:p>
          </table:table-cell>
        </table:table-row>
        <table:table-row table:style-name="ro1">
          <table:table-cell office:value-type="string">
            <text:p>[Log] <text:s/>Latitude:45.372462477238564 (index.js, line 82)</text:p>
          </table:table-cell>
        </table:table-row>
        <table:table-row table:style-name="ro1">
          <table:table-cell office:value-type="string">
            <text:p>[Log] Longitude: -75.765168683064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2 (index.js, line 80)</text:p>
          </table:table-cell>
        </table:table-row>
        <table:table-row table:style-name="ro1">
          <table:table-cell office:value-type="string">
            <text:p>[Log] <text:s/>Time:Wed Feb 05 2014 19:48:56 GMT-0500 (EST) (index.js, line 81)</text:p>
          </table:table-cell>
        </table:table-row>
        <table:table-row table:style-name="ro1">
          <table:table-cell office:value-type="string">
            <text:p>[Log] <text:s/>Latitude:45.372540512553236 (index.js, line 82)</text:p>
          </table:table-cell>
        </table:table-row>
        <table:table-row table:style-name="ro1">
          <table:table-cell office:value-type="string">
            <text:p>[Log] Longitude: -75.7649899749958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3 (index.js, line 80)</text:p>
          </table:table-cell>
        </table:table-row>
        <table:table-row table:style-name="ro1">
          <table:table-cell office:value-type="string">
            <text:p>[Log] <text:s/>Time:Wed Feb 05 2014 19:48:57 GMT-0500 (EST) (index.js, line 81)</text:p>
          </table:table-cell>
        </table:table-row>
        <table:table-row table:style-name="ro1">
          <table:table-cell office:value-type="string">
            <text:p>[Log] <text:s/>Latitude:45.37261846587702 (index.js, line 82)</text:p>
          </table:table-cell>
        </table:table-row>
        <table:table-row table:style-name="ro1">
          <table:table-cell office:value-type="string">
            <text:p>[Log] Longitude: -75.764811454209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4 (index.js, line 80)</text:p>
          </table:table-cell>
        </table:table-row>
        <table:table-row table:style-name="ro1">
          <table:table-cell office:value-type="string">
            <text:p>[Log] <text:s/>Time:Wed Feb 05 2014 19:48:58 GMT-0500 (EST) (index.js, line 81)</text:p>
          </table:table-cell>
        </table:table-row>
        <table:table-row table:style-name="ro1">
          <table:table-cell office:value-type="string">
            <text:p>[Log] <text:s/>Latitude:45.372712832970585 (index.js, line 82)</text:p>
          </table:table-cell>
        </table:table-row>
        <table:table-row table:style-name="ro1">
          <table:table-cell office:value-type="string">
            <text:p>[Log] Longitude: -75.764595766886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5 (index.js, line 80)</text:p>
          </table:table-cell>
        </table:table-row>
        <table:table-row table:style-name="ro1">
          <table:table-cell office:value-type="string">
            <text:p>[Log] <text:s/>Time:Wed Feb 05 2014 19:48:59 GMT-0500 (EST) (index.js, line 81)</text:p>
          </table:table-cell>
        </table:table-row>
        <table:table-row table:style-name="ro1">
          <table:table-cell office:value-type="string">
            <text:p>[Log] <text:s/>Latitude:45.372788163042166 (index.js, line 82)</text:p>
          </table:table-cell>
        </table:table-row>
        <table:table-row table:style-name="ro1">
          <table:table-cell office:value-type="string">
            <text:p>[Log] Longitude: -75.764423592117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6 (index.js, line 80)</text:p>
          </table:table-cell>
        </table:table-row>
        <table:table-row table:style-name="ro1">
          <table:table-cell office:value-type="string">
            <text:p>[Log] <text:s/>Time:Wed Feb 05 2014 19:49:00 GMT-0500 (EST) (index.js, line 81)</text:p>
          </table:table-cell>
        </table:table-row>
        <table:table-row table:style-name="ro1">
          <table:table-cell office:value-type="string">
            <text:p>[Log] <text:s/>Latitude:45.37288419787003 (index.js, line 82)</text:p>
          </table:table-cell>
        </table:table-row>
        <table:table-row table:style-name="ro1">
          <table:table-cell office:value-type="string">
            <text:p>[Log] Longitude: -75.764204094957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7 (index.js, line 80)</text:p>
          </table:table-cell>
        </table:table-row>
        <table:table-row table:style-name="ro1">
          <table:table-cell office:value-type="string">
            <text:p>[Log] <text:s/>Time:Wed Feb 05 2014 19:49:01 GMT-0500 (EST) (index.js, line 81)</text:p>
          </table:table-cell>
        </table:table-row>
        <table:table-row table:style-name="ro1">
          <table:table-cell office:value-type="string">
            <text:p>[Log] <text:s/>Latitude:45.37298450285442 (index.js, line 82)</text:p>
          </table:table-cell>
        </table:table-row>
        <table:table-row table:style-name="ro1">
          <table:table-cell office:value-type="string">
            <text:p>[Log] Longitude: -75.763974836809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8 (index.js, line 80)</text:p>
          </table:table-cell>
        </table:table-row>
        <table:table-row table:style-name="ro1">
          <table:table-cell office:value-type="string">
            <text:p>[Log] <text:s/>Time:Wed Feb 05 2014 19:49:02 GMT-0500 (EST) (index.js, line 81)</text:p>
          </table:table-cell>
        </table:table-row>
        <table:table-row table:style-name="ro1">
          <table:table-cell office:value-type="string">
            <text:p>[Log] <text:s/>Latitude:45.3730492508517 (index.js, line 82)</text:p>
          </table:table-cell>
        </table:table-row>
        <table:table-row table:style-name="ro1">
          <table:table-cell office:value-type="string">
            <text:p>[Log] Longitude: -75.763826848415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9 (index.js, line 80)</text:p>
          </table:table-cell>
        </table:table-row>
        <table:table-row table:style-name="ro1">
          <table:table-cell office:value-type="string">
            <text:p>[Log] <text:s/>Time:Wed Feb 05 2014 19:49:03 GMT-0500 (EST) (index.js, line 81)</text:p>
          </table:table-cell>
        </table:table-row>
        <table:table-row table:style-name="ro1">
          <table:table-cell office:value-type="string">
            <text:p>[Log] <text:s/>Latitude:45.37312313971167 (index.js, line 82)</text:p>
          </table:table-cell>
        </table:table-row>
        <table:table-row table:style-name="ro1">
          <table:table-cell office:value-type="string">
            <text:p>[Log] Longitude: -75.763657966817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0 (index.js, line 80)</text:p>
          </table:table-cell>
        </table:table-row>
        <table:table-row table:style-name="ro1">
          <table:table-cell office:value-type="string">
            <text:p>[Log] <text:s/>Time:Wed Feb 05 2014 19:49:04 GMT-0500 (EST) (index.js, line 81)</text:p>
          </table:table-cell>
        </table:table-row>
        <table:table-row table:style-name="ro1">
          <table:table-cell office:value-type="string">
            <text:p>[Log] <text:s/>Latitude:45.37321346612773 (index.js, line 82)</text:p>
          </table:table-cell>
        </table:table-row>
        <table:table-row table:style-name="ro1">
          <table:table-cell office:value-type="string">
            <text:p>[Log] Longitude: -75.763451515304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1 (index.js, line 80)</text:p>
          </table:table-cell>
        </table:table-row>
        <table:table-row table:style-name="ro1">
          <table:table-cell office:value-type="string">
            <text:p>[Log] <text:s/>Time:Wed Feb 05 2014 19:49:05 GMT-0500 (EST) (index.js, line 81)</text:p>
          </table:table-cell>
        </table:table-row>
        <table:table-row table:style-name="ro1">
          <table:table-cell office:value-type="string">
            <text:p>[Log] <text:s/>Latitude:45.37330428645285 (index.js, line 82)</text:p>
          </table:table-cell>
        </table:table-row>
        <table:table-row table:style-name="ro1">
          <table:table-cell office:value-type="string">
            <text:p>[Log] Longitude: -75.763243934197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2 (index.js, line 80)</text:p>
          </table:table-cell>
        </table:table-row>
        <table:table-row table:style-name="ro1">
          <table:table-cell office:value-type="string">
            <text:p>[Log] <text:s/>Time:Wed Feb 05 2014 19:49:06 GMT-0500 (EST) (index.js, line 81)</text:p>
          </table:table-cell>
        </table:table-row>
        <table:table-row table:style-name="ro1">
          <table:table-cell office:value-type="string">
            <text:p>[Log] <text:s/>Latitude:45.373388913954535 (index.js, line 82)</text:p>
          </table:table-cell>
        </table:table-row>
        <table:table-row table:style-name="ro1">
          <table:table-cell office:value-type="string">
            <text:p>[Log] Longitude: -75.763053544505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3 (index.js, line 80)</text:p>
          </table:table-cell>
        </table:table-row>
        <table:table-row table:style-name="ro1">
          <table:table-cell office:value-type="string">
            <text:p>[Log] <text:s/>Time:Wed Feb 05 2014 19:49:07 GMT-0500 (EST) (index.js, line 81)</text:p>
          </table:table-cell>
        </table:table-row>
        <table:table-row table:style-name="ro1">
          <table:table-cell office:value-type="string">
            <text:p>[Log] <text:s/>Latitude:45.37347831486397 (index.js, line 82)</text:p>
          </table:table-cell>
        </table:table-row>
        <table:table-row table:style-name="ro1">
          <table:table-cell office:value-type="string">
            <text:p>[Log] Longitude: -75.762849517850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4 (index.js, line 80)</text:p>
          </table:table-cell>
        </table:table-row>
        <table:table-row table:style-name="ro1">
          <table:table-cell office:value-type="string">
            <text:p>[Log] <text:s/>Time:Wed Feb 05 2014 19:49:08 GMT-0500 (EST) (index.js, line 81)</text:p>
          </table:table-cell>
        </table:table-row>
        <table:table-row table:style-name="ro1">
          <table:table-cell office:value-type="string">
            <text:p>[Log] <text:s/>Latitude:45.37356624957931 (index.js, line 82)</text:p>
          </table:table-cell>
        </table:table-row>
        <table:table-row table:style-name="ro1">
          <table:table-cell office:value-type="string">
            <text:p>[Log] Longitude: -75.762648836753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5 (index.js, line 80)</text:p>
          </table:table-cell>
        </table:table-row>
        <table:table-row table:style-name="ro1">
          <table:table-cell office:value-type="string">
            <text:p>[Log] <text:s/>Time:Wed Feb 05 2014 19:49:09 GMT-0500 (EST) (index.js, line 81)</text:p>
          </table:table-cell>
        </table:table-row>
        <table:table-row table:style-name="ro1">
          <table:table-cell office:value-type="string">
            <text:p>[Log] <text:s/>Latitude:45.37365123227641 (index.js, line 82)</text:p>
          </table:table-cell>
        </table:table-row>
        <table:table-row table:style-name="ro1">
          <table:table-cell office:value-type="string">
            <text:p>[Log] Longitude: -75.762454872310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6 (index.js, line 80)</text:p>
          </table:table-cell>
        </table:table-row>
        <table:table-row table:style-name="ro1">
          <table:table-cell office:value-type="string">
            <text:p>[Log] <text:s/>Time:Wed Feb 05 2014 19:49:10 GMT-0500 (EST) (index.js, line 81)</text:p>
          </table:table-cell>
        </table:table-row>
        <table:table-row table:style-name="ro1">
          <table:table-cell office:value-type="string">
            <text:p>[Log] <text:s/>Latitude:45.37374077169385 (index.js, line 82)</text:p>
          </table:table-cell>
        </table:table-row>
        <table:table-row table:style-name="ro1">
          <table:table-cell office:value-type="string">
            <text:p>[Log] Longitude: -75.762249767794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7 (index.js, line 80)</text:p>
          </table:table-cell>
        </table:table-row>
        <table:table-row table:style-name="ro1">
          <table:table-cell office:value-type="string">
            <text:p>[Log] <text:s/>Time:Wed Feb 05 2014 19:49:11 GMT-0500 (EST) (index.js, line 81)</text:p>
          </table:table-cell>
        </table:table-row>
        <table:table-row table:style-name="ro1">
          <table:table-cell office:value-type="string">
            <text:p>[Log] <text:s/>Latitude:45.3738328377942 (index.js, line 82)</text:p>
          </table:table-cell>
        </table:table-row>
        <table:table-row table:style-name="ro1">
          <table:table-cell office:value-type="string">
            <text:p>[Log] Longitude: -75.762038875836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8 (index.js, line 80)</text:p>
          </table:table-cell>
        </table:table-row>
        <table:table-row table:style-name="ro1">
          <table:table-cell office:value-type="string">
            <text:p>[Log] <text:s/>Time:Wed Feb 05 2014 19:49:12 GMT-0500 (EST) (index.js, line 81)</text:p>
          </table:table-cell>
        </table:table-row>
        <table:table-row table:style-name="ro1">
          <table:table-cell office:value-type="string">
            <text:p>[Log] <text:s/>Latitude:45.37392023466964 (index.js, line 82)</text:p>
          </table:table-cell>
        </table:table-row>
        <table:table-row table:style-name="ro1">
          <table:table-cell office:value-type="string">
            <text:p>[Log] Longitude: -75.761839130500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9 (index.js, line 80)</text:p>
          </table:table-cell>
        </table:table-row>
        <table:table-row table:style-name="ro1">
          <table:table-cell office:value-type="string">
            <text:p>[Log] <text:s/>Time:Wed Feb 05 2014 19:49:13 GMT-0500 (EST) (index.js, line 81)</text:p>
          </table:table-cell>
        </table:table-row>
        <table:table-row table:style-name="ro1">
          <table:table-cell office:value-type="string">
            <text:p>[Log] <text:s/>Latitude:45.37401694976496 (index.js, line 82)</text:p>
          </table:table-cell>
        </table:table-row>
        <table:table-row table:style-name="ro1">
          <table:table-cell office:value-type="string">
            <text:p>[Log] Longitude: -75.761618069345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0 (index.js, line 80)</text:p>
          </table:table-cell>
        </table:table-row>
        <table:table-row table:style-name="ro1">
          <table:table-cell office:value-type="string">
            <text:p>[Log] <text:s/>Time:Wed Feb 05 2014 19:49:14 GMT-0500 (EST) (index.js, line 81)</text:p>
          </table:table-cell>
        </table:table-row>
        <table:table-row table:style-name="ro1">
          <table:table-cell office:value-type="string">
            <text:p>[Log] <text:s/>Latitude:45.374112138395496 (index.js, line 82)</text:p>
          </table:table-cell>
        </table:table-row>
        <table:table-row table:style-name="ro1">
          <table:table-cell office:value-type="string">
            <text:p>[Log] Longitude: -75.761400460323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1 (index.js, line 80)</text:p>
          </table:table-cell>
        </table:table-row>
        <table:table-row table:style-name="ro1">
          <table:table-cell office:value-type="string">
            <text:p>[Log] <text:s/>Time:Wed Feb 05 2014 19:49:15 GMT-0500 (EST) (index.js, line 81)</text:p>
          </table:table-cell>
        </table:table-row>
        <table:table-row table:style-name="ro1">
          <table:table-cell office:value-type="string">
            <text:p>[Log] <text:s/>Latitude:45.37420924002689 (index.js, line 82)</text:p>
          </table:table-cell>
        </table:table-row>
        <table:table-row table:style-name="ro1">
          <table:table-cell office:value-type="string">
            <text:p>[Log] Longitude: -75.761178478633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2 (index.js, line 80)</text:p>
          </table:table-cell>
        </table:table-row>
        <table:table-row table:style-name="ro1">
          <table:table-cell office:value-type="string">
            <text:p>[Log] <text:s/>Time:Wed Feb 05 2014 19:49:16 GMT-0500 (EST) (index.js, line 81)</text:p>
          </table:table-cell>
        </table:table-row>
        <table:table-row table:style-name="ro1">
          <table:table-cell office:value-type="string">
            <text:p>[Log] <text:s/>Latitude:45.37430460543541 (index.js, line 82)</text:p>
          </table:table-cell>
        </table:table-row>
        <table:table-row table:style-name="ro1">
          <table:table-cell office:value-type="string">
            <text:p>[Log] Longitude: -75.760960465740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3 (index.js, line 80)</text:p>
          </table:table-cell>
        </table:table-row>
        <table:table-row table:style-name="ro1">
          <table:table-cell office:value-type="string">
            <text:p>[Log] <text:s/>Time:Wed Feb 05 2014 19:49:17 GMT-0500 (EST) (index.js, line 81)</text:p>
          </table:table-cell>
        </table:table-row>
        <table:table-row table:style-name="ro1">
          <table:table-cell office:value-type="string">
            <text:p>[Log] <text:s/>Latitude:45.37439298874944 (index.js, line 82)</text:p>
          </table:table-cell>
        </table:table-row>
        <table:table-row table:style-name="ro1">
          <table:table-cell office:value-type="string">
            <text:p>[Log] Longitude: -75.760758413252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4 (index.js, line 80)</text:p>
          </table:table-cell>
        </table:table-row>
        <table:table-row table:style-name="ro1">
          <table:table-cell office:value-type="string">
            <text:p>[Log] <text:s/>Time:Wed Feb 05 2014 19:49:18 GMT-0500 (EST) (index.js, line 81)</text:p>
          </table:table-cell>
        </table:table-row>
        <table:table-row table:style-name="ro1">
          <table:table-cell office:value-type="string">
            <text:p>[Log] <text:s/>Latitude:45.37448085396213 (index.js, line 82)</text:p>
          </table:table-cell>
        </table:table-row>
        <table:table-row table:style-name="ro1">
          <table:table-cell office:value-type="string">
            <text:p>[Log] Longitude: -75.760557545609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5 (index.js, line 80)</text:p>
          </table:table-cell>
        </table:table-row>
        <table:table-row table:style-name="ro1">
          <table:table-cell office:value-type="string">
            <text:p>[Log] <text:s/>Time:Wed Feb 05 2014 19:49:19 GMT-0500 (EST) (index.js, line 81)</text:p>
          </table:table-cell>
        </table:table-row>
        <table:table-row table:style-name="ro1">
          <table:table-cell office:value-type="string">
            <text:p>[Log] <text:s/>Latitude:45.37454647517067 (index.js, line 82)</text:p>
          </table:table-cell>
        </table:table-row>
        <table:table-row table:style-name="ro1">
          <table:table-cell office:value-type="string">
            <text:p>[Log] Longitude: -75.7604075294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6 (index.js, line 80)</text:p>
          </table:table-cell>
        </table:table-row>
        <table:table-row table:style-name="ro1">
          <table:table-cell office:value-type="string">
            <text:p>[Log] <text:s/>Time:Wed Feb 05 2014 19:49:20 GMT-0500 (EST) (index.js, line 81)</text:p>
          </table:table-cell>
        </table:table-row>
        <table:table-row table:style-name="ro1">
          <table:table-cell office:value-type="string">
            <text:p>[Log] <text:s/>Latitude:45.374654393451145 (index.js, line 82)</text:p>
          </table:table-cell>
        </table:table-row>
        <table:table-row table:style-name="ro1">
          <table:table-cell office:value-type="string">
            <text:p>[Log] Longitude: -75.76016239985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7 (index.js, line 80)</text:p>
          </table:table-cell>
        </table:table-row>
        <table:table-row table:style-name="ro1">
          <table:table-cell office:value-type="string">
            <text:p>[Log] <text:s/>Time:Wed Feb 05 2014 19:49:21 GMT-0500 (EST) (index.js, line 81)</text:p>
          </table:table-cell>
        </table:table-row>
        <table:table-row table:style-name="ro1">
          <table:table-cell office:value-type="string">
            <text:p>[Log] <text:s/>Latitude:45.374736478808295 (index.js, line 82)</text:p>
          </table:table-cell>
        </table:table-row>
        <table:table-row table:style-name="ro1">
          <table:table-cell office:value-type="string">
            <text:p>[Log] Longitude: -75.759975950641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8 (index.js, line 80)</text:p>
          </table:table-cell>
        </table:table-row>
        <table:table-row table:style-name="ro1">
          <table:table-cell office:value-type="string">
            <text:p>[Log] <text:s/>Time:Wed Feb 05 2014 19:49:22 GMT-0500 (EST) (index.js, line 81)</text:p>
          </table:table-cell>
        </table:table-row>
        <table:table-row table:style-name="ro1">
          <table:table-cell office:value-type="string">
            <text:p>[Log] <text:s/>Latitude:45.374822747287084 (index.js, line 82)</text:p>
          </table:table-cell>
        </table:table-row>
        <table:table-row table:style-name="ro1">
          <table:table-cell office:value-type="string">
            <text:p>[Log] Longitude: -75.759780118769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9 (index.js, line 80)</text:p>
          </table:table-cell>
        </table:table-row>
        <table:table-row table:style-name="ro1">
          <table:table-cell office:value-type="string">
            <text:p>[Log] <text:s/>Time:Wed Feb 05 2014 19:49:23 GMT-0500 (EST) (index.js, line 81)</text:p>
          </table:table-cell>
        </table:table-row>
        <table:table-row table:style-name="ro1">
          <table:table-cell office:value-type="string">
            <text:p>[Log] <text:s/>Latitude:45.37490733479655 (index.js, line 82)</text:p>
          </table:table-cell>
        </table:table-row>
        <table:table-row table:style-name="ro1">
          <table:table-cell office:value-type="string">
            <text:p>[Log] Longitude: -75.759588497166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0 (index.js, line 80)</text:p>
          </table:table-cell>
        </table:table-row>
        <table:table-row table:style-name="ro1">
          <table:table-cell office:value-type="string">
            <text:p>[Log] <text:s/>Time:Wed Feb 05 2014 19:49:24 GMT-0500 (EST) (index.js, line 81)</text:p>
          </table:table-cell>
        </table:table-row>
        <table:table-row table:style-name="ro1">
          <table:table-cell office:value-type="string">
            <text:p>[Log] <text:s/>Latitude:45.3749852337981 (index.js, line 82)</text:p>
          </table:table-cell>
        </table:table-row>
        <table:table-row table:style-name="ro1">
          <table:table-cell office:value-type="string">
            <text:p>[Log] Longitude: -75.759412026673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1 (index.js, line 80)</text:p>
          </table:table-cell>
        </table:table-row>
        <table:table-row table:style-name="ro1">
          <table:table-cell office:value-type="string">
            <text:p>[Log] <text:s/>Time:Wed Feb 05 2014 19:49:25 GMT-0500 (EST) (index.js, line 81)</text:p>
          </table:table-cell>
        </table:table-row>
        <table:table-row table:style-name="ro1">
          <table:table-cell office:value-type="string">
            <text:p>[Log] <text:s/>Latitude:45.375063190652114 (index.js, line 82)</text:p>
          </table:table-cell>
        </table:table-row>
        <table:table-row table:style-name="ro1">
          <table:table-cell office:value-type="string">
            <text:p>[Log] Longitude: -75.759233584958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2 (index.js, line 80)</text:p>
          </table:table-cell>
        </table:table-row>
        <table:table-row table:style-name="ro1">
          <table:table-cell office:value-type="string">
            <text:p>[Log] <text:s/>Time:Wed Feb 05 2014 19:49:26 GMT-0500 (EST) (index.js, line 81)</text:p>
          </table:table-cell>
        </table:table-row>
        <table:table-row table:style-name="ro1">
          <table:table-cell office:value-type="string">
            <text:p>[Log] <text:s/>Latitude:45.37513607040625 (index.js, line 82)</text:p>
          </table:table-cell>
        </table:table-row>
        <table:table-row table:style-name="ro1">
          <table:table-cell office:value-type="string">
            <text:p>[Log] Longitude: -75.759066397422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3 (index.js, line 80)</text:p>
          </table:table-cell>
        </table:table-row>
        <table:table-row table:style-name="ro1">
          <table:table-cell office:value-type="string">
            <text:p>[Log] <text:s/>Time:Wed Feb 05 2014 19:49:27 GMT-0500 (EST) (index.js, line 81)</text:p>
          </table:table-cell>
        </table:table-row>
        <table:table-row table:style-name="ro1">
          <table:table-cell office:value-type="string">
            <text:p>[Log] <text:s/>Latitude:45.37521485412672 (index.js, line 82)</text:p>
          </table:table-cell>
        </table:table-row>
        <table:table-row table:style-name="ro1">
          <table:table-cell office:value-type="string">
            <text:p>[Log] Longitude: -75.758885666073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4 (index.js, line 80)</text:p>
          </table:table-cell>
        </table:table-row>
        <table:table-row table:style-name="ro1">
          <table:table-cell office:value-type="string">
            <text:p>[Log] <text:s/>Time:Wed Feb 05 2014 19:49:28 GMT-0500 (EST) (index.js, line 81)</text:p>
          </table:table-cell>
        </table:table-row>
        <table:table-row table:style-name="ro1">
          <table:table-cell office:value-type="string">
            <text:p>[Log] <text:s/>Latitude:45.3752897733089 (index.js, line 82)</text:p>
          </table:table-cell>
        </table:table-row>
        <table:table-row table:style-name="ro1">
          <table:table-cell office:value-type="string">
            <text:p>[Log] Longitude: -75.758713799077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5 (index.js, line 80)</text:p>
          </table:table-cell>
        </table:table-row>
        <table:table-row table:style-name="ro1">
          <table:table-cell office:value-type="string">
            <text:p>[Log] <text:s/>Time:Wed Feb 05 2014 19:49:29 GMT-0500 (EST) (index.js, line 81)</text:p>
          </table:table-cell>
        </table:table-row>
        <table:table-row table:style-name="ro1">
          <table:table-cell office:value-type="string">
            <text:p>[Log] <text:s/>Latitude:45.375365719691494 (index.js, line 82)</text:p>
          </table:table-cell>
        </table:table-row>
        <table:table-row table:style-name="ro1">
          <table:table-cell office:value-type="string">
            <text:p>[Log] Longitude: -75.758539452544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6 (index.js, line 80)</text:p>
          </table:table-cell>
        </table:table-row>
        <table:table-row table:style-name="ro1">
          <table:table-cell office:value-type="string">
            <text:p>[Log] <text:s/>Time:Wed Feb 05 2014 19:49:30 GMT-0500 (EST) (index.js, line 81)</text:p>
          </table:table-cell>
        </table:table-row>
        <table:table-row table:style-name="ro1">
          <table:table-cell office:value-type="string">
            <text:p>[Log] <text:s/>Latitude:45.37544212015969 (index.js, line 82)</text:p>
          </table:table-cell>
        </table:table-row>
        <table:table-row table:style-name="ro1">
          <table:table-cell office:value-type="string">
            <text:p>[Log] Longitude: -75.758362596679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7 (index.js, line 80)</text:p>
          </table:table-cell>
        </table:table-row>
        <table:table-row table:style-name="ro1">
          <table:table-cell office:value-type="string">
            <text:p>[Log] <text:s/>Time:Wed Feb 05 2014 19:49:31 GMT-0500 (EST) (index.js, line 81)</text:p>
          </table:table-cell>
        </table:table-row>
        <table:table-row table:style-name="ro1">
          <table:table-cell office:value-type="string">
            <text:p>[Log] <text:s/>Latitude:45.37551560585627 (index.js, line 82)</text:p>
          </table:table-cell>
        </table:table-row>
        <table:table-row table:style-name="ro1">
          <table:table-cell office:value-type="string">
            <text:p>[Log] Longitude: -75.7581924882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8 (index.js, line 80)</text:p>
          </table:table-cell>
        </table:table-row>
        <table:table-row table:style-name="ro1">
          <table:table-cell office:value-type="string">
            <text:p>[Log] <text:s/>Time:Wed Feb 05 2014 19:49:32 GMT-0500 (EST) (index.js, line 81)</text:p>
          </table:table-cell>
        </table:table-row>
        <table:table-row table:style-name="ro1">
          <table:table-cell office:value-type="string">
            <text:p>[Log] <text:s/>Latitude:45.37559371186524 (index.js, line 82)</text:p>
          </table:table-cell>
        </table:table-row>
        <table:table-row table:style-name="ro1">
          <table:table-cell office:value-type="string">
            <text:p>[Log] Longitude: -75.758011938451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9 (index.js, line 80)</text:p>
          </table:table-cell>
        </table:table-row>
        <table:table-row table:style-name="ro1">
          <table:table-cell office:value-type="string">
            <text:p>[Log] <text:s/>Time:Wed Feb 05 2014 19:49:33 GMT-0500 (EST) (index.js, line 81)</text:p>
          </table:table-cell>
        </table:table-row>
        <table:table-row table:style-name="ro1">
          <table:table-cell office:value-type="string">
            <text:p>[Log] <text:s/>Latitude:45.37566893074855 (index.js, line 82)</text:p>
          </table:table-cell>
        </table:table-row>
        <table:table-row table:style-name="ro1">
          <table:table-cell office:value-type="string">
            <text:p>[Log] Longitude: -75.757838073222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0 (index.js, line 80)</text:p>
          </table:table-cell>
        </table:table-row>
        <table:table-row table:style-name="ro1">
          <table:table-cell office:value-type="string">
            <text:p>[Log] <text:s/>Time:Wed Feb 05 2014 19:49:34 GMT-0500 (EST) (index.js, line 81)</text:p>
          </table:table-cell>
        </table:table-row>
        <table:table-row table:style-name="ro1">
          <table:table-cell office:value-type="string">
            <text:p>[Log] <text:s/>Latitude:45.375747368329755 (index.js, line 82)</text:p>
          </table:table-cell>
        </table:table-row>
        <table:table-row table:style-name="ro1">
          <table:table-cell office:value-type="string">
            <text:p>[Log] Longitude: -75.757656768400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1 (index.js, line 80)</text:p>
          </table:table-cell>
        </table:table-row>
        <table:table-row table:style-name="ro1">
          <table:table-cell office:value-type="string">
            <text:p>[Log] <text:s/>Time:Wed Feb 05 2014 19:49:35 GMT-0500 (EST) (index.js, line 81)</text:p>
          </table:table-cell>
        </table:table-row>
        <table:table-row table:style-name="ro1">
          <table:table-cell office:value-type="string">
            <text:p>[Log] <text:s/>Latitude:45.375787473398326 (index.js, line 82)</text:p>
          </table:table-cell>
        </table:table-row>
        <table:table-row table:style-name="ro1">
          <table:table-cell office:value-type="string">
            <text:p>[Log] Longitude: -75.757564067171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2 (index.js, line 80)</text:p>
          </table:table-cell>
        </table:table-row>
        <table:table-row table:style-name="ro1">
          <table:table-cell office:value-type="string">
            <text:p>[Log] <text:s/>Time:Wed Feb 05 2014 19:49:36 GMT-0500 (EST) (index.js, line 81)</text:p>
          </table:table-cell>
        </table:table-row>
        <table:table-row table:style-name="ro1">
          <table:table-cell office:value-type="string">
            <text:p>[Log] <text:s/>Latitude:45.37589825931149 (index.js, line 82)</text:p>
          </table:table-cell>
        </table:table-row>
        <table:table-row table:style-name="ro1">
          <table:table-cell office:value-type="string">
            <text:p>[Log] Longitude: -75.75731228527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3 (index.js, line 80)</text:p>
          </table:table-cell>
        </table:table-row>
        <table:table-row table:style-name="ro1">
          <table:table-cell office:value-type="string">
            <text:p>[Log] <text:s/>Time:Wed Feb 05 2014 19:49:37 GMT-0500 (EST) (index.js, line 81)</text:p>
          </table:table-cell>
        </table:table-row>
        <table:table-row table:style-name="ro1">
          <table:table-cell office:value-type="string">
            <text:p>[Log] <text:s/>Latitude:45.3759721305919 (index.js, line 82)</text:p>
          </table:table-cell>
        </table:table-row>
        <table:table-row table:style-name="ro1">
          <table:table-cell office:value-type="string">
            <text:p>[Log] Longitude: -75.757144451090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4 (index.js, line 80)</text:p>
          </table:table-cell>
        </table:table-row>
        <table:table-row table:style-name="ro1">
          <table:table-cell office:value-type="string">
            <text:p>[Log] <text:s/>Time:Wed Feb 05 2014 19:49:38 GMT-0500 (EST) (index.js, line 81)</text:p>
          </table:table-cell>
        </table:table-row>
        <table:table-row table:style-name="ro1">
          <table:table-cell office:value-type="string">
            <text:p>[Log] <text:s/>Latitude:45.376045770975765 (index.js, line 82)</text:p>
          </table:table-cell>
        </table:table-row>
        <table:table-row table:style-name="ro1">
          <table:table-cell office:value-type="string">
            <text:p>[Log] Longitude: -75.756977141099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5 (index.js, line 80)</text:p>
          </table:table-cell>
        </table:table-row>
        <table:table-row table:style-name="ro1">
          <table:table-cell office:value-type="string">
            <text:p>[Log] <text:s/>Time:Wed Feb 05 2014 19:49:39 GMT-0500 (EST) (index.js, line 81)</text:p>
          </table:table-cell>
        </table:table-row>
        <table:table-row table:style-name="ro1">
          <table:table-cell office:value-type="string">
            <text:p>[Log] <text:s/>Latitude:45.37611589861115 (index.js, line 82)</text:p>
          </table:table-cell>
        </table:table-row>
        <table:table-row table:style-name="ro1">
          <table:table-cell office:value-type="string">
            <text:p>[Log] Longitude: -75.756817811598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6 (index.js, line 80)</text:p>
          </table:table-cell>
        </table:table-row>
        <table:table-row table:style-name="ro1">
          <table:table-cell office:value-type="string">
            <text:p>[Log] <text:s/>Time:Wed Feb 05 2014 19:49:40 GMT-0500 (EST) (index.js, line 81)</text:p>
          </table:table-cell>
        </table:table-row>
        <table:table-row table:style-name="ro1">
          <table:table-cell office:value-type="string">
            <text:p>[Log] <text:s/>Latitude:45.37619028197743 (index.js, line 82)</text:p>
          </table:table-cell>
        </table:table-row>
        <table:table-row table:style-name="ro1">
          <table:table-cell office:value-type="string">
            <text:p>[Log] Longitude: -75.756648813439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7 (index.js, line 80)</text:p>
          </table:table-cell>
        </table:table-row>
        <table:table-row table:style-name="ro1">
          <table:table-cell office:value-type="string">
            <text:p>[Log] <text:s/>Time:Wed Feb 05 2014 19:49:41 GMT-0500 (EST) (index.js, line 81)</text:p>
          </table:table-cell>
        </table:table-row>
        <table:table-row table:style-name="ro1">
          <table:table-cell office:value-type="string">
            <text:p>[Log] <text:s/>Latitude:45.37625580236235 (index.js, line 82)</text:p>
          </table:table-cell>
        </table:table-row>
        <table:table-row table:style-name="ro1">
          <table:table-cell office:value-type="string">
            <text:p>[Log] Longitude: -75.756499951494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8 (index.js, line 80)</text:p>
          </table:table-cell>
        </table:table-row>
        <table:table-row table:style-name="ro1">
          <table:table-cell office:value-type="string">
            <text:p>[Log] <text:s/>Time:Wed Feb 05 2014 19:49:42 GMT-0500 (EST) (index.js, line 81)</text:p>
          </table:table-cell>
        </table:table-row>
        <table:table-row table:style-name="ro1">
          <table:table-cell office:value-type="string">
            <text:p>[Log] <text:s/>Latitude:45.37633301487204 (index.js, line 82)</text:p>
          </table:table-cell>
        </table:table-row>
        <table:table-row table:style-name="ro1">
          <table:table-cell office:value-type="string">
            <text:p>[Log] Longitude: -75.756320531618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9 (index.js, line 80)</text:p>
          </table:table-cell>
        </table:table-row>
        <table:table-row table:style-name="ro1">
          <table:table-cell office:value-type="string">
            <text:p>[Log] <text:s/>Time:Wed Feb 05 2014 19:49:43 GMT-0500 (EST) (index.js, line 81)</text:p>
          </table:table-cell>
        </table:table-row>
        <table:table-row table:style-name="ro1">
          <table:table-cell office:value-type="string">
            <text:p>[Log] <text:s/>Latitude:45.37640732665473 (index.js, line 82)</text:p>
          </table:table-cell>
        </table:table-row>
        <table:table-row table:style-name="ro1">
          <table:table-cell office:value-type="string">
            <text:p>[Log] Longitude: -75.756147850333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0 (index.js, line 80)</text:p>
          </table:table-cell>
        </table:table-row>
        <table:table-row table:style-name="ro1">
          <table:table-cell office:value-type="string">
            <text:p>[Log] <text:s/>Time:Wed Feb 05 2014 19:49:44 GMT-0500 (EST) (index.js, line 81)</text:p>
          </table:table-cell>
        </table:table-row>
        <table:table-row table:style-name="ro1">
          <table:table-cell office:value-type="string">
            <text:p>[Log] <text:s/>Latitude:45.37648167594366 (index.js, line 82)</text:p>
          </table:table-cell>
        </table:table-row>
        <table:table-row table:style-name="ro1">
          <table:table-cell office:value-type="string">
            <text:p>[Log] Longitude: -75.7559750816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1 (index.js, line 80)</text:p>
          </table:table-cell>
        </table:table-row>
        <table:table-row table:style-name="ro1">
          <table:table-cell office:value-type="string">
            <text:p>[Log] <text:s/>Time:Wed Feb 05 2014 19:49:45 GMT-0500 (EST) (index.js, line 81)</text:p>
          </table:table-cell>
        </table:table-row>
        <table:table-row table:style-name="ro1">
          <table:table-cell office:value-type="string">
            <text:p>[Log] <text:s/>Latitude:45.37655139353591 (index.js, line 82)</text:p>
          </table:table-cell>
        </table:table-row>
        <table:table-row table:style-name="ro1">
          <table:table-cell office:value-type="string">
            <text:p>[Log] Longitude: -75.755813621944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2 (index.js, line 80)</text:p>
          </table:table-cell>
        </table:table-row>
        <table:table-row table:style-name="ro1">
          <table:table-cell office:value-type="string">
            <text:p>[Log] <text:s/>Time:Wed Feb 05 2014 19:49:46 GMT-0500 (EST) (index.js, line 81)</text:p>
          </table:table-cell>
        </table:table-row>
        <table:table-row table:style-name="ro1">
          <table:table-cell office:value-type="string">
            <text:p>[Log] <text:s/>Latitude:45.37661805662381 (index.js, line 82)</text:p>
          </table:table-cell>
        </table:table-row>
        <table:table-row table:style-name="ro1">
          <table:table-cell office:value-type="string">
            <text:p>[Log] Longitude: -75.755660416471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3 (index.js, line 80)</text:p>
          </table:table-cell>
        </table:table-row>
        <table:table-row table:style-name="ro1">
          <table:table-cell office:value-type="string">
            <text:p>[Log] <text:s/>Time:Wed Feb 05 2014 19:49:47 GMT-0500 (EST) (index.js, line 81)</text:p>
          </table:table-cell>
        </table:table-row>
        <table:table-row table:style-name="ro1">
          <table:table-cell office:value-type="string">
            <text:p>[Log] <text:s/>Latitude:45.376682625781704 (index.js, line 82)</text:p>
          </table:table-cell>
        </table:table-row>
        <table:table-row table:style-name="ro1">
          <table:table-cell office:value-type="string">
            <text:p>[Log] Longitude: -75.755512023388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4 (index.js, line 80)</text:p>
          </table:table-cell>
        </table:table-row>
        <table:table-row table:style-name="ro1">
          <table:table-cell office:value-type="string">
            <text:p>[Log] <text:s/>Time:Wed Feb 05 2014 19:49:48 GMT-0500 (EST) (index.js, line 81)</text:p>
          </table:table-cell>
        </table:table-row>
        <table:table-row table:style-name="ro1">
          <table:table-cell office:value-type="string">
            <text:p>[Log] <text:s/>Latitude:45.37675200250777 (index.js, line 82)</text:p>
          </table:table-cell>
        </table:table-row>
        <table:table-row table:style-name="ro1">
          <table:table-cell office:value-type="string">
            <text:p>[Log] Longitude: -75.755352581254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5 (index.js, line 80)</text:p>
          </table:table-cell>
        </table:table-row>
        <table:table-row table:style-name="ro1">
          <table:table-cell office:value-type="string">
            <text:p>[Log] <text:s/>Time:Wed Feb 05 2014 19:49:49 GMT-0500 (EST) (index.js, line 81)</text:p>
          </table:table-cell>
        </table:table-row>
        <table:table-row table:style-name="ro1">
          <table:table-cell office:value-type="string">
            <text:p>[Log] <text:s/>Latitude:45.376816631425626 (index.js, line 82)</text:p>
          </table:table-cell>
        </table:table-row>
        <table:table-row table:style-name="ro1">
          <table:table-cell office:value-type="string">
            <text:p>[Log] Longitude: -75.755204050001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6 (index.js, line 80)</text:p>
          </table:table-cell>
        </table:table-row>
        <table:table-row table:style-name="ro1">
          <table:table-cell office:value-type="string">
            <text:p>[Log] <text:s/>Time:Wed Feb 05 2014 19:49:50 GMT-0500 (EST) (index.js, line 81)</text:p>
          </table:table-cell>
        </table:table-row>
        <table:table-row table:style-name="ro1">
          <table:table-cell office:value-type="string">
            <text:p>[Log] <text:s/>Latitude:45.37686548789919 (index.js, line 82)</text:p>
          </table:table-cell>
        </table:table-row>
        <table:table-row table:style-name="ro1">
          <table:table-cell office:value-type="string">
            <text:p>[Log] Longitude: -75.755091767205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7 (index.js, line 80)</text:p>
          </table:table-cell>
        </table:table-row>
        <table:table-row table:style-name="ro1">
          <table:table-cell office:value-type="string">
            <text:p>[Log] <text:s/>Time:Wed Feb 05 2014 19:49:51 GMT-0500 (EST) (index.js, line 81)</text:p>
          </table:table-cell>
        </table:table-row>
        <table:table-row table:style-name="ro1">
          <table:table-cell office:value-type="string">
            <text:p>[Log] <text:s/>Latitude:45.37691599773961 (index.js, line 82)</text:p>
          </table:table-cell>
        </table:table-row>
        <table:table-row table:style-name="ro1">
          <table:table-cell office:value-type="string">
            <text:p>[Log] Longitude: -75.754973968068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8 (index.js, line 80)</text:p>
          </table:table-cell>
        </table:table-row>
        <table:table-row table:style-name="ro1">
          <table:table-cell office:value-type="string">
            <text:p>[Log] <text:s/>Time:Wed Feb 05 2014 19:49:52 GMT-0500 (EST) (index.js, line 81)</text:p>
          </table:table-cell>
        </table:table-row>
        <table:table-row table:style-name="ro1">
          <table:table-cell office:value-type="string">
            <text:p>[Log] <text:s/>Latitude:45.37696187757956 (index.js, line 82)</text:p>
          </table:table-cell>
        </table:table-row>
        <table:table-row table:style-name="ro1">
          <table:table-cell office:value-type="string">
            <text:p>[Log] Longitude: -75.754866045826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9 (index.js, line 80)</text:p>
          </table:table-cell>
        </table:table-row>
        <table:table-row table:style-name="ro1">
          <table:table-cell office:value-type="string">
            <text:p>[Log] <text:s/>Time:Wed Feb 05 2014 19:49:53 GMT-0500 (EST) (index.js, line 81)</text:p>
          </table:table-cell>
        </table:table-row>
        <table:table-row table:style-name="ro1">
          <table:table-cell office:value-type="string">
            <text:p>[Log] <text:s/>Latitude:45.37699617284197 (index.js, line 82)</text:p>
          </table:table-cell>
        </table:table-row>
        <table:table-row table:style-name="ro1">
          <table:table-cell office:value-type="string">
            <text:p>[Log] Longitude: -75.754785372628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0 (index.js, line 80)</text:p>
          </table:table-cell>
        </table:table-row>
        <table:table-row table:style-name="ro1">
          <table:table-cell office:value-type="string">
            <text:p>[Log] <text:s/>Time:Wed Feb 05 2014 19:49:54 GMT-0500 (EST) (index.js, line 81)</text:p>
          </table:table-cell>
        </table:table-row>
        <table:table-row table:style-name="ro1">
          <table:table-cell office:value-type="string">
            <text:p>[Log] <text:s/>Latitude:45.37702164022123 (index.js, line 82)</text:p>
          </table:table-cell>
        </table:table-row>
        <table:table-row table:style-name="ro1">
          <table:table-cell office:value-type="string">
            <text:p>[Log] Longitude: -75.754725466249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1 (index.js, line 80)</text:p>
          </table:table-cell>
        </table:table-row>
        <table:table-row table:style-name="ro1">
          <table:table-cell office:value-type="string">
            <text:p>[Log] <text:s/>Time:Wed Feb 05 2014 19:49:55 GMT-0500 (EST) (index.js, line 81)</text:p>
          </table:table-cell>
        </table:table-row>
        <table:table-row table:style-name="ro1">
          <table:table-cell office:value-type="string">
            <text:p>[Log] <text:s/>Latitude:45.37703733216622 (index.js, line 82)</text:p>
          </table:table-cell>
        </table:table-row>
        <table:table-row table:style-name="ro1">
          <table:table-cell office:value-type="string">
            <text:p>[Log] Longitude: -75.754688553788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2 (index.js, line 80)</text:p>
          </table:table-cell>
        </table:table-row>
        <table:table-row table:style-name="ro1">
          <table:table-cell office:value-type="string">
            <text:p>[Log] <text:s/>Time:Wed Feb 05 2014 19:49:56 GMT-0500 (EST) (index.js, line 81)</text:p>
          </table:table-cell>
        </table:table-row>
        <table:table-row table:style-name="ro1">
          <table:table-cell office:value-type="string">
            <text:p>[Log] <text:s/>Latitude:45.37704278996804 (index.js, line 82)</text:p>
          </table:table-cell>
        </table:table-row>
        <table:table-row table:style-name="ro1">
          <table:table-cell office:value-type="string">
            <text:p>[Log] Longitude: -75.754675715725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3 (index.js, line 80)</text:p>
          </table:table-cell>
        </table:table-row>
        <table:table-row table:style-name="ro1">
          <table:table-cell office:value-type="string">
            <text:p>[Log] <text:s/>Time:Wed Feb 05 2014 19:49:57 GMT-0500 (EST) (index.js, line 81)</text:p>
          </table:table-cell>
        </table:table-row>
        <table:table-row table:style-name="ro1">
          <table:table-cell office:value-type="string">
            <text:p>[Log] <text:s/>Latitude:45.37704682745999 (index.js, line 82)</text:p>
          </table:table-cell>
        </table:table-row>
        <table:table-row table:style-name="ro1">
          <table:table-cell office:value-type="string">
            <text:p>[Log] Longitude: -75.754666217981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4 (index.js, line 80)</text:p>
          </table:table-cell>
        </table:table-row>
        <table:table-row table:style-name="ro1">
          <table:table-cell office:value-type="string">
            <text:p>[Log] <text:s/>Time:Wed Feb 05 2014 19:49:58 GMT-0500 (EST) (index.js, line 81)</text:p>
          </table:table-cell>
        </table:table-row>
        <table:table-row table:style-name="ro1">
          <table:table-cell office:value-type="string">
            <text:p>[Log] <text:s/>Latitude:45.37704696085476 (index.js, line 82)</text:p>
          </table:table-cell>
        </table:table-row>
        <table:table-row table:style-name="ro1">
          <table:table-cell office:value-type="string">
            <text:p>[Log] Longitude: -75.75466590431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5 (index.js, line 80)</text:p>
          </table:table-cell>
        </table:table-row>
        <table:table-row table:style-name="ro1">
          <table:table-cell office:value-type="string">
            <text:p>[Log] <text:s/>Time:Wed Feb 05 2014 19:49:59 GMT-0500 (EST) (index.js, line 81)</text:p>
          </table:table-cell>
        </table:table-row>
        <table:table-row table:style-name="ro1">
          <table:table-cell office:value-type="string">
            <text:p>[Log] <text:s/>Latitude:45.37704700190815 (index.js, line 82)</text:p>
          </table:table-cell>
        </table:table-row>
        <table:table-row table:style-name="ro1">
          <table:table-cell office:value-type="string">
            <text:p>[Log] Longitude: -75.754665808053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6 (index.js, line 80)</text:p>
          </table:table-cell>
        </table:table-row>
        <table:table-row table:style-name="ro1">
          <table:table-cell office:value-type="string">
            <text:p>[Log] <text:s/>Time:Wed Feb 05 2014 19:50:00 GMT-0500 (EST) (index.js, line 81)</text:p>
          </table:table-cell>
        </table:table-row>
        <table:table-row table:style-name="ro1">
          <table:table-cell office:value-type="string">
            <text:p>[Log] <text:s/>Latitude:45.37704704284655 (index.js, line 82)</text:p>
          </table:table-cell>
        </table:table-row>
        <table:table-row table:style-name="ro1">
          <table:table-cell office:value-type="string">
            <text:p>[Log] Longitude: -75.754665711792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7 (index.js, line 80)</text:p>
          </table:table-cell>
        </table:table-row>
        <table:table-row table:style-name="ro1">
          <table:table-cell office:value-type="string">
            <text:p>[Log] <text:s/>Time:Wed Feb 05 2014 19:50:01 GMT-0500 (EST) (index.js, line 81)</text:p>
          </table:table-cell>
        </table:table-row>
        <table:table-row table:style-name="ro1">
          <table:table-cell office:value-type="string">
            <text:p>[Log] <text:s/>Latitude:45.377047083784944 (index.js, line 82)</text:p>
          </table:table-cell>
        </table:table-row>
        <table:table-row table:style-name="ro1">
          <table:table-cell office:value-type="string">
            <text:p>[Log] Longitude: -75.754665615531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8 (index.js, line 80)</text:p>
          </table:table-cell>
        </table:table-row>
        <table:table-row table:style-name="ro1">
          <table:table-cell office:value-type="string">
            <text:p>[Log] <text:s/>Time:Wed Feb 05 2014 19:50:02 GMT-0500 (EST) (index.js, line 81)</text:p>
          </table:table-cell>
        </table:table-row>
        <table:table-row table:style-name="ro1">
          <table:table-cell office:value-type="string">
            <text:p>[Log] <text:s/>Latitude:45.377047124608346 (index.js, line 82)</text:p>
          </table:table-cell>
        </table:table-row>
        <table:table-row table:style-name="ro1">
          <table:table-cell office:value-type="string">
            <text:p>[Log] Longitude: -75.754665519270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9 (index.js, line 80)</text:p>
          </table:table-cell>
        </table:table-row>
        <table:table-row table:style-name="ro1">
          <table:table-cell office:value-type="string">
            <text:p>[Log] <text:s/>Time:Wed Feb 05 2014 19:50:03 GMT-0500 (EST) (index.js, line 81)</text:p>
          </table:table-cell>
        </table:table-row>
        <table:table-row table:style-name="ro1">
          <table:table-cell office:value-type="string">
            <text:p>[Log] <text:s/>Latitude:45.37704716554674 (index.js, line 82)</text:p>
          </table:table-cell>
        </table:table-row>
        <table:table-row table:style-name="ro1">
          <table:table-cell office:value-type="string">
            <text:p>[Log] Longitude: -75.754665423010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0 (index.js, line 80)</text:p>
          </table:table-cell>
        </table:table-row>
        <table:table-row table:style-name="ro1">
          <table:table-cell office:value-type="string">
            <text:p>[Log] <text:s/>Time:Wed Feb 05 2014 19:50:04 GMT-0500 (EST) (index.js, line 81)</text:p>
          </table:table-cell>
        </table:table-row>
        <table:table-row table:style-name="ro1">
          <table:table-cell office:value-type="string">
            <text:p>[Log] <text:s/>Latitude:45.37704716934159 (index.js, line 82)</text:p>
          </table:table-cell>
        </table:table-row>
        <table:table-row table:style-name="ro1">
          <table:table-cell office:value-type="string">
            <text:p>[Log] Longitude: -75.7546654138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1 (index.js, line 80)</text:p>
          </table:table-cell>
        </table:table-row>
        <table:table-row table:style-name="ro1">
          <table:table-cell office:value-type="string">
            <text:p>[Log] <text:s/>Time:Wed Feb 05 2014 19:50:05 GMT-0500 (EST) (index.js, line 81)</text:p>
          </table:table-cell>
        </table:table-row>
        <table:table-row table:style-name="ro1">
          <table:table-cell office:value-type="string">
            <text:p>[Log] <text:s/>Latitude:45.37704721027998 (index.js, line 82)</text:p>
          </table:table-cell>
        </table:table-row>
        <table:table-row table:style-name="ro1">
          <table:table-cell office:value-type="string">
            <text:p>[Log] Longitude: -75.754665317581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2 (index.js, line 80)</text:p>
          </table:table-cell>
        </table:table-row>
        <table:table-row table:style-name="ro1">
          <table:table-cell office:value-type="string">
            <text:p>[Log] <text:s/>Time:Wed Feb 05 2014 19:50:06 GMT-0500 (EST) (index.js, line 81)</text:p>
          </table:table-cell>
        </table:table-row>
        <table:table-row table:style-name="ro1">
          <table:table-cell office:value-type="string">
            <text:p>[Log] <text:s/>Latitude:45.377047170146554 (index.js, line 82)</text:p>
          </table:table-cell>
        </table:table-row>
        <table:table-row table:style-name="ro1">
          <table:table-cell office:value-type="string">
            <text:p>[Log] Longitude: -75.75466541187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3 (index.js, line 80)</text:p>
          </table:table-cell>
        </table:table-row>
        <table:table-row table:style-name="ro1">
          <table:table-cell office:value-type="string">
            <text:p>[Log] <text:s/>Time:Wed Feb 05 2014 19:50:07 GMT-0500 (EST) (index.js, line 81)</text:p>
          </table:table-cell>
        </table:table-row>
        <table:table-row table:style-name="ro1">
          <table:table-cell office:value-type="string">
            <text:p>[Log] <text:s/>Latitude:45.37704721119995 (index.js, line 82)</text:p>
          </table:table-cell>
        </table:table-row>
        <table:table-row table:style-name="ro1">
          <table:table-cell office:value-type="string">
            <text:p>[Log] Longitude: -75.754665315616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4 (index.js, line 80)</text:p>
          </table:table-cell>
        </table:table-row>
        <table:table-row table:style-name="ro1">
          <table:table-cell office:value-type="string">
            <text:p>[Log] <text:s/>Time:Wed Feb 05 2014 19:50:08 GMT-0500 (EST) (index.js, line 81)</text:p>
          </table:table-cell>
        </table:table-row>
        <table:table-row table:style-name="ro1">
          <table:table-cell office:value-type="string">
            <text:p>[Log] <text:s/>Latitude:45.37704713484294 (index.js, line 82)</text:p>
          </table:table-cell>
        </table:table-row>
        <table:table-row table:style-name="ro1">
          <table:table-cell office:value-type="string">
            <text:p>[Log] Longitude: -75.754665495041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5 (index.js, line 80)</text:p>
          </table:table-cell>
        </table:table-row>
        <table:table-row table:style-name="ro1">
          <table:table-cell office:value-type="string">
            <text:p>[Log] <text:s/>Time:Wed Feb 05 2014 19:50:09 GMT-0500 (EST) (index.js, line 81)</text:p>
          </table:table-cell>
        </table:table-row>
        <table:table-row table:style-name="ro1">
          <table:table-cell office:value-type="string">
            <text:p>[Log] <text:s/>Latitude:45.377047175781335 (index.js, line 82)</text:p>
          </table:table-cell>
        </table:table-row>
        <table:table-row table:style-name="ro1">
          <table:table-cell office:value-type="string">
            <text:p>[Log] Longitude: -75.754665398781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6 (index.js, line 80)</text:p>
          </table:table-cell>
        </table:table-row>
        <table:table-row table:style-name="ro1">
          <table:table-cell office:value-type="string">
            <text:p>[Log] <text:s/>Time:Wed Feb 05 2014 19:50:10 GMT-0500 (EST) (index.js, line 81)</text:p>
          </table:table-cell>
        </table:table-row>
        <table:table-row table:style-name="ro1">
          <table:table-cell office:value-type="string">
            <text:p>[Log] <text:s/>Latitude:45.37704700018322 (index.js, line 82)</text:p>
          </table:table-cell>
        </table:table-row>
        <table:table-row table:style-name="ro1">
          <table:table-cell office:value-type="string">
            <text:p>[Log] Longitude: -75.75466581198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7 (index.js, line 80)</text:p>
          </table:table-cell>
        </table:table-row>
        <table:table-row table:style-name="ro1">
          <table:table-cell office:value-type="string">
            <text:p>[Log] <text:s/>Time:Wed Feb 05 2014 19:50:11 GMT-0500 (EST) (index.js, line 81)</text:p>
          </table:table-cell>
        </table:table-row>
        <table:table-row table:style-name="ro1">
          <table:table-cell office:value-type="string">
            <text:p>[Log] <text:s/>Latitude:45.37704704112162 (index.js, line 82)</text:p>
          </table:table-cell>
        </table:table-row>
        <table:table-row table:style-name="ro1">
          <table:table-cell office:value-type="string">
            <text:p>[Log] Longitude: -75.754665715721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8 (index.js, line 80)</text:p>
          </table:table-cell>
        </table:table-row>
        <table:table-row table:style-name="ro1">
          <table:table-cell office:value-type="string">
            <text:p>[Log] <text:s/>Time:Wed Feb 05 2014 19:50:12 GMT-0500 (EST) (index.js, line 81)</text:p>
          </table:table-cell>
        </table:table-row>
        <table:table-row table:style-name="ro1">
          <table:table-cell office:value-type="string">
            <text:p>[Log] <text:s/>Latitude:45.37704708206002 (index.js, line 82)</text:p>
          </table:table-cell>
        </table:table-row>
        <table:table-row table:style-name="ro1">
          <table:table-cell office:value-type="string">
            <text:p>[Log] Longitude: -75.754665619460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9 (index.js, line 80)</text:p>
          </table:table-cell>
        </table:table-row>
        <table:table-row table:style-name="ro1">
          <table:table-cell office:value-type="string">
            <text:p>[Log] <text:s/>Time:Wed Feb 05 2014 19:50:13 GMT-0500 (EST) (index.js, line 81)</text:p>
          </table:table-cell>
        </table:table-row>
        <table:table-row table:style-name="ro1">
          <table:table-cell office:value-type="string">
            <text:p>[Log] <text:s/>Latitude:45.377047039396686 (index.js, line 82)</text:p>
          </table:table-cell>
        </table:table-row>
        <table:table-row table:style-name="ro1">
          <table:table-cell office:value-type="string">
            <text:p>[Log] Longitude: -75.75466571965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0 (index.js, line 80)</text:p>
          </table:table-cell>
        </table:table-row>
        <table:table-row table:style-name="ro1">
          <table:table-cell office:value-type="string">
            <text:p>[Log] <text:s/>Time:Wed Feb 05 2014 19:50:14 GMT-0500 (EST) (index.js, line 81)</text:p>
          </table:table-cell>
        </table:table-row>
        <table:table-row table:style-name="ro1">
          <table:table-cell office:value-type="string">
            <text:p>[Log] <text:s/>Latitude:45.377047080335075 (index.js, line 82)</text:p>
          </table:table-cell>
        </table:table-row>
        <table:table-row table:style-name="ro1">
          <table:table-cell office:value-type="string">
            <text:p>[Log] Longitude: -75.754665623389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1 (index.js, line 80)</text:p>
          </table:table-cell>
        </table:table-row>
        <table:table-row table:style-name="ro1">
          <table:table-cell office:value-type="string">
            <text:p>[Log] <text:s/>Time:Wed Feb 05 2014 19:50:15 GMT-0500 (EST) (index.js, line 81)</text:p>
          </table:table-cell>
        </table:table-row>
        <table:table-row table:style-name="ro1">
          <table:table-cell office:value-type="string">
            <text:p>[Log] <text:s/>Latitude:45.37704712127347 (index.js, line 82)</text:p>
          </table:table-cell>
        </table:table-row>
        <table:table-row table:style-name="ro1">
          <table:table-cell office:value-type="string">
            <text:p>[Log] Longitude: -75.754665527128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2 (index.js, line 80)</text:p>
          </table:table-cell>
        </table:table-row>
        <table:table-row table:style-name="ro1">
          <table:table-cell office:value-type="string">
            <text:p>[Log] <text:s/>Time:Wed Feb 05 2014 19:50:16 GMT-0500 (EST) (index.js, line 81)</text:p>
          </table:table-cell>
        </table:table-row>
        <table:table-row table:style-name="ro1">
          <table:table-cell office:value-type="string">
            <text:p>[Log] <text:s/>Latitude:45.377047162211866 (index.js, line 82)</text:p>
          </table:table-cell>
        </table:table-row>
        <table:table-row table:style-name="ro1">
          <table:table-cell office:value-type="string">
            <text:p>[Log] Longitude: -75.754665430868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3 (index.js, line 80)</text:p>
          </table:table-cell>
        </table:table-row>
        <table:table-row table:style-name="ro1">
          <table:table-cell office:value-type="string">
            <text:p>[Log] <text:s/>Time:Wed Feb 05 2014 19:50:17 GMT-0500 (EST) (index.js, line 81)</text:p>
          </table:table-cell>
        </table:table-row>
        <table:table-row table:style-name="ro1">
          <table:table-cell office:value-type="string">
            <text:p>[Log] <text:s/>Latitude:45.377040339068834 (index.js, line 82)</text:p>
          </table:table-cell>
        </table:table-row>
        <table:table-row table:style-name="ro1">
          <table:table-cell office:value-type="string">
            <text:p>[Log] Longitude: -75.754681480902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4 (index.js, line 80)</text:p>
          </table:table-cell>
        </table:table-row>
        <table:table-row table:style-name="ro1">
          <table:table-cell office:value-type="string">
            <text:p>[Log] <text:s/>Time:Wed Feb 05 2014 19:50:18 GMT-0500 (EST) (index.js, line 81)</text:p>
          </table:table-cell>
        </table:table-row>
        <table:table-row table:style-name="ro1">
          <table:table-cell office:value-type="string">
            <text:p>[Log] <text:s/>Latitude:45.37704141002199 (index.js, line 82)</text:p>
          </table:table-cell>
        </table:table-row>
        <table:table-row table:style-name="ro1">
          <table:table-cell office:value-type="string">
            <text:p>[Log] Longitude: -75.754678961748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5 (index.js, line 80)</text:p>
          </table:table-cell>
        </table:table-row>
        <table:table-row table:style-name="ro1">
          <table:table-cell office:value-type="string">
            <text:p>[Log] <text:s/>Time:Wed Feb 05 2014 19:50:19 GMT-0500 (EST) (index.js, line 81)</text:p>
          </table:table-cell>
        </table:table-row>
        <table:table-row table:style-name="ro1">
          <table:table-cell office:value-type="string">
            <text:p>[Log] <text:s/>Latitude:45.377077196841945 (index.js, line 82)</text:p>
          </table:table-cell>
        </table:table-row>
        <table:table-row table:style-name="ro1">
          <table:table-cell office:value-type="string">
            <text:p>[Log] Longitude: -75.754594780592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6 (index.js, line 80)</text:p>
          </table:table-cell>
        </table:table-row>
        <table:table-row table:style-name="ro1">
          <table:table-cell office:value-type="string">
            <text:p>[Log] <text:s/>Time:Wed Feb 05 2014 19:50:20 GMT-0500 (EST) (index.js, line 81)</text:p>
          </table:table-cell>
        </table:table-row>
        <table:table-row table:style-name="ro1">
          <table:table-cell office:value-type="string">
            <text:p>[Log] <text:s/>Latitude:45.37711928802951 (index.js, line 82)</text:p>
          </table:table-cell>
        </table:table-row>
        <table:table-row table:style-name="ro1">
          <table:table-cell office:value-type="string">
            <text:p>[Log] Longitude: -75.75449576936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7 (index.js, line 80)</text:p>
          </table:table-cell>
        </table:table-row>
        <table:table-row table:style-name="ro1">
          <table:table-cell office:value-type="string">
            <text:p>[Log] <text:s/>Time:Wed Feb 05 2014 19:50:21 GMT-0500 (EST) (index.js, line 81)</text:p>
          </table:table-cell>
        </table:table-row>
        <table:table-row table:style-name="ro1">
          <table:table-cell office:value-type="string">
            <text:p>[Log] <text:s/>Latitude:45.37712508873951 (index.js, line 82)</text:p>
          </table:table-cell>
        </table:table-row>
        <table:table-row table:style-name="ro1">
          <table:table-cell office:value-type="string">
            <text:p>[Log] Longitude: -75.754482124539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8 (index.js, line 80)</text:p>
          </table:table-cell>
        </table:table-row>
        <table:table-row table:style-name="ro1">
          <table:table-cell office:value-type="string">
            <text:p>[Log] <text:s/>Time:Wed Feb 05 2014 19:50:22 GMT-0500 (EST) (index.js, line 81)</text:p>
          </table:table-cell>
        </table:table-row>
        <table:table-row table:style-name="ro1">
          <table:table-cell office:value-type="string">
            <text:p>[Log] <text:s/>Latitude:45.37718656164746 (index.js, line 82)</text:p>
          </table:table-cell>
        </table:table-row>
        <table:table-row table:style-name="ro1">
          <table:table-cell office:value-type="string">
            <text:p>[Log] Longitude: -75.75434124111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9 (index.js, line 80)</text:p>
          </table:table-cell>
        </table:table-row>
        <table:table-row table:style-name="ro1">
          <table:table-cell office:value-type="string">
            <text:p>[Log] <text:s/>Time:Wed Feb 05 2014 19:50:23 GMT-0500 (EST) (index.js, line 81)</text:p>
          </table:table-cell>
        </table:table-row>
        <table:table-row table:style-name="ro1">
          <table:table-cell office:value-type="string">
            <text:p>[Log] <text:s/>Latitude:45.377241124548505 (index.js, line 82)</text:p>
          </table:table-cell>
        </table:table-row>
        <table:table-row table:style-name="ro1">
          <table:table-cell office:value-type="string">
            <text:p>[Log] Longitude: -75.754216213244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0 (index.js, line 80)</text:p>
          </table:table-cell>
        </table:table-row>
        <table:table-row table:style-name="ro1">
          <table:table-cell office:value-type="string">
            <text:p>[Log] <text:s/>Time:Wed Feb 05 2014 19:50:24 GMT-0500 (EST) (index.js, line 81)</text:p>
          </table:table-cell>
        </table:table-row>
        <table:table-row table:style-name="ro1">
          <table:table-cell office:value-type="string">
            <text:p>[Log] <text:s/>Latitude:45.377312733101434 (index.js, line 82)</text:p>
          </table:table-cell>
        </table:table-row>
        <table:table-row table:style-name="ro1">
          <table:table-cell office:value-type="string">
            <text:p>[Log] Longitude: -75.754052126358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1 (index.js, line 80)</text:p>
          </table:table-cell>
        </table:table-row>
        <table:table-row table:style-name="ro1">
          <table:table-cell office:value-type="string">
            <text:p>[Log] <text:s/>Time:Wed Feb 05 2014 19:50:25 GMT-0500 (EST) (index.js, line 81)</text:p>
          </table:table-cell>
        </table:table-row>
        <table:table-row table:style-name="ro1">
          <table:table-cell office:value-type="string">
            <text:p>[Log] <text:s/>Latitude:45.37737711114967 (index.js, line 82)</text:p>
          </table:table-cell>
        </table:table-row>
        <table:table-row table:style-name="ro1">
          <table:table-cell office:value-type="string">
            <text:p>[Log] Longitude: -75.753904608136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2 (index.js, line 80)</text:p>
          </table:table-cell>
        </table:table-row>
        <table:table-row table:style-name="ro1">
          <table:table-cell office:value-type="string">
            <text:p>[Log] <text:s/>Time:Wed Feb 05 2014 19:50:26 GMT-0500 (EST) (index.js, line 81)</text:p>
          </table:table-cell>
        </table:table-row>
        <table:table-row table:style-name="ro1">
          <table:table-cell office:value-type="string">
            <text:p>[Log] <text:s/>Latitude:45.377453368765 (index.js, line 82)</text:p>
          </table:table-cell>
        </table:table-row>
        <table:table-row table:style-name="ro1">
          <table:table-cell office:value-type="string">
            <text:p>[Log] Longitude: -75.753729867719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3 (index.js, line 80)</text:p>
          </table:table-cell>
        </table:table-row>
        <table:table-row table:style-name="ro1">
          <table:table-cell office:value-type="string">
            <text:p>[Log] <text:s/>Time:Wed Feb 05 2014 19:50:27 GMT-0500 (EST) (index.js, line 81)</text:p>
          </table:table-cell>
        </table:table-row>
        <table:table-row table:style-name="ro1">
          <table:table-cell office:value-type="string">
            <text:p>[Log] <text:s/>Latitude:45.37752461734629 (index.js, line 82)</text:p>
          </table:table-cell>
        </table:table-row>
        <table:table-row table:style-name="ro1">
          <table:table-cell office:value-type="string">
            <text:p>[Log] Longitude: -75.753566605271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4 (index.js, line 80)</text:p>
          </table:table-cell>
        </table:table-row>
        <table:table-row table:style-name="ro1">
          <table:table-cell office:value-type="string">
            <text:p>[Log] <text:s/>Time:Wed Feb 05 2014 19:50:28 GMT-0500 (EST) (index.js, line 81)</text:p>
          </table:table-cell>
        </table:table-row>
        <table:table-row table:style-name="ro1">
          <table:table-cell office:value-type="string">
            <text:p>[Log] <text:s/>Latitude:45.3775944215084 (index.js, line 82)</text:p>
          </table:table-cell>
        </table:table-row>
        <table:table-row table:style-name="ro1">
          <table:table-cell office:value-type="string">
            <text:p>[Log] Longitude: -75.753406652365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5 (index.js, line 80)</text:p>
          </table:table-cell>
        </table:table-row>
        <table:table-row table:style-name="ro1">
          <table:table-cell office:value-type="string">
            <text:p>[Log] <text:s/>Time:Wed Feb 05 2014 19:50:29 GMT-0500 (EST) (index.js, line 81)</text:p>
          </table:table-cell>
        </table:table-row>
        <table:table-row table:style-name="ro1">
          <table:table-cell office:value-type="string">
            <text:p>[Log] <text:s/>Latitude:45.37766600339524 (index.js, line 82)</text:p>
          </table:table-cell>
        </table:table-row>
        <table:table-row table:style-name="ro1">
          <table:table-cell office:value-type="string">
            <text:p>[Log] Longitude: -75.753242625723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6 (index.js, line 80)</text:p>
          </table:table-cell>
        </table:table-row>
        <table:table-row table:style-name="ro1">
          <table:table-cell office:value-type="string">
            <text:p>[Log] <text:s/>Time:Wed Feb 05 2014 19:50:30 GMT-0500 (EST) (index.js, line 81)</text:p>
          </table:table-cell>
        </table:table-row>
        <table:table-row table:style-name="ro1">
          <table:table-cell office:value-type="string">
            <text:p>[Log] <text:s/>Latitude:45.37774099223625 (index.js, line 82)</text:p>
          </table:table-cell>
        </table:table-row>
        <table:table-row table:style-name="ro1">
          <table:table-cell office:value-type="string">
            <text:p>[Log] Longitude: -75.753070791470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7 (index.js, line 80)</text:p>
          </table:table-cell>
        </table:table-row>
        <table:table-row table:style-name="ro1">
          <table:table-cell office:value-type="string">
            <text:p>[Log] <text:s/>Time:Wed Feb 05 2014 19:50:31 GMT-0500 (EST) (index.js, line 81)</text:p>
          </table:table-cell>
        </table:table-row>
        <table:table-row table:style-name="ro1">
          <table:table-cell office:value-type="string">
            <text:p>[Log] <text:s/>Latitude:45.37781699108448 (index.js, line 82)</text:p>
          </table:table-cell>
        </table:table-row>
        <table:table-row table:style-name="ro1">
          <table:table-cell office:value-type="string">
            <text:p>[Log] Longitude: -75.75289669999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8 (index.js, line 80)</text:p>
          </table:table-cell>
        </table:table-row>
        <table:table-row table:style-name="ro1">
          <table:table-cell office:value-type="string">
            <text:p>[Log] <text:s/>Time:Wed Feb 05 2014 19:50:32 GMT-0500 (EST) (index.js, line 81)</text:p>
          </table:table-cell>
        </table:table-row>
        <table:table-row table:style-name="ro1">
          <table:table-cell office:value-type="string">
            <text:p>[Log] <text:s/>Latitude:45.37788740734256 (index.js, line 82)</text:p>
          </table:table-cell>
        </table:table-row>
        <table:table-row table:style-name="ro1">
          <table:table-cell office:value-type="string">
            <text:p>[Log] Longitude: -75.752736398717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9 (index.js, line 80)</text:p>
          </table:table-cell>
        </table:table-row>
        <table:table-row table:style-name="ro1">
          <table:table-cell office:value-type="string">
            <text:p>[Log] <text:s/>Time:Wed Feb 05 2014 19:50:33 GMT-0500 (EST) (index.js, line 81)</text:p>
          </table:table-cell>
        </table:table-row>
        <table:table-row table:style-name="ro1">
          <table:table-cell office:value-type="string">
            <text:p>[Log] <text:s/>Latitude:45.377958912272746 (index.js, line 82)</text:p>
          </table:table-cell>
        </table:table-row>
        <table:table-row table:style-name="ro1">
          <table:table-cell office:value-type="string">
            <text:p>[Log] Longitude: -75.752573618228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0 (index.js, line 80)</text:p>
          </table:table-cell>
        </table:table-row>
        <table:table-row table:style-name="ro1">
          <table:table-cell office:value-type="string">
            <text:p>[Log] <text:s/>Time:Wed Feb 05 2014 19:50:34 GMT-0500 (EST) (index.js, line 81)</text:p>
          </table:table-cell>
        </table:table-row>
        <table:table-row table:style-name="ro1">
          <table:table-cell office:value-type="string">
            <text:p>[Log] <text:s/>Latitude:45.37801377111181 (index.js, line 82)</text:p>
          </table:table-cell>
        </table:table-row>
        <table:table-row table:style-name="ro1">
          <table:table-cell office:value-type="string">
            <text:p>[Log] Longitude: -75.752448732455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1 (index.js, line 80)</text:p>
          </table:table-cell>
        </table:table-row>
        <table:table-row table:style-name="ro1">
          <table:table-cell office:value-type="string">
            <text:p>[Log] <text:s/>Time:Wed Feb 05 2014 19:50:35 GMT-0500 (EST) (index.js, line 81)</text:p>
          </table:table-cell>
        </table:table-row>
        <table:table-row table:style-name="ro1">
          <table:table-cell office:value-type="string">
            <text:p>[Log] <text:s/>Latitude:45.37810365366164 (index.js, line 82)</text:p>
          </table:table-cell>
        </table:table-row>
        <table:table-row table:style-name="ro1">
          <table:table-cell office:value-type="string">
            <text:p>[Log] Longitude: -75.752244115792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2 (index.js, line 80)</text:p>
          </table:table-cell>
        </table:table-row>
        <table:table-row table:style-name="ro1">
          <table:table-cell office:value-type="string">
            <text:p>[Log] <text:s/>Time:Wed Feb 05 2014 19:50:36 GMT-0500 (EST) (index.js, line 81)</text:p>
          </table:table-cell>
        </table:table-row>
        <table:table-row table:style-name="ro1">
          <table:table-cell office:value-type="string">
            <text:p>[Log] <text:s/>Latitude:45.37821170981504 (index.js, line 82)</text:p>
          </table:table-cell>
        </table:table-row>
        <table:table-row table:style-name="ro1">
          <table:table-cell office:value-type="string">
            <text:p>[Log] Longitude: -75.751998125924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3 (index.js, line 80)</text:p>
          </table:table-cell>
        </table:table-row>
        <table:table-row table:style-name="ro1">
          <table:table-cell office:value-type="string">
            <text:p>[Log] <text:s/>Time:Wed Feb 05 2014 19:50:37 GMT-0500 (EST) (index.js, line 81)</text:p>
          </table:table-cell>
        </table:table-row>
        <table:table-row table:style-name="ro1">
          <table:table-cell office:value-type="string">
            <text:p>[Log] <text:s/>Latitude:45.378295063440525 (index.js, line 82)</text:p>
          </table:table-cell>
        </table:table-row>
        <table:table-row table:style-name="ro1">
          <table:table-cell office:value-type="string">
            <text:p>[Log] Longitude: -75.751807025735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4 (index.js, line 80)</text:p>
          </table:table-cell>
        </table:table-row>
        <table:table-row table:style-name="ro1">
          <table:table-cell office:value-type="string">
            <text:p>[Log] <text:s/>Time:Wed Feb 05 2014 19:50:38 GMT-0500 (EST) (index.js, line 81)</text:p>
          </table:table-cell>
        </table:table-row>
        <table:table-row table:style-name="ro1">
          <table:table-cell office:value-type="string">
            <text:p>[Log] <text:s/>Latitude:45.3783701119335 (index.js, line 82)</text:p>
          </table:table-cell>
        </table:table-row>
        <table:table-row table:style-name="ro1">
          <table:table-cell office:value-type="string">
            <text:p>[Log] Longitude: -75.751634877160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5 (index.js, line 80)</text:p>
          </table:table-cell>
        </table:table-row>
        <table:table-row table:style-name="ro1">
          <table:table-cell office:value-type="string">
            <text:p>[Log] <text:s/>Time:Wed Feb 05 2014 19:50:39 GMT-0500 (EST) (index.js, line 81)</text:p>
          </table:table-cell>
        </table:table-row>
        <table:table-row table:style-name="ro1">
          <table:table-cell office:value-type="string">
            <text:p>[Log] <text:s/>Latitude:45.37845032625647 (index.js, line 82)</text:p>
          </table:table-cell>
        </table:table-row>
        <table:table-row table:style-name="ro1">
          <table:table-cell office:value-type="string">
            <text:p>[Log] Longitude: -75.75145087932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6 (index.js, line 80)</text:p>
          </table:table-cell>
        </table:table-row>
        <table:table-row table:style-name="ro1">
          <table:table-cell office:value-type="string">
            <text:p>[Log] <text:s/>Time:Wed Feb 05 2014 19:50:40 GMT-0500 (EST) (index.js, line 81)</text:p>
          </table:table-cell>
        </table:table-row>
        <table:table-row table:style-name="ro1">
          <table:table-cell office:value-type="string">
            <text:p>[Log] <text:s/>Latitude:45.37852411629556 (index.js, line 82)</text:p>
          </table:table-cell>
        </table:table-row>
        <table:table-row table:style-name="ro1">
          <table:table-cell office:value-type="string">
            <text:p>[Log] Longitude: -75.751281617267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7 (index.js, line 80)</text:p>
          </table:table-cell>
        </table:table-row>
        <table:table-row table:style-name="ro1">
          <table:table-cell office:value-type="string">
            <text:p>[Log] <text:s/>Time:Wed Feb 05 2014 19:50:41 GMT-0500 (EST) (index.js, line 81)</text:p>
          </table:table-cell>
        </table:table-row>
        <table:table-row table:style-name="ro1">
          <table:table-cell office:value-type="string">
            <text:p>[Log] <text:s/>Latitude:45.37859744534906 (index.js, line 82)</text:p>
          </table:table-cell>
        </table:table-row>
        <table:table-row table:style-name="ro1">
          <table:table-cell office:value-type="string">
            <text:p>[Log] Longitude: -75.751113412770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8 (index.js, line 80)</text:p>
          </table:table-cell>
        </table:table-row>
        <table:table-row table:style-name="ro1">
          <table:table-cell office:value-type="string">
            <text:p>[Log] <text:s/>Time:Wed Feb 05 2014 19:50:42 GMT-0500 (EST) (index.js, line 81)</text:p>
          </table:table-cell>
        </table:table-row>
        <table:table-row table:style-name="ro1">
          <table:table-cell office:value-type="string">
            <text:p>[Log] <text:s/>Latitude:45.3786352745968 (index.js, line 82)</text:p>
          </table:table-cell>
        </table:table-row>
        <table:table-row table:style-name="ro1">
          <table:table-cell office:value-type="string">
            <text:p>[Log] Longitude: -75.75102663780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9 (index.js, line 80)</text:p>
          </table:table-cell>
        </table:table-row>
        <table:table-row table:style-name="ro1">
          <table:table-cell office:value-type="string">
            <text:p>[Log] <text:s/>Time:Wed Feb 05 2014 19:50:43 GMT-0500 (EST) (index.js, line 81)</text:p>
          </table:table-cell>
        </table:table-row>
        <table:table-row table:style-name="ro1">
          <table:table-cell office:value-type="string">
            <text:p>[Log] <text:s/>Latitude:45.378727954835895 (index.js, line 82)</text:p>
          </table:table-cell>
        </table:table-row>
        <table:table-row table:style-name="ro1">
          <table:table-cell office:value-type="string">
            <text:p>[Log] Longitude: -75.75081139970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0 (index.js, line 80)</text:p>
          </table:table-cell>
        </table:table-row>
        <table:table-row table:style-name="ro1">
          <table:table-cell office:value-type="string">
            <text:p>[Log] <text:s/>Time:Wed Feb 05 2014 19:50:44 GMT-0500 (EST) (index.js, line 81)</text:p>
          </table:table-cell>
        </table:table-row>
        <table:table-row table:style-name="ro1">
          <table:table-cell office:value-type="string">
            <text:p>[Log] <text:s/>Latitude:45.378795405007466 (index.js, line 82)</text:p>
          </table:table-cell>
        </table:table-row>
        <table:table-row table:style-name="ro1">
          <table:table-cell office:value-type="string">
            <text:p>[Log] Longitude: -75.750656811337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1 (index.js, line 80)</text:p>
          </table:table-cell>
        </table:table-row>
        <table:table-row table:style-name="ro1">
          <table:table-cell office:value-type="string">
            <text:p>[Log] <text:s/>Time:Wed Feb 05 2014 19:50:45 GMT-0500 (EST) (index.js, line 81)</text:p>
          </table:table-cell>
        </table:table-row>
        <table:table-row table:style-name="ro1">
          <table:table-cell office:value-type="string">
            <text:p>[Log] <text:s/>Latitude:45.37884289090848 (index.js, line 82)</text:p>
          </table:table-cell>
        </table:table-row>
        <table:table-row table:style-name="ro1">
          <table:table-cell office:value-type="string">
            <text:p>[Log] Longitude: -75.75054709856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2 (index.js, line 80)</text:p>
          </table:table-cell>
        </table:table-row>
        <table:table-row table:style-name="ro1">
          <table:table-cell office:value-type="string">
            <text:p>[Log] <text:s/>Time:Wed Feb 05 2014 19:50:46 GMT-0500 (EST) (index.js, line 81)</text:p>
          </table:table-cell>
        </table:table-row>
        <table:table-row table:style-name="ro1">
          <table:table-cell office:value-type="string">
            <text:p>[Log] <text:s/>Latitude:45.3788810313897 (index.js, line 82)</text:p>
          </table:table-cell>
        </table:table-row>
        <table:table-row table:style-name="ro1">
          <table:table-cell office:value-type="string">
            <text:p>[Log] Longitude: -75.750458977631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3 (index.js, line 80)</text:p>
          </table:table-cell>
        </table:table-row>
        <table:table-row table:style-name="ro1">
          <table:table-cell office:value-type="string">
            <text:p>[Log] <text:s/>Time:Wed Feb 05 2014 19:50:47 GMT-0500 (EST) (index.js, line 81)</text:p>
          </table:table-cell>
        </table:table-row>
        <table:table-row table:style-name="ro1">
          <table:table-cell office:value-type="string">
            <text:p>[Log] <text:s/>Latitude:45.37890914088951 (index.js, line 82)</text:p>
          </table:table-cell>
        </table:table-row>
        <table:table-row table:style-name="ro1">
          <table:table-cell office:value-type="string">
            <text:p>[Log] Longitude: -75.75039403255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4 (index.js, line 80)</text:p>
          </table:table-cell>
        </table:table-row>
        <table:table-row table:style-name="ro1">
          <table:table-cell office:value-type="string">
            <text:p>[Log] <text:s/>Time:Wed Feb 05 2014 19:50:48 GMT-0500 (EST) (index.js, line 81)</text:p>
          </table:table-cell>
        </table:table-row>
        <table:table-row table:style-name="ro1">
          <table:table-cell office:value-type="string">
            <text:p>[Log] <text:s/>Latitude:45.37893153873979 (index.js, line 82)</text:p>
          </table:table-cell>
        </table:table-row>
        <table:table-row table:style-name="ro1">
          <table:table-cell office:value-type="string">
            <text:p>[Log] Longitude: -75.750342283899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5 (index.js, line 80)</text:p>
          </table:table-cell>
        </table:table-row>
        <table:table-row table:style-name="ro1">
          <table:table-cell office:value-type="string">
            <text:p>[Log] <text:s/>Time:Wed Feb 05 2014 19:50:49 GMT-0500 (EST) (index.js, line 81)</text:p>
          </table:table-cell>
        </table:table-row>
        <table:table-row table:style-name="ro1">
          <table:table-cell office:value-type="string">
            <text:p>[Log] <text:s/>Latitude:45.37893789616843 (index.js, line 82)</text:p>
          </table:table-cell>
        </table:table-row>
        <table:table-row table:style-name="ro1">
          <table:table-cell office:value-type="string">
            <text:p>[Log] Longitude: -75.750327595269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6 (index.js, line 80)</text:p>
          </table:table-cell>
        </table:table-row>
        <table:table-row table:style-name="ro1">
          <table:table-cell office:value-type="string">
            <text:p>[Log] <text:s/>Time:Wed Feb 05 2014 19:50:50 GMT-0500 (EST) (index.js, line 81)</text:p>
          </table:table-cell>
        </table:table-row>
        <table:table-row table:style-name="ro1">
          <table:table-cell office:value-type="string">
            <text:p>[Log] <text:s/>Latitude:45.37893868225133 (index.js, line 82)</text:p>
          </table:table-cell>
        </table:table-row>
        <table:table-row table:style-name="ro1">
          <table:table-cell office:value-type="string">
            <text:p>[Log] Longitude: -75.750325778999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7 (index.js, line 80)</text:p>
          </table:table-cell>
        </table:table-row>
        <table:table-row table:style-name="ro1">
          <table:table-cell office:value-type="string">
            <text:p>[Log] <text:s/>Time:Wed Feb 05 2014 19:50:51 GMT-0500 (EST) (index.js, line 81)</text:p>
          </table:table-cell>
        </table:table-row>
        <table:table-row table:style-name="ro1">
          <table:table-cell office:value-type="string">
            <text:p>[Log] <text:s/>Latitude:45.378939197413914 (index.js, line 82)</text:p>
          </table:table-cell>
        </table:table-row>
        <table:table-row table:style-name="ro1">
          <table:table-cell office:value-type="string">
            <text:p>[Log] Longitude: -75.750324588957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8 (index.js, line 80)</text:p>
          </table:table-cell>
        </table:table-row>
        <table:table-row table:style-name="ro1">
          <table:table-cell office:value-type="string">
            <text:p>[Log] <text:s/>Time:Wed Feb 05 2014 19:50:52 GMT-0500 (EST) (index.js, line 81)</text:p>
          </table:table-cell>
        </table:table-row>
        <table:table-row table:style-name="ro1">
          <table:table-cell office:value-type="string">
            <text:p>[Log] <text:s/>Latitude:45.378939166826136 (index.js, line 82)</text:p>
          </table:table-cell>
        </table:table-row>
        <table:table-row table:style-name="ro1">
          <table:table-cell office:value-type="string">
            <text:p>[Log] Longitude: -75.75032465943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9 (index.js, line 80)</text:p>
          </table:table-cell>
        </table:table-row>
        <table:table-row table:style-name="ro1">
          <table:table-cell office:value-type="string">
            <text:p>[Log] <text:s/>Time:Wed Feb 05 2014 19:50:53 GMT-0500 (EST) (index.js, line 81)</text:p>
          </table:table-cell>
        </table:table-row>
        <table:table-row table:style-name="ro1">
          <table:table-cell office:value-type="string">
            <text:p>[Log] <text:s/>Latitude:45.37893913646835 (index.js, line 82)</text:p>
          </table:table-cell>
        </table:table-row>
        <table:table-row table:style-name="ro1">
          <table:table-cell office:value-type="string">
            <text:p>[Log] Longitude: -75.75032472995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0 (index.js, line 80)</text:p>
          </table:table-cell>
        </table:table-row>
        <table:table-row table:style-name="ro1">
          <table:table-cell office:value-type="string">
            <text:p>[Log] <text:s/>Time:Wed Feb 05 2014 19:50:54 GMT-0500 (EST) (index.js, line 81)</text:p>
          </table:table-cell>
        </table:table-row>
        <table:table-row table:style-name="ro1">
          <table:table-cell office:value-type="string">
            <text:p>[Log] <text:s/>Latitude:45.37893910588057 (index.js, line 82)</text:p>
          </table:table-cell>
        </table:table-row>
        <table:table-row table:style-name="ro1">
          <table:table-cell office:value-type="string">
            <text:p>[Log] Longitude: -75.750324800469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1 (index.js, line 80)</text:p>
          </table:table-cell>
        </table:table-row>
        <table:table-row table:style-name="ro1">
          <table:table-cell office:value-type="string">
            <text:p>[Log] <text:s/>Time:Wed Feb 05 2014 19:50:55 GMT-0500 (EST) (index.js, line 81)</text:p>
          </table:table-cell>
        </table:table-row>
        <table:table-row table:style-name="ro1">
          <table:table-cell office:value-type="string">
            <text:p>[Log] <text:s/>Latitude:45.378939033205846 (index.js, line 82)</text:p>
          </table:table-cell>
        </table:table-row>
        <table:table-row table:style-name="ro1">
          <table:table-cell office:value-type="string">
            <text:p>[Log] Longitude: -75.75032496835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2 (index.js, line 80)</text:p>
          </table:table-cell>
        </table:table-row>
        <table:table-row table:style-name="ro1">
          <table:table-cell office:value-type="string">
            <text:p>[Log] <text:s/>Time:Wed Feb 05 2014 19:50:56 GMT-0500 (EST) (index.js, line 81)</text:p>
          </table:table-cell>
        </table:table-row>
        <table:table-row table:style-name="ro1">
          <table:table-cell office:value-type="string">
            <text:p>[Log] <text:s/>Latitude:45.37893900284805 (index.js, line 82)</text:p>
          </table:table-cell>
        </table:table-row>
        <table:table-row table:style-name="ro1">
          <table:table-cell office:value-type="string">
            <text:p>[Log] Longitude: -75.750325038707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3 (index.js, line 80)</text:p>
          </table:table-cell>
        </table:table-row>
        <table:table-row table:style-name="ro1">
          <table:table-cell office:value-type="string">
            <text:p>[Log] <text:s/>Time:Wed Feb 05 2014 19:50:57 GMT-0500 (EST) (index.js, line 81)</text:p>
          </table:table-cell>
        </table:table-row>
        <table:table-row table:style-name="ro1">
          <table:table-cell office:value-type="string">
            <text:p>[Log] <text:s/>Latitude:45.37893897226027 (index.js, line 82)</text:p>
          </table:table-cell>
        </table:table-row>
        <table:table-row table:style-name="ro1">
          <table:table-cell office:value-type="string">
            <text:p>[Log] Longitude: -75.75032510902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4 (index.js, line 80)</text:p>
          </table:table-cell>
        </table:table-row>
        <table:table-row table:style-name="ro1">
          <table:table-cell office:value-type="string">
            <text:p>[Log] <text:s/>Time:Wed Feb 05 2014 19:50:58 GMT-0500 (EST) (index.js, line 81)</text:p>
          </table:table-cell>
        </table:table-row>
        <table:table-row table:style-name="ro1">
          <table:table-cell office:value-type="string">
            <text:p>[Log] <text:s/>Latitude:45.37893849803472 (index.js, line 82)</text:p>
          </table:table-cell>
        </table:table-row>
        <table:table-row table:style-name="ro1">
          <table:table-cell office:value-type="string">
            <text:p>[Log] Longitude: -75.750326205052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5 (index.js, line 80)</text:p>
          </table:table-cell>
        </table:table-row>
        <table:table-row table:style-name="ro1">
          <table:table-cell office:value-type="string">
            <text:p>[Log] <text:s/>Time:Wed Feb 05 2014 19:50:59 GMT-0500 (EST) (index.js, line 81)</text:p>
          </table:table-cell>
        </table:table-row>
        <table:table-row table:style-name="ro1">
          <table:table-cell office:value-type="string">
            <text:p>[Log] <text:s/>Latitude:45.37893846767693 (index.js, line 82)</text:p>
          </table:table-cell>
        </table:table-row>
        <table:table-row table:style-name="ro1">
          <table:table-cell office:value-type="string">
            <text:p>[Log] Longitude: -75.750326275283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6 (index.js, line 80)</text:p>
          </table:table-cell>
        </table:table-row>
        <table:table-row table:style-name="ro1">
          <table:table-cell office:value-type="string">
            <text:p>[Log] <text:s/>Time:Wed Feb 05 2014 19:51:00 GMT-0500 (EST) (index.js, line 81)</text:p>
          </table:table-cell>
        </table:table-row>
        <table:table-row table:style-name="ro1">
          <table:table-cell office:value-type="string">
            <text:p>[Log] <text:s/>Latitude:45.37893854104159 (index.js, line 82)</text:p>
          </table:table-cell>
        </table:table-row>
        <table:table-row table:style-name="ro1">
          <table:table-cell office:value-type="string">
            <text:p>[Log] Longitude: -75.750326105394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7 (index.js, line 80)</text:p>
          </table:table-cell>
        </table:table-row>
        <table:table-row table:style-name="ro1">
          <table:table-cell office:value-type="string">
            <text:p>[Log] <text:s/>Time:Wed Feb 05 2014 19:51:01 GMT-0500 (EST) (index.js, line 81)</text:p>
          </table:table-cell>
        </table:table-row>
        <table:table-row table:style-name="ro1">
          <table:table-cell office:value-type="string">
            <text:p>[Log] <text:s/>Latitude:45.37893377808736 (index.js, line 82)</text:p>
          </table:table-cell>
        </table:table-row>
        <table:table-row table:style-name="ro1">
          <table:table-cell office:value-type="string">
            <text:p>[Log] Longitude: -75.750337110080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8 (index.js, line 80)</text:p>
          </table:table-cell>
        </table:table-row>
        <table:table-row table:style-name="ro1">
          <table:table-cell office:value-type="string">
            <text:p>[Log] <text:s/>Time:Wed Feb 05 2014 19:51:02 GMT-0500 (EST) (index.js, line 81)</text:p>
          </table:table-cell>
        </table:table-row>
        <table:table-row table:style-name="ro1">
          <table:table-cell office:value-type="string">
            <text:p>[Log] <text:s/>Latitude:45.37894803291134 (index.js, line 82)</text:p>
          </table:table-cell>
        </table:table-row>
        <table:table-row table:style-name="ro1">
          <table:table-cell office:value-type="string">
            <text:p>[Log] Longitude: -75.750304175217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9 (index.js, line 80)</text:p>
          </table:table-cell>
        </table:table-row>
        <table:table-row table:style-name="ro1">
          <table:table-cell office:value-type="string">
            <text:p>[Log] <text:s/>Time:Wed Feb 05 2014 19:51:03 GMT-0500 (EST) (index.js, line 81)</text:p>
          </table:table-cell>
        </table:table-row>
        <table:table-row table:style-name="ro1">
          <table:table-cell office:value-type="string">
            <text:p>[Log] <text:s/>Latitude:45.378969484365484 (index.js, line 82)</text:p>
          </table:table-cell>
        </table:table-row>
        <table:table-row table:style-name="ro1">
          <table:table-cell office:value-type="string">
            <text:p>[Log] Longitude: -75.750254613162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0 (index.js, line 80)</text:p>
          </table:table-cell>
        </table:table-row>
        <table:table-row table:style-name="ro1">
          <table:table-cell office:value-type="string">
            <text:p>[Log] <text:s/>Time:Wed Feb 05 2014 19:51:04 GMT-0500 (EST) (index.js, line 81)</text:p>
          </table:table-cell>
        </table:table-row>
        <table:table-row table:style-name="ro1">
          <table:table-cell office:value-type="string">
            <text:p>[Log] <text:s/>Latitude:45.37899910756975 (index.js, line 82)</text:p>
          </table:table-cell>
        </table:table-row>
        <table:table-row table:style-name="ro1">
          <table:table-cell office:value-type="string">
            <text:p>[Log] Longitude: -75.750183831305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1 (index.js, line 80)</text:p>
          </table:table-cell>
        </table:table-row>
        <table:table-row table:style-name="ro1">
          <table:table-cell office:value-type="string">
            <text:p>[Log] <text:s/>Time:Wed Feb 05 2014 19:51:05 GMT-0500 (EST) (index.js, line 81)</text:p>
          </table:table-cell>
        </table:table-row>
        <table:table-row table:style-name="ro1">
          <table:table-cell office:value-type="string">
            <text:p>[Log] <text:s/>Latitude:45.37903373978644 (index.js, line 82)</text:p>
          </table:table-cell>
        </table:table-row>
        <table:table-row table:style-name="ro1">
          <table:table-cell office:value-type="string">
            <text:p>[Log] Longitude: -75.750097548370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2 (index.js, line 80)</text:p>
          </table:table-cell>
        </table:table-row>
        <table:table-row table:style-name="ro1">
          <table:table-cell office:value-type="string">
            <text:p>[Log] <text:s/>Time:Wed Feb 05 2014 19:51:06 GMT-0500 (EST) (index.js, line 81)</text:p>
          </table:table-cell>
        </table:table-row>
        <table:table-row table:style-name="ro1">
          <table:table-cell office:value-type="string">
            <text:p>[Log] <text:s/>Latitude:45.37908547142801 (index.js, line 82)</text:p>
          </table:table-cell>
        </table:table-row>
        <table:table-row table:style-name="ro1">
          <table:table-cell office:value-type="string">
            <text:p>[Log] Longitude: -75.74998838275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3 (index.js, line 80)</text:p>
          </table:table-cell>
        </table:table-row>
        <table:table-row table:style-name="ro1">
          <table:table-cell office:value-type="string">
            <text:p>[Log] <text:s/>Time:Wed Feb 05 2014 19:51:07 GMT-0500 (EST) (index.js, line 81)</text:p>
          </table:table-cell>
        </table:table-row>
        <table:table-row table:style-name="ro1">
          <table:table-cell office:value-type="string">
            <text:p>[Log] <text:s/>Latitude:45.379134922515874 (index.js, line 82)</text:p>
          </table:table-cell>
        </table:table-row>
        <table:table-row table:style-name="ro1">
          <table:table-cell office:value-type="string">
            <text:p>[Log] Longitude: -75.749874349257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4 (index.js, line 80)</text:p>
          </table:table-cell>
        </table:table-row>
        <table:table-row table:style-name="ro1">
          <table:table-cell office:value-type="string">
            <text:p>[Log] <text:s/>Time:Wed Feb 05 2014 19:51:08 GMT-0500 (EST) (index.js, line 81)</text:p>
          </table:table-cell>
        </table:table-row>
        <table:table-row table:style-name="ro1">
          <table:table-cell office:value-type="string">
            <text:p>[Log] <text:s/>Latitude:45.379186857139224 (index.js, line 82)</text:p>
          </table:table-cell>
        </table:table-row>
        <table:table-row table:style-name="ro1">
          <table:table-cell office:value-type="string">
            <text:p>[Log] Longitude: -75.749754588559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5 (index.js, line 80)</text:p>
          </table:table-cell>
        </table:table-row>
        <table:table-row table:style-name="ro1">
          <table:table-cell office:value-type="string">
            <text:p>[Log] <text:s/>Time:Wed Feb 05 2014 19:51:09 GMT-0500 (EST) (index.js, line 81)</text:p>
          </table:table-cell>
        </table:table-row>
        <table:table-row table:style-name="ro1">
          <table:table-cell office:value-type="string">
            <text:p>[Log] <text:s/>Latitude:45.37924325198703 (index.js, line 82)</text:p>
          </table:table-cell>
        </table:table-row>
        <table:table-row table:style-name="ro1">
          <table:table-cell office:value-type="string">
            <text:p>[Log] Longitude: -75.749624543086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6 (index.js, line 80)</text:p>
          </table:table-cell>
        </table:table-row>
        <table:table-row table:style-name="ro1">
          <table:table-cell office:value-type="string">
            <text:p>[Log] <text:s/>Time:Wed Feb 05 2014 19:51:10 GMT-0500 (EST) (index.js, line 81)</text:p>
          </table:table-cell>
        </table:table-row>
        <table:table-row table:style-name="ro1">
          <table:table-cell office:value-type="string">
            <text:p>[Log] <text:s/>Latitude:45.379298897957746 (index.js, line 82)</text:p>
          </table:table-cell>
        </table:table-row>
        <table:table-row table:style-name="ro1">
          <table:table-cell office:value-type="string">
            <text:p>[Log] Longitude: -75.749496223925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7 (index.js, line 80)</text:p>
          </table:table-cell>
        </table:table-row>
        <table:table-row table:style-name="ro1">
          <table:table-cell office:value-type="string">
            <text:p>[Log] <text:s/>Time:Wed Feb 05 2014 19:51:11 GMT-0500 (EST) (index.js, line 81)</text:p>
          </table:table-cell>
        </table:table-row>
        <table:table-row table:style-name="ro1">
          <table:table-cell office:value-type="string">
            <text:p>[Log] <text:s/>Latitude:45.379355410444376 (index.js, line 82)</text:p>
          </table:table-cell>
        </table:table-row>
        <table:table-row table:style-name="ro1">
          <table:table-cell office:value-type="string">
            <text:p>[Log] Longitude: -75.749365906285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8 (index.js, line 80)</text:p>
          </table:table-cell>
        </table:table-row>
        <table:table-row table:style-name="ro1">
          <table:table-cell office:value-type="string">
            <text:p>[Log] <text:s/>Time:Wed Feb 05 2014 19:51:12 GMT-0500 (EST) (index.js, line 81)</text:p>
          </table:table-cell>
        </table:table-row>
        <table:table-row table:style-name="ro1">
          <table:table-cell office:value-type="string">
            <text:p>[Log] <text:s/>Latitude:45.37941543055027 (index.js, line 82)</text:p>
          </table:table-cell>
        </table:table-row>
        <table:table-row table:style-name="ro1">
          <table:table-cell office:value-type="string">
            <text:p>[Log] Longitude: -75.749227499782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9 (index.js, line 80)</text:p>
          </table:table-cell>
        </table:table-row>
        <table:table-row table:style-name="ro1">
          <table:table-cell office:value-type="string">
            <text:p>[Log] <text:s/>Time:Wed Feb 05 2014 19:51:13 GMT-0500 (EST) (index.js, line 81)</text:p>
          </table:table-cell>
        </table:table-row>
        <table:table-row table:style-name="ro1">
          <table:table-cell office:value-type="string">
            <text:p>[Log] <text:s/>Latitude:45.379468793558814 (index.js, line 82)</text:p>
          </table:table-cell>
        </table:table-row>
        <table:table-row table:style-name="ro1">
          <table:table-cell office:value-type="string">
            <text:p>[Log] Longitude: -75.749104243732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0 (index.js, line 80)</text:p>
          </table:table-cell>
        </table:table-row>
        <table:table-row table:style-name="ro1">
          <table:table-cell office:value-type="string">
            <text:p>[Log] <text:s/>Time:Wed Feb 05 2014 19:51:14 GMT-0500 (EST) (index.js, line 81)</text:p>
          </table:table-cell>
        </table:table-row>
        <table:table-row table:style-name="ro1">
          <table:table-cell office:value-type="string">
            <text:p>[Log] <text:s/>Latitude:45.37952392920992 (index.js, line 82)</text:p>
          </table:table-cell>
        </table:table-row>
        <table:table-row table:style-name="ro1">
          <table:table-cell office:value-type="string">
            <text:p>[Log] Longitude: -75.74897547821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1 (index.js, line 80)</text:p>
          </table:table-cell>
        </table:table-row>
        <table:table-row table:style-name="ro1">
          <table:table-cell office:value-type="string">
            <text:p>[Log] <text:s/>Time:Wed Feb 05 2014 19:51:15 GMT-0500 (EST) (index.js, line 81)</text:p>
          </table:table-cell>
        </table:table-row>
        <table:table-row table:style-name="ro1">
          <table:table-cell office:value-type="string">
            <text:p>[Log] <text:s/>Latitude:45.379588780110645 (index.js, line 82)</text:p>
          </table:table-cell>
        </table:table-row>
        <table:table-row table:style-name="ro1">
          <table:table-cell office:value-type="string">
            <text:p>[Log] Longitude: -75.748824023285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2 (index.js, line 80)</text:p>
          </table:table-cell>
        </table:table-row>
        <table:table-row table:style-name="ro1">
          <table:table-cell office:value-type="string">
            <text:p>[Log] <text:s/>Time:Wed Feb 05 2014 19:51:16 GMT-0500 (EST) (index.js, line 81)</text:p>
          </table:table-cell>
        </table:table-row>
        <table:table-row table:style-name="ro1">
          <table:table-cell office:value-type="string">
            <text:p>[Log] <text:s/>Latitude:45.379654158512004 (index.js, line 82)</text:p>
          </table:table-cell>
        </table:table-row>
        <table:table-row table:style-name="ro1">
          <table:table-cell office:value-type="string">
            <text:p>[Log] Longitude: -75.748671336114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3 (index.js, line 80)</text:p>
          </table:table-cell>
        </table:table-row>
        <table:table-row table:style-name="ro1">
          <table:table-cell office:value-type="string">
            <text:p>[Log] <text:s/>Time:Wed Feb 05 2014 19:51:17 GMT-0500 (EST) (index.js, line 81)</text:p>
          </table:table-cell>
        </table:table-row>
        <table:table-row table:style-name="ro1">
          <table:table-cell office:value-type="string">
            <text:p>[Log] <text:s/>Latitude:45.37972027691377 (index.js, line 82)</text:p>
          </table:table-cell>
        </table:table-row>
        <table:table-row table:style-name="ro1">
          <table:table-cell office:value-type="string">
            <text:p>[Log] Longitude: -75.748516920339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4 (index.js, line 80)</text:p>
          </table:table-cell>
        </table:table-row>
        <table:table-row table:style-name="ro1">
          <table:table-cell office:value-type="string">
            <text:p>[Log] <text:s/>Time:Wed Feb 05 2014 19:51:18 GMT-0500 (EST) (index.js, line 81)</text:p>
          </table:table-cell>
        </table:table-row>
        <table:table-row table:style-name="ro1">
          <table:table-cell office:value-type="string">
            <text:p>[Log] <text:s/>Latitude:45.37978608246564 (index.js, line 82)</text:p>
          </table:table-cell>
        </table:table-row>
        <table:table-row table:style-name="ro1">
          <table:table-cell office:value-type="string">
            <text:p>[Log] Longitude: -75.748363235034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5 (index.js, line 80)</text:p>
          </table:table-cell>
        </table:table-row>
        <table:table-row table:style-name="ro1">
          <table:table-cell office:value-type="string">
            <text:p>[Log] <text:s/>Time:Wed Feb 05 2014 19:51:19 GMT-0500 (EST) (index.js, line 81)</text:p>
          </table:table-cell>
        </table:table-row>
        <table:table-row table:style-name="ro1">
          <table:table-cell office:value-type="string">
            <text:p>[Log] <text:s/>Latitude:45.37985429996669 (index.js, line 82)</text:p>
          </table:table-cell>
        </table:table-row>
        <table:table-row table:style-name="ro1">
          <table:table-cell office:value-type="string">
            <text:p>[Log] Longitude: -75.748203916664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6 (index.js, line 80)</text:p>
          </table:table-cell>
        </table:table-row>
        <table:table-row table:style-name="ro1">
          <table:table-cell office:value-type="string">
            <text:p>[Log] <text:s/>Time:Wed Feb 05 2014 19:51:20 GMT-0500 (EST) (index.js, line 81)</text:p>
          </table:table-cell>
        </table:table-row>
        <table:table-row table:style-name="ro1">
          <table:table-cell office:value-type="string">
            <text:p>[Log] <text:s/>Latitude:45.37992323952042 (index.js, line 82)</text:p>
          </table:table-cell>
        </table:table-row>
        <table:table-row table:style-name="ro1">
          <table:table-cell office:value-type="string">
            <text:p>[Log] Longitude: -75.748043479670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7 (index.js, line 80)</text:p>
          </table:table-cell>
        </table:table-row>
        <table:table-row table:style-name="ro1">
          <table:table-cell office:value-type="string">
            <text:p>[Log] <text:s/>Time:Wed Feb 05 2014 19:51:21 GMT-0500 (EST) (index.js, line 81)</text:p>
          </table:table-cell>
        </table:table-row>
        <table:table-row table:style-name="ro1">
          <table:table-cell office:value-type="string">
            <text:p>[Log] <text:s/>Latitude:45.37998900665955 (index.js, line 82)</text:p>
          </table:table-cell>
        </table:table-row>
        <table:table-row table:style-name="ro1">
          <table:table-cell office:value-type="string">
            <text:p>[Log] Longitude: -75.747891902610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8 (index.js, line 80)</text:p>
          </table:table-cell>
        </table:table-row>
        <table:table-row table:style-name="ro1">
          <table:table-cell office:value-type="string">
            <text:p>[Log] <text:s/>Time:Wed Feb 05 2014 19:51:22 GMT-0500 (EST) (index.js, line 81)</text:p>
          </table:table-cell>
        </table:table-row>
        <table:table-row table:style-name="ro1">
          <table:table-cell office:value-type="string">
            <text:p>[Log] <text:s/>Latitude:45.38005835679106 (index.js, line 82)</text:p>
          </table:table-cell>
        </table:table-row>
        <table:table-row table:style-name="ro1">
          <table:table-cell office:value-type="string">
            <text:p>[Log] Longitude: -75.747732067247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9 (index.js, line 80)</text:p>
          </table:table-cell>
        </table:table-row>
        <table:table-row table:style-name="ro1">
          <table:table-cell office:value-type="string">
            <text:p>[Log] <text:s/>Time:Wed Feb 05 2014 19:51:23 GMT-0500 (EST) (index.js, line 81)</text:p>
          </table:table-cell>
        </table:table-row>
        <table:table-row table:style-name="ro1">
          <table:table-cell office:value-type="string">
            <text:p>[Log] <text:s/>Latitude:45.380127238141405 (index.js, line 82)</text:p>
          </table:table-cell>
        </table:table-row>
        <table:table-row table:style-name="ro1">
          <table:table-cell office:value-type="string">
            <text:p>[Log] Longitude: -75.747573311709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0 (index.js, line 80)</text:p>
          </table:table-cell>
        </table:table-row>
        <table:table-row table:style-name="ro1">
          <table:table-cell office:value-type="string">
            <text:p>[Log] <text:s/>Time:Wed Feb 05 2014 19:51:24 GMT-0500 (EST) (index.js, line 81)</text:p>
          </table:table-cell>
        </table:table-row>
        <table:table-row table:style-name="ro1">
          <table:table-cell office:value-type="string">
            <text:p>[Log] <text:s/>Latitude:45.38019581215699 (index.js, line 82)</text:p>
          </table:table-cell>
        </table:table-row>
        <table:table-row table:style-name="ro1">
          <table:table-cell office:value-type="string">
            <text:p>[Log] Longitude: -75.74741478307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1 (index.js, line 80)</text:p>
          </table:table-cell>
        </table:table-row>
        <table:table-row table:style-name="ro1">
          <table:table-cell office:value-type="string">
            <text:p>[Log] <text:s/>Time:Wed Feb 05 2014 19:51:25 GMT-0500 (EST) (index.js, line 81)</text:p>
          </table:table-cell>
        </table:table-row>
        <table:table-row table:style-name="ro1">
          <table:table-cell office:value-type="string">
            <text:p>[Log] <text:s/>Latitude:45.38026530048153 (index.js, line 82)</text:p>
          </table:table-cell>
        </table:table-row>
        <table:table-row table:style-name="ro1">
          <table:table-cell office:value-type="string">
            <text:p>[Log] Longitude: -75.747253818772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2 (index.js, line 80)</text:p>
          </table:table-cell>
        </table:table-row>
        <table:table-row table:style-name="ro1">
          <table:table-cell office:value-type="string">
            <text:p>[Log] <text:s/>Time:Wed Feb 05 2014 19:51:26 GMT-0500 (EST) (index.js, line 81)</text:p>
          </table:table-cell>
        </table:table-row>
        <table:table-row table:style-name="ro1">
          <table:table-cell office:value-type="string">
            <text:p>[Log] <text:s/>Latitude:45.38034538976785 (index.js, line 82)</text:p>
          </table:table-cell>
        </table:table-row>
        <table:table-row table:style-name="ro1">
          <table:table-cell office:value-type="string">
            <text:p>[Log] Longitude: -75.74706829844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3 (index.js, line 80)</text:p>
          </table:table-cell>
        </table:table-row>
        <table:table-row table:style-name="ro1">
          <table:table-cell office:value-type="string">
            <text:p>[Log] <text:s/>Time:Wed Feb 05 2014 19:51:27 GMT-0500 (EST) (index.js, line 81)</text:p>
          </table:table-cell>
        </table:table-row>
        <table:table-row table:style-name="ro1">
          <table:table-cell office:value-type="string">
            <text:p>[Log] <text:s/>Latitude:45.380410841347036 (index.js, line 82)</text:p>
          </table:table-cell>
        </table:table-row>
        <table:table-row table:style-name="ro1">
          <table:table-cell office:value-type="string">
            <text:p>[Log] Longitude: -75.74691750767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4 (index.js, line 80)</text:p>
          </table:table-cell>
        </table:table-row>
        <table:table-row table:style-name="ro1">
          <table:table-cell office:value-type="string">
            <text:p>[Log] <text:s/>Time:Wed Feb 05 2014 19:51:28 GMT-0500 (EST) (index.js, line 81)</text:p>
          </table:table-cell>
        </table:table-row>
        <table:table-row table:style-name="ro1">
          <table:table-cell office:value-type="string">
            <text:p>[Log] <text:s/>Latitude:45.38049929284952 (index.js, line 82)</text:p>
          </table:table-cell>
        </table:table-row>
        <table:table-row table:style-name="ro1">
          <table:table-cell office:value-type="string">
            <text:p>[Log] Longitude: -75.746713833650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5 (index.js, line 80)</text:p>
          </table:table-cell>
        </table:table-row>
        <table:table-row table:style-name="ro1">
          <table:table-cell office:value-type="string">
            <text:p>[Log] <text:s/>Time:Wed Feb 05 2014 19:51:29 GMT-0500 (EST) (index.js, line 81)</text:p>
          </table:table-cell>
        </table:table-row>
        <table:table-row table:style-name="ro1">
          <table:table-cell office:value-type="string">
            <text:p>[Log] <text:s/>Latitude:45.38058065219521 (index.js, line 82)</text:p>
          </table:table-cell>
        </table:table-row>
        <table:table-row table:style-name="ro1">
          <table:table-cell office:value-type="string">
            <text:p>[Log] Longitude: -75.746526326875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6 (index.js, line 80)</text:p>
          </table:table-cell>
        </table:table-row>
        <table:table-row table:style-name="ro1">
          <table:table-cell office:value-type="string">
            <text:p>[Log] <text:s/>Time:Wed Feb 05 2014 19:51:30 GMT-0500 (EST) (index.js, line 81)</text:p>
          </table:table-cell>
        </table:table-row>
        <table:table-row table:style-name="ro1">
          <table:table-cell office:value-type="string">
            <text:p>[Log] <text:s/>Latitude:45.38066175201058 (index.js, line 82)</text:p>
          </table:table-cell>
        </table:table-row>
        <table:table-row table:style-name="ro1">
          <table:table-cell office:value-type="string">
            <text:p>[Log] Longitude: -75.746339418619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7 (index.js, line 80)</text:p>
          </table:table-cell>
        </table:table-row>
        <table:table-row table:style-name="ro1">
          <table:table-cell office:value-type="string">
            <text:p>[Log] <text:s/>Time:Wed Feb 05 2014 19:51:31 GMT-0500 (EST) (index.js, line 81)</text:p>
          </table:table-cell>
        </table:table-row>
        <table:table-row table:style-name="ro1">
          <table:table-cell office:value-type="string">
            <text:p>[Log] <text:s/>Latitude:45.38074678061872 (index.js, line 82)</text:p>
          </table:table-cell>
        </table:table-row>
        <table:table-row table:style-name="ro1">
          <table:table-cell office:value-type="string">
            <text:p>[Log] Longitude: -75.746143454634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8 (index.js, line 80)</text:p>
          </table:table-cell>
        </table:table-row>
        <table:table-row table:style-name="ro1">
          <table:table-cell office:value-type="string">
            <text:p>[Log] <text:s/>Time:Wed Feb 05 2014 19:51:32 GMT-0500 (EST) (index.js, line 81)</text:p>
          </table:table-cell>
        </table:table-row>
        <table:table-row table:style-name="ro1">
          <table:table-cell office:value-type="string">
            <text:p>[Log] <text:s/>Latitude:45.38083423488148 (index.js, line 82)</text:p>
          </table:table-cell>
        </table:table-row>
        <table:table-row table:style-name="ro1">
          <table:table-cell office:value-type="string">
            <text:p>[Log] Longitude: -75.745941899986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9 (index.js, line 80)</text:p>
          </table:table-cell>
        </table:table-row>
        <table:table-row table:style-name="ro1">
          <table:table-cell office:value-type="string">
            <text:p>[Log] <text:s/>Time:Wed Feb 05 2014 19:51:33 GMT-0500 (EST) (index.js, line 81)</text:p>
          </table:table-cell>
        </table:table-row>
        <table:table-row table:style-name="ro1">
          <table:table-cell office:value-type="string">
            <text:p>[Log] <text:s/>Latitude:45.38092776771389 (index.js, line 82)</text:p>
          </table:table-cell>
        </table:table-row>
        <table:table-row table:style-name="ro1">
          <table:table-cell office:value-type="string">
            <text:p>[Log] Longitude: -75.745726335117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0 (index.js, line 80)</text:p>
          </table:table-cell>
        </table:table-row>
        <table:table-row table:style-name="ro1">
          <table:table-cell office:value-type="string">
            <text:p>[Log] <text:s/>Time:Wed Feb 05 2014 19:51:34 GMT-0500 (EST) (index.js, line 81)</text:p>
          </table:table-cell>
        </table:table-row>
        <table:table-row table:style-name="ro1">
          <table:table-cell office:value-type="string">
            <text:p>[Log] <text:s/>Latitude:45.381016536692876 (index.js, line 82)</text:p>
          </table:table-cell>
        </table:table-row>
        <table:table-row table:style-name="ro1">
          <table:table-cell office:value-type="string">
            <text:p>[Log] Longitude: -75.745521750213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1 (index.js, line 80)</text:p>
          </table:table-cell>
        </table:table-row>
        <table:table-row table:style-name="ro1">
          <table:table-cell office:value-type="string">
            <text:p>[Log] <text:s/>Time:Wed Feb 05 2014 19:51:35 GMT-0500 (EST) (index.js, line 81)</text:p>
          </table:table-cell>
        </table:table-row>
        <table:table-row table:style-name="ro1">
          <table:table-cell office:value-type="string">
            <text:p>[Log] <text:s/>Latitude:45.38111015845378 (index.js, line 82)</text:p>
          </table:table-cell>
        </table:table-row>
        <table:table-row table:style-name="ro1">
          <table:table-cell office:value-type="string">
            <text:p>[Log] Longitude: -75.745305980708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2 (index.js, line 80)</text:p>
          </table:table-cell>
        </table:table-row>
        <table:table-row table:style-name="ro1">
          <table:table-cell office:value-type="string">
            <text:p>[Log] <text:s/>Time:Wed Feb 05 2014 19:51:36 GMT-0500 (EST) (index.js, line 81)</text:p>
          </table:table-cell>
        </table:table-row>
        <table:table-row table:style-name="ro1">
          <table:table-cell office:value-type="string">
            <text:p>[Log] <text:s/>Latitude:45.38120006735799 (index.js, line 82)</text:p>
          </table:table-cell>
        </table:table-row>
        <table:table-row table:style-name="ro1">
          <table:table-cell office:value-type="string">
            <text:p>[Log] Longitude: -75.745097149847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3 (index.js, line 80)</text:p>
          </table:table-cell>
        </table:table-row>
        <table:table-row table:style-name="ro1">
          <table:table-cell office:value-type="string">
            <text:p>[Log] <text:s/>Time:Wed Feb 05 2014 19:51:37 GMT-0500 (EST) (index.js, line 81)</text:p>
          </table:table-cell>
        </table:table-row>
        <table:table-row table:style-name="ro1">
          <table:table-cell office:value-type="string">
            <text:p>[Log] <text:s/>Latitude:45.38129049907947 (index.js, line 82)</text:p>
          </table:table-cell>
        </table:table-row>
        <table:table-row table:style-name="ro1">
          <table:table-cell office:value-type="string">
            <text:p>[Log] Longitude: -75.74488685968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4 (index.js, line 80)</text:p>
          </table:table-cell>
        </table:table-row>
        <table:table-row table:style-name="ro1">
          <table:table-cell office:value-type="string">
            <text:p>[Log] <text:s/>Time:Wed Feb 05 2014 19:51:38 GMT-0500 (EST) (index.js, line 81)</text:p>
          </table:table-cell>
        </table:table-row>
        <table:table-row table:style-name="ro1">
          <table:table-cell office:value-type="string">
            <text:p>[Log] <text:s/>Latitude:45.381367351187706 (index.js, line 82)</text:p>
          </table:table-cell>
        </table:table-row>
        <table:table-row table:style-name="ro1">
          <table:table-cell office:value-type="string">
            <text:p>[Log] Longitude: -75.74470079060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5 (index.js, line 80)</text:p>
          </table:table-cell>
        </table:table-row>
        <table:table-row table:style-name="ro1">
          <table:table-cell office:value-type="string">
            <text:p>[Log] <text:s/>Time:Wed Feb 05 2014 19:51:39 GMT-0500 (EST) (index.js, line 81)</text:p>
          </table:table-cell>
        </table:table-row>
        <table:table-row table:style-name="ro1">
          <table:table-cell office:value-type="string">
            <text:p>[Log] <text:s/>Latitude:45.38142104489529 (index.js, line 82)</text:p>
          </table:table-cell>
        </table:table-row>
        <table:table-row table:style-name="ro1">
          <table:table-cell office:value-type="string">
            <text:p>[Log] Longitude: -75.744521375963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6 (index.js, line 80)</text:p>
          </table:table-cell>
        </table:table-row>
        <table:table-row table:style-name="ro1">
          <table:table-cell office:value-type="string">
            <text:p>[Log] <text:s/>Time:Wed Feb 05 2014 19:51:40 GMT-0500 (EST) (index.js, line 81)</text:p>
          </table:table-cell>
        </table:table-row>
        <table:table-row table:style-name="ro1">
          <table:table-cell office:value-type="string">
            <text:p>[Log] <text:s/>Latitude:45.38146652851594 (index.js, line 82)</text:p>
          </table:table-cell>
        </table:table-row>
        <table:table-row table:style-name="ro1">
          <table:table-cell office:value-type="string">
            <text:p>[Log] Longitude: -75.744330119268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7 (index.js, line 80)</text:p>
          </table:table-cell>
        </table:table-row>
        <table:table-row table:style-name="ro1">
          <table:table-cell office:value-type="string">
            <text:p>[Log] <text:s/>Time:Wed Feb 05 2014 19:51:41 GMT-0500 (EST) (index.js, line 81)</text:p>
          </table:table-cell>
        </table:table-row>
        <table:table-row table:style-name="ro1">
          <table:table-cell office:value-type="string">
            <text:p>[Log] <text:s/>Latitude:45.38148805260593 (index.js, line 82)</text:p>
          </table:table-cell>
        </table:table-row>
        <table:table-row table:style-name="ro1">
          <table:table-cell office:value-type="string">
            <text:p>[Log] Longitude: -75.744136620414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8 (index.js, line 80)</text:p>
          </table:table-cell>
        </table:table-row>
        <table:table-row table:style-name="ro1">
          <table:table-cell office:value-type="string">
            <text:p>[Log] <text:s/>Time:Wed Feb 05 2014 19:51:42 GMT-0500 (EST) (index.js, line 81)</text:p>
          </table:table-cell>
        </table:table-row>
        <table:table-row table:style-name="ro1">
          <table:table-cell office:value-type="string">
            <text:p>[Log] <text:s/>Latitude:45.381488476676004 (index.js, line 82)</text:p>
          </table:table-cell>
        </table:table-row>
        <table:table-row table:style-name="ro1">
          <table:table-cell office:value-type="string">
            <text:p>[Log] Longitude: -75.74391226960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9 (index.js, line 80)</text:p>
          </table:table-cell>
        </table:table-row>
        <table:table-row table:style-name="ro1">
          <table:table-cell office:value-type="string">
            <text:p>[Log] <text:s/>Time:Wed Feb 05 2014 19:51:43 GMT-0500 (EST) (index.js, line 81)</text:p>
          </table:table-cell>
        </table:table-row>
        <table:table-row table:style-name="ro1">
          <table:table-cell office:value-type="string">
            <text:p>[Log] <text:s/>Latitude:45.38147887254599 (index.js, line 82)</text:p>
          </table:table-cell>
        </table:table-row>
        <table:table-row table:style-name="ro1">
          <table:table-cell office:value-type="string">
            <text:p>[Log] Longitude: -75.743701690007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0 (index.js, line 80)</text:p>
          </table:table-cell>
        </table:table-row>
        <table:table-row table:style-name="ro1">
          <table:table-cell office:value-type="string">
            <text:p>[Log] <text:s/>Time:Wed Feb 05 2014 19:51:44 GMT-0500 (EST) (index.js, line 81)</text:p>
          </table:table-cell>
        </table:table-row>
        <table:table-row table:style-name="ro1">
          <table:table-cell office:value-type="string">
            <text:p>[Log] <text:s/>Latitude:45.381461593294894 (index.js, line 82)</text:p>
          </table:table-cell>
        </table:table-row>
        <table:table-row table:style-name="ro1">
          <table:table-cell office:value-type="string">
            <text:p>[Log] Longitude: -75.743488146617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1 (index.js, line 80)</text:p>
          </table:table-cell>
        </table:table-row>
        <table:table-row table:style-name="ro1">
          <table:table-cell office:value-type="string">
            <text:p>[Log] <text:s/>Time:Wed Feb 05 2014 19:51:45 GMT-0500 (EST) (index.js, line 81)</text:p>
          </table:table-cell>
        </table:table-row>
        <table:table-row table:style-name="ro1">
          <table:table-cell office:value-type="string">
            <text:p>[Log] <text:s/>Latitude:45.38144277229882 (index.js, line 82)</text:p>
          </table:table-cell>
        </table:table-row>
        <table:table-row table:style-name="ro1">
          <table:table-cell office:value-type="string">
            <text:p>[Log] Longitude: -75.74327595677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2 (index.js, line 80)</text:p>
          </table:table-cell>
        </table:table-row>
        <table:table-row table:style-name="ro1">
          <table:table-cell office:value-type="string">
            <text:p>[Log] <text:s/>Time:Wed Feb 05 2014 19:51:46 GMT-0500 (EST) (index.js, line 81)</text:p>
          </table:table-cell>
        </table:table-row>
        <table:table-row table:style-name="ro1">
          <table:table-cell office:value-type="string">
            <text:p>[Log] <text:s/>Latitude:45.38142261239258 (index.js, line 82)</text:p>
          </table:table-cell>
        </table:table-row>
        <table:table-row table:style-name="ro1">
          <table:table-cell office:value-type="string">
            <text:p>[Log] Longitude: -75.743054828417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3 (index.js, line 80)</text:p>
          </table:table-cell>
        </table:table-row>
        <table:table-row table:style-name="ro1">
          <table:table-cell office:value-type="string">
            <text:p>[Log] <text:s/>Time:Wed Feb 05 2014 19:51:47 GMT-0500 (EST) (index.js, line 81)</text:p>
          </table:table-cell>
        </table:table-row>
        <table:table-row table:style-name="ro1">
          <table:table-cell office:value-type="string">
            <text:p>[Log] <text:s/>Latitude:45.381403302920305 (index.js, line 82)</text:p>
          </table:table-cell>
        </table:table-row>
        <table:table-row table:style-name="ro1">
          <table:table-cell office:value-type="string">
            <text:p>[Log] Longitude: -75.742856702490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4 (index.js, line 80)</text:p>
          </table:table-cell>
        </table:table-row>
        <table:table-row table:style-name="ro1">
          <table:table-cell office:value-type="string">
            <text:p>[Log] <text:s/>Time:Wed Feb 05 2014 19:51:48 GMT-0500 (EST) (index.js, line 81)</text:p>
          </table:table-cell>
        </table:table-row>
        <table:table-row table:style-name="ro1">
          <table:table-cell office:value-type="string">
            <text:p>[Log] <text:s/>Latitude:45.381384550436884 (index.js, line 82)</text:p>
          </table:table-cell>
        </table:table-row>
        <table:table-row table:style-name="ro1">
          <table:table-cell office:value-type="string">
            <text:p>[Log] Longitude: -75.742669071623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5 (index.js, line 80)</text:p>
          </table:table-cell>
        </table:table-row>
        <table:table-row table:style-name="ro1">
          <table:table-cell office:value-type="string">
            <text:p>[Log] <text:s/>Time:Wed Feb 05 2014 19:51:49 GMT-0500 (EST) (index.js, line 81)</text:p>
          </table:table-cell>
        </table:table-row>
        <table:table-row table:style-name="ro1">
          <table:table-cell office:value-type="string">
            <text:p>[Log] <text:s/>Latitude:45.381370653605856 (index.js, line 82)</text:p>
          </table:table-cell>
        </table:table-row>
        <table:table-row table:style-name="ro1">
          <table:table-cell office:value-type="string">
            <text:p>[Log] Longitude: -75.742500412015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6 (index.js, line 80)</text:p>
          </table:table-cell>
        </table:table-row>
        <table:table-row table:style-name="ro1">
          <table:table-cell office:value-type="string">
            <text:p>[Log] <text:s/>Time:Wed Feb 05 2014 19:51:50 GMT-0500 (EST) (index.js, line 81)</text:p>
          </table:table-cell>
        </table:table-row>
        <table:table-row table:style-name="ro1">
          <table:table-cell office:value-type="string">
            <text:p>[Log] <text:s/>Latitude:45.381369713014635 (index.js, line 82)</text:p>
          </table:table-cell>
        </table:table-row>
        <table:table-row table:style-name="ro1">
          <table:table-cell office:value-type="string">
            <text:p>[Log] Longitude: -75.742324798047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7 (index.js, line 80)</text:p>
          </table:table-cell>
        </table:table-row>
        <table:table-row table:style-name="ro1">
          <table:table-cell office:value-type="string">
            <text:p>[Log] <text:s/>Time:Wed Feb 05 2014 19:51:51 GMT-0500 (EST) (index.js, line 81)</text:p>
          </table:table-cell>
        </table:table-row>
        <table:table-row table:style-name="ro1">
          <table:table-cell office:value-type="string">
            <text:p>[Log] <text:s/>Latitude:45.381383418968014 (index.js, line 82)</text:p>
          </table:table-cell>
        </table:table-row>
        <table:table-row table:style-name="ro1">
          <table:table-cell office:value-type="string">
            <text:p>[Log] Longitude: -75.742151220620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8 (index.js, line 80)</text:p>
          </table:table-cell>
        </table:table-row>
        <table:table-row table:style-name="ro1">
          <table:table-cell office:value-type="string">
            <text:p>[Log] <text:s/>Time:Wed Feb 05 2014 19:51:52 GMT-0500 (EST) (index.js, line 81)</text:p>
          </table:table-cell>
        </table:table-row>
        <table:table-row table:style-name="ro1">
          <table:table-cell office:value-type="string">
            <text:p>[Log] <text:s/>Latitude:45.38141985133438 (index.js, line 82)</text:p>
          </table:table-cell>
        </table:table-row>
        <table:table-row table:style-name="ro1">
          <table:table-cell office:value-type="string">
            <text:p>[Log] Longitude: -75.741966472996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9 (index.js, line 80)</text:p>
          </table:table-cell>
        </table:table-row>
        <table:table-row table:style-name="ro1">
          <table:table-cell office:value-type="string">
            <text:p>[Log] <text:s/>Time:Wed Feb 05 2014 19:51:53 GMT-0500 (EST) (index.js, line 81)</text:p>
          </table:table-cell>
        </table:table-row>
        <table:table-row table:style-name="ro1">
          <table:table-cell office:value-type="string">
            <text:p>[Log] <text:s/>Latitude:45.38148178814312 (index.js, line 82)</text:p>
          </table:table-cell>
        </table:table-row>
        <table:table-row table:style-name="ro1">
          <table:table-cell office:value-type="string">
            <text:p>[Log] Longitude: -75.741795470385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0 (index.js, line 80)</text:p>
          </table:table-cell>
        </table:table-row>
        <table:table-row table:style-name="ro1">
          <table:table-cell office:value-type="string">
            <text:p>[Log] <text:s/>Time:Wed Feb 05 2014 19:51:54 GMT-0500 (EST) (index.js, line 81)</text:p>
          </table:table-cell>
        </table:table-row>
        <table:table-row table:style-name="ro1">
          <table:table-cell office:value-type="string">
            <text:p>[Log] <text:s/>Latitude:45.38156511418066 (index.js, line 82)</text:p>
          </table:table-cell>
        </table:table-row>
        <table:table-row table:style-name="ro1">
          <table:table-cell office:value-type="string">
            <text:p>[Log] Longitude: -75.74164556921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1 (index.js, line 80)</text:p>
          </table:table-cell>
        </table:table-row>
        <table:table-row table:style-name="ro1">
          <table:table-cell office:value-type="string">
            <text:p>[Log] <text:s/>Time:Wed Feb 05 2014 19:51:55 GMT-0500 (EST) (index.js, line 81)</text:p>
          </table:table-cell>
        </table:table-row>
        <table:table-row table:style-name="ro1">
          <table:table-cell office:value-type="string">
            <text:p>[Log] <text:s/>Latitude:45.38165838317566 (index.js, line 82)</text:p>
          </table:table-cell>
        </table:table-row>
        <table:table-row table:style-name="ro1">
          <table:table-cell office:value-type="string">
            <text:p>[Log] Longitude: -75.741518842696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2 (index.js, line 80)</text:p>
          </table:table-cell>
        </table:table-row>
        <table:table-row table:style-name="ro1">
          <table:table-cell office:value-type="string">
            <text:p>[Log] <text:s/>Time:Wed Feb 05 2014 19:51:56 GMT-0500 (EST) (index.js, line 81)</text:p>
          </table:table-cell>
        </table:table-row>
        <table:table-row table:style-name="ro1">
          <table:table-cell office:value-type="string">
            <text:p>[Log] <text:s/>Latitude:45.38175810180701 (index.js, line 82)</text:p>
          </table:table-cell>
        </table:table-row>
        <table:table-row table:style-name="ro1">
          <table:table-cell office:value-type="string">
            <text:p>[Log] Longitude: -75.7414045312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3 (index.js, line 80)</text:p>
          </table:table-cell>
        </table:table-row>
        <table:table-row table:style-name="ro1">
          <table:table-cell office:value-type="string">
            <text:p>[Log] <text:s/>Time:Wed Feb 05 2014 19:51:57 GMT-0500 (EST) (index.js, line 81)</text:p>
          </table:table-cell>
        </table:table-row>
        <table:table-row table:style-name="ro1">
          <table:table-cell office:value-type="string">
            <text:p>[Log] <text:s/>Latitude:45.38186367487459 (index.js, line 82)</text:p>
          </table:table-cell>
        </table:table-row>
        <table:table-row table:style-name="ro1">
          <table:table-cell office:value-type="string">
            <text:p>[Log] Longitude: -75.741288163553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4 (index.js, line 80)</text:p>
          </table:table-cell>
        </table:table-row>
        <table:table-row table:style-name="ro1">
          <table:table-cell office:value-type="string">
            <text:p>[Log] <text:s/>Time:Wed Feb 05 2014 19:51:58 GMT-0500 (EST) (index.js, line 81)</text:p>
          </table:table-cell>
        </table:table-row>
        <table:table-row table:style-name="ro1">
          <table:table-cell office:value-type="string">
            <text:p>[Log] <text:s/>Latitude:45.38196917737391 (index.js, line 82)</text:p>
          </table:table-cell>
        </table:table-row>
        <table:table-row table:style-name="ro1">
          <table:table-cell office:value-type="string">
            <text:p>[Log] Longitude: -75.741171873814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5 (index.js, line 80)</text:p>
          </table:table-cell>
        </table:table-row>
        <table:table-row table:style-name="ro1">
          <table:table-cell office:value-type="string">
            <text:p>[Log] <text:s/>Time:Wed Feb 05 2014 19:51:59 GMT-0500 (EST) (index.js, line 81)</text:p>
          </table:table-cell>
        </table:table-row>
        <table:table-row table:style-name="ro1">
          <table:table-cell office:value-type="string">
            <text:p>[Log] <text:s/>Latitude:45.38207916594145 (index.js, line 82)</text:p>
          </table:table-cell>
        </table:table-row>
        <table:table-row table:style-name="ro1">
          <table:table-cell office:value-type="string">
            <text:p>[Log] Longitude: -75.74105050451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6 (index.js, line 80)</text:p>
          </table:table-cell>
        </table:table-row>
        <table:table-row table:style-name="ro1">
          <table:table-cell office:value-type="string">
            <text:p>[Log] <text:s/>Time:Wed Feb 05 2014 19:52:00 GMT-0500 (EST) (index.js, line 81)</text:p>
          </table:table-cell>
        </table:table-row>
        <table:table-row table:style-name="ro1">
          <table:table-cell office:value-type="string">
            <text:p>[Log] <text:s/>Latitude:45.38219535888722 (index.js, line 82)</text:p>
          </table:table-cell>
        </table:table-row>
        <table:table-row table:style-name="ro1">
          <table:table-cell office:value-type="string">
            <text:p>[Log] Longitude: -75.740917045623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7 (index.js, line 80)</text:p>
          </table:table-cell>
        </table:table-row>
        <table:table-row table:style-name="ro1">
          <table:table-cell office:value-type="string">
            <text:p>[Log] <text:s/>Time:Wed Feb 05 2014 19:52:01 GMT-0500 (EST) (index.js, line 81)</text:p>
          </table:table-cell>
        </table:table-row>
        <table:table-row table:style-name="ro1">
          <table:table-cell office:value-type="string">
            <text:p>[Log] <text:s/>Latitude:45.382299876037685 (index.js, line 82)</text:p>
          </table:table-cell>
        </table:table-row>
        <table:table-row table:style-name="ro1">
          <table:table-cell office:value-type="string">
            <text:p>[Log] Longitude: -75.740796996469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8 (index.js, line 80)</text:p>
          </table:table-cell>
        </table:table-row>
        <table:table-row table:style-name="ro1">
          <table:table-cell office:value-type="string">
            <text:p>[Log] <text:s/>Time:Wed Feb 05 2014 19:52:02 GMT-0500 (EST) (index.js, line 81)</text:p>
          </table:table-cell>
        </table:table-row>
        <table:table-row table:style-name="ro1">
          <table:table-cell office:value-type="string">
            <text:p>[Log] <text:s/>Latitude:45.38240049041751 (index.js, line 82)</text:p>
          </table:table-cell>
        </table:table-row>
        <table:table-row table:style-name="ro1">
          <table:table-cell office:value-type="string">
            <text:p>[Log] Longitude: -75.740682135583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9 (index.js, line 80)</text:p>
          </table:table-cell>
        </table:table-row>
        <table:table-row table:style-name="ro1">
          <table:table-cell office:value-type="string">
            <text:p>[Log] <text:s/>Time:Wed Feb 05 2014 19:52:03 GMT-0500 (EST) (index.js, line 81)</text:p>
          </table:table-cell>
        </table:table-row>
        <table:table-row table:style-name="ro1">
          <table:table-cell office:value-type="string">
            <text:p>[Log] <text:s/>Latitude:45.38250014886794 (index.js, line 82)</text:p>
          </table:table-cell>
        </table:table-row>
        <table:table-row table:style-name="ro1">
          <table:table-cell office:value-type="string">
            <text:p>[Log] Longitude: -75.740571778005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0 (index.js, line 80)</text:p>
          </table:table-cell>
        </table:table-row>
        <table:table-row table:style-name="ro1">
          <table:table-cell office:value-type="string">
            <text:p>[Log] <text:s/>Time:Wed Feb 05 2014 19:52:04 GMT-0500 (EST) (index.js, line 81)</text:p>
          </table:table-cell>
        </table:table-row>
        <table:table-row table:style-name="ro1">
          <table:table-cell office:value-type="string">
            <text:p>[Log] <text:s/>Latitude:45.382594480614294 (index.js, line 82)</text:p>
          </table:table-cell>
        </table:table-row>
        <table:table-row table:style-name="ro1">
          <table:table-cell office:value-type="string">
            <text:p>[Log] Longitude: -75.740468909789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1 (index.js, line 80)</text:p>
          </table:table-cell>
        </table:table-row>
        <table:table-row table:style-name="ro1">
          <table:table-cell office:value-type="string">
            <text:p>[Log] <text:s/>Time:Wed Feb 05 2014 19:52:05 GMT-0500 (EST) (index.js, line 81)</text:p>
          </table:table-cell>
        </table:table-row>
        <table:table-row table:style-name="ro1">
          <table:table-cell office:value-type="string">
            <text:p>[Log] <text:s/>Latitude:45.382689857178036 (index.js, line 82)</text:p>
          </table:table-cell>
        </table:table-row>
        <table:table-row table:style-name="ro1">
          <table:table-cell office:value-type="string">
            <text:p>[Log] Longitude: -75.740365304882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2 (index.js, line 80)</text:p>
          </table:table-cell>
        </table:table-row>
        <table:table-row table:style-name="ro1">
          <table:table-cell office:value-type="string">
            <text:p>[Log] <text:s/>Time:Wed Feb 05 2014 19:52:06 GMT-0500 (EST) (index.js, line 81)</text:p>
          </table:table-cell>
        </table:table-row>
        <table:table-row table:style-name="ro1">
          <table:table-cell office:value-type="string">
            <text:p>[Log] <text:s/>Latitude:45.38277428298034 (index.js, line 82)</text:p>
          </table:table-cell>
        </table:table-row>
        <table:table-row table:style-name="ro1">
          <table:table-cell office:value-type="string">
            <text:p>[Log] Longitude: -75.740273595729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3 (index.js, line 80)</text:p>
          </table:table-cell>
        </table:table-row>
        <table:table-row table:style-name="ro1">
          <table:table-cell office:value-type="string">
            <text:p>[Log] <text:s/>Time:Wed Feb 05 2014 19:52:07 GMT-0500 (EST) (index.js, line 81)</text:p>
          </table:table-cell>
        </table:table-row>
        <table:table-row table:style-name="ro1">
          <table:table-cell office:value-type="string">
            <text:p>[Log] <text:s/>Latitude:45.382858074866554 (index.js, line 82)</text:p>
          </table:table-cell>
        </table:table-row>
        <table:table-row table:style-name="ro1">
          <table:table-cell office:value-type="string">
            <text:p>[Log] Longitude: -75.74018257480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4 (index.js, line 80)</text:p>
          </table:table-cell>
        </table:table-row>
        <table:table-row table:style-name="ro1">
          <table:table-cell office:value-type="string">
            <text:p>[Log] <text:s/>Time:Wed Feb 05 2014 19:52:08 GMT-0500 (EST) (index.js, line 81)</text:p>
          </table:table-cell>
        </table:table-row>
        <table:table-row table:style-name="ro1">
          <table:table-cell office:value-type="string">
            <text:p>[Log] <text:s/>Latitude:45.38293845851738 (index.js, line 82)</text:p>
          </table:table-cell>
        </table:table-row>
        <table:table-row table:style-name="ro1">
          <table:table-cell office:value-type="string">
            <text:p>[Log] Longitude: -75.740094456778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5 (index.js, line 80)</text:p>
          </table:table-cell>
        </table:table-row>
        <table:table-row table:style-name="ro1">
          <table:table-cell office:value-type="string">
            <text:p>[Log] <text:s/>Time:Wed Feb 05 2014 19:52:09 GMT-0500 (EST) (index.js, line 81)</text:p>
          </table:table-cell>
        </table:table-row>
        <table:table-row table:style-name="ro1">
          <table:table-cell office:value-type="string">
            <text:p>[Log] <text:s/>Latitude:45.38301074538584 (index.js, line 82)</text:p>
          </table:table-cell>
        </table:table-row>
        <table:table-row table:style-name="ro1">
          <table:table-cell office:value-type="string">
            <text:p>[Log] Longitude: -75.740014408293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6 (index.js, line 80)</text:p>
          </table:table-cell>
        </table:table-row>
        <table:table-row table:style-name="ro1">
          <table:table-cell office:value-type="string">
            <text:p>[Log] <text:s/>Time:Wed Feb 05 2014 19:52:10 GMT-0500 (EST) (index.js, line 81)</text:p>
          </table:table-cell>
        </table:table-row>
        <table:table-row table:style-name="ro1">
          <table:table-cell office:value-type="string">
            <text:p>[Log] <text:s/>Latitude:45.38307586099586 (index.js, line 82)</text:p>
          </table:table-cell>
        </table:table-row>
        <table:table-row table:style-name="ro1">
          <table:table-cell office:value-type="string">
            <text:p>[Log] Longitude: -75.739942659201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7 (index.js, line 80)</text:p>
          </table:table-cell>
        </table:table-row>
        <table:table-row table:style-name="ro1">
          <table:table-cell office:value-type="string">
            <text:p>[Log] <text:s/>Time:Wed Feb 05 2014 19:52:11 GMT-0500 (EST) (index.js, line 81)</text:p>
          </table:table-cell>
        </table:table-row>
        <table:table-row table:style-name="ro1">
          <table:table-cell office:value-type="string">
            <text:p>[Log] <text:s/>Latitude:45.38312862383754 (index.js, line 82)</text:p>
          </table:table-cell>
        </table:table-row>
        <table:table-row table:style-name="ro1">
          <table:table-cell office:value-type="string">
            <text:p>[Log] Longitude: -75.739884911163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8 (index.js, line 80)</text:p>
          </table:table-cell>
        </table:table-row>
        <table:table-row table:style-name="ro1">
          <table:table-cell office:value-type="string">
            <text:p>[Log] <text:s/>Time:Wed Feb 05 2014 19:52:12 GMT-0500 (EST) (index.js, line 81)</text:p>
          </table:table-cell>
        </table:table-row>
        <table:table-row table:style-name="ro1">
          <table:table-cell office:value-type="string">
            <text:p>[Log] <text:s/>Latitude:45.38316927344799 (index.js, line 82)</text:p>
          </table:table-cell>
        </table:table-row>
        <table:table-row table:style-name="ro1">
          <table:table-cell office:value-type="string">
            <text:p>[Log] Longitude: -75.739840518508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9 (index.js, line 80)</text:p>
          </table:table-cell>
        </table:table-row>
        <table:table-row table:style-name="ro1">
          <table:table-cell office:value-type="string">
            <text:p>[Log] <text:s/>Time:Wed Feb 05 2014 19:52:13 GMT-0500 (EST) (index.js, line 81)</text:p>
          </table:table-cell>
        </table:table-row>
        <table:table-row table:style-name="ro1">
          <table:table-cell office:value-type="string">
            <text:p>[Log] <text:s/>Latitude:45.38319491828272 (index.js, line 82)</text:p>
          </table:table-cell>
        </table:table-row>
        <table:table-row table:style-name="ro1">
          <table:table-cell office:value-type="string">
            <text:p>[Log] Longitude: -75.739812511819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0 (index.js, line 80)</text:p>
          </table:table-cell>
        </table:table-row>
        <table:table-row table:style-name="ro1">
          <table:table-cell office:value-type="string">
            <text:p>[Log] <text:s/>Time:Wed Feb 05 2014 19:52:14 GMT-0500 (EST) (index.js, line 81)</text:p>
          </table:table-cell>
        </table:table-row>
        <table:table-row table:style-name="ro1">
          <table:table-cell office:value-type="string">
            <text:p>[Log] <text:s/>Latitude:45.383243747097794 (index.js, line 82)</text:p>
          </table:table-cell>
        </table:table-row>
        <table:table-row table:style-name="ro1">
          <table:table-cell office:value-type="string">
            <text:p>[Log] Longitude: -75.739865787397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1 (index.js, line 80)</text:p>
          </table:table-cell>
        </table:table-row>
        <table:table-row table:style-name="ro1">
          <table:table-cell office:value-type="string">
            <text:p>[Log] <text:s/>Time:Wed Feb 05 2014 19:52:15 GMT-0500 (EST) (index.js, line 81)</text:p>
          </table:table-cell>
        </table:table-row>
        <table:table-row table:style-name="ro1">
          <table:table-cell office:value-type="string">
            <text:p>[Log] <text:s/>Latitude:45.38325418256724 (index.js, line 82)</text:p>
          </table:table-cell>
        </table:table-row>
        <table:table-row table:style-name="ro1">
          <table:table-cell office:value-type="string">
            <text:p>[Log] Longitude: -75.739853382181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2 (index.js, line 80)</text:p>
          </table:table-cell>
        </table:table-row>
        <table:table-row table:style-name="ro1">
          <table:table-cell office:value-type="string">
            <text:p>[Log] <text:s/>Time:Wed Feb 05 2014 19:52:16 GMT-0500 (EST) (index.js, line 81)</text:p>
          </table:table-cell>
        </table:table-row>
        <table:table-row table:style-name="ro1">
          <table:table-cell office:value-type="string">
            <text:p>[Log] <text:s/>Latitude:45.38325531412417 (index.js, line 82)</text:p>
          </table:table-cell>
        </table:table-row>
        <table:table-row table:style-name="ro1">
          <table:table-cell office:value-type="string">
            <text:p>[Log] Longitude: -75.739850616153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3 (index.js, line 80)</text:p>
          </table:table-cell>
        </table:table-row>
        <table:table-row table:style-name="ro1">
          <table:table-cell office:value-type="string">
            <text:p>[Log] <text:s/>Time:Wed Feb 05 2014 19:52:17 GMT-0500 (EST) (index.js, line 81)</text:p>
          </table:table-cell>
        </table:table-row>
        <table:table-row table:style-name="ro1">
          <table:table-cell office:value-type="string">
            <text:p>[Log] <text:s/>Latitude:45.38325430829579 (index.js, line 82)</text:p>
          </table:table-cell>
        </table:table-row>
        <table:table-row table:style-name="ro1">
          <table:table-cell office:value-type="string">
            <text:p>[Log] Longitude: -75.739853549819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4 (index.js, line 80)</text:p>
          </table:table-cell>
        </table:table-row>
        <table:table-row table:style-name="ro1">
          <table:table-cell office:value-type="string">
            <text:p>[Log] <text:s/>Time:Wed Feb 05 2014 19:52:18 GMT-0500 (EST) (index.js, line 81)</text:p>
          </table:table-cell>
        </table:table-row>
        <table:table-row table:style-name="ro1">
          <table:table-cell office:value-type="string">
            <text:p>[Log] <text:s/>Latitude:45.38325279955322 (index.js, line 82)</text:p>
          </table:table-cell>
        </table:table-row>
        <table:table-row table:style-name="ro1">
          <table:table-cell office:value-type="string">
            <text:p>[Log] Longitude: -75.739857321675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5 (index.js, line 80)</text:p>
          </table:table-cell>
        </table:table-row>
        <table:table-row table:style-name="ro1">
          <table:table-cell office:value-type="string">
            <text:p>[Log] <text:s/>Time:Wed Feb 05 2014 19:52:19 GMT-0500 (EST) (index.js, line 81)</text:p>
          </table:table-cell>
        </table:table-row>
        <table:table-row table:style-name="ro1">
          <table:table-cell office:value-type="string">
            <text:p>[Log] <text:s/>Latitude:45.38325095553452 (index.js, line 82)</text:p>
          </table:table-cell>
        </table:table-row>
        <table:table-row table:style-name="ro1">
          <table:table-cell office:value-type="string">
            <text:p>[Log] Longitude: -75.739858495142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6 (index.js, line 80)</text:p>
          </table:table-cell>
        </table:table-row>
        <table:table-row table:style-name="ro1">
          <table:table-cell office:value-type="string">
            <text:p>[Log] <text:s/>Time:Wed Feb 05 2014 19:52:20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7 (index.js, line 80)</text:p>
          </table:table-cell>
        </table:table-row>
        <table:table-row table:style-name="ro1">
          <table:table-cell office:value-type="string">
            <text:p>[Log] <text:s/>Time:Wed Feb 05 2014 19:52:21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8 (index.js, line 80)</text:p>
          </table:table-cell>
        </table:table-row>
        <table:table-row table:style-name="ro1">
          <table:table-cell office:value-type="string">
            <text:p>[Log] <text:s/>Time:Wed Feb 05 2014 19:52:22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9 (index.js, line 80)</text:p>
          </table:table-cell>
        </table:table-row>
        <table:table-row table:style-name="ro1">
          <table:table-cell office:value-type="string">
            <text:p>[Log] <text:s/>Time:Wed Feb 05 2014 19:52:23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0 (index.js, line 80)</text:p>
          </table:table-cell>
        </table:table-row>
        <table:table-row table:style-name="ro1">
          <table:table-cell office:value-type="string">
            <text:p>[Log] <text:s/>Time:Wed Feb 05 2014 19:52:24 GMT-0500 (EST) (index.js, line 81)</text:p>
          </table:table-cell>
        </table:table-row>
        <table:table-row table:style-name="ro1">
          <table:table-cell office:value-type="string">
            <text:p>[Log] <text:s/>Latitude:45.383214429455585 (index.js, line 82)</text:p>
          </table:table-cell>
        </table:table-row>
        <table:table-row table:style-name="ro1">
          <table:table-cell office:value-type="string">
            <text:p>[Log] Longitude: -75.73979120345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1 (index.js, line 80)</text:p>
          </table:table-cell>
        </table:table-row>
        <table:table-row table:style-name="ro1">
          <table:table-cell office:value-type="string">
            <text:p>[Log] <text:s/>Time:Wed Feb 05 2014 19:52:25 GMT-0500 (EST) (index.js, line 81)</text:p>
          </table:table-cell>
        </table:table-row>
        <table:table-row table:style-name="ro1">
          <table:table-cell office:value-type="string">
            <text:p>[Log] <text:s/>Latitude:45.383214456433464 (index.js, line 82)</text:p>
          </table:table-cell>
        </table:table-row>
        <table:table-row table:style-name="ro1">
          <table:table-cell office:value-type="string">
            <text:p>[Log] Longitude: -75.739791173982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2 (index.js, line 80)</text:p>
          </table:table-cell>
        </table:table-row>
        <table:table-row table:style-name="ro1">
          <table:table-cell office:value-type="string">
            <text:p>[Log] <text:s/>Time:Wed Feb 05 2014 19:52:26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3 (index.js, line 80)</text:p>
          </table:table-cell>
        </table:table-row>
        <table:table-row table:style-name="ro1">
          <table:table-cell office:value-type="string">
            <text:p>[Log] <text:s/>Time:Wed Feb 05 2014 19:52:27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4 (index.js, line 80)</text:p>
          </table:table-cell>
        </table:table-row>
        <table:table-row table:style-name="ro1">
          <table:table-cell office:value-type="string">
            <text:p>[Log] <text:s/>Time:Wed Feb 05 2014 19:52:28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5 (index.js, line 80)</text:p>
          </table:table-cell>
        </table:table-row>
        <table:table-row table:style-name="ro1">
          <table:table-cell office:value-type="string">
            <text:p>[Log] <text:s/>Time:Wed Feb 05 2014 19:52:29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6 (index.js, line 80)</text:p>
          </table:table-cell>
        </table:table-row>
        <table:table-row table:style-name="ro1">
          <table:table-cell office:value-type="string">
            <text:p>[Log] <text:s/>Time:Wed Feb 05 2014 19:52:30 GMT-0500 (EST) (index.js, line 81)</text:p>
          </table:table-cell>
        </table:table-row>
        <table:table-row table:style-name="ro1">
          <table:table-cell office:value-type="string">
            <text:p>[Log] <text:s/>Latitude:45.38325015925372 (index.js, line 82)</text:p>
          </table:table-cell>
        </table:table-row>
        <table:table-row table:style-name="ro1">
          <table:table-cell office:value-type="string">
            <text:p>[Log] Longitude: -75.7398562320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7 (index.js, line 80)</text:p>
          </table:table-cell>
        </table:table-row>
        <table:table-row table:style-name="ro1">
          <table:table-cell office:value-type="string">
            <text:p>[Log] <text:s/>Time:Wed Feb 05 2014 19:52:31 GMT-0500 (EST) (index.js, line 81)</text:p>
          </table:table-cell>
        </table:table-row>
        <table:table-row table:style-name="ro1">
          <table:table-cell office:value-type="string">
            <text:p>[Log] <text:s/>Latitude:45.383209814485305 (index.js, line 82)</text:p>
          </table:table-cell>
        </table:table-row>
        <table:table-row table:style-name="ro1">
          <table:table-cell office:value-type="string">
            <text:p>[Log] Longitude: -75.739796243724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8 (index.js, line 80)</text:p>
          </table:table-cell>
        </table:table-row>
        <table:table-row table:style-name="ro1">
          <table:table-cell office:value-type="string">
            <text:p>[Log] <text:s/>Time:Wed Feb 05 2014 19:52:32 GMT-0500 (EST) (index.js, line 81)</text:p>
          </table:table-cell>
        </table:table-row>
        <table:table-row table:style-name="ro1">
          <table:table-cell office:value-type="string">
            <text:p>[Log] <text:s/>Latitude:45.383211099764814 (index.js, line 82)</text:p>
          </table:table-cell>
        </table:table-row>
        <table:table-row table:style-name="ro1">
          <table:table-cell office:value-type="string">
            <text:p>[Log] Longitude: -75.739794839755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9 (index.js, line 80)</text:p>
          </table:table-cell>
        </table:table-row>
        <table:table-row table:style-name="ro1">
          <table:table-cell office:value-type="string">
            <text:p>[Log] <text:s/>Time:Wed Feb 05 2014 19:52:33 GMT-0500 (EST) (index.js, line 81)</text:p>
          </table:table-cell>
        </table:table-row>
        <table:table-row table:style-name="ro1">
          <table:table-cell office:value-type="string">
            <text:p>[Log] <text:s/>Latitude:45.38321040217758 (index.js, line 82)</text:p>
          </table:table-cell>
        </table:table-row>
        <table:table-row table:style-name="ro1">
          <table:table-cell office:value-type="string">
            <text:p>[Log] Longitude: -75.739795601984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0 (index.js, line 80)</text:p>
          </table:table-cell>
        </table:table-row>
        <table:table-row table:style-name="ro1">
          <table:table-cell office:value-type="string">
            <text:p>[Log] <text:s/>Time:Wed Feb 05 2014 19:52:34 GMT-0500 (EST) (index.js, line 81)</text:p>
          </table:table-cell>
        </table:table-row>
        <table:table-row table:style-name="ro1">
          <table:table-cell office:value-type="string">
            <text:p>[Log] <text:s/>Latitude:45.38321040394545 (index.js, line 82)</text:p>
          </table:table-cell>
        </table:table-row>
        <table:table-row table:style-name="ro1">
          <table:table-cell office:value-type="string">
            <text:p>[Log] Longitude: -75.739795600020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1 (index.js, line 80)</text:p>
          </table:table-cell>
        </table:table-row>
        <table:table-row table:style-name="ro1">
          <table:table-cell office:value-type="string">
            <text:p>[Log] <text:s/>Time:Wed Feb 05 2014 19:52:35 GMT-0500 (EST) (index.js, line 81)</text:p>
          </table:table-cell>
        </table:table-row>
        <table:table-row table:style-name="ro1">
          <table:table-cell office:value-type="string">
            <text:p>[Log] <text:s/>Latitude:45.3832493210634 (index.js, line 82)</text:p>
          </table:table-cell>
        </table:table-row>
        <table:table-row table:style-name="ro1">
          <table:table-cell office:value-type="string">
            <text:p>[Log] Longitude: -75.739872241463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2 (index.js, line 80)</text:p>
          </table:table-cell>
        </table:table-row>
        <table:table-row table:style-name="ro1">
          <table:table-cell office:value-type="string">
            <text:p>[Log] <text:s/>Time:Wed Feb 05 2014 19:52:36 GMT-0500 (EST) (index.js, line 81)</text:p>
          </table:table-cell>
        </table:table-row>
        <table:table-row table:style-name="ro1">
          <table:table-cell office:value-type="string">
            <text:p>[Log] <text:s/>Latitude:45.38325028498227 (index.js, line 82)</text:p>
          </table:table-cell>
        </table:table-row>
        <table:table-row table:style-name="ro1">
          <table:table-cell office:value-type="string">
            <text:p>[Log] Longitude: -75.739871906187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3 (index.js, line 80)</text:p>
          </table:table-cell>
        </table:table-row>
        <table:table-row table:style-name="ro1">
          <table:table-cell office:value-type="string">
            <text:p>[Log] <text:s/>Time:Wed Feb 05 2014 19:52:37 GMT-0500 (EST) (index.js, line 81)</text:p>
          </table:table-cell>
        </table:table-row>
        <table:table-row table:style-name="ro1">
          <table:table-cell office:value-type="string">
            <text:p>[Log] <text:s/>Latitude:45.383265581955555 (index.js, line 82)</text:p>
          </table:table-cell>
        </table:table-row>
        <table:table-row table:style-name="ro1">
          <table:table-cell office:value-type="string">
            <text:p>[Log] Longitude: -75.739852041076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4 (index.js, line 80)</text:p>
          </table:table-cell>
        </table:table-row>
        <table:table-row table:style-name="ro1">
          <table:table-cell office:value-type="string">
            <text:p>[Log] <text:s/>Time:Wed Feb 05 2014 19:52:38 GMT-0500 (EST) (index.js, line 81)</text:p>
          </table:table-cell>
        </table:table-row>
        <table:table-row table:style-name="ro1">
          <table:table-cell office:value-type="string">
            <text:p>[Log] <text:s/>Latitude:45.383291859222 (index.js, line 82)</text:p>
          </table:table-cell>
        </table:table-row>
        <table:table-row table:style-name="ro1">
          <table:table-cell office:value-type="string">
            <text:p>[Log] Longitude: -75.739817759092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5 (index.js, line 80)</text:p>
          </table:table-cell>
        </table:table-row>
        <table:table-row table:style-name="ro1">
          <table:table-cell office:value-type="string">
            <text:p>[Log] <text:s/>Time:Wed Feb 05 2014 19:52:39 GMT-0500 (EST) (index.js, line 81)</text:p>
          </table:table-cell>
        </table:table-row>
        <table:table-row table:style-name="ro1">
          <table:table-cell office:value-type="string">
            <text:p>[Log] <text:s/>Latitude:45.38329084342251 (index.js, line 82)</text:p>
          </table:table-cell>
        </table:table-row>
        <table:table-row table:style-name="ro1">
          <table:table-cell office:value-type="string">
            <text:p>[Log] Longitude: -75.739708368473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6 (index.js, line 80)</text:p>
          </table:table-cell>
        </table:table-row>
        <table:table-row table:style-name="ro1">
          <table:table-cell office:value-type="string">
            <text:p>[Log] <text:s/>Time:Wed Feb 05 2014 19:52:40 GMT-0500 (EST) (index.js, line 81)</text:p>
          </table:table-cell>
        </table:table-row>
        <table:table-row table:style-name="ro1">
          <table:table-cell office:value-type="string">
            <text:p>[Log] <text:s/>Latitude:45.38334909039977 (index.js, line 82)</text:p>
          </table:table-cell>
        </table:table-row>
        <table:table-row table:style-name="ro1">
          <table:table-cell office:value-type="string">
            <text:p>[Log] Longitude: -75.739645779527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7 (index.js, line 80)</text:p>
          </table:table-cell>
        </table:table-row>
        <table:table-row table:style-name="ro1">
          <table:table-cell office:value-type="string">
            <text:p>[Log] <text:s/>Time:Wed Feb 05 2014 19:52:41 GMT-0500 (EST) (index.js, line 81)</text:p>
          </table:table-cell>
        </table:table-row>
        <table:table-row table:style-name="ro1">
          <table:table-cell office:value-type="string">
            <text:p>[Log] <text:s/>Latitude:45.38341111437896 (index.js, line 82)</text:p>
          </table:table-cell>
        </table:table-row>
        <table:table-row table:style-name="ro1">
          <table:table-cell office:value-type="string">
            <text:p>[Log] Longitude: -75.739579131948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8 (index.js, line 80)</text:p>
          </table:table-cell>
        </table:table-row>
        <table:table-row table:style-name="ro1">
          <table:table-cell office:value-type="string">
            <text:p>[Log] <text:s/>Time:Wed Feb 05 2014 19:52:42 GMT-0500 (EST) (index.js, line 81)</text:p>
          </table:table-cell>
        </table:table-row>
        <table:table-row table:style-name="ro1">
          <table:table-cell office:value-type="string">
            <text:p>[Log] <text:s/>Latitude:45.38345450932323 (index.js, line 82)</text:p>
          </table:table-cell>
        </table:table-row>
        <table:table-row table:style-name="ro1">
          <table:table-cell office:value-type="string">
            <text:p>[Log] Longitude: -75.739532502107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9 (index.js, line 80)</text:p>
          </table:table-cell>
        </table:table-row>
        <table:table-row table:style-name="ro1">
          <table:table-cell office:value-type="string">
            <text:p>[Log] <text:s/>Time:Wed Feb 05 2014 19:52:43 GMT-0500 (EST) (index.js, line 81)</text:p>
          </table:table-cell>
        </table:table-row>
        <table:table-row table:style-name="ro1">
          <table:table-cell office:value-type="string">
            <text:p>[Log] <text:s/>Latitude:45.38354088652666 (index.js, line 82)</text:p>
          </table:table-cell>
        </table:table-row>
        <table:table-row table:style-name="ro1">
          <table:table-cell office:value-type="string">
            <text:p>[Log] Longitude: -75.739425875335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0 (index.js, line 80)</text:p>
          </table:table-cell>
        </table:table-row>
        <table:table-row table:style-name="ro1">
          <table:table-cell office:value-type="string">
            <text:p>[Log] <text:s/>Time:Wed Feb 05 2014 19:52:44 GMT-0500 (EST) (index.js, line 81)</text:p>
          </table:table-cell>
        </table:table-row>
        <table:table-row table:style-name="ro1">
          <table:table-cell office:value-type="string">
            <text:p>[Log] <text:s/>Latitude:45.38362953268379 (index.js, line 82)</text:p>
          </table:table-cell>
        </table:table-row>
        <table:table-row table:style-name="ro1">
          <table:table-cell office:value-type="string">
            <text:p>[Log] Longitude: -75.739343049281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1 (index.js, line 80)</text:p>
          </table:table-cell>
        </table:table-row>
        <table:table-row table:style-name="ro1">
          <table:table-cell office:value-type="string">
            <text:p>[Log] <text:s/>Time:Wed Feb 05 2014 19:52:45 GMT-0500 (EST) (index.js, line 81)</text:p>
          </table:table-cell>
        </table:table-row>
        <table:table-row table:style-name="ro1">
          <table:table-cell office:value-type="string">
            <text:p>[Log] <text:s/>Latitude:45.38372625779143 (index.js, line 82)</text:p>
          </table:table-cell>
        </table:table-row>
        <table:table-row table:style-name="ro1">
          <table:table-cell office:value-type="string">
            <text:p>[Log] Longitude: -75.739254426903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2 (index.js, line 80)</text:p>
          </table:table-cell>
        </table:table-row>
        <table:table-row table:style-name="ro1">
          <table:table-cell office:value-type="string">
            <text:p>[Log] <text:s/>Time:Wed Feb 05 2014 19:52:46 GMT-0500 (EST) (index.js, line 81)</text:p>
          </table:table-cell>
        </table:table-row>
        <table:table-row table:style-name="ro1">
          <table:table-cell office:value-type="string">
            <text:p>[Log] <text:s/>Latitude:45.38382799202669 (index.js, line 82)</text:p>
          </table:table-cell>
        </table:table-row>
        <table:table-row table:style-name="ro1">
          <table:table-cell office:value-type="string">
            <text:p>[Log] Longitude: -75.739158044389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3 (index.js, line 80)</text:p>
          </table:table-cell>
        </table:table-row>
        <table:table-row table:style-name="ro1">
          <table:table-cell office:value-type="string">
            <text:p>[Log] <text:s/>Time:Wed Feb 05 2014 19:52:47 GMT-0500 (EST) (index.js, line 81)</text:p>
          </table:table-cell>
        </table:table-row>
        <table:table-row table:style-name="ro1">
          <table:table-cell office:value-type="string">
            <text:p>[Log] <text:s/>Latitude:45.383953987663034 (index.js, line 82)</text:p>
          </table:table-cell>
        </table:table-row>
        <table:table-row table:style-name="ro1">
          <table:table-cell office:value-type="string">
            <text:p>[Log] Longitude: -75.73910194456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4 (index.js, line 80)</text:p>
          </table:table-cell>
        </table:table-row>
        <table:table-row table:style-name="ro1">
          <table:table-cell office:value-type="string">
            <text:p>[Log] <text:s/>Time:Wed Feb 05 2014 19:52:48 GMT-0500 (EST) (index.js, line 81)</text:p>
          </table:table-cell>
        </table:table-row>
        <table:table-row table:style-name="ro1">
          <table:table-cell office:value-type="string">
            <text:p>[Log] <text:s/>Latitude:45.38405976728106 (index.js, line 82)</text:p>
          </table:table-cell>
        </table:table-row>
        <table:table-row table:style-name="ro1">
          <table:table-cell office:value-type="string">
            <text:p>[Log] Longitude: -75.738998176600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5 (index.js, line 80)</text:p>
          </table:table-cell>
        </table:table-row>
        <table:table-row table:style-name="ro1">
          <table:table-cell office:value-type="string">
            <text:p>[Log] <text:s/>Time:Wed Feb 05 2014 19:52:49 GMT-0500 (EST) (index.js, line 81)</text:p>
          </table:table-cell>
        </table:table-row>
        <table:table-row table:style-name="ro1">
          <table:table-cell office:value-type="string">
            <text:p>[Log] <text:s/>Latitude:45.38417476699257 (index.js, line 82)</text:p>
          </table:table-cell>
        </table:table-row>
        <table:table-row table:style-name="ro1">
          <table:table-cell office:value-type="string">
            <text:p>[Log] Longitude: -75.738893402810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6 (index.js, line 80)</text:p>
          </table:table-cell>
        </table:table-row>
        <table:table-row table:style-name="ro1">
          <table:table-cell office:value-type="string">
            <text:p>[Log] <text:s/>Time:Wed Feb 05 2014 19:52:50 GMT-0500 (EST) (index.js, line 81)</text:p>
          </table:table-cell>
        </table:table-row>
        <table:table-row table:style-name="ro1">
          <table:table-cell office:value-type="string">
            <text:p>[Log] <text:s/>Latitude:45.38429689132178 (index.js, line 82)</text:p>
          </table:table-cell>
        </table:table-row>
        <table:table-row table:style-name="ro1">
          <table:table-cell office:value-type="string">
            <text:p>[Log] Longitude: -75.7388012018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7 (index.js, line 80)</text:p>
          </table:table-cell>
        </table:table-row>
        <table:table-row table:style-name="ro1">
          <table:table-cell office:value-type="string">
            <text:p>[Log] <text:s/>Time:Wed Feb 05 2014 19:52:51 GMT-0500 (EST) (index.js, line 81)</text:p>
          </table:table-cell>
        </table:table-row>
        <table:table-row table:style-name="ro1">
          <table:table-cell office:value-type="string">
            <text:p>[Log] <text:s/>Latitude:45.384411683856044 (index.js, line 82)</text:p>
          </table:table-cell>
        </table:table-row>
        <table:table-row table:style-name="ro1">
          <table:table-cell office:value-type="string">
            <text:p>[Log] Longitude: -75.738693384664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8 (index.js, line 80)</text:p>
          </table:table-cell>
        </table:table-row>
        <table:table-row table:style-name="ro1">
          <table:table-cell office:value-type="string">
            <text:p>[Log] <text:s/>Time:Wed Feb 05 2014 19:52:52 GMT-0500 (EST) (index.js, line 81)</text:p>
          </table:table-cell>
        </table:table-row>
        <table:table-row table:style-name="ro1">
          <table:table-cell office:value-type="string">
            <text:p>[Log] <text:s/>Latitude:45.38454309964922 (index.js, line 82)</text:p>
          </table:table-cell>
        </table:table-row>
        <table:table-row table:style-name="ro1">
          <table:table-cell office:value-type="string">
            <text:p>[Log] Longitude: -75.738622845792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9 (index.js, line 80)</text:p>
          </table:table-cell>
        </table:table-row>
        <table:table-row table:style-name="ro1">
          <table:table-cell office:value-type="string">
            <text:p>[Log] <text:s/>Time:Wed Feb 05 2014 19:52:53 GMT-0500 (EST) (index.js, line 81)</text:p>
          </table:table-cell>
        </table:table-row>
        <table:table-row table:style-name="ro1">
          <table:table-cell office:value-type="string">
            <text:p>[Log] <text:s/>Latitude:45.384673488365664 (index.js, line 82)</text:p>
          </table:table-cell>
        </table:table-row>
        <table:table-row table:style-name="ro1">
          <table:table-cell office:value-type="string">
            <text:p>[Log] Longitude: -75.738551961985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0 (index.js, line 80)</text:p>
          </table:table-cell>
        </table:table-row>
        <table:table-row table:style-name="ro1">
          <table:table-cell office:value-type="string">
            <text:p>[Log] <text:s/>Time:Wed Feb 05 2014 19:52:54 GMT-0500 (EST) (index.js, line 81)</text:p>
          </table:table-cell>
        </table:table-row>
        <table:table-row table:style-name="ro1">
          <table:table-cell office:value-type="string">
            <text:p>[Log] <text:s/>Latitude:45.38481581512426 (index.js, line 82)</text:p>
          </table:table-cell>
        </table:table-row>
        <table:table-row table:style-name="ro1">
          <table:table-cell office:value-type="string">
            <text:p>[Log] Longitude: -75.738471054601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1 (index.js, line 80)</text:p>
          </table:table-cell>
        </table:table-row>
        <table:table-row table:style-name="ro1">
          <table:table-cell office:value-type="string">
            <text:p>[Log] <text:s/>Time:Wed Feb 05 2014 19:52:55 GMT-0500 (EST) (index.js, line 81)</text:p>
          </table:table-cell>
        </table:table-row>
        <table:table-row table:style-name="ro1">
          <table:table-cell office:value-type="string">
            <text:p>[Log] <text:s/>Latitude:45.384947364044 (index.js, line 82)</text:p>
          </table:table-cell>
        </table:table-row>
        <table:table-row table:style-name="ro1">
          <table:table-cell office:value-type="string">
            <text:p>[Log] Longitude: -75.738386990660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2 (index.js, line 80)</text:p>
          </table:table-cell>
        </table:table-row>
        <table:table-row table:style-name="ro1">
          <table:table-cell office:value-type="string">
            <text:p>[Log] <text:s/>Time:Wed Feb 05 2014 19:52:56 GMT-0500 (EST) (index.js, line 81)</text:p>
          </table:table-cell>
        </table:table-row>
        <table:table-row table:style-name="ro1">
          <table:table-cell office:value-type="string">
            <text:p>[Log] <text:s/>Latitude:45.3850865166888 (index.js, line 82)</text:p>
          </table:table-cell>
        </table:table-row>
        <table:table-row table:style-name="ro1">
          <table:table-cell office:value-type="string">
            <text:p>[Log] Longitude: -75.738272518337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3 (index.js, line 80)</text:p>
          </table:table-cell>
        </table:table-row>
        <table:table-row table:style-name="ro1">
          <table:table-cell office:value-type="string">
            <text:p>[Log] <text:s/>Time:Wed Feb 05 2014 19:52:57 GMT-0500 (EST) (index.js, line 81)</text:p>
          </table:table-cell>
        </table:table-row>
        <table:table-row table:style-name="ro1">
          <table:table-cell office:value-type="string">
            <text:p>[Log] <text:s/>Latitude:45.38521781696918 (index.js, line 82)</text:p>
          </table:table-cell>
        </table:table-row>
        <table:table-row table:style-name="ro1">
          <table:table-cell office:value-type="string">
            <text:p>[Log] Longitude: -75.738149896824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4 (index.js, line 80)</text:p>
          </table:table-cell>
        </table:table-row>
        <table:table-row table:style-name="ro1">
          <table:table-cell office:value-type="string">
            <text:p>[Log] <text:s/>Time:Wed Feb 05 2014 19:52:58 GMT-0500 (EST) (index.js, line 81)</text:p>
          </table:table-cell>
        </table:table-row>
        <table:table-row table:style-name="ro1">
          <table:table-cell office:value-type="string">
            <text:p>[Log] <text:s/>Latitude:45.3853499811238 (index.js, line 82)</text:p>
          </table:table-cell>
        </table:table-row>
        <table:table-row table:style-name="ro1">
          <table:table-cell office:value-type="string">
            <text:p>[Log] Longitude: -75.738016896975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5 (index.js, line 80)</text:p>
          </table:table-cell>
        </table:table-row>
        <table:table-row table:style-name="ro1">
          <table:table-cell office:value-type="string">
            <text:p>[Log] <text:s/>Time:Wed Feb 05 2014 19:52:59 GMT-0500 (EST) (index.js, line 81)</text:p>
          </table:table-cell>
        </table:table-row>
        <table:table-row table:style-name="ro1">
          <table:table-cell office:value-type="string">
            <text:p>[Log] <text:s/>Latitude:45.38549426115552 (index.js, line 82)</text:p>
          </table:table-cell>
        </table:table-row>
        <table:table-row table:style-name="ro1">
          <table:table-cell office:value-type="string">
            <text:p>[Log] Longitude: -75.737875301911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6 (index.js, line 80)</text:p>
          </table:table-cell>
        </table:table-row>
        <table:table-row table:style-name="ro1">
          <table:table-cell office:value-type="string">
            <text:p>[Log] <text:s/>Time:Wed Feb 05 2014 19:53:00 GMT-0500 (EST) (index.js, line 81)</text:p>
          </table:table-cell>
        </table:table-row>
        <table:table-row table:style-name="ro1">
          <table:table-cell office:value-type="string">
            <text:p>[Log] <text:s/>Latitude:45.38563676486847 (index.js, line 82)</text:p>
          </table:table-cell>
        </table:table-row>
        <table:table-row table:style-name="ro1">
          <table:table-cell office:value-type="string">
            <text:p>[Log] Longitude: -75.737743789686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7 (index.js, line 80)</text:p>
          </table:table-cell>
        </table:table-row>
        <table:table-row table:style-name="ro1">
          <table:table-cell office:value-type="string">
            <text:p>[Log] <text:s/>Time:Wed Feb 05 2014 19:53:01 GMT-0500 (EST) (index.js, line 81)</text:p>
          </table:table-cell>
        </table:table-row>
        <table:table-row table:style-name="ro1">
          <table:table-cell office:value-type="string">
            <text:p>[Log] <text:s/>Latitude:45.38581305763873 (index.js, line 82)</text:p>
          </table:table-cell>
        </table:table-row>
        <table:table-row table:style-name="ro1">
          <table:table-cell office:value-type="string">
            <text:p>[Log] Longitude: -75.737604535497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8 (index.js, line 80)</text:p>
          </table:table-cell>
        </table:table-row>
        <table:table-row table:style-name="ro1">
          <table:table-cell office:value-type="string">
            <text:p>[Log] <text:s/>Time:Wed Feb 05 2014 19:53:02 GMT-0500 (EST) (index.js, line 81)</text:p>
          </table:table-cell>
        </table:table-row>
        <table:table-row table:style-name="ro1">
          <table:table-cell office:value-type="string">
            <text:p>[Log] <text:s/>Latitude:45.38597279082499 (index.js, line 82)</text:p>
          </table:table-cell>
        </table:table-row>
        <table:table-row table:style-name="ro1">
          <table:table-cell office:value-type="string">
            <text:p>[Log] Longitude: -75.737478653391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9 (index.js, line 80)</text:p>
          </table:table-cell>
        </table:table-row>
        <table:table-row table:style-name="ro1">
          <table:table-cell office:value-type="string">
            <text:p>[Log] <text:s/>Time:Wed Feb 05 2014 19:53:03 GMT-0500 (EST) (index.js, line 81)</text:p>
          </table:table-cell>
        </table:table-row>
        <table:table-row table:style-name="ro1">
          <table:table-cell office:value-type="string">
            <text:p>[Log] <text:s/>Latitude:45.386138680578775 (index.js, line 82)</text:p>
          </table:table-cell>
        </table:table-row>
        <table:table-row table:style-name="ro1">
          <table:table-cell office:value-type="string">
            <text:p>[Log] Longitude: -75.737321011401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0 (index.js, line 80)</text:p>
          </table:table-cell>
        </table:table-row>
        <table:table-row table:style-name="ro1">
          <table:table-cell office:value-type="string">
            <text:p>[Log] <text:s/>Time:Wed Feb 05 2014 19:53:04 GMT-0500 (EST) (index.js, line 81)</text:p>
          </table:table-cell>
        </table:table-row>
        <table:table-row table:style-name="ro1">
          <table:table-cell office:value-type="string">
            <text:p>[Log] <text:s/>Latitude:45.38628246176459 (index.js, line 82)</text:p>
          </table:table-cell>
        </table:table-row>
        <table:table-row table:style-name="ro1">
          <table:table-cell office:value-type="string">
            <text:p>[Log] Longitude: -75.7371146689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1 (index.js, line 80)</text:p>
          </table:table-cell>
        </table:table-row>
        <table:table-row table:style-name="ro1">
          <table:table-cell office:value-type="string">
            <text:p>[Log] <text:s/>Time:Wed Feb 05 2014 19:53:05 GMT-0500 (EST) (index.js, line 81)</text:p>
          </table:table-cell>
        </table:table-row>
        <table:table-row table:style-name="ro1">
          <table:table-cell office:value-type="string">
            <text:p>[Log] <text:s/>Latitude:45.38645083830993 (index.js, line 82)</text:p>
          </table:table-cell>
        </table:table-row>
        <table:table-row table:style-name="ro1">
          <table:table-cell office:value-type="string">
            <text:p>[Log] Longitude: -75.7369454062341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2 (index.js, line 80)</text:p>
          </table:table-cell>
        </table:table-row>
        <table:table-row table:style-name="ro1">
          <table:table-cell office:value-type="string">
            <text:p>[Log] <text:s/>Time:Wed Feb 05 2014 19:53:06 GMT-0500 (EST) (index.js, line 81)</text:p>
          </table:table-cell>
        </table:table-row>
        <table:table-row table:style-name="ro1">
          <table:table-cell office:value-type="string">
            <text:p>[Log] <text:s/>Latitude:45.38663109729978 (index.js, line 82)</text:p>
          </table:table-cell>
        </table:table-row>
        <table:table-row table:style-name="ro1">
          <table:table-cell office:value-type="string">
            <text:p>[Log] Longitude: -75.7367591820231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3 (index.js, line 80)</text:p>
          </table:table-cell>
        </table:table-row>
        <table:table-row table:style-name="ro1">
          <table:table-cell office:value-type="string">
            <text:p>[Log] <text:s/>Time:Wed Feb 05 2014 19:53:07 GMT-0500 (EST) (index.js, line 81)</text:p>
          </table:table-cell>
        </table:table-row>
        <table:table-row table:style-name="ro1">
          <table:table-cell office:value-type="string">
            <text:p>[Log] <text:s/>Latitude:45.386818957512766 (index.js, line 82)</text:p>
          </table:table-cell>
        </table:table-row>
        <table:table-row table:style-name="ro1">
          <table:table-cell office:value-type="string">
            <text:p>[Log] Longitude: -75.7365665745731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4 (index.js, line 80)</text:p>
          </table:table-cell>
        </table:table-row>
        <table:table-row table:style-name="ro1">
          <table:table-cell office:value-type="string">
            <text:p>[Log] <text:s/>Time:Wed Feb 05 2014 19:53:08 GMT-0500 (EST) (index.js, line 81)</text:p>
          </table:table-cell>
        </table:table-row>
        <table:table-row table:style-name="ro1">
          <table:table-cell office:value-type="string">
            <text:p>[Log] <text:s/>Latitude:45.38701344574123 (index.js, line 82)</text:p>
          </table:table-cell>
        </table:table-row>
        <table:table-row table:style-name="ro1">
          <table:table-cell office:value-type="string">
            <text:p>[Log] Longitude: -75.7363632736395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5 (index.js, line 80)</text:p>
          </table:table-cell>
        </table:table-row>
        <table:table-row table:style-name="ro1">
          <table:table-cell office:value-type="string">
            <text:p>[Log] <text:s/>Time:Wed Feb 05 2014 19:53:09 GMT-0500 (EST) (index.js, line 81)</text:p>
          </table:table-cell>
        </table:table-row>
        <table:table-row table:style-name="ro1">
          <table:table-cell office:value-type="string">
            <text:p>[Log] <text:s/>Latitude:45.38721645734489 (index.js, line 82)</text:p>
          </table:table-cell>
        </table:table-row>
        <table:table-row table:style-name="ro1">
          <table:table-cell office:value-type="string">
            <text:p>[Log] Longitude: -75.7361595804033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6 (index.js, line 80)</text:p>
          </table:table-cell>
        </table:table-row>
        <table:table-row table:style-name="ro1">
          <table:table-cell office:value-type="string">
            <text:p>[Log] <text:s/>Time:Wed Feb 05 2014 19:53:10 GMT-0500 (EST) (index.js, line 81)</text:p>
          </table:table-cell>
        </table:table-row>
        <table:table-row table:style-name="ro1">
          <table:table-cell office:value-type="string">
            <text:p>[Log] <text:s/>Latitude:45.38742768185914 (index.js, line 82)</text:p>
          </table:table-cell>
        </table:table-row>
        <table:table-row table:style-name="ro1">
          <table:table-cell office:value-type="string">
            <text:p>[Log] Longitude: -75.7359529305149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7 (index.js, line 80)</text:p>
          </table:table-cell>
        </table:table-row>
        <table:table-row table:style-name="ro1">
          <table:table-cell office:value-type="string">
            <text:p>[Log] <text:s/>Time:Wed Feb 05 2014 19:53:11 GMT-0500 (EST) (index.js, line 81)</text:p>
          </table:table-cell>
        </table:table-row>
        <table:table-row table:style-name="ro1">
          <table:table-cell office:value-type="string">
            <text:p>[Log] <text:s/>Latitude:45.387648143430596 (index.js, line 82)</text:p>
          </table:table-cell>
        </table:table-row>
        <table:table-row table:style-name="ro1">
          <table:table-cell office:value-type="string">
            <text:p>[Log] Longitude: -75.735739871978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8 (index.js, line 80)</text:p>
          </table:table-cell>
        </table:table-row>
        <table:table-row table:style-name="ro1">
          <table:table-cell office:value-type="string">
            <text:p>[Log] <text:s/>Time:Wed Feb 05 2014 19:53:12 GMT-0500 (EST) (index.js, line 81)</text:p>
          </table:table-cell>
        </table:table-row>
        <table:table-row table:style-name="ro1">
          <table:table-cell office:value-type="string">
            <text:p>[Log] <text:s/>Latitude:45.38787205206725 (index.js, line 82)</text:p>
          </table:table-cell>
        </table:table-row>
        <table:table-row table:style-name="ro1">
          <table:table-cell office:value-type="string">
            <text:p>[Log] Longitude: -75.7355330011941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79 (index.js, line 80)</text:p>
          </table:table-cell>
        </table:table-row>
        <table:table-row table:style-name="ro1">
          <table:table-cell office:value-type="string">
            <text:p>[Log] <text:s/>Time:Wed Feb 05 2014 19:53:13 GMT-0500 (EST) (index.js, line 81)</text:p>
          </table:table-cell>
        </table:table-row>
        <table:table-row table:style-name="ro1">
          <table:table-cell office:value-type="string">
            <text:p>[Log] <text:s/>Latitude:45.388098964647355 (index.js, line 82)</text:p>
          </table:table-cell>
        </table:table-row>
        <table:table-row table:style-name="ro1">
          <table:table-cell office:value-type="string">
            <text:p>[Log] Longitude: -75.7353240199510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0 (index.js, line 80)</text:p>
          </table:table-cell>
        </table:table-row>
        <table:table-row table:style-name="ro1">
          <table:table-cell office:value-type="string">
            <text:p>[Log] <text:s/>Time:Wed Feb 05 2014 19:53:14 GMT-0500 (EST) (index.js, line 81)</text:p>
          </table:table-cell>
        </table:table-row>
        <table:table-row table:style-name="ro1">
          <table:table-cell office:value-type="string">
            <text:p>[Log] <text:s/>Latitude:45.388344355492016 (index.js, line 82)</text:p>
          </table:table-cell>
        </table:table-row>
        <table:table-row table:style-name="ro1">
          <table:table-cell office:value-type="string">
            <text:p>[Log] Longitude: -75.7350989638595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1 (index.js, line 80)</text:p>
          </table:table-cell>
        </table:table-row>
        <table:table-row table:style-name="ro1">
          <table:table-cell office:value-type="string">
            <text:p>[Log] <text:s/>Time:Wed Feb 05 2014 19:53:15 GMT-0500 (EST) (index.js, line 81)</text:p>
          </table:table-cell>
        </table:table-row>
        <table:table-row table:style-name="ro1">
          <table:table-cell office:value-type="string">
            <text:p>[Log] <text:s/>Latitude:45.38857144856447 (index.js, line 82)</text:p>
          </table:table-cell>
        </table:table-row>
        <table:table-row table:style-name="ro1">
          <table:table-cell office:value-type="string">
            <text:p>[Log] Longitude: -75.734899333393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2 (index.js, line 80)</text:p>
          </table:table-cell>
        </table:table-row>
        <table:table-row table:style-name="ro1">
          <table:table-cell office:value-type="string">
            <text:p>[Log] <text:s/>Time:Wed Feb 05 2014 19:53:16 GMT-0500 (EST) (index.js, line 81)</text:p>
          </table:table-cell>
        </table:table-row>
        <table:table-row table:style-name="ro1">
          <table:table-cell office:value-type="string">
            <text:p>[Log] <text:s/>Latitude:45.38881050013488 (index.js, line 82)</text:p>
          </table:table-cell>
        </table:table-row>
        <table:table-row table:style-name="ro1">
          <table:table-cell office:value-type="string">
            <text:p>[Log] Longitude: -75.7346919893476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3 (index.js, line 80)</text:p>
          </table:table-cell>
        </table:table-row>
        <table:table-row table:style-name="ro1">
          <table:table-cell office:value-type="string">
            <text:p>[Log] <text:s/>Time:Wed Feb 05 2014 19:53:17 GMT-0500 (EST) (index.js, line 81)</text:p>
          </table:table-cell>
        </table:table-row>
        <table:table-row table:style-name="ro1">
          <table:table-cell office:value-type="string">
            <text:p>[Log] <text:s/>Latitude:45.38904845357361 (index.js, line 82)</text:p>
          </table:table-cell>
        </table:table-row>
        <table:table-row table:style-name="ro1">
          <table:table-cell office:value-type="string">
            <text:p>[Log] Longitude: -75.7344832580614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4 (index.js, line 80)</text:p>
          </table:table-cell>
        </table:table-row>
        <table:table-row table:style-name="ro1">
          <table:table-cell office:value-type="string">
            <text:p>[Log] <text:s/>Time:Wed Feb 05 2014 19:53:18 GMT-0500 (EST) (index.js, line 81)</text:p>
          </table:table-cell>
        </table:table-row>
        <table:table-row table:style-name="ro1">
          <table:table-cell office:value-type="string">
            <text:p>[Log] <text:s/>Latitude:45.389289776450525 (index.js, line 82)</text:p>
          </table:table-cell>
        </table:table-row>
        <table:table-row table:style-name="ro1">
          <table:table-cell office:value-type="string">
            <text:p>[Log] Longitude: -75.7343094913168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5 (index.js, line 80)</text:p>
          </table:table-cell>
        </table:table-row>
        <table:table-row table:style-name="ro1">
          <table:table-cell office:value-type="string">
            <text:p>[Log] <text:s/>Time:Wed Feb 05 2014 19:53:19 GMT-0500 (EST) (index.js, line 81)</text:p>
          </table:table-cell>
        </table:table-row>
        <table:table-row table:style-name="ro1">
          <table:table-cell office:value-type="string">
            <text:p>[Log] <text:s/>Latitude:45.389527354247875 (index.js, line 82)</text:p>
          </table:table-cell>
        </table:table-row>
        <table:table-row table:style-name="ro1">
          <table:table-cell office:value-type="string">
            <text:p>[Log] Longitude: -75.7341326367568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6 (index.js, line 80)</text:p>
          </table:table-cell>
        </table:table-row>
        <table:table-row table:style-name="ro1">
          <table:table-cell office:value-type="string">
            <text:p>[Log] <text:s/>Time:Wed Feb 05 2014 19:53:19 GMT-0500 (EST) (index.js, line 81)</text:p>
          </table:table-cell>
        </table:table-row>
        <table:table-row table:style-name="ro1">
          <table:table-cell office:value-type="string">
            <text:p>[Log] <text:s/>Latitude:45.389802534030586 (index.js, line 82)</text:p>
          </table:table-cell>
        </table:table-row>
        <table:table-row table:style-name="ro1">
          <table:table-cell office:value-type="string">
            <text:p>[Log] Longitude: -75.7339189547118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7 (index.js, line 80)</text:p>
          </table:table-cell>
        </table:table-row>
        <table:table-row table:style-name="ro1">
          <table:table-cell office:value-type="string">
            <text:p>[Log] <text:s/>Time:Wed Feb 05 2014 19:53:21 GMT-0500 (EST) (index.js, line 81)</text:p>
          </table:table-cell>
        </table:table-row>
        <table:table-row table:style-name="ro1">
          <table:table-cell office:value-type="string">
            <text:p>[Log] <text:s/>Latitude:45.390059747672154 (index.js, line 82)</text:p>
          </table:table-cell>
        </table:table-row>
        <table:table-row table:style-name="ro1">
          <table:table-cell office:value-type="string">
            <text:p>[Log] Longitude: -75.7337251281135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8 (index.js, line 80)</text:p>
          </table:table-cell>
        </table:table-row>
        <table:table-row table:style-name="ro1">
          <table:table-cell office:value-type="string">
            <text:p>[Log] <text:s/>Time:Wed Feb 05 2014 19:53:22 GMT-0500 (EST) (index.js, line 81)</text:p>
          </table:table-cell>
        </table:table-row>
        <table:table-row table:style-name="ro1">
          <table:table-cell office:value-type="string">
            <text:p>[Log] <text:s/>Latitude:45.39030947782402 (index.js, line 82)</text:p>
          </table:table-cell>
        </table:table-row>
        <table:table-row table:style-name="ro1">
          <table:table-cell office:value-type="string">
            <text:p>[Log] Longitude: -75.7335264925022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489 (index.js, line 80)</text:p>
          </table:table-cell>
        </table:table-row>
        <table:table-row table:style-name="ro1">
          <table:table-cell office:value-type="string">
            <text:p>[Log] <text:s/>Time:Wed Feb 05 2014 19:53:23 GMT-0500 (EST) (index.js, line 81)</text:p>
          </table:table-cell>
        </table:table-row>
        <table:table-row table:style-name="ro1">
          <table:table-cell office:value-type="string">
            <text:p>[Log] <text:s/>Latitude:45.390590658599315 (index.js, line 82)</text:p>
          </table:table-cell>
        </table:table-row>
        <table:table-row table:style-name="ro1">
          <table:table-cell office:value-type="string">
            <text:p>[Log] Longitude: -75.733307470619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0 (index.js, line 80)</text:p>
          </table:table-cell>
        </table:table-row>
        <table:table-row table:style-name="ro1">
          <table:table-cell office:value-type="string">
            <text:p>[Log] <text:s/>Time:Wed Feb 05 2014 19:53:24 GMT-0500 (EST) (index.js, line 81)</text:p>
          </table:table-cell>
        </table:table-row>
        <table:table-row table:style-name="ro1">
          <table:table-cell office:value-type="string">
            <text:p>[Log] <text:s/>Latitude:45.39085409538367 (index.js, line 82)</text:p>
          </table:table-cell>
        </table:table-row>
        <table:table-row table:style-name="ro1">
          <table:table-cell office:value-type="string">
            <text:p>[Log] Longitude: -75.733096365777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1 (index.js, line 80)</text:p>
          </table:table-cell>
        </table:table-row>
        <table:table-row table:style-name="ro1">
          <table:table-cell office:value-type="string">
            <text:p>[Log] <text:s/>Time:Wed Feb 05 2014 19:53:25 GMT-0500 (EST) (index.js, line 81)</text:p>
          </table:table-cell>
        </table:table-row>
        <table:table-row table:style-name="ro1">
          <table:table-cell office:value-type="string">
            <text:p>[Log] <text:s/>Latitude:45.39108671462644 (index.js, line 82)</text:p>
          </table:table-cell>
        </table:table-row>
        <table:table-row table:style-name="ro1">
          <table:table-cell office:value-type="string">
            <text:p>[Log] Longitude: -75.732929191450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2 (index.js, line 80)</text:p>
          </table:table-cell>
        </table:table-row>
        <table:table-row table:style-name="ro1">
          <table:table-cell office:value-type="string">
            <text:p>[Log] <text:s/>Time:Wed Feb 05 2014 19:53:26 GMT-0500 (EST) (index.js, line 81)</text:p>
          </table:table-cell>
        </table:table-row>
        <table:table-row table:style-name="ro1">
          <table:table-cell office:value-type="string">
            <text:p>[Log] <text:s/>Latitude:45.3913449932222 (index.js, line 82)</text:p>
          </table:table-cell>
        </table:table-row>
        <table:table-row table:style-name="ro1">
          <table:table-cell office:value-type="string">
            <text:p>[Log] Longitude: -75.732720101534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3 (index.js, line 80)</text:p>
          </table:table-cell>
        </table:table-row>
        <table:table-row table:style-name="ro1">
          <table:table-cell office:value-type="string">
            <text:p>[Log] <text:s/>Time:Wed Feb 05 2014 19:53:26 GMT-0500 (EST) (index.js, line 81)</text:p>
          </table:table-cell>
        </table:table-row>
        <table:table-row table:style-name="ro1">
          <table:table-cell office:value-type="string">
            <text:p>[Log] <text:s/>Latitude:45.391595482210604 (index.js, line 82)</text:p>
          </table:table-cell>
        </table:table-row>
        <table:table-row table:style-name="ro1">
          <table:table-cell office:value-type="string">
            <text:p>[Log] Longitude: -75.732515284560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4 (index.js, line 80)</text:p>
          </table:table-cell>
        </table:table-row>
        <table:table-row table:style-name="ro1">
          <table:table-cell office:value-type="string">
            <text:p>[Log] <text:s/>Time:Wed Feb 05 2014 19:53:28 GMT-0500 (EST) (index.js, line 81)</text:p>
          </table:table-cell>
        </table:table-row>
        <table:table-row table:style-name="ro1">
          <table:table-cell office:value-type="string">
            <text:p>[Log] <text:s/>Latitude:45.39165816970922 (index.js, line 82)</text:p>
          </table:table-cell>
        </table:table-row>
        <table:table-row table:style-name="ro1">
          <table:table-cell office:value-type="string">
            <text:p>[Log] Longitude: -75.732495447293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5 (index.js, line 80)</text:p>
          </table:table-cell>
        </table:table-row>
        <table:table-row table:style-name="ro1">
          <table:table-cell office:value-type="string">
            <text:p>[Log] <text:s/>Time:Wed Feb 05 2014 19:53:29 GMT-0500 (EST) (index.js, line 81)</text:p>
          </table:table-cell>
        </table:table-row>
        <table:table-row table:style-name="ro1">
          <table:table-cell office:value-type="string">
            <text:p>[Log] <text:s/>Latitude:45.39193762543807 (index.js, line 82)</text:p>
          </table:table-cell>
        </table:table-row>
        <table:table-row table:style-name="ro1">
          <table:table-cell office:value-type="string">
            <text:p>[Log] Longitude: -75.732306198021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6 (index.js, line 80)</text:p>
          </table:table-cell>
        </table:table-row>
        <table:table-row table:style-name="ro1">
          <table:table-cell office:value-type="string">
            <text:p>[Log] <text:s/>Time:Wed Feb 05 2014 19:53:30 GMT-0500 (EST) (index.js, line 81)</text:p>
          </table:table-cell>
        </table:table-row>
        <table:table-row table:style-name="ro1">
          <table:table-cell office:value-type="string">
            <text:p>[Log] <text:s/>Latitude:45.39220583649494 (index.js, line 82)</text:p>
          </table:table-cell>
        </table:table-row>
        <table:table-row table:style-name="ro1">
          <table:table-cell office:value-type="string">
            <text:p>[Log] Longitude: -75.73212573665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7 (index.js, line 80)</text:p>
          </table:table-cell>
        </table:table-row>
        <table:table-row table:style-name="ro1">
          <table:table-cell office:value-type="string">
            <text:p>[Log] <text:s/>Time:Wed Feb 05 2014 19:53:31 GMT-0500 (EST) (index.js, line 81)</text:p>
          </table:table-cell>
        </table:table-row>
        <table:table-row table:style-name="ro1">
          <table:table-cell office:value-type="string">
            <text:p>[Log] <text:s/>Latitude:45.392461645341115 (index.js, line 82)</text:p>
          </table:table-cell>
        </table:table-row>
        <table:table-row table:style-name="ro1">
          <table:table-cell office:value-type="string">
            <text:p>[Log] Longitude: -75.731954791270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8 (index.js, line 80)</text:p>
          </table:table-cell>
        </table:table-row>
        <table:table-row table:style-name="ro1">
          <table:table-cell office:value-type="string">
            <text:p>[Log] <text:s/>Time:Wed Feb 05 2014 19:53:32 GMT-0500 (EST) (index.js, line 81)</text:p>
          </table:table-cell>
        </table:table-row>
        <table:table-row table:style-name="ro1">
          <table:table-cell office:value-type="string">
            <text:p>[Log] <text:s/>Latitude:45.392744254899206 (index.js, line 82)</text:p>
          </table:table-cell>
        </table:table-row>
        <table:table-row table:style-name="ro1">
          <table:table-cell office:value-type="string">
            <text:p>[Log] Longitude: -75.731760050495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9 (index.js, line 80)</text:p>
          </table:table-cell>
        </table:table-row>
        <table:table-row table:style-name="ro1">
          <table:table-cell office:value-type="string">
            <text:p>[Log] <text:s/>Time:Wed Feb 05 2014 19:53:33 GMT-0500 (EST) (index.js, line 81)</text:p>
          </table:table-cell>
        </table:table-row>
        <table:table-row table:style-name="ro1">
          <table:table-cell office:value-type="string">
            <text:p>[Log] <text:s/>Latitude:45.39299711884744 (index.js, line 82)</text:p>
          </table:table-cell>
        </table:table-row>
        <table:table-row table:style-name="ro1">
          <table:table-cell office:value-type="string">
            <text:p>[Log] Longitude: -75.731548499526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0 (index.js, line 80)</text:p>
          </table:table-cell>
        </table:table-row>
        <table:table-row table:style-name="ro1">
          <table:table-cell office:value-type="string">
            <text:p>[Log] <text:s/>Time:Wed Feb 05 2014 19:53:34 GMT-0500 (EST) (index.js, line 81)</text:p>
          </table:table-cell>
        </table:table-row>
        <table:table-row table:style-name="ro1">
          <table:table-cell office:value-type="string">
            <text:p>[Log] <text:s/>Latitude:45.3932590723135 (index.js, line 82)</text:p>
          </table:table-cell>
        </table:table-row>
        <table:table-row table:style-name="ro1">
          <table:table-cell office:value-type="string">
            <text:p>[Log] Longitude: -75.731315657689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1 (index.js, line 80)</text:p>
          </table:table-cell>
        </table:table-row>
        <table:table-row table:style-name="ro1">
          <table:table-cell office:value-type="string">
            <text:p>[Log] <text:s/>Time:Wed Feb 05 2014 19:53:35 GMT-0500 (EST) (index.js, line 81)</text:p>
          </table:table-cell>
        </table:table-row>
        <table:table-row table:style-name="ro1">
          <table:table-cell office:value-type="string">
            <text:p>[Log] <text:s/>Latitude:45.39350870710913 (index.js, line 82)</text:p>
          </table:table-cell>
        </table:table-row>
        <table:table-row table:style-name="ro1">
          <table:table-cell office:value-type="string">
            <text:p>[Log] Longitude: -75.731105225437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2 (index.js, line 80)</text:p>
          </table:table-cell>
        </table:table-row>
        <table:table-row table:style-name="ro1">
          <table:table-cell office:value-type="string">
            <text:p>[Log] <text:s/>Time:Wed Feb 05 2014 19:53:36 GMT-0500 (EST) (index.js, line 81)</text:p>
          </table:table-cell>
        </table:table-row>
        <table:table-row table:style-name="ro1">
          <table:table-cell office:value-type="string">
            <text:p>[Log] <text:s/>Latitude:45.39375675591843 (index.js, line 82)</text:p>
          </table:table-cell>
        </table:table-row>
        <table:table-row table:style-name="ro1">
          <table:table-cell office:value-type="string">
            <text:p>[Log] Longitude: -75.7309031181587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3 (index.js, line 80)</text:p>
          </table:table-cell>
        </table:table-row>
        <table:table-row table:style-name="ro1">
          <table:table-cell office:value-type="string">
            <text:p>[Log] <text:s/>Time:Wed Feb 05 2014 19:53:37 GMT-0500 (EST) (index.js, line 81)</text:p>
          </table:table-cell>
        </table:table-row>
        <table:table-row table:style-name="ro1">
          <table:table-cell office:value-type="string">
            <text:p>[Log] <text:s/>Latitude:45.39400662047874 (index.js, line 82)</text:p>
          </table:table-cell>
        </table:table-row>
        <table:table-row table:style-name="ro1">
          <table:table-cell office:value-type="string">
            <text:p>[Log] Longitude: -75.7306912697401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4 (index.js, line 80)</text:p>
          </table:table-cell>
        </table:table-row>
        <table:table-row table:style-name="ro1">
          <table:table-cell office:value-type="string">
            <text:p>[Log] <text:s/>Time:Wed Feb 05 2014 19:53:38 GMT-0500 (EST) (index.js, line 81)</text:p>
          </table:table-cell>
        </table:table-row>
        <table:table-row table:style-name="ro1">
          <table:table-cell office:value-type="string">
            <text:p>[Log] <text:s/>Latitude:45.394261078660904 (index.js, line 82)</text:p>
          </table:table-cell>
        </table:table-row>
        <table:table-row table:style-name="ro1">
          <table:table-cell office:value-type="string">
            <text:p>[Log] Longitude: -75.730485535103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5 (index.js, line 80)</text:p>
          </table:table-cell>
        </table:table-row>
        <table:table-row table:style-name="ro1">
          <table:table-cell office:value-type="string">
            <text:p>[Log] <text:s/>Time:Wed Feb 05 2014 19:53:39 GMT-0500 (EST) (index.js, line 81)</text:p>
          </table:table-cell>
        </table:table-row>
        <table:table-row table:style-name="ro1">
          <table:table-cell office:value-type="string">
            <text:p>[Log] <text:s/>Latitude:45.394501336517386 (index.js, line 82)</text:p>
          </table:table-cell>
        </table:table-row>
        <table:table-row table:style-name="ro1">
          <table:table-cell office:value-type="string">
            <text:p>[Log] Longitude: -75.7302922339467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6 (index.js, line 80)</text:p>
          </table:table-cell>
        </table:table-row>
        <table:table-row table:style-name="ro1">
          <table:table-cell office:value-type="string">
            <text:p>[Log] <text:s/>Time:Wed Feb 05 2014 19:53:40 GMT-0500 (EST) (index.js, line 81)</text:p>
          </table:table-cell>
        </table:table-row>
        <table:table-row table:style-name="ro1">
          <table:table-cell office:value-type="string">
            <text:p>[Log] <text:s/>Latitude:45.394747933451605 (index.js, line 82)</text:p>
          </table:table-cell>
        </table:table-row>
        <table:table-row table:style-name="ro1">
          <table:table-cell office:value-type="string">
            <text:p>[Log] Longitude: -75.7300859002787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7 (index.js, line 80)</text:p>
          </table:table-cell>
        </table:table-row>
        <table:table-row table:style-name="ro1">
          <table:table-cell office:value-type="string">
            <text:p>[Log] <text:s/>Time:Wed Feb 05 2014 19:53:41 GMT-0500 (EST) (index.js, line 81)</text:p>
          </table:table-cell>
        </table:table-row>
        <table:table-row table:style-name="ro1">
          <table:table-cell office:value-type="string">
            <text:p>[Log] <text:s/>Latitude:45.39496628719663 (index.js, line 82)</text:p>
          </table:table-cell>
        </table:table-row>
        <table:table-row table:style-name="ro1">
          <table:table-cell office:value-type="string">
            <text:p>[Log] Longitude: -75.729910286919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8 (index.js, line 80)</text:p>
          </table:table-cell>
        </table:table-row>
        <table:table-row table:style-name="ro1">
          <table:table-cell office:value-type="string">
            <text:p>[Log] <text:s/>Time:Wed Feb 05 2014 19:53:41 GMT-0500 (EST) (index.js, line 81)</text:p>
          </table:table-cell>
        </table:table-row>
        <table:table-row table:style-name="ro1">
          <table:table-cell office:value-type="string">
            <text:p>[Log] <text:s/>Latitude:45.39517948296528 (index.js, line 82)</text:p>
          </table:table-cell>
        </table:table-row>
        <table:table-row table:style-name="ro1">
          <table:table-cell office:value-type="string">
            <text:p>[Log] Longitude: -75.729721676079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09 (index.js, line 80)</text:p>
          </table:table-cell>
        </table:table-row>
        <table:table-row table:style-name="ro1">
          <table:table-cell office:value-type="string">
            <text:p>[Log] <text:s/>Time:Wed Feb 05 2014 19:53:43 GMT-0500 (EST) (index.js, line 81)</text:p>
          </table:table-cell>
        </table:table-row>
        <table:table-row table:style-name="ro1">
          <table:table-cell office:value-type="string">
            <text:p>[Log] <text:s/>Latitude:45.39539075243648 (index.js, line 82)</text:p>
          </table:table-cell>
        </table:table-row>
        <table:table-row table:style-name="ro1">
          <table:table-cell office:value-type="string">
            <text:p>[Log] Longitude: -75.7295508868205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0 (index.js, line 80)</text:p>
          </table:table-cell>
        </table:table-row>
        <table:table-row table:style-name="ro1">
          <table:table-cell office:value-type="string">
            <text:p>[Log] <text:s/>Time:Wed Feb 05 2014 19:53:43 GMT-0500 (EST) (index.js, line 81)</text:p>
          </table:table-cell>
        </table:table-row>
        <table:table-row table:style-name="ro1">
          <table:table-cell office:value-type="string">
            <text:p>[Log] <text:s/>Latitude:45.39561208341773 (index.js, line 82)</text:p>
          </table:table-cell>
        </table:table-row>
        <table:table-row table:style-name="ro1">
          <table:table-cell office:value-type="string">
            <text:p>[Log] Longitude: -75.729336775909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1 (index.js, line 80)</text:p>
          </table:table-cell>
        </table:table-row>
        <table:table-row table:style-name="ro1">
          <table:table-cell office:value-type="string">
            <text:p>[Log] <text:s/>Time:Wed Feb 05 2014 19:53:44 GMT-0500 (EST) (index.js, line 81)</text:p>
          </table:table-cell>
        </table:table-row>
        <table:table-row table:style-name="ro1">
          <table:table-cell office:value-type="string">
            <text:p>[Log] <text:s/>Latitude:45.39582221773024 (index.js, line 82)</text:p>
          </table:table-cell>
        </table:table-row>
        <table:table-row table:style-name="ro1">
          <table:table-cell office:value-type="string">
            <text:p>[Log] Longitude: -75.7291115541716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2 (index.js, line 80)</text:p>
          </table:table-cell>
        </table:table-row>
        <table:table-row table:style-name="ro1">
          <table:table-cell office:value-type="string">
            <text:p>[Log] <text:s/>Time:Wed Feb 05 2014 19:53:45 GMT-0500 (EST) (index.js, line 81)</text:p>
          </table:table-cell>
        </table:table-row>
        <table:table-row table:style-name="ro1">
          <table:table-cell office:value-type="string">
            <text:p>[Log] <text:s/>Latitude:45.39601206783708 (index.js, line 82)</text:p>
          </table:table-cell>
        </table:table-row>
        <table:table-row table:style-name="ro1">
          <table:table-cell office:value-type="string">
            <text:p>[Log] Longitude: -75.7288852427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3 (index.js, line 80)</text:p>
          </table:table-cell>
        </table:table-row>
        <table:table-row table:style-name="ro1">
          <table:table-cell office:value-type="string">
            <text:p>[Log] <text:s/>Time:Wed Feb 05 2014 19:53:46 GMT-0500 (EST) (index.js, line 81)</text:p>
          </table:table-cell>
        </table:table-row>
        <table:table-row table:style-name="ro1">
          <table:table-cell office:value-type="string">
            <text:p>[Log] <text:s/>Latitude:45.39619022518899 (index.js, line 82)</text:p>
          </table:table-cell>
        </table:table-row>
        <table:table-row table:style-name="ro1">
          <table:table-cell office:value-type="string">
            <text:p>[Log] Longitude: -75.7286575902958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4 (index.js, line 80)</text:p>
          </table:table-cell>
        </table:table-row>
        <table:table-row table:style-name="ro1">
          <table:table-cell office:value-type="string">
            <text:p>[Log] <text:s/>Time:Wed Feb 05 2014 19:53:47 GMT-0500 (EST) (index.js, line 81)</text:p>
          </table:table-cell>
        </table:table-row>
        <table:table-row table:style-name="ro1">
          <table:table-cell office:value-type="string">
            <text:p>[Log] <text:s/>Latitude:45.39636979546173 (index.js, line 82)</text:p>
          </table:table-cell>
        </table:table-row>
        <table:table-row table:style-name="ro1">
          <table:table-cell office:value-type="string">
            <text:p>[Log] Longitude: -75.72840895706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5 (index.js, line 80)</text:p>
          </table:table-cell>
        </table:table-row>
        <table:table-row table:style-name="ro1">
          <table:table-cell office:value-type="string">
            <text:p>[Log] <text:s/>Time:Wed Feb 05 2014 19:53:48 GMT-0500 (EST) (index.js, line 81)</text:p>
          </table:table-cell>
        </table:table-row>
        <table:table-row table:style-name="ro1">
          <table:table-cell office:value-type="string">
            <text:p>[Log] <text:s/>Latitude:45.39653350279336 (index.js, line 82)</text:p>
          </table:table-cell>
        </table:table-row>
        <table:table-row table:style-name="ro1">
          <table:table-cell office:value-type="string">
            <text:p>[Log] Longitude: -75.728157779979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6 (index.js, line 80)</text:p>
          </table:table-cell>
        </table:table-row>
        <table:table-row table:style-name="ro1">
          <table:table-cell office:value-type="string">
            <text:p>[Log] <text:s/>Time:Wed Feb 05 2014 19:53:50 GMT-0500 (EST) (index.js, line 81)</text:p>
          </table:table-cell>
        </table:table-row>
        <table:table-row table:style-name="ro1">
          <table:table-cell office:value-type="string">
            <text:p>[Log] <text:s/>Latitude:45.39667633178865 (index.js, line 82)</text:p>
          </table:table-cell>
        </table:table-row>
        <table:table-row table:style-name="ro1">
          <table:table-cell office:value-type="string">
            <text:p>[Log] Longitude: -75.72788814735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7 (index.js, line 80)</text:p>
          </table:table-cell>
        </table:table-row>
        <table:table-row table:style-name="ro1">
          <table:table-cell office:value-type="string">
            <text:p>[Log] <text:s/>Time:Wed Feb 05 2014 19:53:50 GMT-0500 (EST) (index.js, line 81)</text:p>
          </table:table-cell>
        </table:table-row>
        <table:table-row table:style-name="ro1">
          <table:table-cell office:value-type="string">
            <text:p>[Log] <text:s/>Latitude:45.396833445988015 (index.js, line 82)</text:p>
          </table:table-cell>
        </table:table-row>
        <table:table-row table:style-name="ro1">
          <table:table-cell office:value-type="string">
            <text:p>[Log] Longitude: -75.727616091094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8 (index.js, line 80)</text:p>
          </table:table-cell>
        </table:table-row>
        <table:table-row table:style-name="ro1">
          <table:table-cell office:value-type="string">
            <text:p>[Log] <text:s/>Time:Wed Feb 05 2014 19:53:51 GMT-0500 (EST) (index.js, line 81)</text:p>
          </table:table-cell>
        </table:table-row>
        <table:table-row table:style-name="ro1">
          <table:table-cell office:value-type="string">
            <text:p>[Log] <text:s/>Latitude:45.39699245373251 (index.js, line 82)</text:p>
          </table:table-cell>
        </table:table-row>
        <table:table-row table:style-name="ro1">
          <table:table-cell office:value-type="string">
            <text:p>[Log] Longitude: -75.7273211530701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19 (index.js, line 80)</text:p>
          </table:table-cell>
        </table:table-row>
        <table:table-row table:style-name="ro1">
          <table:table-cell office:value-type="string">
            <text:p>[Log] <text:s/>Time:Wed Feb 05 2014 19:53:53 GMT-0500 (EST) (index.js, line 81)</text:p>
          </table:table-cell>
        </table:table-row>
        <table:table-row table:style-name="ro1">
          <table:table-cell office:value-type="string">
            <text:p>[Log] <text:s/>Latitude:45.39713933605695 (index.js, line 82)</text:p>
          </table:table-cell>
        </table:table-row>
        <table:table-row table:style-name="ro1">
          <table:table-cell office:value-type="string">
            <text:p>[Log] Longitude: -75.7270224150724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0 (index.js, line 80)</text:p>
          </table:table-cell>
        </table:table-row>
        <table:table-row table:style-name="ro1">
          <table:table-cell office:value-type="string">
            <text:p>[Log] <text:s/>Time:Wed Feb 05 2014 19:53:54 GMT-0500 (EST) (index.js, line 81)</text:p>
          </table:table-cell>
        </table:table-row>
        <table:table-row table:style-name="ro1">
          <table:table-cell office:value-type="string">
            <text:p>[Log] <text:s/>Latitude:45.39728543919103 (index.js, line 82)</text:p>
          </table:table-cell>
        </table:table-row>
        <table:table-row table:style-name="ro1">
          <table:table-cell office:value-type="string">
            <text:p>[Log] Longitude: -75.7267196477658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1 (index.js, line 80)</text:p>
          </table:table-cell>
        </table:table-row>
        <table:table-row table:style-name="ro1">
          <table:table-cell office:value-type="string">
            <text:p>[Log] <text:s/>Time:Wed Feb 05 2014 19:53:54 GMT-0500 (EST) (index.js, line 81)</text:p>
          </table:table-cell>
        </table:table-row>
        <table:table-row table:style-name="ro1">
          <table:table-cell office:value-type="string">
            <text:p>[Log] <text:s/>Latitude:45.39744362001243 (index.js, line 82)</text:p>
          </table:table-cell>
        </table:table-row>
        <table:table-row table:style-name="ro1">
          <table:table-cell office:value-type="string">
            <text:p>[Log] Longitude: -75.726400306352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2 (index.js, line 80)</text:p>
          </table:table-cell>
        </table:table-row>
        <table:table-row table:style-name="ro1">
          <table:table-cell office:value-type="string">
            <text:p>[Log] <text:s/>Time:Wed Feb 05 2014 19:53:56 GMT-0500 (EST) (index.js, line 81)</text:p>
          </table:table-cell>
        </table:table-row>
        <table:table-row table:style-name="ro1">
          <table:table-cell office:value-type="string">
            <text:p>[Log] <text:s/>Latitude:45.39761536032381 (index.js, line 82)</text:p>
          </table:table-cell>
        </table:table-row>
        <table:table-row table:style-name="ro1">
          <table:table-cell office:value-type="string">
            <text:p>[Log] Longitude: -75.726064249778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3 (index.js, line 80)</text:p>
          </table:table-cell>
        </table:table-row>
        <table:table-row table:style-name="ro1">
          <table:table-cell office:value-type="string">
            <text:p>[Log] <text:s/>Time:Wed Feb 05 2014 19:53:57 GMT-0500 (EST) (index.js, line 81)</text:p>
          </table:table-cell>
        </table:table-row>
        <table:table-row table:style-name="ro1">
          <table:table-cell office:value-type="string">
            <text:p>[Log] <text:s/>Latitude:45.39775007366446 (index.js, line 82)</text:p>
          </table:table-cell>
        </table:table-row>
        <table:table-row table:style-name="ro1">
          <table:table-cell office:value-type="string">
            <text:p>[Log] Longitude: -75.725776250595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4 (index.js, line 80)</text:p>
          </table:table-cell>
        </table:table-row>
        <table:table-row table:style-name="ro1">
          <table:table-cell office:value-type="string">
            <text:p>[Log] <text:s/>Time:Wed Feb 05 2014 19:53:58 GMT-0500 (EST) (index.js, line 81)</text:p>
          </table:table-cell>
        </table:table-row>
        <table:table-row table:style-name="ro1">
          <table:table-cell office:value-type="string">
            <text:p>[Log] <text:s/>Latitude:45.39793618526904 (index.js, line 82)</text:p>
          </table:table-cell>
        </table:table-row>
        <table:table-row table:style-name="ro1">
          <table:table-cell office:value-type="string">
            <text:p>[Log] Longitude: -75.7254227851170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5 (index.js, line 80)</text:p>
          </table:table-cell>
        </table:table-row>
        <table:table-row table:style-name="ro1">
          <table:table-cell office:value-type="string">
            <text:p>[Log] <text:s/>Time:Wed Feb 05 2014 19:53:59 GMT-0500 (EST) (index.js, line 81)</text:p>
          </table:table-cell>
        </table:table-row>
        <table:table-row table:style-name="ro1">
          <table:table-cell office:value-type="string">
            <text:p>[Log] <text:s/>Latitude:45.39808111635447 (index.js, line 82)</text:p>
          </table:table-cell>
        </table:table-row>
        <table:table-row table:style-name="ro1">
          <table:table-cell office:value-type="string">
            <text:p>[Log] Longitude: -75.7251111951016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6 (index.js, line 80)</text:p>
          </table:table-cell>
        </table:table-row>
        <table:table-row table:style-name="ro1">
          <table:table-cell office:value-type="string">
            <text:p>[Log] <text:s/>Time:Wed Feb 05 2014 19:54:00 GMT-0500 (EST) (index.js, line 81)</text:p>
          </table:table-cell>
        </table:table-row>
        <table:table-row table:style-name="ro1">
          <table:table-cell office:value-type="string">
            <text:p>[Log] <text:s/>Latitude:45.398230047251154 (index.js, line 82)</text:p>
          </table:table-cell>
        </table:table-row>
        <table:table-row table:style-name="ro1">
          <table:table-cell office:value-type="string">
            <text:p>[Log] Longitude: -75.724779399548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7 (index.js, line 80)</text:p>
          </table:table-cell>
        </table:table-row>
        <table:table-row table:style-name="ro1">
          <table:table-cell office:value-type="string">
            <text:p>[Log] <text:s/>Time:Wed Feb 05 2014 19:54:01 GMT-0500 (EST) (index.js, line 81)</text:p>
          </table:table-cell>
        </table:table-row>
        <table:table-row table:style-name="ro1">
          <table:table-cell office:value-type="string">
            <text:p>[Log] <text:s/>Latitude:45.39837744653148 (index.js, line 82)</text:p>
          </table:table-cell>
        </table:table-row>
        <table:table-row table:style-name="ro1">
          <table:table-cell office:value-type="string">
            <text:p>[Log] Longitude: -75.724473310094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28 (index.js, line 80)</text:p>
          </table:table-cell>
        </table:table-row>
        <table:table-row table:style-name="ro1">
          <table:table-cell office:value-type="string">
            <text:p>[Log] <text:s/>Time:Wed Feb 05 2014 19:54:02 GMT-0500 (EST) (index.js, line 81)</text:p>
          </table:table-cell>
        </table:table-row>
        <table:table-row table:style-name="ro1">
          <table:table-cell office:value-type="string">
            <text:p>[Log] <text:s/>Latitude:45.39851318234509 (index.js, line 82)</text:p>
          </table:table-cell>
        </table:table-row>
        <table:table-row table:style-name="ro1">
          <table:table-cell office:value-type="string">
            <text:p>[Log] Longitude: -75.72414936738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9 (index.js, line 80)</text:p>
          </table:table-cell>
        </table:table-row>
        <table:table-row table:style-name="ro1">
          <table:table-cell office:value-type="string">
            <text:p>[Log] <text:s/>Time:Wed Feb 05 2014 19:54:03 GMT-0500 (EST) (index.js, line 81)</text:p>
          </table:table-cell>
        </table:table-row>
        <table:table-row table:style-name="ro1">
          <table:table-cell office:value-type="string">
            <text:p>[Log] <text:s/>Latitude:45.39868813605206 (index.js, line 82)</text:p>
          </table:table-cell>
        </table:table-row>
        <table:table-row table:style-name="ro1">
          <table:table-cell office:value-type="string">
            <text:p>[Log] Longitude: -75.723760518136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0 (index.js, line 80)</text:p>
          </table:table-cell>
        </table:table-row>
        <table:table-row table:style-name="ro1">
          <table:table-cell office:value-type="string">
            <text:p>[Log] <text:s/>Time:Wed Feb 05 2014 19:54:04 GMT-0500 (EST) (index.js, line 81)</text:p>
          </table:table-cell>
        </table:table-row>
        <table:table-row table:style-name="ro1">
          <table:table-cell office:value-type="string">
            <text:p>[Log] <text:s/>Latitude:45.398835657617916 (index.js, line 82)</text:p>
          </table:table-cell>
        </table:table-row>
        <table:table-row table:style-name="ro1">
          <table:table-cell office:value-type="string">
            <text:p>[Log] Longitude: -75.723444187490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1 (index.js, line 80)</text:p>
          </table:table-cell>
        </table:table-row>
        <table:table-row table:style-name="ro1">
          <table:table-cell office:value-type="string">
            <text:p>[Log] <text:s/>Time:Wed Feb 05 2014 19:54:05 GMT-0500 (EST) (index.js, line 81)</text:p>
          </table:table-cell>
        </table:table-row>
        <table:table-row table:style-name="ro1">
          <table:table-cell office:value-type="string">
            <text:p>[Log] <text:s/>Latitude:45.398981231789946 (index.js, line 82)</text:p>
          </table:table-cell>
        </table:table-row>
        <table:table-row table:style-name="ro1">
          <table:table-cell office:value-type="string">
            <text:p>[Log] Longitude: -75.723139049373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2 (index.js, line 80)</text:p>
          </table:table-cell>
        </table:table-row>
        <table:table-row table:style-name="ro1">
          <table:table-cell office:value-type="string">
            <text:p>[Log] <text:s/>Time:Wed Feb 05 2014 19:54:06 GMT-0500 (EST) (index.js, line 81)</text:p>
          </table:table-cell>
        </table:table-row>
        <table:table-row table:style-name="ro1">
          <table:table-cell office:value-type="string">
            <text:p>[Log] <text:s/>Latitude:45.39913805256731 (index.js, line 82)</text:p>
          </table:table-cell>
        </table:table-row>
        <table:table-row table:style-name="ro1">
          <table:table-cell office:value-type="string">
            <text:p>[Log] Longitude: -75.722809751225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3 (index.js, line 80)</text:p>
          </table:table-cell>
        </table:table-row>
        <table:table-row table:style-name="ro1">
          <table:table-cell office:value-type="string">
            <text:p>[Log] <text:s/>Time:Wed Feb 05 2014 19:54:06 GMT-0500 (EST) (index.js, line 81)</text:p>
          </table:table-cell>
        </table:table-row>
        <table:table-row table:style-name="ro1">
          <table:table-cell office:value-type="string">
            <text:p>[Log] <text:s/>Latitude:45.3992809109713 (index.js, line 82)</text:p>
          </table:table-cell>
        </table:table-row>
        <table:table-row table:style-name="ro1">
          <table:table-cell office:value-type="string">
            <text:p>[Log] Longitude: -75.7224930632604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4 (index.js, line 80)</text:p>
          </table:table-cell>
        </table:table-row>
        <table:table-row table:style-name="ro1">
          <table:table-cell office:value-type="string">
            <text:p>[Log] <text:s/>Time:Wed Feb 05 2014 19:54:07 GMT-0500 (EST) (index.js, line 81)</text:p>
          </table:table-cell>
        </table:table-row>
        <table:table-row table:style-name="ro1">
          <table:table-cell office:value-type="string">
            <text:p>[Log] <text:s/>Latitude:45.39941386381298 (index.js, line 82)</text:p>
          </table:table-cell>
        </table:table-row>
        <table:table-row table:style-name="ro1">
          <table:table-cell office:value-type="string">
            <text:p>[Log] Longitude: -75.7221837823866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5 (index.js, line 80)</text:p>
          </table:table-cell>
        </table:table-row>
        <table:table-row table:style-name="ro1">
          <table:table-cell office:value-type="string">
            <text:p>[Log] <text:s/>Time:Wed Feb 05 2014 19:54:08 GMT-0500 (EST) (index.js, line 81)</text:p>
          </table:table-cell>
        </table:table-row>
        <table:table-row table:style-name="ro1">
          <table:table-cell office:value-type="string">
            <text:p>[Log] <text:s/>Latitude:45.399553561705126 (index.js, line 82)</text:p>
          </table:table-cell>
        </table:table-row>
        <table:table-row table:style-name="ro1">
          <table:table-cell office:value-type="string">
            <text:p>[Log] Longitude: -75.7218602452134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6 (index.js, line 80)</text:p>
          </table:table-cell>
        </table:table-row>
        <table:table-row table:style-name="ro1">
          <table:table-cell office:value-type="string">
            <text:p>[Log] <text:s/>Time:Wed Feb 05 2014 19:54:09 GMT-0500 (EST) (index.js, line 81)</text:p>
          </table:table-cell>
        </table:table-row>
        <table:table-row table:style-name="ro1">
          <table:table-cell office:value-type="string">
            <text:p>[Log] <text:s/>Latitude:45.3996843020503 (index.js, line 82)</text:p>
          </table:table-cell>
        </table:table-row>
        <table:table-row table:style-name="ro1">
          <table:table-cell office:value-type="string">
            <text:p>[Log] Longitude: -75.7215214184726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7 (index.js, line 80)</text:p>
          </table:table-cell>
        </table:table-row>
        <table:table-row table:style-name="ro1">
          <table:table-cell office:value-type="string">
            <text:p>[Log] <text:s/>Time:Wed Feb 05 2014 19:54:10 GMT-0500 (EST) (index.js, line 81)</text:p>
          </table:table-cell>
        </table:table-row>
        <table:table-row table:style-name="ro1">
          <table:table-cell office:value-type="string">
            <text:p>[Log] <text:s/>Latitude:45.399807556283896 (index.js, line 82)</text:p>
          </table:table-cell>
        </table:table-row>
        <table:table-row table:style-name="ro1">
          <table:table-cell office:value-type="string">
            <text:p>[Log] Longitude: -75.7211926956253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38 (index.js, line 80)</text:p>
          </table:table-cell>
        </table:table-row>
        <table:table-row table:style-name="ro1">
          <table:table-cell office:value-type="string">
            <text:p>[Log] <text:s/>Time:Wed Feb 05 2014 19:54:11 GMT-0500 (EST) (index.js, line 81)</text:p>
          </table:table-cell>
        </table:table-row>
        <table:table-row table:style-name="ro1">
          <table:table-cell office:value-type="string">
            <text:p>[Log] <text:s/>Latitude:45.399941737744776 (index.js, line 82)</text:p>
          </table:table-cell>
        </table:table-row>
        <table:table-row table:style-name="ro1">
          <table:table-cell office:value-type="string">
            <text:p>[Log] Longitude: -75.720847466997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9 (index.js, line 80)</text:p>
          </table:table-cell>
        </table:table-row>
        <table:table-row table:style-name="ro1">
          <table:table-cell office:value-type="string">
            <text:p>[Log] <text:s/>Time:Wed Feb 05 2014 19:54:12 GMT-0500 (EST) (index.js, line 81)</text:p>
          </table:table-cell>
        </table:table-row>
        <table:table-row table:style-name="ro1">
          <table:table-cell office:value-type="string">
            <text:p>[Log] <text:s/>Latitude:45.4000608025834 (index.js, line 82)</text:p>
          </table:table-cell>
        </table:table-row>
        <table:table-row table:style-name="ro1">
          <table:table-cell office:value-type="string">
            <text:p>[Log] Longitude: -75.720504701747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0 (index.js, line 80)</text:p>
          </table:table-cell>
        </table:table-row>
        <table:table-row table:style-name="ro1">
          <table:table-cell office:value-type="string">
            <text:p>[Log] <text:s/>Time:Wed Feb 05 2014 19:54:14 GMT-0500 (EST) (index.js, line 81)</text:p>
          </table:table-cell>
        </table:table-row>
        <table:table-row table:style-name="ro1">
          <table:table-cell office:value-type="string">
            <text:p>[Log] <text:s/>Latitude:45.40019486016904 (index.js, line 82)</text:p>
          </table:table-cell>
        </table:table-row>
        <table:table-row table:style-name="ro1">
          <table:table-cell office:value-type="string">
            <text:p>[Log] Longitude: -75.720161221165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1 (index.js, line 80)</text:p>
          </table:table-cell>
        </table:table-row>
        <table:table-row table:style-name="ro1">
          <table:table-cell office:value-type="string">
            <text:p>[Log] <text:s/>Time:Wed Feb 05 2014 19:54:14 GMT-0500 (EST) (index.js, line 81)</text:p>
          </table:table-cell>
        </table:table-row>
        <table:table-row table:style-name="ro1">
          <table:table-cell office:value-type="string">
            <text:p>[Log] <text:s/>Latitude:45.4003252177308 (index.js, line 82)</text:p>
          </table:table-cell>
        </table:table-row>
        <table:table-row table:style-name="ro1">
          <table:table-cell office:value-type="string">
            <text:p>[Log] Longitude: -75.719809197330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2 (index.js, line 80)</text:p>
          </table:table-cell>
        </table:table-row>
        <table:table-row table:style-name="ro1">
          <table:table-cell office:value-type="string">
            <text:p>[Log] <text:s/>Time:Wed Feb 05 2014 19:54:15 GMT-0500 (EST) (index.js, line 81)</text:p>
          </table:table-cell>
        </table:table-row>
        <table:table-row table:style-name="ro1">
          <table:table-cell office:value-type="string">
            <text:p>[Log] <text:s/>Latitude:45.40044898325737 (index.js, line 82)</text:p>
          </table:table-cell>
        </table:table-row>
        <table:table-row table:style-name="ro1">
          <table:table-cell office:value-type="string">
            <text:p>[Log] Longitude: -75.719466621689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3 (index.js, line 80)</text:p>
          </table:table-cell>
        </table:table-row>
        <table:table-row table:style-name="ro1">
          <table:table-cell office:value-type="string">
            <text:p>[Log] <text:s/>Time:Wed Feb 05 2014 19:54:17 GMT-0500 (EST) (index.js, line 81)</text:p>
          </table:table-cell>
        </table:table-row>
        <table:table-row table:style-name="ro1">
          <table:table-cell office:value-type="string">
            <text:p>[Log] <text:s/>Latitude:45.40057794981489 (index.js, line 82)</text:p>
          </table:table-cell>
        </table:table-row>
        <table:table-row table:style-name="ro1">
          <table:table-cell office:value-type="string">
            <text:p>[Log] Longitude: -75.719119521839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4 (index.js, line 80)</text:p>
          </table:table-cell>
        </table:table-row>
        <table:table-row table:style-name="ro1">
          <table:table-cell office:value-type="string">
            <text:p>[Log] <text:s/>Time:Wed Feb 05 2014 19:54:18 GMT-0500 (EST) (index.js, line 81)</text:p>
          </table:table-cell>
        </table:table-row>
        <table:table-row table:style-name="ro1">
          <table:table-cell office:value-type="string">
            <text:p>[Log] <text:s/>Latitude:45.40070199601533 (index.js, line 82)</text:p>
          </table:table-cell>
        </table:table-row>
        <table:table-row table:style-name="ro1">
          <table:table-cell office:value-type="string">
            <text:p>[Log] Longitude: -75.718766535926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5 (index.js, line 80)</text:p>
          </table:table-cell>
        </table:table-row>
        <table:table-row table:style-name="ro1">
          <table:table-cell office:value-type="string">
            <text:p>[Log] <text:s/>Time:Wed Feb 05 2014 19:54:19 GMT-0500 (EST) (index.js, line 81)</text:p>
          </table:table-cell>
        </table:table-row>
        <table:table-row table:style-name="ro1">
          <table:table-cell office:value-type="string">
            <text:p>[Log] <text:s/>Latitude:45.40081534309234 (index.js, line 82)</text:p>
          </table:table-cell>
        </table:table-row>
        <table:table-row table:style-name="ro1">
          <table:table-cell office:value-type="string">
            <text:p>[Log] Longitude: -75.718419128380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6 (index.js, line 80)</text:p>
          </table:table-cell>
        </table:table-row>
        <table:table-row table:style-name="ro1">
          <table:table-cell office:value-type="string">
            <text:p>[Log] <text:s/>Time:Wed Feb 05 2014 19:54:20 GMT-0500 (EST) (index.js, line 81)</text:p>
          </table:table-cell>
        </table:table-row>
        <table:table-row table:style-name="ro1">
          <table:table-cell office:value-type="string">
            <text:p>[Log] <text:s/>Latitude:45.40093442123733 (index.js, line 82)</text:p>
          </table:table-cell>
        </table:table-row>
        <table:table-row table:style-name="ro1">
          <table:table-cell office:value-type="string">
            <text:p>[Log] Longitude: -75.718071434401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7 (index.js, line 80)</text:p>
          </table:table-cell>
        </table:table-row>
        <table:table-row table:style-name="ro1">
          <table:table-cell office:value-type="string">
            <text:p>[Log] <text:s/>Time:Wed Feb 05 2014 19:54:21 GMT-0500 (EST) (index.js, line 81)</text:p>
          </table:table-cell>
        </table:table-row>
        <table:table-row table:style-name="ro1">
          <table:table-cell office:value-type="string">
            <text:p>[Log] <text:s/>Latitude:45.4010593912733 (index.js, line 82)</text:p>
          </table:table-cell>
        </table:table-row>
        <table:table-row table:style-name="ro1">
          <table:table-cell office:value-type="string">
            <text:p>[Log] Longitude: -75.717719239006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8 (index.js, line 80)</text:p>
          </table:table-cell>
        </table:table-row>
        <table:table-row table:style-name="ro1">
          <table:table-cell office:value-type="string">
            <text:p>[Log] <text:s/>Time:Wed Feb 05 2014 19:54:22 GMT-0500 (EST) (index.js, line 81)</text:p>
          </table:table-cell>
        </table:table-row>
        <table:table-row table:style-name="ro1">
          <table:table-cell office:value-type="string">
            <text:p>[Log] <text:s/>Latitude:45.401173067008976 (index.js, line 82)</text:p>
          </table:table-cell>
        </table:table-row>
        <table:table-row table:style-name="ro1">
          <table:table-cell office:value-type="string">
            <text:p>[Log] Longitude: -75.71736262930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9 (index.js, line 80)</text:p>
          </table:table-cell>
        </table:table-row>
        <table:table-row table:style-name="ro1">
          <table:table-cell office:value-type="string">
            <text:p>[Log] <text:s/>Time:Wed Feb 05 2014 19:54:23 GMT-0500 (EST) (index.js, line 81)</text:p>
          </table:table-cell>
        </table:table-row>
        <table:table-row table:style-name="ro1">
          <table:table-cell office:value-type="string">
            <text:p>[Log] <text:s/>Latitude:45.4012834723844 (index.js, line 82)</text:p>
          </table:table-cell>
        </table:table-row>
        <table:table-row table:style-name="ro1">
          <table:table-cell office:value-type="string">
            <text:p>[Log] Longitude: -75.717005823583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0 (index.js, line 80)</text:p>
          </table:table-cell>
        </table:table-row>
        <table:table-row table:style-name="ro1">
          <table:table-cell office:value-type="string">
            <text:p>[Log] <text:s/>Time:Wed Feb 05 2014 19:54:24 GMT-0500 (EST) (index.js, line 81)</text:p>
          </table:table-cell>
        </table:table-row>
        <table:table-row table:style-name="ro1">
          <table:table-cell office:value-type="string">
            <text:p>[Log] <text:s/>Latitude:45.40138928758472 (index.js, line 82)</text:p>
          </table:table-cell>
        </table:table-row>
        <table:table-row table:style-name="ro1">
          <table:table-cell office:value-type="string">
            <text:p>[Log] Longitude: -75.716645361035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1 (index.js, line 80)</text:p>
          </table:table-cell>
        </table:table-row>
        <table:table-row table:style-name="ro1">
          <table:table-cell office:value-type="string">
            <text:p>[Log] <text:s/>Time:Wed Feb 05 2014 19:54:25 GMT-0500 (EST) (index.js, line 81)</text:p>
          </table:table-cell>
        </table:table-row>
        <table:table-row table:style-name="ro1">
          <table:table-cell office:value-type="string">
            <text:p>[Log] <text:s/>Latitude:45.401497952310116 (index.js, line 82)</text:p>
          </table:table-cell>
        </table:table-row>
        <table:table-row table:style-name="ro1">
          <table:table-cell office:value-type="string">
            <text:p>[Log] Longitude: -75.7162986357411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2 (index.js, line 80)</text:p>
          </table:table-cell>
        </table:table-row>
        <table:table-row table:style-name="ro1">
          <table:table-cell office:value-type="string">
            <text:p>[Log] <text:s/>Time:Wed Feb 05 2014 19:54:26 GMT-0500 (EST) (index.js, line 81)</text:p>
          </table:table-cell>
        </table:table-row>
        <table:table-row table:style-name="ro1">
          <table:table-cell office:value-type="string">
            <text:p>[Log] <text:s/>Latitude:45.40160512312539 (index.js, line 82)</text:p>
          </table:table-cell>
        </table:table-row>
        <table:table-row table:style-name="ro1">
          <table:table-cell office:value-type="string">
            <text:p>[Log] Longitude: -75.71595428361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3 (index.js, line 80)</text:p>
          </table:table-cell>
        </table:table-row>
        <table:table-row table:style-name="ro1">
          <table:table-cell office:value-type="string">
            <text:p>[Log] <text:s/>Time:Wed Feb 05 2014 19:54:27 GMT-0500 (EST) (index.js, line 81)</text:p>
          </table:table-cell>
        </table:table-row>
        <table:table-row table:style-name="ro1">
          <table:table-cell office:value-type="string">
            <text:p>[Log] <text:s/>Latitude:45.40170959650508 (index.js, line 82)</text:p>
          </table:table-cell>
        </table:table-row>
        <table:table-row table:style-name="ro1">
          <table:table-cell office:value-type="string">
            <text:p>[Log] Longitude: -75.7155976490465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4 (index.js, line 80)</text:p>
          </table:table-cell>
        </table:table-row>
        <table:table-row table:style-name="ro1">
          <table:table-cell office:value-type="string">
            <text:p>[Log] <text:s/>Time:Wed Feb 05 2014 19:54:28 GMT-0500 (EST) (index.js, line 81)</text:p>
          </table:table-cell>
        </table:table-row>
        <table:table-row table:style-name="ro1">
          <table:table-cell office:value-type="string">
            <text:p>[Log] <text:s/>Latitude:45.4018135715237 (index.js, line 82)</text:p>
          </table:table-cell>
        </table:table-row>
        <table:table-row table:style-name="ro1">
          <table:table-cell office:value-type="string">
            <text:p>[Log] Longitude: -75.715248054650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5 (index.js, line 80)</text:p>
          </table:table-cell>
        </table:table-row>
        <table:table-row table:style-name="ro1">
          <table:table-cell office:value-type="string">
            <text:p>[Log] <text:s/>Time:Wed Feb 05 2014 19:54:29 GMT-0500 (EST) (index.js, line 81)</text:p>
          </table:table-cell>
        </table:table-row>
        <table:table-row table:style-name="ro1">
          <table:table-cell office:value-type="string">
            <text:p>[Log] <text:s/>Latitude:45.401913799487076 (index.js, line 82)</text:p>
          </table:table-cell>
        </table:table-row>
        <table:table-row table:style-name="ro1">
          <table:table-cell office:value-type="string">
            <text:p>[Log] Longitude: -75.71490319484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6 (index.js, line 80)</text:p>
          </table:table-cell>
        </table:table-row>
        <table:table-row table:style-name="ro1">
          <table:table-cell office:value-type="string">
            <text:p>[Log] <text:s/>Time:Wed Feb 05 2014 19:54:29 GMT-0500 (EST) (index.js, line 81)</text:p>
          </table:table-cell>
        </table:table-row>
        <table:table-row table:style-name="ro1">
          <table:table-cell office:value-type="string">
            <text:p>[Log] <text:s/>Latitude:45.40200820348976 (index.js, line 82)</text:p>
          </table:table-cell>
        </table:table-row>
        <table:table-row table:style-name="ro1">
          <table:table-cell office:value-type="string">
            <text:p>[Log] Longitude: -75.7145405541979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7 (index.js, line 80)</text:p>
          </table:table-cell>
        </table:table-row>
        <table:table-row table:style-name="ro1">
          <table:table-cell office:value-type="string">
            <text:p>[Log] <text:s/>Time:Wed Feb 05 2014 19:54:31 GMT-0500 (EST) (index.js, line 81)</text:p>
          </table:table-cell>
        </table:table-row>
        <table:table-row table:style-name="ro1">
          <table:table-cell office:value-type="string">
            <text:p>[Log] <text:s/>Latitude:45.40210257556747 (index.js, line 82)</text:p>
          </table:table-cell>
        </table:table-row>
        <table:table-row table:style-name="ro1">
          <table:table-cell office:value-type="string">
            <text:p>[Log] Longitude: -75.71417313617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8 (index.js, line 80)</text:p>
          </table:table-cell>
        </table:table-row>
        <table:table-row table:style-name="ro1">
          <table:table-cell office:value-type="string">
            <text:p>[Log] <text:s/>Time:Wed Feb 05 2014 19:54:31 GMT-0500 (EST) (index.js, line 81)</text:p>
          </table:table-cell>
        </table:table-row>
        <table:table-row table:style-name="ro1">
          <table:table-cell office:value-type="string">
            <text:p>[Log] <text:s/>Latitude:45.40219385599948 (index.js, line 82)</text:p>
          </table:table-cell>
        </table:table-row>
        <table:table-row table:style-name="ro1">
          <table:table-cell office:value-type="string">
            <text:p>[Log] Longitude: -75.7138199174423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59 (index.js, line 80)</text:p>
          </table:table-cell>
        </table:table-row>
        <table:table-row table:style-name="ro1">
          <table:table-cell office:value-type="string">
            <text:p>[Log] <text:s/>Time:Wed Feb 05 2014 19:54:32 GMT-0500 (EST) (index.js, line 81)</text:p>
          </table:table-cell>
        </table:table-row>
        <table:table-row table:style-name="ro1">
          <table:table-cell office:value-type="string">
            <text:p>[Log] <text:s/>Latitude:45.40229164900256 (index.js, line 82)</text:p>
          </table:table-cell>
        </table:table-row>
        <table:table-row table:style-name="ro1">
          <table:table-cell office:value-type="string">
            <text:p>[Log] Longitude: -75.7134522085591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0 (index.js, line 80)</text:p>
          </table:table-cell>
        </table:table-row>
        <table:table-row table:style-name="ro1">
          <table:table-cell office:value-type="string">
            <text:p>[Log] <text:s/>Time:Wed Feb 05 2014 19:54:33 GMT-0500 (EST) (index.js, line 81)</text:p>
          </table:table-cell>
        </table:table-row>
        <table:table-row table:style-name="ro1">
          <table:table-cell office:value-type="string">
            <text:p>[Log] <text:s/>Latitude:45.402376949192956 (index.js, line 82)</text:p>
          </table:table-cell>
        </table:table-row>
        <table:table-row table:style-name="ro1">
          <table:table-cell office:value-type="string">
            <text:p>[Log] Longitude: -75.713075627566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1 (index.js, line 80)</text:p>
          </table:table-cell>
        </table:table-row>
        <table:table-row table:style-name="ro1">
          <table:table-cell office:value-type="string">
            <text:p>[Log] <text:s/>Time:Wed Feb 05 2014 19:54:34 GMT-0500 (EST) (index.js, line 81)</text:p>
          </table:table-cell>
        </table:table-row>
        <table:table-row table:style-name="ro1">
          <table:table-cell office:value-type="string">
            <text:p>[Log] <text:s/>Latitude:45.402457274910255 (index.js, line 82)</text:p>
          </table:table-cell>
        </table:table-row>
        <table:table-row table:style-name="ro1">
          <table:table-cell office:value-type="string">
            <text:p>[Log] Longitude: -75.7127086573468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2 (index.js, line 80)</text:p>
          </table:table-cell>
        </table:table-row>
        <table:table-row table:style-name="ro1">
          <table:table-cell office:value-type="string">
            <text:p>[Log] <text:s/>Time:Wed Feb 05 2014 19:54:35 GMT-0500 (EST) (index.js, line 81)</text:p>
          </table:table-cell>
        </table:table-row>
        <table:table-row table:style-name="ro1">
          <table:table-cell office:value-type="string">
            <text:p>[Log] <text:s/>Latitude:45.402539617766294 (index.js, line 82)</text:p>
          </table:table-cell>
        </table:table-row>
        <table:table-row table:style-name="ro1">
          <table:table-cell office:value-type="string">
            <text:p>[Log] Longitude: -75.7123308625510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3 (index.js, line 80)</text:p>
          </table:table-cell>
        </table:table-row>
        <table:table-row table:style-name="ro1">
          <table:table-cell office:value-type="string">
            <text:p>[Log] <text:s/>Time:Wed Feb 05 2014 19:54:36 GMT-0500 (EST) (index.js, line 81)</text:p>
          </table:table-cell>
        </table:table-row>
        <table:table-row table:style-name="ro1">
          <table:table-cell office:value-type="string">
            <text:p>[Log] <text:s/>Latitude:45.40262193678277 (index.js, line 82)</text:p>
          </table:table-cell>
        </table:table-row>
        <table:table-row table:style-name="ro1">
          <table:table-cell office:value-type="string">
            <text:p>[Log] Longitude: -75.711973618797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4 (index.js, line 80)</text:p>
          </table:table-cell>
        </table:table-row>
        <table:table-row table:style-name="ro1">
          <table:table-cell office:value-type="string">
            <text:p>[Log] <text:s/>Time:Wed Feb 05 2014 19:54:38 GMT-0500 (EST) (index.js, line 81)</text:p>
          </table:table-cell>
        </table:table-row>
        <table:table-row table:style-name="ro1">
          <table:table-cell office:value-type="string">
            <text:p>[Log] <text:s/>Latitude:45.402705212023015 (index.js, line 82)</text:p>
          </table:table-cell>
        </table:table-row>
        <table:table-row table:style-name="ro1">
          <table:table-cell office:value-type="string">
            <text:p>[Log] Longitude: -75.71161052991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5 (index.js, line 80)</text:p>
          </table:table-cell>
        </table:table-row>
        <table:table-row table:style-name="ro1">
          <table:table-cell office:value-type="string">
            <text:p>[Log] <text:s/>Time:Wed Feb 05 2014 19:54:39 GMT-0500 (EST) (index.js, line 81)</text:p>
          </table:table-cell>
        </table:table-row>
        <table:table-row table:style-name="ro1">
          <table:table-cell office:value-type="string">
            <text:p>[Log] <text:s/>Latitude:45.40278578953776 (index.js, line 82)</text:p>
          </table:table-cell>
        </table:table-row>
        <table:table-row table:style-name="ro1">
          <table:table-cell office:value-type="string">
            <text:p>[Log] Longitude: -75.7112425940876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6 (index.js, line 80)</text:p>
          </table:table-cell>
        </table:table-row>
        <table:table-row table:style-name="ro1">
          <table:table-cell office:value-type="string">
            <text:p>[Log] <text:s/>Time:Wed Feb 05 2014 19:54:40 GMT-0500 (EST) (index.js, line 81)</text:p>
          </table:table-cell>
        </table:table-row>
        <table:table-row table:style-name="ro1">
          <table:table-cell office:value-type="string">
            <text:p>[Log] <text:s/>Latitude:45.4028587682237 (index.js, line 82)</text:p>
          </table:table-cell>
        </table:table-row>
        <table:table-row table:style-name="ro1">
          <table:table-cell office:value-type="string">
            <text:p>[Log] Longitude: -75.7108755567477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7 (index.js, line 80)</text:p>
          </table:table-cell>
        </table:table-row>
        <table:table-row table:style-name="ro1">
          <table:table-cell office:value-type="string">
            <text:p>[Log] <text:s/>Time:Wed Feb 05 2014 19:54:41 GMT-0500 (EST) (index.js, line 81)</text:p>
          </table:table-cell>
        </table:table-row>
        <table:table-row table:style-name="ro1">
          <table:table-cell office:value-type="string">
            <text:p>[Log] <text:s/>Latitude:45.40292975264921 (index.js, line 82)</text:p>
          </table:table-cell>
        </table:table-row>
        <table:table-row table:style-name="ro1">
          <table:table-cell office:value-type="string">
            <text:p>[Log] Longitude: -75.710522545646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8 (index.js, line 80)</text:p>
          </table:table-cell>
        </table:table-row>
        <table:table-row table:style-name="ro1">
          <table:table-cell office:value-type="string">
            <text:p>[Log] <text:s/>Time:Wed Feb 05 2014 19:54:42 GMT-0500 (EST) (index.js, line 81)</text:p>
          </table:table-cell>
        </table:table-row>
        <table:table-row table:style-name="ro1">
          <table:table-cell office:value-type="string">
            <text:p>[Log] <text:s/>Latitude:45.40299822833908 (index.js, line 82)</text:p>
          </table:table-cell>
        </table:table-row>
        <table:table-row table:style-name="ro1">
          <table:table-cell office:value-type="string">
            <text:p>[Log] Longitude: -75.7101583712034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69 (index.js, line 80)</text:p>
          </table:table-cell>
        </table:table-row>
        <table:table-row table:style-name="ro1">
          <table:table-cell office:value-type="string">
            <text:p>[Log] <text:s/>Time:Wed Feb 05 2014 19:54:43 GMT-0500 (EST) (index.js, line 81)</text:p>
          </table:table-cell>
        </table:table-row>
        <table:table-row table:style-name="ro1">
          <table:table-cell office:value-type="string">
            <text:p>[Log] <text:s/>Latitude:45.403055653784186 (index.js, line 82)</text:p>
          </table:table-cell>
        </table:table-row>
        <table:table-row table:style-name="ro1">
          <table:table-cell office:value-type="string">
            <text:p>[Log] Longitude: -75.7098199746196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0 (index.js, line 80)</text:p>
          </table:table-cell>
        </table:table-row>
        <table:table-row table:style-name="ro1">
          <table:table-cell office:value-type="string">
            <text:p>[Log] <text:s/>Time:Wed Feb 05 2014 19:54:44 GMT-0500 (EST) (index.js, line 81)</text:p>
          </table:table-cell>
        </table:table-row>
        <table:table-row table:style-name="ro1">
          <table:table-cell office:value-type="string">
            <text:p>[Log] <text:s/>Latitude:45.403123890603155 (index.js, line 82)</text:p>
          </table:table-cell>
        </table:table-row>
        <table:table-row table:style-name="ro1">
          <table:table-cell office:value-type="string">
            <text:p>[Log] Longitude: -75.709467947958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1 (index.js, line 80)</text:p>
          </table:table-cell>
        </table:table-row>
        <table:table-row table:style-name="ro1">
          <table:table-cell office:value-type="string">
            <text:p>[Log] <text:s/>Time:Wed Feb 05 2014 19:54:45 GMT-0500 (EST) (index.js, line 81)</text:p>
          </table:table-cell>
        </table:table-row>
        <table:table-row table:style-name="ro1">
          <table:table-cell office:value-type="string">
            <text:p>[Log] <text:s/>Latitude:45.40319070242574 (index.js, line 82)</text:p>
          </table:table-cell>
        </table:table-row>
        <table:table-row table:style-name="ro1">
          <table:table-cell office:value-type="string">
            <text:p>[Log] Longitude: -75.7091109891119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2 (index.js, line 80)</text:p>
          </table:table-cell>
        </table:table-row>
        <table:table-row table:style-name="ro1">
          <table:table-cell office:value-type="string">
            <text:p>[Log] <text:s/>Time:Wed Feb 05 2014 19:54:46 GMT-0500 (EST) (index.js, line 81)</text:p>
          </table:table-cell>
        </table:table-row>
        <table:table-row table:style-name="ro1">
          <table:table-cell office:value-type="string">
            <text:p>[Log] <text:s/>Latitude:45.40325871598767 (index.js, line 82)</text:p>
          </table:table-cell>
        </table:table-row>
        <table:table-row table:style-name="ro1">
          <table:table-cell office:value-type="string">
            <text:p>[Log] Longitude: -75.708760073932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3 (index.js, line 80)</text:p>
          </table:table-cell>
        </table:table-row>
        <table:table-row table:style-name="ro1">
          <table:table-cell office:value-type="string">
            <text:p>[Log] <text:s/>Time:Wed Feb 05 2014 19:54:47 GMT-0500 (EST) (index.js, line 81)</text:p>
          </table:table-cell>
        </table:table-row>
        <table:table-row table:style-name="ro1">
          <table:table-cell office:value-type="string">
            <text:p>[Log] <text:s/>Latitude:45.4033243523301 (index.js, line 82)</text:p>
          </table:table-cell>
        </table:table-row>
        <table:table-row table:style-name="ro1">
          <table:table-cell office:value-type="string">
            <text:p>[Log] Longitude: -75.7084194213119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4 (index.js, line 80)</text:p>
          </table:table-cell>
        </table:table-row>
        <table:table-row table:style-name="ro1">
          <table:table-cell office:value-type="string">
            <text:p>[Log] <text:s/>Time:Wed Feb 05 2014 19:54:48 GMT-0500 (EST) (index.js, line 81)</text:p>
          </table:table-cell>
        </table:table-row>
        <table:table-row table:style-name="ro1">
          <table:table-cell office:value-type="string">
            <text:p>[Log] <text:s/>Latitude:45.40339743053197 (index.js, line 82)</text:p>
          </table:table-cell>
        </table:table-row>
        <table:table-row table:style-name="ro1">
          <table:table-cell office:value-type="string">
            <text:p>[Log] Longitude: -75.708074856779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5 (index.js, line 80)</text:p>
          </table:table-cell>
        </table:table-row>
        <table:table-row table:style-name="ro1">
          <table:table-cell office:value-type="string">
            <text:p>[Log] <text:s/>Time:Wed Feb 05 2014 19:54:49 GMT-0500 (EST) (index.js, line 81)</text:p>
          </table:table-cell>
        </table:table-row>
        <table:table-row table:style-name="ro1">
          <table:table-cell office:value-type="string">
            <text:p>[Log] <text:s/>Latitude:45.40347003528778 (index.js, line 82)</text:p>
          </table:table-cell>
        </table:table-row>
        <table:table-row table:style-name="ro1">
          <table:table-cell office:value-type="string">
            <text:p>[Log] Longitude: -75.707710142402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6 (index.js, line 80)</text:p>
          </table:table-cell>
        </table:table-row>
        <table:table-row table:style-name="ro1">
          <table:table-cell office:value-type="string">
            <text:p>[Log] <text:s/>Time:Wed Feb 05 2014 19:54:50 GMT-0500 (EST) (index.js, line 81)</text:p>
          </table:table-cell>
        </table:table-row>
        <table:table-row table:style-name="ro1">
          <table:table-cell office:value-type="string">
            <text:p>[Log] <text:s/>Latitude:45.40353805296626 (index.js, line 82)</text:p>
          </table:table-cell>
        </table:table-row>
        <table:table-row table:style-name="ro1">
          <table:table-cell office:value-type="string">
            <text:p>[Log] Longitude: -75.707365376945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7 (index.js, line 80)</text:p>
          </table:table-cell>
        </table:table-row>
        <table:table-row table:style-name="ro1">
          <table:table-cell office:value-type="string">
            <text:p>[Log] <text:s/>Time:Wed Feb 05 2014 19:54:51 GMT-0500 (EST) (index.js, line 81)</text:p>
          </table:table-cell>
        </table:table-row>
        <table:table-row table:style-name="ro1">
          <table:table-cell office:value-type="string">
            <text:p>[Log] <text:s/>Latitude:45.403613699642385 (index.js, line 82)</text:p>
          </table:table-cell>
        </table:table-row>
        <table:table-row table:style-name="ro1">
          <table:table-cell office:value-type="string">
            <text:p>[Log] Longitude: -75.70701308555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8 (index.js, line 80)</text:p>
          </table:table-cell>
        </table:table-row>
        <table:table-row table:style-name="ro1">
          <table:table-cell office:value-type="string">
            <text:p>[Log] <text:s/>Time:Wed Feb 05 2014 19:54:52 GMT-0500 (EST) (index.js, line 81)</text:p>
          </table:table-cell>
        </table:table-row>
        <table:table-row table:style-name="ro1">
          <table:table-cell office:value-type="string">
            <text:p>[Log] <text:s/>Latitude:45.40368507154789 (index.js, line 82)</text:p>
          </table:table-cell>
        </table:table-row>
        <table:table-row table:style-name="ro1">
          <table:table-cell office:value-type="string">
            <text:p>[Log] Longitude: -75.7066583634127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79 (index.js, line 80)</text:p>
          </table:table-cell>
        </table:table-row>
        <table:table-row table:style-name="ro1">
          <table:table-cell office:value-type="string">
            <text:p>[Log] <text:s/>Time:Wed Feb 05 2014 19:54:52 GMT-0500 (EST) (index.js, line 81)</text:p>
          </table:table-cell>
        </table:table-row>
        <table:table-row table:style-name="ro1">
          <table:table-cell office:value-type="string">
            <text:p>[Log] <text:s/>Latitude:45.40376088586208 (index.js, line 82)</text:p>
          </table:table-cell>
        </table:table-row>
        <table:table-row table:style-name="ro1">
          <table:table-cell office:value-type="string">
            <text:p>[Log] Longitude: -75.7063074969460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0 (index.js, line 80)</text:p>
          </table:table-cell>
        </table:table-row>
        <table:table-row table:style-name="ro1">
          <table:table-cell office:value-type="string">
            <text:p>[Log] <text:s/>Time:Wed Feb 05 2014 19:54:54 GMT-0500 (EST) (index.js, line 81)</text:p>
          </table:table-cell>
        </table:table-row>
        <table:table-row table:style-name="ro1">
          <table:table-cell office:value-type="string">
            <text:p>[Log] <text:s/>Latitude:45.40384189695623 (index.js, line 82)</text:p>
          </table:table-cell>
        </table:table-row>
        <table:table-row table:style-name="ro1">
          <table:table-cell office:value-type="string">
            <text:p>[Log] Longitude: -75.7059509307851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1 (index.js, line 80)</text:p>
          </table:table-cell>
        </table:table-row>
        <table:table-row table:style-name="ro1">
          <table:table-cell office:value-type="string">
            <text:p>[Log] <text:s/>Time:Wed Feb 05 2014 19:54:55 GMT-0500 (EST) (index.js, line 81)</text:p>
          </table:table-cell>
        </table:table-row>
        <table:table-row table:style-name="ro1">
          <table:table-cell office:value-type="string">
            <text:p>[Log] <text:s/>Latitude:45.40391121529546 (index.js, line 82)</text:p>
          </table:table-cell>
        </table:table-row>
        <table:table-row table:style-name="ro1">
          <table:table-cell office:value-type="string">
            <text:p>[Log] Longitude: -75.705599393766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2 (index.js, line 80)</text:p>
          </table:table-cell>
        </table:table-row>
        <table:table-row table:style-name="ro1">
          <table:table-cell office:value-type="string">
            <text:p>[Log] <text:s/>Time:Wed Feb 05 2014 19:54:55 GMT-0500 (EST) (index.js, line 81)</text:p>
          </table:table-cell>
        </table:table-row>
        <table:table-row table:style-name="ro1">
          <table:table-cell office:value-type="string">
            <text:p>[Log] <text:s/>Latitude:45.40399510726089 (index.js, line 82)</text:p>
          </table:table-cell>
        </table:table-row>
        <table:table-row table:style-name="ro1">
          <table:table-cell office:value-type="string">
            <text:p>[Log] Longitude: -75.705255610357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3 (index.js, line 80)</text:p>
          </table:table-cell>
        </table:table-row>
        <table:table-row table:style-name="ro1">
          <table:table-cell office:value-type="string">
            <text:p>[Log] <text:s/>Time:Wed Feb 05 2014 19:54:56 GMT-0500 (EST) (index.js, line 81)</text:p>
          </table:table-cell>
        </table:table-row>
        <table:table-row table:style-name="ro1">
          <table:table-cell office:value-type="string">
            <text:p>[Log] <text:s/>Latitude:45.404081496886825 (index.js, line 82)</text:p>
          </table:table-cell>
        </table:table-row>
        <table:table-row table:style-name="ro1">
          <table:table-cell office:value-type="string">
            <text:p>[Log] Longitude: -75.7049107060210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4 (index.js, line 80)</text:p>
          </table:table-cell>
        </table:table-row>
        <table:table-row table:style-name="ro1">
          <table:table-cell office:value-type="string">
            <text:p>[Log] <text:s/>Time:Wed Feb 05 2014 19:54:57 GMT-0500 (EST) (index.js, line 81)</text:p>
          </table:table-cell>
        </table:table-row>
        <table:table-row table:style-name="ro1">
          <table:table-cell office:value-type="string">
            <text:p>[Log] <text:s/>Latitude:45.40416082681938 (index.js, line 82)</text:p>
          </table:table-cell>
        </table:table-row>
        <table:table-row table:style-name="ro1">
          <table:table-cell office:value-type="string">
            <text:p>[Log] Longitude: -75.704566256679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5 (index.js, line 80)</text:p>
          </table:table-cell>
        </table:table-row>
        <table:table-row table:style-name="ro1">
          <table:table-cell office:value-type="string">
            <text:p>[Log] <text:s/>Time:Wed Feb 05 2014 19:54:58 GMT-0500 (EST) (index.js, line 81)</text:p>
          </table:table-cell>
        </table:table-row>
        <table:table-row table:style-name="ro1">
          <table:table-cell office:value-type="string">
            <text:p>[Log] <text:s/>Latitude:45.40424348407119 (index.js, line 82)</text:p>
          </table:table-cell>
        </table:table-row>
        <table:table-row table:style-name="ro1">
          <table:table-cell office:value-type="string">
            <text:p>[Log] Longitude: -75.704218025640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6 (index.js, line 80)</text:p>
          </table:table-cell>
        </table:table-row>
        <table:table-row table:style-name="ro1">
          <table:table-cell office:value-type="string">
            <text:p>[Log] <text:s/>Time:Wed Feb 05 2014 19:54:59 GMT-0500 (EST) (index.js, line 81)</text:p>
          </table:table-cell>
        </table:table-row>
        <table:table-row table:style-name="ro1">
          <table:table-cell office:value-type="string">
            <text:p>[Log] <text:s/>Latitude:45.40433777158538 (index.js, line 82)</text:p>
          </table:table-cell>
        </table:table-row>
        <table:table-row table:style-name="ro1">
          <table:table-cell office:value-type="string">
            <text:p>[Log] Longitude: -75.703843200184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7 (index.js, line 80)</text:p>
          </table:table-cell>
        </table:table-row>
        <table:table-row table:style-name="ro1">
          <table:table-cell office:value-type="string">
            <text:p>[Log] <text:s/>Time:Wed Feb 05 2014 19:55:01 GMT-0500 (EST) (index.js, line 81)</text:p>
          </table:table-cell>
        </table:table-row>
        <table:table-row table:style-name="ro1">
          <table:table-cell office:value-type="string">
            <text:p>[Log] <text:s/>Latitude:45.404422953580536 (index.js, line 82)</text:p>
          </table:table-cell>
        </table:table-row>
        <table:table-row table:style-name="ro1">
          <table:table-cell office:value-type="string">
            <text:p>[Log] Longitude: -75.7034988970407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8 (index.js, line 80)</text:p>
          </table:table-cell>
        </table:table-row>
        <table:table-row table:style-name="ro1">
          <table:table-cell office:value-type="string">
            <text:p>[Log] <text:s/>Time:Wed Feb 05 2014 19:55:02 GMT-0500 (EST) (index.js, line 81)</text:p>
          </table:table-cell>
        </table:table-row>
        <table:table-row table:style-name="ro1">
          <table:table-cell office:value-type="string">
            <text:p>[Log] <text:s/>Latitude:45.404509224986356 (index.js, line 82)</text:p>
          </table:table-cell>
        </table:table-row>
        <table:table-row table:style-name="ro1">
          <table:table-cell office:value-type="string">
            <text:p>[Log] Longitude: -75.7031574834031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89 (index.js, line 80)</text:p>
          </table:table-cell>
        </table:table-row>
        <table:table-row table:style-name="ro1">
          <table:table-cell office:value-type="string">
            <text:p>[Log] <text:s/>Time:Wed Feb 05 2014 19:55:03 GMT-0500 (EST) (index.js, line 81)</text:p>
          </table:table-cell>
        </table:table-row>
        <table:table-row table:style-name="ro1">
          <table:table-cell office:value-type="string">
            <text:p>[Log] <text:s/>Latitude:45.40460087627467 (index.js, line 82)</text:p>
          </table:table-cell>
        </table:table-row>
        <table:table-row table:style-name="ro1">
          <table:table-cell office:value-type="string">
            <text:p>[Log] Longitude: -75.7028120296109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0 (index.js, line 80)</text:p>
          </table:table-cell>
        </table:table-row>
        <table:table-row table:style-name="ro1">
          <table:table-cell office:value-type="string">
            <text:p>[Log] <text:s/>Time:Wed Feb 05 2014 19:55:04 GMT-0500 (EST) (index.js, line 81)</text:p>
          </table:table-cell>
        </table:table-row>
        <table:table-row table:style-name="ro1">
          <table:table-cell office:value-type="string">
            <text:p>[Log] <text:s/>Latitude:45.40469837591866 (index.js, line 82)</text:p>
          </table:table-cell>
        </table:table-row>
        <table:table-row table:style-name="ro1">
          <table:table-cell office:value-type="string">
            <text:p>[Log] Longitude: -75.70246695559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1 (index.js, line 80)</text:p>
          </table:table-cell>
        </table:table-row>
        <table:table-row table:style-name="ro1">
          <table:table-cell office:value-type="string">
            <text:p>[Log] <text:s/>Time:Wed Feb 05 2014 19:55:05 GMT-0500 (EST) (index.js, line 81)</text:p>
          </table:table-cell>
        </table:table-row>
        <table:table-row table:style-name="ro1">
          <table:table-cell office:value-type="string">
            <text:p>[Log] <text:s/>Latitude:45.40479596705256 (index.js, line 82)</text:p>
          </table:table-cell>
        </table:table-row>
        <table:table-row table:style-name="ro1">
          <table:table-cell office:value-type="string">
            <text:p>[Log] Longitude: -75.7021328857292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2 (index.js, line 80)</text:p>
          </table:table-cell>
        </table:table-row>
        <table:table-row table:style-name="ro1">
          <table:table-cell office:value-type="string">
            <text:p>[Log] <text:s/>Time:Wed Feb 05 2014 19:55:06 GMT-0500 (EST) (index.js, line 81)</text:p>
          </table:table-cell>
        </table:table-row>
        <table:table-row table:style-name="ro1">
          <table:table-cell office:value-type="string">
            <text:p>[Log] <text:s/>Latitude:45.40490056016438 (index.js, line 82)</text:p>
          </table:table-cell>
        </table:table-row>
        <table:table-row table:style-name="ro1">
          <table:table-cell office:value-type="string">
            <text:p>[Log] Longitude: -75.7017914089170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3 (index.js, line 80)</text:p>
          </table:table-cell>
        </table:table-row>
        <table:table-row table:style-name="ro1">
          <table:table-cell office:value-type="string">
            <text:p>[Log] <text:s/>Time:Wed Feb 05 2014 19:55:07 GMT-0500 (EST) (index.js, line 81)</text:p>
          </table:table-cell>
        </table:table-row>
        <table:table-row table:style-name="ro1">
          <table:table-cell office:value-type="string">
            <text:p>[Log] <text:s/>Latitude:45.40500685543588 (index.js, line 82)</text:p>
          </table:table-cell>
        </table:table-row>
        <table:table-row table:style-name="ro1">
          <table:table-cell office:value-type="string">
            <text:p>[Log] Longitude: -75.701442364039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4 (index.js, line 80)</text:p>
          </table:table-cell>
        </table:table-row>
        <table:table-row table:style-name="ro1">
          <table:table-cell office:value-type="string">
            <text:p>[Log] <text:s/>Time:Wed Feb 05 2014 19:55:08 GMT-0500 (EST) (index.js, line 81)</text:p>
          </table:table-cell>
        </table:table-row>
        <table:table-row table:style-name="ro1">
          <table:table-cell office:value-type="string">
            <text:p>[Log] <text:s/>Latitude:45.40510916375822 (index.js, line 82)</text:p>
          </table:table-cell>
        </table:table-row>
        <table:table-row table:style-name="ro1">
          <table:table-cell office:value-type="string">
            <text:p>[Log] Longitude: -75.701105292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5 (index.js, line 80)</text:p>
          </table:table-cell>
        </table:table-row>
        <table:table-row table:style-name="ro1">
          <table:table-cell office:value-type="string">
            <text:p>[Log] <text:s/>Time:Wed Feb 05 2014 19:55:09 GMT-0500 (EST) (index.js, line 81)</text:p>
          </table:table-cell>
        </table:table-row>
        <table:table-row table:style-name="ro1">
          <table:table-cell office:value-type="string">
            <text:p>[Log] <text:s/>Latitude:45.40520855548536 (index.js, line 82)</text:p>
          </table:table-cell>
        </table:table-row>
        <table:table-row table:style-name="ro1">
          <table:table-cell office:value-type="string">
            <text:p>[Log] Longitude: -75.700764830718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6 (index.js, line 80)</text:p>
          </table:table-cell>
        </table:table-row>
        <table:table-row table:style-name="ro1">
          <table:table-cell office:value-type="string">
            <text:p>[Log] <text:s/>Time:Wed Feb 05 2014 19:55:09 GMT-0500 (EST) (index.js, line 81)</text:p>
          </table:table-cell>
        </table:table-row>
        <table:table-row table:style-name="ro1">
          <table:table-cell office:value-type="string">
            <text:p>[Log] <text:s/>Latitude:45.40531516123335 (index.js, line 82)</text:p>
          </table:table-cell>
        </table:table-row>
        <table:table-row table:style-name="ro1">
          <table:table-cell office:value-type="string">
            <text:p>[Log] Longitude: -75.7004133691473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7 (index.js, line 80)</text:p>
          </table:table-cell>
        </table:table-row>
        <table:table-row table:style-name="ro1">
          <table:table-cell office:value-type="string">
            <text:p>[Log] <text:s/>Time:Wed Feb 05 2014 19:55:10 GMT-0500 (EST) (index.js, line 81)</text:p>
          </table:table-cell>
        </table:table-row>
        <table:table-row table:style-name="ro1">
          <table:table-cell office:value-type="string">
            <text:p>[Log] <text:s/>Latitude:45.405410618156466 (index.js, line 82)</text:p>
          </table:table-cell>
        </table:table-row>
        <table:table-row table:style-name="ro1">
          <table:table-cell office:value-type="string">
            <text:p>[Log] Longitude: -75.7000780076993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8 (index.js, line 80)</text:p>
          </table:table-cell>
        </table:table-row>
        <table:table-row table:style-name="ro1">
          <table:table-cell office:value-type="string">
            <text:p>[Log] <text:s/>Time:Wed Feb 05 2014 19:55:11 GMT-0500 (EST) (index.js, line 81)</text:p>
          </table:table-cell>
        </table:table-row>
        <table:table-row table:style-name="ro1">
          <table:table-cell office:value-type="string">
            <text:p>[Log] <text:s/>Latitude:45.40551817495238 (index.js, line 82)</text:p>
          </table:table-cell>
        </table:table-row>
        <table:table-row table:style-name="ro1">
          <table:table-cell office:value-type="string">
            <text:p>[Log] Longitude: -75.6997428406406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599 (index.js, line 80)</text:p>
          </table:table-cell>
        </table:table-row>
        <table:table-row table:style-name="ro1">
          <table:table-cell office:value-type="string">
            <text:p>[Log] <text:s/>Time:Wed Feb 05 2014 19:55:12 GMT-0500 (EST) (index.js, line 81)</text:p>
          </table:table-cell>
        </table:table-row>
        <table:table-row table:style-name="ro1">
          <table:table-cell office:value-type="string">
            <text:p>[Log] <text:s/>Latitude:45.40562404732128 (index.js, line 82)</text:p>
          </table:table-cell>
        </table:table-row>
        <table:table-row table:style-name="ro1">
          <table:table-cell office:value-type="string">
            <text:p>[Log] Longitude: -75.6993996300268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0 (index.js, line 80)</text:p>
          </table:table-cell>
        </table:table-row>
        <table:table-row table:style-name="ro1">
          <table:table-cell office:value-type="string">
            <text:p>[Log] <text:s/>Time:Wed Feb 05 2014 19:55:13 GMT-0500 (EST) (index.js, line 81)</text:p>
          </table:table-cell>
        </table:table-row>
        <table:table-row table:style-name="ro1">
          <table:table-cell office:value-type="string">
            <text:p>[Log] <text:s/>Latitude:45.40573322589928 (index.js, line 82)</text:p>
          </table:table-cell>
        </table:table-row>
        <table:table-row table:style-name="ro1">
          <table:table-cell office:value-type="string">
            <text:p>[Log] Longitude: -75.6990648759856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1 (index.js, line 80)</text:p>
          </table:table-cell>
        </table:table-row>
        <table:table-row table:style-name="ro1">
          <table:table-cell office:value-type="string">
            <text:p>[Log] <text:s/>Time:Wed Feb 05 2014 19:55:14 GMT-0500 (EST) (index.js, line 81)</text:p>
          </table:table-cell>
        </table:table-row>
        <table:table-row table:style-name="ro1">
          <table:table-cell office:value-type="string">
            <text:p>[Log] <text:s/>Latitude:45.4058399636136 (index.js, line 82)</text:p>
          </table:table-cell>
        </table:table-row>
        <table:table-row table:style-name="ro1">
          <table:table-cell office:value-type="string">
            <text:p>[Log] Longitude: -75.698738043948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2 (index.js, line 80)</text:p>
          </table:table-cell>
        </table:table-row>
        <table:table-row table:style-name="ro1">
          <table:table-cell office:value-type="string">
            <text:p>[Log] <text:s/>Time:Wed Feb 05 2014 19:55:15 GMT-0500 (EST) (index.js, line 81)</text:p>
          </table:table-cell>
        </table:table-row>
        <table:table-row table:style-name="ro1">
          <table:table-cell office:value-type="string">
            <text:p>[Log] <text:s/>Latitude:45.40595300690358 (index.js, line 82)</text:p>
          </table:table-cell>
        </table:table-row>
        <table:table-row table:style-name="ro1">
          <table:table-cell office:value-type="string">
            <text:p>[Log] Longitude: -75.698392609821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3 (index.js, line 80)</text:p>
          </table:table-cell>
        </table:table-row>
        <table:table-row table:style-name="ro1">
          <table:table-cell office:value-type="string">
            <text:p>[Log] <text:s/>Time:Wed Feb 05 2014 19:55:17 GMT-0500 (EST) (index.js, line 81)</text:p>
          </table:table-cell>
        </table:table-row>
        <table:table-row table:style-name="ro1">
          <table:table-cell office:value-type="string">
            <text:p>[Log] <text:s/>Latitude:45.406068346658095 (index.js, line 82)</text:p>
          </table:table-cell>
        </table:table-row>
        <table:table-row table:style-name="ro1">
          <table:table-cell office:value-type="string">
            <text:p>[Log] Longitude: -75.6980673157956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4 (index.js, line 80)</text:p>
          </table:table-cell>
        </table:table-row>
        <table:table-row table:style-name="ro1">
          <table:table-cell office:value-type="string">
            <text:p>[Log] <text:s/>Time:Wed Feb 05 2014 19:55:18 GMT-0500 (EST) (index.js, line 81)</text:p>
          </table:table-cell>
        </table:table-row>
        <table:table-row table:style-name="ro1">
          <table:table-cell office:value-type="string">
            <text:p>[Log] <text:s/>Latitude:45.40618516931868 (index.js, line 82)</text:p>
          </table:table-cell>
        </table:table-row>
        <table:table-row table:style-name="ro1">
          <table:table-cell office:value-type="string">
            <text:p>[Log] Longitude: -75.6977361982207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5 (index.js, line 80)</text:p>
          </table:table-cell>
        </table:table-row>
        <table:table-row table:style-name="ro1">
          <table:table-cell office:value-type="string">
            <text:p>[Log] <text:s/>Time:Wed Feb 05 2014 19:55:19 GMT-0500 (EST) (index.js, line 81)</text:p>
          </table:table-cell>
        </table:table-row>
        <table:table-row table:style-name="ro1">
          <table:table-cell office:value-type="string">
            <text:p>[Log] <text:s/>Latitude:45.40630869207026 (index.js, line 82)</text:p>
          </table:table-cell>
        </table:table-row>
        <table:table-row table:style-name="ro1">
          <table:table-cell office:value-type="string">
            <text:p>[Log] Longitude: -75.697404226817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6 (index.js, line 80)</text:p>
          </table:table-cell>
        </table:table-row>
        <table:table-row table:style-name="ro1">
          <table:table-cell office:value-type="string">
            <text:p>[Log] <text:s/>Time:Wed Feb 05 2014 19:55:20 GMT-0500 (EST) (index.js, line 81)</text:p>
          </table:table-cell>
        </table:table-row>
        <table:table-row table:style-name="ro1">
          <table:table-cell office:value-type="string">
            <text:p>[Log] <text:s/>Latitude:45.406427134236374 (index.js, line 82)</text:p>
          </table:table-cell>
        </table:table-row>
        <table:table-row table:style-name="ro1">
          <table:table-cell office:value-type="string">
            <text:p>[Log] Longitude: -75.6970801775640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7 (index.js, line 80)</text:p>
          </table:table-cell>
        </table:table-row>
        <table:table-row table:style-name="ro1">
          <table:table-cell office:value-type="string">
            <text:p>[Log] <text:s/>Time:Wed Feb 05 2014 19:55:21 GMT-0500 (EST) (index.js, line 81)</text:p>
          </table:table-cell>
        </table:table-row>
        <table:table-row table:style-name="ro1">
          <table:table-cell office:value-type="string">
            <text:p>[Log] <text:s/>Latitude:45.40654807821419 (index.js, line 82)</text:p>
          </table:table-cell>
        </table:table-row>
        <table:table-row table:style-name="ro1">
          <table:table-cell office:value-type="string">
            <text:p>[Log] Longitude: -75.696729496191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8 (index.js, line 80)</text:p>
          </table:table-cell>
        </table:table-row>
        <table:table-row table:style-name="ro1">
          <table:table-cell office:value-type="string">
            <text:p>[Log] <text:s/>Time:Wed Feb 05 2014 19:55:22 GMT-0500 (EST) (index.js, line 81)</text:p>
          </table:table-cell>
        </table:table-row>
        <table:table-row table:style-name="ro1">
          <table:table-cell office:value-type="string">
            <text:p>[Log] <text:s/>Latitude:45.406671585557426 (index.js, line 82)</text:p>
          </table:table-cell>
        </table:table-row>
        <table:table-row table:style-name="ro1">
          <table:table-cell office:value-type="string">
            <text:p>[Log] Longitude: -75.6964124926139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09 (index.js, line 80)</text:p>
          </table:table-cell>
        </table:table-row>
        <table:table-row table:style-name="ro1">
          <table:table-cell office:value-type="string">
            <text:p>[Log] <text:s/>Time:Wed Feb 05 2014 19:55:23 GMT-0500 (EST) (index.js, line 81)</text:p>
          </table:table-cell>
        </table:table-row>
        <table:table-row table:style-name="ro1">
          <table:table-cell office:value-type="string">
            <text:p>[Log] <text:s/>Latitude:45.40680184033271 (index.js, line 82)</text:p>
          </table:table-cell>
        </table:table-row>
        <table:table-row table:style-name="ro1">
          <table:table-cell office:value-type="string">
            <text:p>[Log] Longitude: -75.696073528449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0 (index.js, line 80)</text:p>
          </table:table-cell>
        </table:table-row>
        <table:table-row table:style-name="ro1">
          <table:table-cell office:value-type="string">
            <text:p>[Log] <text:s/>Time:Wed Feb 05 2014 19:55:24 GMT-0500 (EST) (index.js, line 81)</text:p>
          </table:table-cell>
        </table:table-row>
        <table:table-row table:style-name="ro1">
          <table:table-cell office:value-type="string">
            <text:p>[Log] <text:s/>Latitude:45.406914115925694 (index.js, line 82)</text:p>
          </table:table-cell>
        </table:table-row>
        <table:table-row table:style-name="ro1">
          <table:table-cell office:value-type="string">
            <text:p>[Log] Longitude: -75.695745796035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1 (index.js, line 80)</text:p>
          </table:table-cell>
        </table:table-row>
        <table:table-row table:style-name="ro1">
          <table:table-cell office:value-type="string">
            <text:p>[Log] <text:s/>Time:Wed Feb 05 2014 19:55:25 GMT-0500 (EST) (index.js, line 81)</text:p>
          </table:table-cell>
        </table:table-row>
        <table:table-row table:style-name="ro1">
          <table:table-cell office:value-type="string">
            <text:p>[Log] <text:s/>Latitude:45.40704251717218 (index.js, line 82)</text:p>
          </table:table-cell>
        </table:table-row>
        <table:table-row table:style-name="ro1">
          <table:table-cell office:value-type="string">
            <text:p>[Log] Longitude: -75.6953865782821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2 (index.js, line 80)</text:p>
          </table:table-cell>
        </table:table-row>
        <table:table-row table:style-name="ro1">
          <table:table-cell office:value-type="string">
            <text:p>[Log] <text:s/>Time:Wed Feb 05 2014 19:55:25 GMT-0500 (EST) (index.js, line 81)</text:p>
          </table:table-cell>
        </table:table-row>
        <table:table-row table:style-name="ro1">
          <table:table-cell office:value-type="string">
            <text:p>[Log] <text:s/>Latitude:45.40716766849663 (index.js, line 82)</text:p>
          </table:table-cell>
        </table:table-row>
        <table:table-row table:style-name="ro1">
          <table:table-cell office:value-type="string">
            <text:p>[Log] Longitude: -75.695054791938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3 (index.js, line 80)</text:p>
          </table:table-cell>
        </table:table-row>
        <table:table-row table:style-name="ro1">
          <table:table-cell office:value-type="string">
            <text:p>[Log] <text:s/>Time:Wed Feb 05 2014 19:55:27 GMT-0500 (EST) (index.js, line 81)</text:p>
          </table:table-cell>
        </table:table-row>
        <table:table-row table:style-name="ro1">
          <table:table-cell office:value-type="string">
            <text:p>[Log] <text:s/>Latitude:45.40730806537476 (index.js, line 82)</text:p>
          </table:table-cell>
        </table:table-row>
        <table:table-row table:style-name="ro1">
          <table:table-cell office:value-type="string">
            <text:p>[Log] Longitude: -75.6947334297706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4 (index.js, line 80)</text:p>
          </table:table-cell>
        </table:table-row>
        <table:table-row table:style-name="ro1">
          <table:table-cell office:value-type="string">
            <text:p>[Log] <text:s/>Time:Wed Feb 05 2014 19:55:28 GMT-0500 (EST) (index.js, line 81)</text:p>
          </table:table-cell>
        </table:table-row>
        <table:table-row table:style-name="ro1">
          <table:table-cell office:value-type="string">
            <text:p>[Log] <text:s/>Latitude:45.40744473230597 (index.js, line 82)</text:p>
          </table:table-cell>
        </table:table-row>
        <table:table-row table:style-name="ro1">
          <table:table-cell office:value-type="string">
            <text:p>[Log] Longitude: -75.69441935985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15 (index.js, line 80)</text:p>
          </table:table-cell>
        </table:table-row>
        <table:table-row table:style-name="ro1">
          <table:table-cell office:value-type="string">
            <text:p>[Log] <text:s/>Time:Wed Feb 05 2014 19:55:29 GMT-0500 (EST) (index.js, line 81)</text:p>
          </table:table-cell>
        </table:table-row>
        <table:table-row table:style-name="ro1">
          <table:table-cell office:value-type="string">
            <text:p>[Log] <text:s/>Latitude:45.407585296822155 (index.js, line 82)</text:p>
          </table:table-cell>
        </table:table-row>
        <table:table-row table:style-name="ro1">
          <table:table-cell office:value-type="string">
            <text:p>[Log] Longitude: -75.694114258583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6 (index.js, line 80)</text:p>
          </table:table-cell>
        </table:table-row>
        <table:table-row table:style-name="ro1">
          <table:table-cell office:value-type="string">
            <text:p>[Log] <text:s/>Time:Wed Feb 05 2014 19:55:30 GMT-0500 (EST) (index.js, line 81)</text:p>
          </table:table-cell>
        </table:table-row>
        <table:table-row table:style-name="ro1">
          <table:table-cell office:value-type="string">
            <text:p>[Log] <text:s/>Latitude:45.407734905203164 (index.js, line 82)</text:p>
          </table:table-cell>
        </table:table-row>
        <table:table-row table:style-name="ro1">
          <table:table-cell office:value-type="string">
            <text:p>[Log] Longitude: -75.693800665742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7 (index.js, line 80)</text:p>
          </table:table-cell>
        </table:table-row>
        <table:table-row table:style-name="ro1">
          <table:table-cell office:value-type="string">
            <text:p>[Log] <text:s/>Time:Wed Feb 05 2014 19:55:31 GMT-0500 (EST) (index.js, line 81)</text:p>
          </table:table-cell>
        </table:table-row>
        <table:table-row table:style-name="ro1">
          <table:table-cell office:value-type="string">
            <text:p>[Log] <text:s/>Latitude:45.40786990851103 (index.js, line 82)</text:p>
          </table:table-cell>
        </table:table-row>
        <table:table-row table:style-name="ro1">
          <table:table-cell office:value-type="string">
            <text:p>[Log] Longitude: -75.693468841145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8 (index.js, line 80)</text:p>
          </table:table-cell>
        </table:table-row>
        <table:table-row table:style-name="ro1">
          <table:table-cell office:value-type="string">
            <text:p>[Log] <text:s/>Time:Wed Feb 05 2014 19:55:31 GMT-0500 (EST) (index.js, line 81)</text:p>
          </table:table-cell>
        </table:table-row>
        <table:table-row table:style-name="ro1">
          <table:table-cell office:value-type="string">
            <text:p>[Log] <text:s/>Latitude:45.40801574698506 (index.js, line 82)</text:p>
          </table:table-cell>
        </table:table-row>
        <table:table-row table:style-name="ro1">
          <table:table-cell office:value-type="string">
            <text:p>[Log] Longitude: -75.693156470281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9 (index.js, line 80)</text:p>
          </table:table-cell>
        </table:table-row>
        <table:table-row table:style-name="ro1">
          <table:table-cell office:value-type="string">
            <text:p>[Log] <text:s/>Time:Wed Feb 05 2014 19:55:33 GMT-0500 (EST) (index.js, line 81)</text:p>
          </table:table-cell>
        </table:table-row>
        <table:table-row table:style-name="ro1">
          <table:table-cell office:value-type="string">
            <text:p>[Log] <text:s/>Latitude:45.40818120986792 (index.js, line 82)</text:p>
          </table:table-cell>
        </table:table-row>
        <table:table-row table:style-name="ro1">
          <table:table-cell office:value-type="string">
            <text:p>[Log] Longitude: -75.692833526566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0 (index.js, line 80)</text:p>
          </table:table-cell>
        </table:table-row>
        <table:table-row table:style-name="ro1">
          <table:table-cell office:value-type="string">
            <text:p>[Log] <text:s/>Time:Wed Feb 05 2014 19:55:34 GMT-0500 (EST) (index.js, line 81)</text:p>
          </table:table-cell>
        </table:table-row>
        <table:table-row table:style-name="ro1">
          <table:table-cell office:value-type="string">
            <text:p>[Log] <text:s/>Latitude:45.40835232839868 (index.js, line 82)</text:p>
          </table:table-cell>
        </table:table-row>
        <table:table-row table:style-name="ro1">
          <table:table-cell office:value-type="string">
            <text:p>[Log] Longitude: -75.692508108437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1 (index.js, line 80)</text:p>
          </table:table-cell>
        </table:table-row>
        <table:table-row table:style-name="ro1">
          <table:table-cell office:value-type="string">
            <text:p>[Log] <text:s/>Time:Wed Feb 05 2014 19:55:34 GMT-0500 (EST) (index.js, line 81)</text:p>
          </table:table-cell>
        </table:table-row>
        <table:table-row table:style-name="ro1">
          <table:table-cell office:value-type="string">
            <text:p>[Log] <text:s/>Latitude:45.40848863681606 (index.js, line 82)</text:p>
          </table:table-cell>
        </table:table-row>
        <table:table-row table:style-name="ro1">
          <table:table-cell office:value-type="string">
            <text:p>[Log] Longitude: -75.692266229049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2 (index.js, line 80)</text:p>
          </table:table-cell>
        </table:table-row>
        <table:table-row table:style-name="ro1">
          <table:table-cell office:value-type="string">
            <text:p>[Log] <text:s/>Time:Wed Feb 05 2014 19:55:35 GMT-0500 (EST) (index.js, line 81)</text:p>
          </table:table-cell>
        </table:table-row>
        <table:table-row table:style-name="ro1">
          <table:table-cell office:value-type="string">
            <text:p>[Log] <text:s/>Latitude:45.40868563428711 (index.js, line 82)</text:p>
          </table:table-cell>
        </table:table-row>
        <table:table-row table:style-name="ro1">
          <table:table-cell office:value-type="string">
            <text:p>[Log] Longitude: -75.691876111674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3 (index.js, line 80)</text:p>
          </table:table-cell>
        </table:table-row>
        <table:table-row table:style-name="ro1">
          <table:table-cell office:value-type="string">
            <text:p>[Log] <text:s/>Time:Wed Feb 05 2014 19:55:37 GMT-0500 (EST) (index.js, line 81)</text:p>
          </table:table-cell>
        </table:table-row>
        <table:table-row table:style-name="ro1">
          <table:table-cell office:value-type="string">
            <text:p>[Log] <text:s/>Latitude:45.40884746984119 (index.js, line 82)</text:p>
          </table:table-cell>
        </table:table-row>
        <table:table-row table:style-name="ro1">
          <table:table-cell office:value-type="string">
            <text:p>[Log] Longitude: -75.691541788706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4 (index.js, line 80)</text:p>
          </table:table-cell>
        </table:table-row>
        <table:table-row table:style-name="ro1">
          <table:table-cell office:value-type="string">
            <text:p>[Log] <text:s/>Time:Wed Feb 05 2014 19:55:38 GMT-0500 (EST) (index.js, line 81)</text:p>
          </table:table-cell>
        </table:table-row>
        <table:table-row table:style-name="ro1">
          <table:table-cell office:value-type="string">
            <text:p>[Log] <text:s/>Latitude:45.40900803067715 (index.js, line 82)</text:p>
          </table:table-cell>
        </table:table-row>
        <table:table-row table:style-name="ro1">
          <table:table-cell office:value-type="string">
            <text:p>[Log] Longitude: -75.69120430249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5 (index.js, line 80)</text:p>
          </table:table-cell>
        </table:table-row>
        <table:table-row table:style-name="ro1">
          <table:table-cell office:value-type="string">
            <text:p>[Log] <text:s/>Time:Wed Feb 05 2014 19:55:39 GMT-0500 (EST) (index.js, line 81)</text:p>
          </table:table-cell>
        </table:table-row>
        <table:table-row table:style-name="ro1">
          <table:table-cell office:value-type="string">
            <text:p>[Log] <text:s/>Latitude:45.409158621956976 (index.js, line 82)</text:p>
          </table:table-cell>
        </table:table-row>
        <table:table-row table:style-name="ro1">
          <table:table-cell office:value-type="string">
            <text:p>[Log] Longitude: -75.69087984978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6 (index.js, line 80)</text:p>
          </table:table-cell>
        </table:table-row>
        <table:table-row table:style-name="ro1">
          <table:table-cell office:value-type="string">
            <text:p>[Log] <text:s/>Time:Wed Feb 05 2014 19:55:40 GMT-0500 (EST) (index.js, line 81)</text:p>
          </table:table-cell>
        </table:table-row>
        <table:table-row table:style-name="ro1">
          <table:table-cell office:value-type="string">
            <text:p>[Log] <text:s/>Latitude:45.40932714012024 (index.js, line 82)</text:p>
          </table:table-cell>
        </table:table-row>
        <table:table-row table:style-name="ro1">
          <table:table-cell office:value-type="string">
            <text:p>[Log] Longitude: -75.690532587539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7 (index.js, line 80)</text:p>
          </table:table-cell>
        </table:table-row>
        <table:table-row table:style-name="ro1">
          <table:table-cell office:value-type="string">
            <text:p>[Log] <text:s/>Time:Wed Feb 05 2014 19:55:41 GMT-0500 (EST) (index.js, line 81)</text:p>
          </table:table-cell>
        </table:table-row>
        <table:table-row table:style-name="ro1">
          <table:table-cell office:value-type="string">
            <text:p>[Log] <text:s/>Latitude:45.40948195387182 (index.js, line 82)</text:p>
          </table:table-cell>
        </table:table-row>
        <table:table-row table:style-name="ro1">
          <table:table-cell office:value-type="string">
            <text:p>[Log] Longitude: -75.690218517627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8 (index.js, line 80)</text:p>
          </table:table-cell>
        </table:table-row>
        <table:table-row table:style-name="ro1">
          <table:table-cell office:value-type="string">
            <text:p>[Log] <text:s/>Time:Wed Feb 05 2014 19:55:42 GMT-0500 (EST) (index.js, line 81)</text:p>
          </table:table-cell>
        </table:table-row>
        <table:table-row table:style-name="ro1">
          <table:table-cell office:value-type="string">
            <text:p>[Log] <text:s/>Latitude:45.40964959193525 (index.js, line 82)</text:p>
          </table:table-cell>
        </table:table-row>
        <table:table-row table:style-name="ro1">
          <table:table-cell office:value-type="string">
            <text:p>[Log] Longitude: -75.68987301557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9 (index.js, line 80)</text:p>
          </table:table-cell>
        </table:table-row>
        <table:table-row table:style-name="ro1">
          <table:table-cell office:value-type="string">
            <text:p>[Log] <text:s/>Time:Wed Feb 05 2014 19:55:43 GMT-0500 (EST) (index.js, line 81)</text:p>
          </table:table-cell>
        </table:table-row>
        <table:table-row table:style-name="ro1">
          <table:table-cell office:value-type="string">
            <text:p>[Log] <text:s/>Latitude:45.409811162838636 (index.js, line 82)</text:p>
          </table:table-cell>
        </table:table-row>
        <table:table-row table:style-name="ro1">
          <table:table-cell office:value-type="string">
            <text:p>[Log] Longitude: -75.689532731890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0 (index.js, line 80)</text:p>
          </table:table-cell>
        </table:table-row>
        <table:table-row table:style-name="ro1">
          <table:table-cell office:value-type="string">
            <text:p>[Log] <text:s/>Time:Wed Feb 05 2014 19:55:44 GMT-0500 (EST) (index.js, line 81)</text:p>
          </table:table-cell>
        </table:table-row>
        <table:table-row table:style-name="ro1">
          <table:table-cell office:value-type="string">
            <text:p>[Log] <text:s/>Latitude:45.40996189758121 (index.js, line 82)</text:p>
          </table:table-cell>
        </table:table-row>
        <table:table-row table:style-name="ro1">
          <table:table-cell office:value-type="string">
            <text:p>[Log] Longitude: -75.689205199221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1 (index.js, line 80)</text:p>
          </table:table-cell>
        </table:table-row>
        <table:table-row table:style-name="ro1">
          <table:table-cell office:value-type="string">
            <text:p>[Log] <text:s/>Time:Wed Feb 05 2014 19:55:45 GMT-0500 (EST) (index.js, line 81)</text:p>
          </table:table-cell>
        </table:table-row>
        <table:table-row table:style-name="ro1">
          <table:table-cell office:value-type="string">
            <text:p>[Log] <text:s/>Latitude:45.4101097372067 (index.js, line 82)</text:p>
          </table:table-cell>
        </table:table-row>
        <table:table-row table:style-name="ro1">
          <table:table-cell office:value-type="string">
            <text:p>[Log] Longitude: -75.68888171990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2 (index.js, line 80)</text:p>
          </table:table-cell>
        </table:table-row>
        <table:table-row table:style-name="ro1">
          <table:table-cell office:value-type="string">
            <text:p>[Log] <text:s/>Time:Wed Feb 05 2014 19:55:46 GMT-0500 (EST) (index.js, line 81)</text:p>
          </table:table-cell>
        </table:table-row>
        <table:table-row table:style-name="ro1">
          <table:table-cell office:value-type="string">
            <text:p>[Log] <text:s/>Latitude:45.410259354696166 (index.js, line 82)</text:p>
          </table:table-cell>
        </table:table-row>
        <table:table-row table:style-name="ro1">
          <table:table-cell office:value-type="string">
            <text:p>[Log] Longitude: -75.688552439366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3 (index.js, line 80)</text:p>
          </table:table-cell>
        </table:table-row>
        <table:table-row table:style-name="ro1">
          <table:table-cell office:value-type="string">
            <text:p>[Log] <text:s/>Time:Wed Feb 05 2014 19:55:47 GMT-0500 (EST) (index.js, line 81)</text:p>
          </table:table-cell>
        </table:table-row>
        <table:table-row table:style-name="ro1">
          <table:table-cell office:value-type="string">
            <text:p>[Log] <text:s/>Latitude:45.41040855752536 (index.js, line 82)</text:p>
          </table:table-cell>
        </table:table-row>
        <table:table-row table:style-name="ro1">
          <table:table-cell office:value-type="string">
            <text:p>[Log] Longitude: -75.688223335172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4 (index.js, line 80)</text:p>
          </table:table-cell>
        </table:table-row>
        <table:table-row table:style-name="ro1">
          <table:table-cell office:value-type="string">
            <text:p>[Log] <text:s/>Time:Wed Feb 05 2014 19:55:48 GMT-0500 (EST) (index.js, line 81)</text:p>
          </table:table-cell>
        </table:table-row>
        <table:table-row table:style-name="ro1">
          <table:table-cell office:value-type="string">
            <text:p>[Log] <text:s/>Latitude:45.41055241837338 (index.js, line 82)</text:p>
          </table:table-cell>
        </table:table-row>
        <table:table-row table:style-name="ro1">
          <table:table-cell office:value-type="string">
            <text:p>[Log] Longitude: -75.687886865989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5 (index.js, line 80)</text:p>
          </table:table-cell>
        </table:table-row>
        <table:table-row table:style-name="ro1">
          <table:table-cell office:value-type="string">
            <text:p>[Log] <text:s/>Time:Wed Feb 05 2014 19:55:49 GMT-0500 (EST) (index.js, line 81)</text:p>
          </table:table-cell>
        </table:table-row>
        <table:table-row table:style-name="ro1">
          <table:table-cell office:value-type="string">
            <text:p>[Log] <text:s/>Latitude:45.41068764272275 (index.js, line 82)</text:p>
          </table:table-cell>
        </table:table-row>
        <table:table-row table:style-name="ro1">
          <table:table-cell office:value-type="string">
            <text:p>[Log] Longitude: -75.687550919088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6 (index.js, line 80)</text:p>
          </table:table-cell>
        </table:table-row>
        <table:table-row table:style-name="ro1">
          <table:table-cell office:value-type="string">
            <text:p>[Log] <text:s/>Time:Wed Feb 05 2014 19:55:50 GMT-0500 (EST) (index.js, line 81)</text:p>
          </table:table-cell>
        </table:table-row>
        <table:table-row table:style-name="ro1">
          <table:table-cell office:value-type="string">
            <text:p>[Log] <text:s/>Latitude:45.41082692838144 (index.js, line 82)</text:p>
          </table:table-cell>
        </table:table-row>
        <table:table-row table:style-name="ro1">
          <table:table-cell office:value-type="string">
            <text:p>[Log] Longitude: -75.68721984596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7 (index.js, line 80)</text:p>
          </table:table-cell>
        </table:table-row>
        <table:table-row table:style-name="ro1">
          <table:table-cell office:value-type="string">
            <text:p>[Log] <text:s/>Time:Wed Feb 05 2014 19:55:51 GMT-0500 (EST) (index.js, line 81)</text:p>
          </table:table-cell>
        </table:table-row>
        <table:table-row table:style-name="ro1">
          <table:table-cell office:value-type="string">
            <text:p>[Log] <text:s/>Latitude:45.41096577680282 (index.js, line 82)</text:p>
          </table:table-cell>
        </table:table-row>
        <table:table-row table:style-name="ro1">
          <table:table-cell office:value-type="string">
            <text:p>[Log] Longitude: -75.686875323562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8 (index.js, line 80)</text:p>
          </table:table-cell>
        </table:table-row>
        <table:table-row table:style-name="ro1">
          <table:table-cell office:value-type="string">
            <text:p>[Log] <text:s/>Time:Wed Feb 05 2014 19:55:52 GMT-0500 (EST) (index.js, line 81)</text:p>
          </table:table-cell>
        </table:table-row>
        <table:table-row table:style-name="ro1">
          <table:table-cell office:value-type="string">
            <text:p>[Log] <text:s/>Latitude:45.41109358037252 (index.js, line 82)</text:p>
          </table:table-cell>
        </table:table-row>
        <table:table-row table:style-name="ro1">
          <table:table-cell office:value-type="string">
            <text:p>[Log] Longitude: -75.686539223825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9 (index.js, line 80)</text:p>
          </table:table-cell>
        </table:table-row>
        <table:table-row table:style-name="ro1">
          <table:table-cell office:value-type="string">
            <text:p>[Log] <text:s/>Time:Wed Feb 05 2014 19:55:53 GMT-0500 (EST) (index.js, line 81)</text:p>
          </table:table-cell>
        </table:table-row>
        <table:table-row table:style-name="ro1">
          <table:table-cell office:value-type="string">
            <text:p>[Log] <text:s/>Latitude:45.411221316705664 (index.js, line 82)</text:p>
          </table:table-cell>
        </table:table-row>
        <table:table-row table:style-name="ro1">
          <table:table-cell office:value-type="string">
            <text:p>[Log] Longitude: -75.686214559132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0 (index.js, line 80)</text:p>
          </table:table-cell>
        </table:table-row>
        <table:table-row table:style-name="ro1">
          <table:table-cell office:value-type="string">
            <text:p>[Log] <text:s/>Time:Wed Feb 05 2014 19:55:54 GMT-0500 (EST) (index.js, line 81)</text:p>
          </table:table-cell>
        </table:table-row>
        <table:table-row table:style-name="ro1">
          <table:table-cell office:value-type="string">
            <text:p>[Log] <text:s/>Latitude:45.41135144936883 (index.js, line 82)</text:p>
          </table:table-cell>
        </table:table-row>
        <table:table-row table:style-name="ro1">
          <table:table-cell office:value-type="string">
            <text:p>[Log] Longitude: -75.685884327579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1 (index.js, line 80)</text:p>
          </table:table-cell>
        </table:table-row>
        <table:table-row table:style-name="ro1">
          <table:table-cell office:value-type="string">
            <text:p>[Log] <text:s/>Time:Wed Feb 05 2014 19:55:55 GMT-0500 (EST) (index.js, line 81)</text:p>
          </table:table-cell>
        </table:table-row>
        <table:table-row table:style-name="ro1">
          <table:table-cell office:value-type="string">
            <text:p>[Log] <text:s/>Latitude:45.411470766563475 (index.js, line 82)</text:p>
          </table:table-cell>
        </table:table-row>
        <table:table-row table:style-name="ro1">
          <table:table-cell office:value-type="string">
            <text:p>[Log] Longitude: -75.685559377101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2 (index.js, line 80)</text:p>
          </table:table-cell>
        </table:table-row>
        <table:table-row table:style-name="ro1">
          <table:table-cell office:value-type="string">
            <text:p>[Log] <text:s/>Time:Wed Feb 05 2014 19:55:56 GMT-0500 (EST) (index.js, line 81)</text:p>
          </table:table-cell>
        </table:table-row>
        <table:table-row table:style-name="ro1">
          <table:table-cell office:value-type="string">
            <text:p>[Log] <text:s/>Latitude:45.4115925758068 (index.js, line 82)</text:p>
          </table:table-cell>
        </table:table-row>
        <table:table-row table:style-name="ro1">
          <table:table-cell office:value-type="string">
            <text:p>[Log] Longitude: -75.685245528611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3 (index.js, line 80)</text:p>
          </table:table-cell>
        </table:table-row>
        <table:table-row table:style-name="ro1">
          <table:table-cell office:value-type="string">
            <text:p>[Log] <text:s/>Time:Wed Feb 05 2014 19:55:57 GMT-0500 (EST) (index.js, line 81)</text:p>
          </table:table-cell>
        </table:table-row>
        <table:table-row table:style-name="ro1">
          <table:table-cell office:value-type="string">
            <text:p>[Log] <text:s/>Latitude:45.411707097570336 (index.js, line 82)</text:p>
          </table:table-cell>
        </table:table-row>
        <table:table-row table:style-name="ro1">
          <table:table-cell office:value-type="string">
            <text:p>[Log] Longitude: -75.684926762840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4 (index.js, line 80)</text:p>
          </table:table-cell>
        </table:table-row>
        <table:table-row table:style-name="ro1">
          <table:table-cell office:value-type="string">
            <text:p>[Log] <text:s/>Time:Wed Feb 05 2014 19:55:58 GMT-0500 (EST) (index.js, line 81)</text:p>
          </table:table-cell>
        </table:table-row>
        <table:table-row table:style-name="ro1">
          <table:table-cell office:value-type="string">
            <text:p>[Log] <text:s/>Latitude:45.41182874237816 (index.js, line 82)</text:p>
          </table:table-cell>
        </table:table-row>
        <table:table-row table:style-name="ro1">
          <table:table-cell office:value-type="string">
            <text:p>[Log] Longitude: -75.684616126881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5 (index.js, line 80)</text:p>
          </table:table-cell>
        </table:table-row>
        <table:table-row table:style-name="ro1">
          <table:table-cell office:value-type="string">
            <text:p>[Log] <text:s/>Time:Wed Feb 05 2014 19:55:59 GMT-0500 (EST) (index.js, line 81)</text:p>
          </table:table-cell>
        </table:table-row>
        <table:table-row table:style-name="ro1">
          <table:table-cell office:value-type="string">
            <text:p>[Log] <text:s/>Latitude:45.411947542825466 (index.js, line 82)</text:p>
          </table:table-cell>
        </table:table-row>
        <table:table-row table:style-name="ro1">
          <table:table-cell office:value-type="string">
            <text:p>[Log] Longitude: -75.684300129232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6 (index.js, line 80)</text:p>
          </table:table-cell>
        </table:table-row>
        <table:table-row table:style-name="ro1">
          <table:table-cell office:value-type="string">
            <text:p>[Log] <text:s/>Time:Wed Feb 05 2014 19:56:00 GMT-0500 (EST) (index.js, line 81)</text:p>
          </table:table-cell>
        </table:table-row>
        <table:table-row table:style-name="ro1">
          <table:table-cell office:value-type="string">
            <text:p>[Log] <text:s/>Latitude:45.4120637592472 (index.js, line 82)</text:p>
          </table:table-cell>
        </table:table-row>
        <table:table-row table:style-name="ro1">
          <table:table-cell office:value-type="string">
            <text:p>[Log] Longitude: -75.683991497287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7 (index.js, line 80)</text:p>
          </table:table-cell>
        </table:table-row>
        <table:table-row table:style-name="ro1">
          <table:table-cell office:value-type="string">
            <text:p>[Log] <text:s/>Time:Wed Feb 05 2014 19:56:01 GMT-0500 (EST) (index.js, line 81)</text:p>
          </table:table-cell>
        </table:table-row>
        <table:table-row table:style-name="ro1">
          <table:table-cell office:value-type="string">
            <text:p>[Log] <text:s/>Latitude:45.41216401971456 (index.js, line 82)</text:p>
          </table:table-cell>
        </table:table-row>
        <table:table-row table:style-name="ro1">
          <table:table-cell office:value-type="string">
            <text:p>[Log] Longitude: -75.68369351294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8 (index.js, line 80)</text:p>
          </table:table-cell>
        </table:table-row>
        <table:table-row table:style-name="ro1">
          <table:table-cell office:value-type="string">
            <text:p>[Log] <text:s/>Time:Wed Feb 05 2014 19:56:02 GMT-0500 (EST) (index.js, line 81)</text:p>
          </table:table-cell>
        </table:table-row>
        <table:table-row table:style-name="ro1">
          <table:table-cell office:value-type="string">
            <text:p>[Log] <text:s/>Latitude:45.4122648263605 (index.js, line 82)</text:p>
          </table:table-cell>
        </table:table-row>
        <table:table-row table:style-name="ro1">
          <table:table-cell office:value-type="string">
            <text:p>[Log] Longitude: -75.68339361466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9 (index.js, line 80)</text:p>
          </table:table-cell>
        </table:table-row>
        <table:table-row table:style-name="ro1">
          <table:table-cell office:value-type="string">
            <text:p>[Log] <text:s/>Time:Wed Feb 05 2014 19:56:03 GMT-0500 (EST) (index.js, line 81)</text:p>
          </table:table-cell>
        </table:table-row>
        <table:table-row table:style-name="ro1">
          <table:table-cell office:value-type="string">
            <text:p>[Log] <text:s/>Latitude:45.41236147029125 (index.js, line 82)</text:p>
          </table:table-cell>
        </table:table-row>
        <table:table-row table:style-name="ro1">
          <table:table-cell office:value-type="string">
            <text:p>[Log] Longitude: -75.683105153775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0 (index.js, line 80)</text:p>
          </table:table-cell>
        </table:table-row>
        <table:table-row table:style-name="ro1">
          <table:table-cell office:value-type="string">
            <text:p>[Log] <text:s/>Time:Wed Feb 05 2014 19:56:04 GMT-0500 (EST) (index.js, line 81)</text:p>
          </table:table-cell>
        </table:table-row>
        <table:table-row table:style-name="ro1">
          <table:table-cell office:value-type="string">
            <text:p>[Log] <text:s/>Latitude:45.412450867950724 (index.js, line 82)</text:p>
          </table:table-cell>
        </table:table-row>
        <table:table-row table:style-name="ro1">
          <table:table-cell office:value-type="string">
            <text:p>[Log] Longitude: -75.682806112205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1 (index.js, line 80)</text:p>
          </table:table-cell>
        </table:table-row>
        <table:table-row table:style-name="ro1">
          <table:table-cell office:value-type="string">
            <text:p>[Log] <text:s/>Time:Wed Feb 05 2014 19:56:05 GMT-0500 (EST) (index.js, line 81)</text:p>
          </table:table-cell>
        </table:table-row>
        <table:table-row table:style-name="ro1">
          <table:table-cell office:value-type="string">
            <text:p>[Log] <text:s/>Latitude:45.412547494294785 (index.js, line 82)</text:p>
          </table:table-cell>
        </table:table-row>
        <table:table-row table:style-name="ro1">
          <table:table-cell office:value-type="string">
            <text:p>[Log] Longitude: -75.682522069153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2 (index.js, line 80)</text:p>
          </table:table-cell>
        </table:table-row>
        <table:table-row table:style-name="ro1">
          <table:table-cell office:value-type="string">
            <text:p>[Log] <text:s/>Time:Wed Feb 05 2014 19:56:06 GMT-0500 (EST) (index.js, line 81)</text:p>
          </table:table-cell>
        </table:table-row>
        <table:table-row table:style-name="ro1">
          <table:table-cell office:value-type="string">
            <text:p>[Log] <text:s/>Latitude:45.41262553146775 (index.js, line 82)</text:p>
          </table:table-cell>
        </table:table-row>
        <table:table-row table:style-name="ro1">
          <table:table-cell office:value-type="string">
            <text:p>[Log] Longitude: -75.68223539223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3 (index.js, line 80)</text:p>
          </table:table-cell>
        </table:table-row>
        <table:table-row table:style-name="ro1">
          <table:table-cell office:value-type="string">
            <text:p>[Log] <text:s/>Time:Wed Feb 05 2014 19:56:07 GMT-0500 (EST) (index.js, line 81)</text:p>
          </table:table-cell>
        </table:table-row>
        <table:table-row table:style-name="ro1">
          <table:table-cell office:value-type="string">
            <text:p>[Log] <text:s/>Latitude:45.412705502648315 (index.js, line 82)</text:p>
          </table:table-cell>
        </table:table-row>
        <table:table-row table:style-name="ro1">
          <table:table-cell office:value-type="string">
            <text:p>[Log] Longitude: -75.68196135446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4 (index.js, line 80)</text:p>
          </table:table-cell>
        </table:table-row>
        <table:table-row table:style-name="ro1">
          <table:table-cell office:value-type="string">
            <text:p>[Log] <text:s/>Time:Wed Feb 05 2014 19:56:08 GMT-0500 (EST) (index.js, line 81)</text:p>
          </table:table-cell>
        </table:table-row>
        <table:table-row table:style-name="ro1">
          <table:table-cell office:value-type="string">
            <text:p>[Log] <text:s/>Latitude:45.41279990482622 (index.js, line 82)</text:p>
          </table:table-cell>
        </table:table-row>
        <table:table-row table:style-name="ro1">
          <table:table-cell office:value-type="string">
            <text:p>[Log] Longitude: -75.68167236643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5 (index.js, line 80)</text:p>
          </table:table-cell>
        </table:table-row>
        <table:table-row table:style-name="ro1">
          <table:table-cell office:value-type="string">
            <text:p>[Log] <text:s/>Time:Wed Feb 05 2014 19:56:09 GMT-0500 (EST) (index.js, line 81)</text:p>
          </table:table-cell>
        </table:table-row>
        <table:table-row table:style-name="ro1">
          <table:table-cell office:value-type="string">
            <text:p>[Log] <text:s/>Latitude:45.41288849802125 (index.js, line 82)</text:p>
          </table:table-cell>
        </table:table-row>
        <table:table-row table:style-name="ro1">
          <table:table-cell office:value-type="string">
            <text:p>[Log] Longitude: -75.681387885860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6 (index.js, line 80)</text:p>
          </table:table-cell>
        </table:table-row>
        <table:table-row table:style-name="ro1">
          <table:table-cell office:value-type="string">
            <text:p>[Log] <text:s/>Time:Wed Feb 05 2014 19:56:10 GMT-0500 (EST) (index.js, line 81)</text:p>
          </table:table-cell>
        </table:table-row>
        <table:table-row table:style-name="ro1">
          <table:table-cell office:value-type="string">
            <text:p>[Log] <text:s/>Latitude:45.41298335292529 (index.js, line 82)</text:p>
          </table:table-cell>
        </table:table-row>
        <table:table-row table:style-name="ro1">
          <table:table-cell office:value-type="string">
            <text:p>[Log] Longitude: -75.6811080293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7 (index.js, line 80)</text:p>
          </table:table-cell>
        </table:table-row>
        <table:table-row table:style-name="ro1">
          <table:table-cell office:value-type="string">
            <text:p>[Log] <text:s/>Time:Wed Feb 05 2014 19:56:11 GMT-0500 (EST) (index.js, line 81)</text:p>
          </table:table-cell>
        </table:table-row>
        <table:table-row table:style-name="ro1">
          <table:table-cell office:value-type="string">
            <text:p>[Log] <text:s/>Latitude:45.41309153941334 (index.js, line 82)</text:p>
          </table:table-cell>
        </table:table-row>
        <table:table-row table:style-name="ro1">
          <table:table-cell office:value-type="string">
            <text:p>[Log] Longitude: -75.68081621168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8 (index.js, line 80)</text:p>
          </table:table-cell>
        </table:table-row>
        <table:table-row table:style-name="ro1">
          <table:table-cell office:value-type="string">
            <text:p>[Log] <text:s/>Time:Wed Feb 05 2014 19:56:12 GMT-0500 (EST) (index.js, line 81)</text:p>
          </table:table-cell>
        </table:table-row>
        <table:table-row table:style-name="ro1">
          <table:table-cell office:value-type="string">
            <text:p>[Log] <text:s/>Latitude:45.41319364432543 (index.js, line 82)</text:p>
          </table:table-cell>
        </table:table-row>
        <table:table-row table:style-name="ro1">
          <table:table-cell office:value-type="string">
            <text:p>[Log] Longitude: -75.680556976289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9 (index.js, line 80)</text:p>
          </table:table-cell>
        </table:table-row>
        <table:table-row table:style-name="ro1">
          <table:table-cell office:value-type="string">
            <text:p>[Log] <text:s/>Time:Wed Feb 05 2014 19:56:13 GMT-0500 (EST) (index.js, line 81)</text:p>
          </table:table-cell>
        </table:table-row>
        <table:table-row table:style-name="ro1">
          <table:table-cell office:value-type="string">
            <text:p>[Log] <text:s/>Latitude:45.41330235185982 (index.js, line 82)</text:p>
          </table:table-cell>
        </table:table-row>
        <table:table-row table:style-name="ro1">
          <table:table-cell office:value-type="string">
            <text:p>[Log] Longitude: -75.680285608268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0 (index.js, line 80)</text:p>
          </table:table-cell>
        </table:table-row>
        <table:table-row table:style-name="ro1">
          <table:table-cell office:value-type="string">
            <text:p>[Log] <text:s/>Time:Wed Feb 05 2014 19:56:14 GMT-0500 (EST) (index.js, line 81)</text:p>
          </table:table-cell>
        </table:table-row>
        <table:table-row table:style-name="ro1">
          <table:table-cell office:value-type="string">
            <text:p>[Log] <text:s/>Latitude:45.413402274856 (index.js, line 82)</text:p>
          </table:table-cell>
        </table:table-row>
        <table:table-row table:style-name="ro1">
          <table:table-cell office:value-type="string">
            <text:p>[Log] Longitude: -75.680013616517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1 (index.js, line 80)</text:p>
          </table:table-cell>
        </table:table-row>
        <table:table-row table:style-name="ro1">
          <table:table-cell office:value-type="string">
            <text:p>[Log] <text:s/>Time:Wed Feb 05 2014 19:56:15 GMT-0500 (EST) (index.js, line 81)</text:p>
          </table:table-cell>
        </table:table-row>
        <table:table-row table:style-name="ro1">
          <table:table-cell office:value-type="string">
            <text:p>[Log] <text:s/>Latitude:45.413530781091936 (index.js, line 82)</text:p>
          </table:table-cell>
        </table:table-row>
        <table:table-row table:style-name="ro1">
          <table:table-cell office:value-type="string">
            <text:p>[Log] Longitude: -75.679727015250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2 (index.js, line 80)</text:p>
          </table:table-cell>
        </table:table-row>
        <table:table-row table:style-name="ro1">
          <table:table-cell office:value-type="string">
            <text:p>[Log] <text:s/>Time:Wed Feb 05 2014 19:56:16 GMT-0500 (EST) (index.js, line 81)</text:p>
          </table:table-cell>
        </table:table-row>
        <table:table-row table:style-name="ro1">
          <table:table-cell office:value-type="string">
            <text:p>[Log] <text:s/>Latitude:45.413647765676814 (index.js, line 82)</text:p>
          </table:table-cell>
        </table:table-row>
        <table:table-row table:style-name="ro1">
          <table:table-cell office:value-type="string">
            <text:p>[Log] Longitude: -75.679446691758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3 (index.js, line 80)</text:p>
          </table:table-cell>
        </table:table-row>
        <table:table-row table:style-name="ro1">
          <table:table-cell office:value-type="string">
            <text:p>[Log] <text:s/>Time:Wed Feb 05 2014 19:56:17 GMT-0500 (EST) (index.js, line 81)</text:p>
          </table:table-cell>
        </table:table-row>
        <table:table-row table:style-name="ro1">
          <table:table-cell office:value-type="string">
            <text:p>[Log] <text:s/>Latitude:45.413766353115236 (index.js, line 82)</text:p>
          </table:table-cell>
        </table:table-row>
        <table:table-row table:style-name="ro1">
          <table:table-cell office:value-type="string">
            <text:p>[Log] Longitude: -75.679167524923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4 (index.js, line 80)</text:p>
          </table:table-cell>
        </table:table-row>
        <table:table-row table:style-name="ro1">
          <table:table-cell office:value-type="string">
            <text:p>[Log] <text:s/>Time:Wed Feb 05 2014 19:56:18 GMT-0500 (EST) (index.js, line 81)</text:p>
          </table:table-cell>
        </table:table-row>
        <table:table-row table:style-name="ro1">
          <table:table-cell office:value-type="string">
            <text:p>[Log] <text:s/>Latitude:45.41390695587761 (index.js, line 82)</text:p>
          </table:table-cell>
        </table:table-row>
        <table:table-row table:style-name="ro1">
          <table:table-cell office:value-type="string">
            <text:p>[Log] Longitude: -75.678890722093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5 (index.js, line 80)</text:p>
          </table:table-cell>
        </table:table-row>
        <table:table-row table:style-name="ro1">
          <table:table-cell office:value-type="string">
            <text:p>[Log] <text:s/>Time:Wed Feb 05 2014 19:56:19 GMT-0500 (EST) (index.js, line 81)</text:p>
          </table:table-cell>
        </table:table-row>
        <table:table-row table:style-name="ro1">
          <table:table-cell office:value-type="string">
            <text:p>[Log] <text:s/>Latitude:45.41403320156542 (index.js, line 82)</text:p>
          </table:table-cell>
        </table:table-row>
        <table:table-row table:style-name="ro1">
          <table:table-cell office:value-type="string">
            <text:p>[Log] Longitude: -75.678609665553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6 (index.js, line 80)</text:p>
          </table:table-cell>
        </table:table-row>
        <table:table-row table:style-name="ro1">
          <table:table-cell office:value-type="string">
            <text:p>[Log] <text:s/>Time:Wed Feb 05 2014 19:56:20 GMT-0500 (EST) (index.js, line 81)</text:p>
          </table:table-cell>
        </table:table-row>
        <table:table-row table:style-name="ro1">
          <table:table-cell office:value-type="string">
            <text:p>[Log] <text:s/>Latitude:45.41413131174204 (index.js, line 82)</text:p>
          </table:table-cell>
        </table:table-row>
        <table:table-row table:style-name="ro1">
          <table:table-cell office:value-type="string">
            <text:p>[Log] Longitude: -75.678346557613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7 (index.js, line 80)</text:p>
          </table:table-cell>
        </table:table-row>
        <table:table-row table:style-name="ro1">
          <table:table-cell office:value-type="string">
            <text:p>[Log] <text:s/>Time:Wed Feb 05 2014 19:56:21 GMT-0500 (EST) (index.js, line 81)</text:p>
          </table:table-cell>
        </table:table-row>
        <table:table-row table:style-name="ro1">
          <table:table-cell office:value-type="string">
            <text:p>[Log] <text:s/>Latitude:45.414227661718996 (index.js, line 82)</text:p>
          </table:table-cell>
        </table:table-row>
        <table:table-row table:style-name="ro1">
          <table:table-cell office:value-type="string">
            <text:p>[Log] Longitude: -75.678096273984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8 (index.js, line 80)</text:p>
          </table:table-cell>
        </table:table-row>
        <table:table-row table:style-name="ro1">
          <table:table-cell office:value-type="string">
            <text:p>[Log] <text:s/>Time:Wed Feb 05 2014 19:56:22 GMT-0500 (EST) (index.js, line 81)</text:p>
          </table:table-cell>
        </table:table-row>
        <table:table-row table:style-name="ro1">
          <table:table-cell office:value-type="string">
            <text:p>[Log] <text:s/>Latitude:45.41433084294704 (index.js, line 82)</text:p>
          </table:table-cell>
        </table:table-row>
        <table:table-row table:style-name="ro1">
          <table:table-cell office:value-type="string">
            <text:p>[Log] Longitude: -75.677843811060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9 (index.js, line 80)</text:p>
          </table:table-cell>
        </table:table-row>
        <table:table-row table:style-name="ro1">
          <table:table-cell office:value-type="string">
            <text:p>[Log] <text:s/>Time:Wed Feb 05 2014 19:56:23 GMT-0500 (EST) (index.js, line 81)</text:p>
          </table:table-cell>
        </table:table-row>
        <table:table-row table:style-name="ro1">
          <table:table-cell office:value-type="string">
            <text:p>[Log] <text:s/>Latitude:45.41443423372266 (index.js, line 82)</text:p>
          </table:table-cell>
        </table:table-row>
        <table:table-row table:style-name="ro1">
          <table:table-cell office:value-type="string">
            <text:p>[Log] Longitude: -75.677606770839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0 (index.js, line 80)</text:p>
          </table:table-cell>
        </table:table-row>
        <table:table-row table:style-name="ro1">
          <table:table-cell office:value-type="string">
            <text:p>[Log] <text:s/>Time:Wed Feb 05 2014 19:56:24 GMT-0500 (EST) (index.js, line 81)</text:p>
          </table:table-cell>
        </table:table-row>
        <table:table-row table:style-name="ro1">
          <table:table-cell office:value-type="string">
            <text:p>[Log] <text:s/>Latitude:45.414538378869565 (index.js, line 82)</text:p>
          </table:table-cell>
        </table:table-row>
        <table:table-row table:style-name="ro1">
          <table:table-cell office:value-type="string">
            <text:p>[Log] Longitude: -75.677390853013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1 (index.js, line 80)</text:p>
          </table:table-cell>
        </table:table-row>
        <table:table-row table:style-name="ro1">
          <table:table-cell office:value-type="string">
            <text:p>[Log] <text:s/>Time:Wed Feb 05 2014 19:56:24 GMT-0500 (EST) (index.js, line 81)</text:p>
          </table:table-cell>
        </table:table-row>
        <table:table-row table:style-name="ro1">
          <table:table-cell office:value-type="string">
            <text:p>[Log] <text:s/>Latitude:45.414632968646856 (index.js, line 82)</text:p>
          </table:table-cell>
        </table:table-row>
        <table:table-row table:style-name="ro1">
          <table:table-cell office:value-type="string">
            <text:p>[Log] Longitude: -75.677170408960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2 (index.js, line 80)</text:p>
          </table:table-cell>
        </table:table-row>
        <table:table-row table:style-name="ro1">
          <table:table-cell office:value-type="string">
            <text:p>[Log] <text:s/>Time:Wed Feb 05 2014 19:56:26 GMT-0500 (EST) (index.js, line 81)</text:p>
          </table:table-cell>
        </table:table-row>
        <table:table-row table:style-name="ro1">
          <table:table-cell office:value-type="string">
            <text:p>[Log] <text:s/>Latitude:45.41471770968792 (index.js, line 82)</text:p>
          </table:table-cell>
        </table:table-row>
        <table:table-row table:style-name="ro1">
          <table:table-cell office:value-type="string">
            <text:p>[Log] Longitude: -75.676968656550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3 (index.js, line 80)</text:p>
          </table:table-cell>
        </table:table-row>
        <table:table-row table:style-name="ro1">
          <table:table-cell office:value-type="string">
            <text:p>[Log] <text:s/>Time:Wed Feb 05 2014 19:56:27 GMT-0500 (EST) (index.js, line 81)</text:p>
          </table:table-cell>
        </table:table-row>
        <table:table-row table:style-name="ro1">
          <table:table-cell office:value-type="string">
            <text:p>[Log] <text:s/>Latitude:45.41480006188658 (index.js, line 82)</text:p>
          </table:table-cell>
        </table:table-row>
        <table:table-row table:style-name="ro1">
          <table:table-cell office:value-type="string">
            <text:p>[Log] Longitude: -75.676757600228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4 (index.js, line 80)</text:p>
          </table:table-cell>
        </table:table-row>
        <table:table-row table:style-name="ro1">
          <table:table-cell office:value-type="string">
            <text:p>[Log] <text:s/>Time:Wed Feb 05 2014 19:56:28 GMT-0500 (EST) (index.js, line 81)</text:p>
          </table:table-cell>
        </table:table-row>
        <table:table-row table:style-name="ro1">
          <table:table-cell office:value-type="string">
            <text:p>[Log] <text:s/>Latitude:45.41487897750494 (index.js, line 82)</text:p>
          </table:table-cell>
        </table:table-row>
        <table:table-row table:style-name="ro1">
          <table:table-cell office:value-type="string">
            <text:p>[Log] Longitude: -75.676538581099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5 (index.js, line 80)</text:p>
          </table:table-cell>
        </table:table-row>
        <table:table-row table:style-name="ro1">
          <table:table-cell office:value-type="string">
            <text:p>[Log] <text:s/>Time:Wed Feb 05 2014 19:56:29 GMT-0500 (EST) (index.js, line 81)</text:p>
          </table:table-cell>
        </table:table-row>
        <table:table-row table:style-name="ro1">
          <table:table-cell office:value-type="string">
            <text:p>[Log] <text:s/>Latitude:45.41493777660402 (index.js, line 82)</text:p>
          </table:table-cell>
        </table:table-row>
        <table:table-row table:style-name="ro1">
          <table:table-cell office:value-type="string">
            <text:p>[Log] Longitude: -75.6763519275509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76 (index.js, line 80)</text:p>
          </table:table-cell>
        </table:table-row>
        <table:table-row table:style-name="ro1">
          <table:table-cell office:value-type="string">
            <text:p>[Log] <text:s/>Time:Wed Feb 05 2014 19:56:29 GMT-0500 (EST) (index.js, line 81)</text:p>
          </table:table-cell>
        </table:table-row>
        <table:table-row table:style-name="ro1">
          <table:table-cell office:value-type="string">
            <text:p>[Log] <text:s/>Latitude:45.41499681786617 (index.js, line 82)</text:p>
          </table:table-cell>
        </table:table-row>
        <table:table-row table:style-name="ro1">
          <table:table-cell office:value-type="string">
            <text:p>[Log] Longitude: -75.676158157954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77 (index.js, line 80)</text:p>
          </table:table-cell>
        </table:table-row>
        <table:table-row table:style-name="ro1">
          <table:table-cell office:value-type="string">
            <text:p>[Log] <text:s/>Time:Wed Feb 05 2014 19:56:30 GMT-0500 (EST) (index.js, line 81)</text:p>
          </table:table-cell>
        </table:table-row>
        <table:table-row table:style-name="ro1">
          <table:table-cell office:value-type="string">
            <text:p>[Log] <text:s/>Latitude:45.41503380921243 (index.js, line 82)</text:p>
          </table:table-cell>
        </table:table-row>
        <table:table-row table:style-name="ro1">
          <table:table-cell office:value-type="string">
            <text:p>[Log] Longitude: -75.676017716800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8 (index.js, line 80)</text:p>
          </table:table-cell>
        </table:table-row>
        <table:table-row table:style-name="ro1">
          <table:table-cell office:value-type="string">
            <text:p>[Log] <text:s/>Time:Wed Feb 05 2014 19:56:32 GMT-0500 (EST) (index.js, line 81)</text:p>
          </table:table-cell>
        </table:table-row>
        <table:table-row table:style-name="ro1">
          <table:table-cell office:value-type="string">
            <text:p>[Log] <text:s/>Latitude:45.41501641344568 (index.js, line 82)</text:p>
          </table:table-cell>
        </table:table-row>
        <table:table-row table:style-name="ro1">
          <table:table-cell office:value-type="string">
            <text:p>[Log] Longitude: -75.6757496588815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79 (index.js, line 80)</text:p>
          </table:table-cell>
        </table:table-row>
        <table:table-row table:style-name="ro1">
          <table:table-cell office:value-type="string">
            <text:p>[Log] <text:s/>Time:Wed Feb 05 2014 19:56:33 GMT-0500 (EST) (index.js, line 81)</text:p>
          </table:table-cell>
        </table:table-row>
        <table:table-row table:style-name="ro1">
          <table:table-cell office:value-type="string">
            <text:p>[Log] <text:s/>Latitude:45.41496454970454 (index.js, line 82)</text:p>
          </table:table-cell>
        </table:table-row>
        <table:table-row table:style-name="ro1">
          <table:table-cell office:value-type="string">
            <text:p>[Log] Longitude: -75.6755590342455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0 (index.js, line 80)</text:p>
          </table:table-cell>
        </table:table-row>
        <table:table-row table:style-name="ro1">
          <table:table-cell office:value-type="string">
            <text:p>[Log] <text:s/>Time:Wed Feb 05 2014 19:56:34 GMT-0500 (EST) (index.js, line 81)</text:p>
          </table:table-cell>
        </table:table-row>
        <table:table-row table:style-name="ro1">
          <table:table-cell office:value-type="string">
            <text:p>[Log] <text:s/>Latitude:45.41490143792847 (index.js, line 82)</text:p>
          </table:table-cell>
        </table:table-row>
        <table:table-row table:style-name="ro1">
          <table:table-cell office:value-type="string">
            <text:p>[Log] Longitude: -75.67532022993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1 (index.js, line 80)</text:p>
          </table:table-cell>
        </table:table-row>
        <table:table-row table:style-name="ro1">
          <table:table-cell office:value-type="string">
            <text:p>[Log] <text:s/>Time:Wed Feb 05 2014 19:56:35 GMT-0500 (EST) (index.js, line 81)</text:p>
          </table:table-cell>
        </table:table-row>
        <table:table-row table:style-name="ro1">
          <table:table-cell office:value-type="string">
            <text:p>[Log] <text:s/>Latitude:45.414843599717024 (index.js, line 82)</text:p>
          </table:table-cell>
        </table:table-row>
        <table:table-row table:style-name="ro1">
          <table:table-cell office:value-type="string">
            <text:p>[Log] Longitude: -75.6751618966649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2 (index.js, line 80)</text:p>
          </table:table-cell>
        </table:table-row>
        <table:table-row table:style-name="ro1">
          <table:table-cell office:value-type="string">
            <text:p>[Log] <text:s/>Time:Wed Feb 05 2014 19:56:36 GMT-0500 (EST) (index.js, line 81)</text:p>
          </table:table-cell>
        </table:table-row>
        <table:table-row table:style-name="ro1">
          <table:table-cell office:value-type="string">
            <text:p>[Log] <text:s/>Latitude:45.41476720998023 (index.js, line 82)</text:p>
          </table:table-cell>
        </table:table-row>
        <table:table-row table:style-name="ro1">
          <table:table-cell office:value-type="string">
            <text:p>[Log] Longitude: -75.6749679692078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3 (index.js, line 80)</text:p>
          </table:table-cell>
        </table:table-row>
        <table:table-row table:style-name="ro1">
          <table:table-cell office:value-type="string">
            <text:p>[Log] <text:s/>Time:Wed Feb 05 2014 19:56:37 GMT-0500 (EST) (index.js, line 81)</text:p>
          </table:table-cell>
        </table:table-row>
        <table:table-row table:style-name="ro1">
          <table:table-cell office:value-type="string">
            <text:p>[Log] <text:s/>Latitude:45.41468946267423 (index.js, line 82)</text:p>
          </table:table-cell>
        </table:table-row>
        <table:table-row table:style-name="ro1">
          <table:table-cell office:value-type="string">
            <text:p>[Log] Longitude: -75.6748130825121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4 (index.js, line 80)</text:p>
          </table:table-cell>
        </table:table-row>
        <table:table-row table:style-name="ro1">
          <table:table-cell office:value-type="string">
            <text:p>[Log] <text:s/>Time:Wed Feb 05 2014 19:56:38 GMT-0500 (EST) (index.js, line 81)</text:p>
          </table:table-cell>
        </table:table-row>
        <table:table-row table:style-name="ro1">
          <table:table-cell office:value-type="string">
            <text:p>[Log] <text:s/>Latitude:45.41463556703684 (index.js, line 82)</text:p>
          </table:table-cell>
        </table:table-row>
        <table:table-row table:style-name="ro1">
          <table:table-cell office:value-type="string">
            <text:p>[Log] Longitude: -75.6746164430637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5 (index.js, line 80)</text:p>
          </table:table-cell>
        </table:table-row>
        <table:table-row table:style-name="ro1">
          <table:table-cell office:value-type="string">
            <text:p>[Log] <text:s/>Time:Wed Feb 05 2014 19:56:39 GMT-0500 (EST) (index.js, line 81)</text:p>
          </table:table-cell>
        </table:table-row>
        <table:table-row table:style-name="ro1">
          <table:table-cell office:value-type="string">
            <text:p>[Log] <text:s/>Latitude:45.41458955038843 (index.js, line 82)</text:p>
          </table:table-cell>
        </table:table-row>
        <table:table-row table:style-name="ro1">
          <table:table-cell office:value-type="string">
            <text:p>[Log] Longitude: -75.6744593661983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6 (index.js, line 80)</text:p>
          </table:table-cell>
        </table:table-row>
        <table:table-row table:style-name="ro1">
          <table:table-cell office:value-type="string">
            <text:p>[Log] <text:s/>Time:Wed Feb 05 2014 19:56:40 GMT-0500 (EST) (index.js, line 81)</text:p>
          </table:table-cell>
        </table:table-row>
        <table:table-row table:style-name="ro1">
          <table:table-cell office:value-type="string">
            <text:p>[Log] <text:s/>Latitude:45.41457852818576 (index.js, line 82)</text:p>
          </table:table-cell>
        </table:table-row>
        <table:table-row table:style-name="ro1">
          <table:table-cell office:value-type="string">
            <text:p>[Log] Longitude: -75.6742485613335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7 (index.js, line 80)</text:p>
          </table:table-cell>
        </table:table-row>
        <table:table-row table:style-name="ro1">
          <table:table-cell office:value-type="string">
            <text:p>[Log] <text:s/>Time:Wed Feb 05 2014 19:56:41 GMT-0500 (EST) (index.js, line 81)</text:p>
          </table:table-cell>
        </table:table-row>
        <table:table-row table:style-name="ro1">
          <table:table-cell office:value-type="string">
            <text:p>[Log] <text:s/>Latitude:45.41459915676364 (index.js, line 82)</text:p>
          </table:table-cell>
        </table:table-row>
        <table:table-row table:style-name="ro1">
          <table:table-cell office:value-type="string">
            <text:p>[Log] Longitude: -75.6740936676436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8 (index.js, line 80)</text:p>
          </table:table-cell>
        </table:table-row>
        <table:table-row table:style-name="ro1">
          <table:table-cell office:value-type="string">
            <text:p>[Log] <text:s/>Time:Wed Feb 05 2014 19:56:42 GMT-0500 (EST) (index.js, line 81)</text:p>
          </table:table-cell>
        </table:table-row>
        <table:table-row table:style-name="ro1">
          <table:table-cell office:value-type="string">
            <text:p>[Log] <text:s/>Latitude:45.4146527133963 (index.js, line 82)</text:p>
          </table:table-cell>
        </table:table-row>
        <table:table-row table:style-name="ro1">
          <table:table-cell office:value-type="string">
            <text:p>[Log] Longitude: -75.6738675034071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89 (index.js, line 80)</text:p>
          </table:table-cell>
        </table:table-row>
        <table:table-row table:style-name="ro1">
          <table:table-cell office:value-type="string">
            <text:p>[Log] <text:s/>Time:Wed Feb 05 2014 19:56:43 GMT-0500 (EST) (index.js, line 81)</text:p>
          </table:table-cell>
        </table:table-row>
        <table:table-row table:style-name="ro1">
          <table:table-cell office:value-type="string">
            <text:p>[Log] <text:s/>Latitude:45.414721277772735 (index.js, line 82)</text:p>
          </table:table-cell>
        </table:table-row>
        <table:table-row table:style-name="ro1">
          <table:table-cell office:value-type="string">
            <text:p>[Log] Longitude: -75.6737000423197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0 (index.js, line 80)</text:p>
          </table:table-cell>
        </table:table-row>
        <table:table-row table:style-name="ro1">
          <table:table-cell office:value-type="string">
            <text:p>[Log] <text:s/>Time:Wed Feb 05 2014 19:56:44 GMT-0500 (EST) (index.js, line 81)</text:p>
          </table:table-cell>
        </table:table-row>
        <table:table-row table:style-name="ro1">
          <table:table-cell office:value-type="string">
            <text:p>[Log] <text:s/>Latitude:45.414804350626255 (index.js, line 82)</text:p>
          </table:table-cell>
        </table:table-row>
        <table:table-row table:style-name="ro1">
          <table:table-cell office:value-type="string">
            <text:p>[Log] Longitude: -75.6735905163773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1 (index.js, line 80)</text:p>
          </table:table-cell>
        </table:table-row>
        <table:table-row table:style-name="ro1">
          <table:table-cell office:value-type="string">
            <text:p>[Log] <text:s/>Time:Wed Feb 05 2014 19:56:45 GMT-0500 (EST) (index.js, line 81)</text:p>
          </table:table-cell>
        </table:table-row>
        <table:table-row table:style-name="ro1">
          <table:table-cell office:value-type="string">
            <text:p>[Log] <text:s/>Latitude:45.41494083977847 (index.js, line 82)</text:p>
          </table:table-cell>
        </table:table-row>
        <table:table-row table:style-name="ro1">
          <table:table-cell office:value-type="string">
            <text:p>[Log] Longitude: -75.6734661080126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2 (index.js, line 80)</text:p>
          </table:table-cell>
        </table:table-row>
        <table:table-row table:style-name="ro1">
          <table:table-cell office:value-type="string">
            <text:p>[Log] <text:s/>Time:Wed Feb 05 2014 19:56:45 GMT-0500 (EST) (index.js, line 81)</text:p>
          </table:table-cell>
        </table:table-row>
        <table:table-row table:style-name="ro1">
          <table:table-cell office:value-type="string">
            <text:p>[Log] <text:s/>Latitude:45.41508216162875 (index.js, line 82)</text:p>
          </table:table-cell>
        </table:table-row>
        <table:table-row table:style-name="ro1">
          <table:table-cell office:value-type="string">
            <text:p>[Log] Longitude: -75.6733790384560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3 (index.js, line 80)</text:p>
          </table:table-cell>
        </table:table-row>
        <table:table-row table:style-name="ro1">
          <table:table-cell office:value-type="string">
            <text:p>[Log] <text:s/>Time:Wed Feb 05 2014 19:56:47 GMT-0500 (EST) (index.js, line 81)</text:p>
          </table:table-cell>
        </table:table-row>
        <table:table-row table:style-name="ro1">
          <table:table-cell office:value-type="string">
            <text:p>[Log] <text:s/>Latitude:45.41522332338663 (index.js, line 82)</text:p>
          </table:table-cell>
        </table:table-row>
        <table:table-row table:style-name="ro1">
          <table:table-cell office:value-type="string">
            <text:p>[Log] Longitude: -75.673333012249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4 (index.js, line 80)</text:p>
          </table:table-cell>
        </table:table-row>
        <table:table-row table:style-name="ro1">
          <table:table-cell office:value-type="string">
            <text:p>[Log] <text:s/>Time:Wed Feb 05 2014 19:56:48 GMT-0500 (EST) (index.js, line 81)</text:p>
          </table:table-cell>
        </table:table-row>
        <table:table-row table:style-name="ro1">
          <table:table-cell office:value-type="string">
            <text:p>[Log] <text:s/>Latitude:45.415363973028356 (index.js, line 82)</text:p>
          </table:table-cell>
        </table:table-row>
        <table:table-row table:style-name="ro1">
          <table:table-cell office:value-type="string">
            <text:p>[Log] Longitude: -75.6733037343203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5 (index.js, line 80)</text:p>
          </table:table-cell>
        </table:table-row>
        <table:table-row table:style-name="ro1">
          <table:table-cell office:value-type="string">
            <text:p>[Log] <text:s/>Time:Wed Feb 05 2014 19:56:49 GMT-0500 (EST) (index.js, line 81)</text:p>
          </table:table-cell>
        </table:table-row>
        <table:table-row table:style-name="ro1">
          <table:table-cell office:value-type="string">
            <text:p>[Log] <text:s/>Latitude:45.41550955294604 (index.js, line 82)</text:p>
          </table:table-cell>
        </table:table-row>
        <table:table-row table:style-name="ro1">
          <table:table-cell office:value-type="string">
            <text:p>[Log] Longitude: -75.673295278947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6 (index.js, line 80)</text:p>
          </table:table-cell>
        </table:table-row>
        <table:table-row table:style-name="ro1">
          <table:table-cell office:value-type="string">
            <text:p>[Log] <text:s/>Time:Wed Feb 05 2014 19:56:50 GMT-0500 (EST) (index.js, line 81)</text:p>
          </table:table-cell>
        </table:table-row>
        <table:table-row table:style-name="ro1">
          <table:table-cell office:value-type="string">
            <text:p>[Log] <text:s/>Latitude:45.415662849462414 (index.js, line 82)</text:p>
          </table:table-cell>
        </table:table-row>
        <table:table-row table:style-name="ro1">
          <table:table-cell office:value-type="string">
            <text:p>[Log] Longitude: -75.6733130946985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7 (index.js, line 80)</text:p>
          </table:table-cell>
        </table:table-row>
        <table:table-row table:style-name="ro1">
          <table:table-cell office:value-type="string">
            <text:p>[Log] <text:s/>Time:Wed Feb 05 2014 19:56:51 GMT-0500 (EST) (index.js, line 81)</text:p>
          </table:table-cell>
        </table:table-row>
        <table:table-row table:style-name="ro1">
          <table:table-cell office:value-type="string">
            <text:p>[Log] <text:s/>Latitude:45.41582317249904 (index.js, line 82)</text:p>
          </table:table-cell>
        </table:table-row>
        <table:table-row table:style-name="ro1">
          <table:table-cell office:value-type="string">
            <text:p>[Log] Longitude: -75.6733511167478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8 (index.js, line 80)</text:p>
          </table:table-cell>
        </table:table-row>
        <table:table-row table:style-name="ro1">
          <table:table-cell office:value-type="string">
            <text:p>[Log] <text:s/>Time:Wed Feb 05 2014 19:56:52 GMT-0500 (EST) (index.js, line 81)</text:p>
          </table:table-cell>
        </table:table-row>
        <table:table-row table:style-name="ro1">
          <table:table-cell office:value-type="string">
            <text:p>[Log] <text:s/>Latitude:45.41596915573214 (index.js, line 82)</text:p>
          </table:table-cell>
        </table:table-row>
        <table:table-row table:style-name="ro1">
          <table:table-cell office:value-type="string">
            <text:p>[Log] Longitude: -75.673411225950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699 (index.js, line 80)</text:p>
          </table:table-cell>
        </table:table-row>
        <table:table-row table:style-name="ro1">
          <table:table-cell office:value-type="string">
            <text:p>[Log] <text:s/>Time:Wed Feb 05 2014 19:56:53 GMT-0500 (EST) (index.js, line 81)</text:p>
          </table:table-cell>
        </table:table-row>
        <table:table-row table:style-name="ro1">
          <table:table-cell office:value-type="string">
            <text:p>[Log] <text:s/>Latitude:45.41611606116834 (index.js, line 82)</text:p>
          </table:table-cell>
        </table:table-row>
        <table:table-row table:style-name="ro1">
          <table:table-cell office:value-type="string">
            <text:p>[Log] Longitude: -75.6735163429570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0 (index.js, line 80)</text:p>
          </table:table-cell>
        </table:table-row>
        <table:table-row table:style-name="ro1">
          <table:table-cell office:value-type="string">
            <text:p>[Log] <text:s/>Time:Wed Feb 05 2014 19:56:54 GMT-0500 (EST) (index.js, line 81)</text:p>
          </table:table-cell>
        </table:table-row>
        <table:table-row table:style-name="ro1">
          <table:table-cell office:value-type="string">
            <text:p>[Log] <text:s/>Latitude:45.41627251507152 (index.js, line 82)</text:p>
          </table:table-cell>
        </table:table-row>
        <table:table-row table:style-name="ro1">
          <table:table-cell office:value-type="string">
            <text:p>[Log] Longitude: -75.6736280630352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1 (index.js, line 80)</text:p>
          </table:table-cell>
        </table:table-row>
        <table:table-row table:style-name="ro1">
          <table:table-cell office:value-type="string">
            <text:p>[Log] <text:s/>Time:Wed Feb 05 2014 19:56:55 GMT-0500 (EST) (index.js, line 81)</text:p>
          </table:table-cell>
        </table:table-row>
        <table:table-row table:style-name="ro1">
          <table:table-cell office:value-type="string">
            <text:p>[Log] <text:s/>Latitude:45.41642355859453 (index.js, line 82)</text:p>
          </table:table-cell>
        </table:table-row>
        <table:table-row table:style-name="ro1">
          <table:table-cell office:value-type="string">
            <text:p>[Log] Longitude: -75.6737275318796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2 (index.js, line 80)</text:p>
          </table:table-cell>
        </table:table-row>
        <table:table-row table:style-name="ro1">
          <table:table-cell office:value-type="string">
            <text:p>[Log] <text:s/>Time:Wed Feb 05 2014 19:56:56 GMT-0500 (EST) (index.js, line 81)</text:p>
          </table:table-cell>
        </table:table-row>
        <table:table-row table:style-name="ro1">
          <table:table-cell office:value-type="string">
            <text:p>[Log] <text:s/>Latitude:45.416591272981385 (index.js, line 82)</text:p>
          </table:table-cell>
        </table:table-row>
        <table:table-row table:style-name="ro1">
          <table:table-cell office:value-type="string">
            <text:p>[Log] Longitude: -75.67386688493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3 (index.js, line 80)</text:p>
          </table:table-cell>
        </table:table-row>
        <table:table-row table:style-name="ro1">
          <table:table-cell office:value-type="string">
            <text:p>[Log] <text:s/>Time:Wed Feb 05 2014 19:56:57 GMT-0500 (EST) (index.js, line 81)</text:p>
          </table:table-cell>
        </table:table-row>
        <table:table-row table:style-name="ro1">
          <table:table-cell office:value-type="string">
            <text:p>[Log] <text:s/>Latitude:45.416745304683154 (index.js, line 82)</text:p>
          </table:table-cell>
        </table:table-row>
        <table:table-row table:style-name="ro1">
          <table:table-cell office:value-type="string">
            <text:p>[Log] Longitude: -75.6740360931355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4 (index.js, line 80)</text:p>
          </table:table-cell>
        </table:table-row>
        <table:table-row table:style-name="ro1">
          <table:table-cell office:value-type="string">
            <text:p>[Log] <text:s/>Time:Wed Feb 05 2014 19:56:58 GMT-0500 (EST) (index.js, line 81)</text:p>
          </table:table-cell>
        </table:table-row>
        <table:table-row table:style-name="ro1">
          <table:table-cell office:value-type="string">
            <text:p>[Log] <text:s/>Latitude:45.41689138697282 (index.js, line 82)</text:p>
          </table:table-cell>
        </table:table-row>
        <table:table-row table:style-name="ro1">
          <table:table-cell office:value-type="string">
            <text:p>[Log] Longitude: -75.6741835207230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5 (index.js, line 80)</text:p>
          </table:table-cell>
        </table:table-row>
        <table:table-row table:style-name="ro1">
          <table:table-cell office:value-type="string">
            <text:p>[Log] <text:s/>Time:Wed Feb 05 2014 19:56:59 GMT-0500 (EST) (index.js, line 81)</text:p>
          </table:table-cell>
        </table:table-row>
        <table:table-row table:style-name="ro1">
          <table:table-cell office:value-type="string">
            <text:p>[Log] <text:s/>Latitude:45.417038963595225 (index.js, line 82)</text:p>
          </table:table-cell>
        </table:table-row>
        <table:table-row table:style-name="ro1">
          <table:table-cell office:value-type="string">
            <text:p>[Log] Longitude: -75.6743522030763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6 (index.js, line 80)</text:p>
          </table:table-cell>
        </table:table-row>
        <table:table-row table:style-name="ro1">
          <table:table-cell office:value-type="string">
            <text:p>[Log] <text:s/>Time:Wed Feb 05 2014 19:57:00 GMT-0500 (EST) (index.js, line 81)</text:p>
          </table:table-cell>
        </table:table-row>
        <table:table-row table:style-name="ro1">
          <table:table-cell office:value-type="string">
            <text:p>[Log] <text:s/>Latitude:45.41717703647821 (index.js, line 82)</text:p>
          </table:table-cell>
        </table:table-row>
        <table:table-row table:style-name="ro1">
          <table:table-cell office:value-type="string">
            <text:p>[Log] Longitude: -75.6745338449072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7 (index.js, line 80)</text:p>
          </table:table-cell>
        </table:table-row>
        <table:table-row table:style-name="ro1">
          <table:table-cell office:value-type="string">
            <text:p>[Log] <text:s/>Time:Wed Feb 05 2014 19:57:01 GMT-0500 (EST) (index.js, line 81)</text:p>
          </table:table-cell>
        </table:table-row>
        <table:table-row table:style-name="ro1">
          <table:table-cell office:value-type="string">
            <text:p>[Log] <text:s/>Latitude:45.417304085431134 (index.js, line 82)</text:p>
          </table:table-cell>
        </table:table-row>
        <table:table-row table:style-name="ro1">
          <table:table-cell office:value-type="string">
            <text:p>[Log] Longitude: -75.674700680205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8 (index.js, line 80)</text:p>
          </table:table-cell>
        </table:table-row>
        <table:table-row table:style-name="ro1">
          <table:table-cell office:value-type="string">
            <text:p>[Log] <text:s/>Time:Wed Feb 05 2014 19:57:02 GMT-0500 (EST) (index.js, line 81)</text:p>
          </table:table-cell>
        </table:table-row>
        <table:table-row table:style-name="ro1">
          <table:table-cell office:value-type="string">
            <text:p>[Log] <text:s/>Latitude:45.41742496409102 (index.js, line 82)</text:p>
          </table:table-cell>
        </table:table-row>
        <table:table-row table:style-name="ro1">
          <table:table-cell office:value-type="string">
            <text:p>[Log] Longitude: -75.67490433105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09 (index.js, line 80)</text:p>
          </table:table-cell>
        </table:table-row>
        <table:table-row table:style-name="ro1">
          <table:table-cell office:value-type="string">
            <text:p>[Log] <text:s/>Time:Wed Feb 05 2014 19:57:03 GMT-0500 (EST) (index.js, line 81)</text:p>
          </table:table-cell>
        </table:table-row>
        <table:table-row table:style-name="ro1">
          <table:table-cell office:value-type="string">
            <text:p>[Log] <text:s/>Latitude:45.41754309276109 (index.js, line 82)</text:p>
          </table:table-cell>
        </table:table-row>
        <table:table-row table:style-name="ro1">
          <table:table-cell office:value-type="string">
            <text:p>[Log] Longitude: -75.6751073608101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0 (index.js, line 80)</text:p>
          </table:table-cell>
        </table:table-row>
        <table:table-row table:style-name="ro1">
          <table:table-cell office:value-type="string">
            <text:p>[Log] <text:s/>Time:Wed Feb 05 2014 19:57:04 GMT-0500 (EST) (index.js, line 81)</text:p>
          </table:table-cell>
        </table:table-row>
        <table:table-row table:style-name="ro1">
          <table:table-cell office:value-type="string">
            <text:p>[Log] <text:s/>Latitude:45.417643501172314 (index.js, line 82)</text:p>
          </table:table-cell>
        </table:table-row>
        <table:table-row table:style-name="ro1">
          <table:table-cell office:value-type="string">
            <text:p>[Log] Longitude: -75.675308907044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1 (index.js, line 80)</text:p>
          </table:table-cell>
        </table:table-row>
        <table:table-row table:style-name="ro1">
          <table:table-cell office:value-type="string">
            <text:p>[Log] <text:s/>Time:Wed Feb 05 2014 19:57:05 GMT-0500 (EST) (index.js, line 81)</text:p>
          </table:table-cell>
        </table:table-row>
        <table:table-row table:style-name="ro1">
          <table:table-cell office:value-type="string">
            <text:p>[Log] <text:s/>Latitude:45.41774667810664 (index.js, line 82)</text:p>
          </table:table-cell>
        </table:table-row>
        <table:table-row table:style-name="ro1">
          <table:table-cell office:value-type="string">
            <text:p>[Log] Longitude: -75.6755340765298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2 (index.js, line 80)</text:p>
          </table:table-cell>
        </table:table-row>
        <table:table-row table:style-name="ro1">
          <table:table-cell office:value-type="string">
            <text:p>[Log] <text:s/>Time:Wed Feb 05 2014 19:57:06 GMT-0500 (EST) (index.js, line 81)</text:p>
          </table:table-cell>
        </table:table-row>
        <table:table-row table:style-name="ro1">
          <table:table-cell office:value-type="string">
            <text:p>[Log] <text:s/>Latitude:45.417839344887 (index.js, line 82)</text:p>
          </table:table-cell>
        </table:table-row>
        <table:table-row table:style-name="ro1">
          <table:table-cell office:value-type="string">
            <text:p>[Log] Longitude: -75.675757026227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3 (index.js, line 80)</text:p>
          </table:table-cell>
        </table:table-row>
        <table:table-row table:style-name="ro1">
          <table:table-cell office:value-type="string">
            <text:p>[Log] <text:s/>Time:Wed Feb 05 2014 19:57:07 GMT-0500 (EST) (index.js, line 81)</text:p>
          </table:table-cell>
        </table:table-row>
        <table:table-row table:style-name="ro1">
          <table:table-cell office:value-type="string">
            <text:p>[Log] <text:s/>Latitude:45.417921302005475 (index.js, line 82)</text:p>
          </table:table-cell>
        </table:table-row>
        <table:table-row table:style-name="ro1">
          <table:table-cell office:value-type="string">
            <text:p>[Log] Longitude: -75.6759924488325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4 (index.js, line 80)</text:p>
          </table:table-cell>
        </table:table-row>
        <table:table-row table:style-name="ro1">
          <table:table-cell office:value-type="string">
            <text:p>[Log] <text:s/>Time:Wed Feb 05 2014 19:57:07 GMT-0500 (EST) (index.js, line 81)</text:p>
          </table:table-cell>
        </table:table-row>
        <table:table-row table:style-name="ro1">
          <table:table-cell office:value-type="string">
            <text:p>[Log] <text:s/>Latitude:45.41800237774138 (index.js, line 82)</text:p>
          </table:table-cell>
        </table:table-row>
        <table:table-row table:style-name="ro1">
          <table:table-cell office:value-type="string">
            <text:p>[Log] Longitude: -75.676249277578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5 (index.js, line 80)</text:p>
          </table:table-cell>
        </table:table-row>
        <table:table-row table:style-name="ro1">
          <table:table-cell office:value-type="string">
            <text:p>[Log] <text:s/>Time:Wed Feb 05 2014 19:57:09 GMT-0500 (EST) (index.js, line 81)</text:p>
          </table:table-cell>
        </table:table-row>
        <table:table-row table:style-name="ro1">
          <table:table-cell office:value-type="string">
            <text:p>[Log] <text:s/>Latitude:45.41809359535584 (index.js, line 82)</text:p>
          </table:table-cell>
        </table:table-row>
        <table:table-row table:style-name="ro1">
          <table:table-cell office:value-type="string">
            <text:p>[Log] Longitude: -75.6765104659539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6 (index.js, line 80)</text:p>
          </table:table-cell>
        </table:table-row>
        <table:table-row table:style-name="ro1">
          <table:table-cell office:value-type="string">
            <text:p>[Log] <text:s/>Time:Wed Feb 05 2014 19:57:10 GMT-0500 (EST) (index.js, line 81)</text:p>
          </table:table-cell>
        </table:table-row>
        <table:table-row table:style-name="ro1">
          <table:table-cell office:value-type="string">
            <text:p>[Log] <text:s/>Latitude:45.41817994264192 (index.js, line 82)</text:p>
          </table:table-cell>
        </table:table-row>
        <table:table-row table:style-name="ro1">
          <table:table-cell office:value-type="string">
            <text:p>[Log] Longitude: -75.6767748589824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7 (index.js, line 80)</text:p>
          </table:table-cell>
        </table:table-row>
        <table:table-row table:style-name="ro1">
          <table:table-cell office:value-type="string">
            <text:p>[Log] <text:s/>Time:Wed Feb 05 2014 19:57:11 GMT-0500 (EST) (index.js, line 81)</text:p>
          </table:table-cell>
        </table:table-row>
        <table:table-row table:style-name="ro1">
          <table:table-cell office:value-type="string">
            <text:p>[Log] <text:s/>Latitude:45.41826723340603 (index.js, line 82)</text:p>
          </table:table-cell>
        </table:table-row>
        <table:table-row table:style-name="ro1">
          <table:table-cell office:value-type="string">
            <text:p>[Log] Longitude: -75.6770604870282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8 (index.js, line 80)</text:p>
          </table:table-cell>
        </table:table-row>
        <table:table-row table:style-name="ro1">
          <table:table-cell office:value-type="string">
            <text:p>[Log] <text:s/>Time:Wed Feb 05 2014 19:57:12 GMT-0500 (EST) (index.js, line 81)</text:p>
          </table:table-cell>
        </table:table-row>
        <table:table-row table:style-name="ro1">
          <table:table-cell office:value-type="string">
            <text:p>[Log] <text:s/>Latitude:45.41836487287973 (index.js, line 82)</text:p>
          </table:table-cell>
        </table:table-row>
        <table:table-row table:style-name="ro1">
          <table:table-cell office:value-type="string">
            <text:p>[Log] Longitude: -75.6773243198543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19 (index.js, line 80)</text:p>
          </table:table-cell>
        </table:table-row>
        <table:table-row table:style-name="ro1">
          <table:table-cell office:value-type="string">
            <text:p>[Log] <text:s/>Time:Wed Feb 05 2014 19:57:13 GMT-0500 (EST) (index.js, line 81)</text:p>
          </table:table-cell>
        </table:table-row>
        <table:table-row table:style-name="ro1">
          <table:table-cell office:value-type="string">
            <text:p>[Log] <text:s/>Latitude:45.41845899997797 (index.js, line 82)</text:p>
          </table:table-cell>
        </table:table-row>
        <table:table-row table:style-name="ro1">
          <table:table-cell office:value-type="string">
            <text:p>[Log] Longitude: -75.677594902822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0 (index.js, line 80)</text:p>
          </table:table-cell>
        </table:table-row>
        <table:table-row table:style-name="ro1">
          <table:table-cell office:value-type="string">
            <text:p>[Log] <text:s/>Time:Wed Feb 05 2014 19:57:14 GMT-0500 (EST) (index.js, line 81)</text:p>
          </table:table-cell>
        </table:table-row>
        <table:table-row table:style-name="ro1">
          <table:table-cell office:value-type="string">
            <text:p>[Log] <text:s/>Latitude:45.418538097276524 (index.js, line 82)</text:p>
          </table:table-cell>
        </table:table-row>
        <table:table-row table:style-name="ro1">
          <table:table-cell office:value-type="string">
            <text:p>[Log] Longitude: -75.677853201576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1 (index.js, line 80)</text:p>
          </table:table-cell>
        </table:table-row>
        <table:table-row table:style-name="ro1">
          <table:table-cell office:value-type="string">
            <text:p>[Log] <text:s/>Time:Wed Feb 05 2014 19:57:15 GMT-0500 (EST) (index.js, line 81)</text:p>
          </table:table-cell>
        </table:table-row>
        <table:table-row table:style-name="ro1">
          <table:table-cell office:value-type="string">
            <text:p>[Log] <text:s/>Latitude:45.41862105595257 (index.js, line 82)</text:p>
          </table:table-cell>
        </table:table-row>
        <table:table-row table:style-name="ro1">
          <table:table-cell office:value-type="string">
            <text:p>[Log] Longitude: -75.678121057298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2 (index.js, line 80)</text:p>
          </table:table-cell>
        </table:table-row>
        <table:table-row table:style-name="ro1">
          <table:table-cell office:value-type="string">
            <text:p>[Log] <text:s/>Time:Wed Feb 05 2014 19:57:16 GMT-0500 (EST) (index.js, line 81)</text:p>
          </table:table-cell>
        </table:table-row>
        <table:table-row table:style-name="ro1">
          <table:table-cell office:value-type="string">
            <text:p>[Log] <text:s/>Latitude:45.41870668132039 (index.js, line 82)</text:p>
          </table:table-cell>
        </table:table-row>
        <table:table-row table:style-name="ro1">
          <table:table-cell office:value-type="string">
            <text:p>[Log] Longitude: -75.6783970172541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3 (index.js, line 80)</text:p>
          </table:table-cell>
        </table:table-row>
        <table:table-row table:style-name="ro1">
          <table:table-cell office:value-type="string">
            <text:p>[Log] <text:s/>Time:Wed Feb 05 2014 19:57:17 GMT-0500 (EST) (index.js, line 81)</text:p>
          </table:table-cell>
        </table:table-row>
        <table:table-row table:style-name="ro1">
          <table:table-cell office:value-type="string">
            <text:p>[Log] <text:s/>Latitude:45.418794193246704 (index.js, line 82)</text:p>
          </table:table-cell>
        </table:table-row>
        <table:table-row table:style-name="ro1">
          <table:table-cell office:value-type="string">
            <text:p>[Log] Longitude: -75.6786696951427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4 (index.js, line 80)</text:p>
          </table:table-cell>
        </table:table-row>
        <table:table-row table:style-name="ro1">
          <table:table-cell office:value-type="string">
            <text:p>[Log] <text:s/>Time:Wed Feb 05 2014 19:57:18 GMT-0500 (EST) (index.js, line 81)</text:p>
          </table:table-cell>
        </table:table-row>
        <table:table-row table:style-name="ro1">
          <table:table-cell office:value-type="string">
            <text:p>[Log] <text:s/>Latitude:45.41888274042992 (index.js, line 82)</text:p>
          </table:table-cell>
        </table:table-row>
        <table:table-row table:style-name="ro1">
          <table:table-cell office:value-type="string">
            <text:p>[Log] Longitude: -75.6789293072999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5 (index.js, line 80)</text:p>
          </table:table-cell>
        </table:table-row>
        <table:table-row table:style-name="ro1">
          <table:table-cell office:value-type="string">
            <text:p>[Log] <text:s/>Time:Wed Feb 05 2014 19:57:18 GMT-0500 (EST) (index.js, line 81)</text:p>
          </table:table-cell>
        </table:table-row>
        <table:table-row table:style-name="ro1">
          <table:table-cell office:value-type="string">
            <text:p>[Log] <text:s/>Latitude:45.41896441303192 (index.js, line 82)</text:p>
          </table:table-cell>
        </table:table-row>
        <table:table-row table:style-name="ro1">
          <table:table-cell office:value-type="string">
            <text:p>[Log] Longitude: -75.6791897919343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6 (index.js, line 80)</text:p>
          </table:table-cell>
        </table:table-row>
        <table:table-row table:style-name="ro1">
          <table:table-cell office:value-type="string">
            <text:p>[Log] <text:s/>Time:Wed Feb 05 2014 19:57:20 GMT-0500 (EST) (index.js, line 81)</text:p>
          </table:table-cell>
        </table:table-row>
        <table:table-row table:style-name="ro1">
          <table:table-cell office:value-type="string">
            <text:p>[Log] <text:s/>Latitude:45.4190655216808 (index.js, line 82)</text:p>
          </table:table-cell>
        </table:table-row>
        <table:table-row table:style-name="ro1">
          <table:table-cell office:value-type="string">
            <text:p>[Log] Longitude: -75.6794608755949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7 (index.js, line 80)</text:p>
          </table:table-cell>
        </table:table-row>
        <table:table-row table:style-name="ro1">
          <table:table-cell office:value-type="string">
            <text:p>[Log] <text:s/>Time:Wed Feb 05 2014 19:57:21 GMT-0500 (EST) (index.js, line 81)</text:p>
          </table:table-cell>
        </table:table-row>
        <table:table-row table:style-name="ro1">
          <table:table-cell office:value-type="string">
            <text:p>[Log] <text:s/>Latitude:45.41916810630652 (index.js, line 82)</text:p>
          </table:table-cell>
        </table:table-row>
        <table:table-row table:style-name="ro1">
          <table:table-cell office:value-type="string">
            <text:p>[Log] Longitude: -75.6797164046746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8 (index.js, line 80)</text:p>
          </table:table-cell>
        </table:table-row>
        <table:table-row table:style-name="ro1">
          <table:table-cell office:value-type="string">
            <text:p>[Log] <text:s/>Time:Wed Feb 05 2014 19:57:22 GMT-0500 (EST) (index.js, line 81)</text:p>
          </table:table-cell>
        </table:table-row>
        <table:table-row table:style-name="ro1">
          <table:table-cell office:value-type="string">
            <text:p>[Log] <text:s/>Latitude:45.4192578670976 (index.js, line 82)</text:p>
          </table:table-cell>
        </table:table-row>
        <table:table-row table:style-name="ro1">
          <table:table-cell office:value-type="string">
            <text:p>[Log] Longitude: -75.6799528699519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29 (index.js, line 80)</text:p>
          </table:table-cell>
        </table:table-row>
        <table:table-row table:style-name="ro1">
          <table:table-cell office:value-type="string">
            <text:p>[Log] <text:s/>Time:Wed Feb 05 2014 19:57:23 GMT-0500 (EST) (index.js, line 81)</text:p>
          </table:table-cell>
        </table:table-row>
        <table:table-row table:style-name="ro1">
          <table:table-cell office:value-type="string">
            <text:p>[Log] <text:s/>Latitude:45.41934113201151 (index.js, line 82)</text:p>
          </table:table-cell>
        </table:table-row>
        <table:table-row table:style-name="ro1">
          <table:table-cell office:value-type="string">
            <text:p>[Log] Longitude: -75.680211661084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30 (index.js, line 80)</text:p>
          </table:table-cell>
        </table:table-row>
        <table:table-row table:style-name="ro1">
          <table:table-cell office:value-type="string">
            <text:p>[Log] <text:s/>Time:Wed Feb 05 2014 19:57:24 GMT-0500 (EST) (index.js, line 81)</text:p>
          </table:table-cell>
        </table:table-row>
        <table:table-row table:style-name="ro1">
          <table:table-cell office:value-type="string">
            <text:p>[Log] <text:s/>Latitude:45.419437453279485 (index.js, line 82)</text:p>
          </table:table-cell>
        </table:table-row>
        <table:table-row table:style-name="ro1">
          <table:table-cell office:value-type="string">
            <text:p>[Log] Longitude: -75.680461950503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31 (index.js, line 80)</text:p>
          </table:table-cell>
        </table:table-row>
        <table:table-row table:style-name="ro1">
          <table:table-cell office:value-type="string">
            <text:p>[Log] <text:s/>Time:Wed Feb 05 2014 19:57:25 GMT-0500 (EST) (index.js, line 81)</text:p>
          </table:table-cell>
        </table:table-row>
        <table:table-row table:style-name="ro1">
          <table:table-cell office:value-type="string">
            <text:p>[Log] <text:s/>Latitude:45.41955738207801 (index.js, line 82)</text:p>
          </table:table-cell>
        </table:table-row>
        <table:table-row table:style-name="ro1">
          <table:table-cell office:value-type="string">
            <text:p>[Log] Longitude: -75.6807357722431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2 (index.js, line 80)</text:p>
          </table:table-cell>
        </table:table-row>
        <table:table-row table:style-name="ro1">
          <table:table-cell office:value-type="string">
            <text:p>[Log] <text:s/>Time:Wed Feb 05 2014 19:57:25 GMT-0500 (EST) (index.js, line 81)</text:p>
          </table:table-cell>
        </table:table-row>
        <table:table-row table:style-name="ro1">
          <table:table-cell office:value-type="string">
            <text:p>[Log] <text:s/>Latitude:45.419659676740515 (index.js, line 82)</text:p>
          </table:table-cell>
        </table:table-row>
        <table:table-row table:style-name="ro1">
          <table:table-cell office:value-type="string">
            <text:p>[Log] Longitude: -75.6809645427067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3 (index.js, line 80)</text:p>
          </table:table-cell>
        </table:table-row>
        <table:table-row table:style-name="ro1">
          <table:table-cell office:value-type="string">
            <text:p>[Log] <text:s/>Time:Wed Feb 05 2014 19:57:27 GMT-0500 (EST) (index.js, line 81)</text:p>
          </table:table-cell>
        </table:table-row>
        <table:table-row table:style-name="ro1">
          <table:table-cell office:value-type="string">
            <text:p>[Log] <text:s/>Latitude:45.41977067631338 (index.js, line 82)</text:p>
          </table:table-cell>
        </table:table-row>
        <table:table-row table:style-name="ro1">
          <table:table-cell office:value-type="string">
            <text:p>[Log] Longitude: -75.6812102982578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4 (index.js, line 80)</text:p>
          </table:table-cell>
        </table:table-row>
        <table:table-row table:style-name="ro1">
          <table:table-cell office:value-type="string">
            <text:p>[Log] <text:s/>Time:Wed Feb 05 2014 19:57:28 GMT-0500 (EST) (index.js, line 81)</text:p>
          </table:table-cell>
        </table:table-row>
        <table:table-row table:style-name="ro1">
          <table:table-cell office:value-type="string">
            <text:p>[Log] <text:s/>Latitude:45.419904899150204 (index.js, line 82)</text:p>
          </table:table-cell>
        </table:table-row>
        <table:table-row table:style-name="ro1">
          <table:table-cell office:value-type="string">
            <text:p>[Log] Longitude: -75.6814328129043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5 (index.js, line 80)</text:p>
          </table:table-cell>
        </table:table-row>
        <table:table-row table:style-name="ro1">
          <table:table-cell office:value-type="string">
            <text:p>[Log] <text:s/>Time:Wed Feb 05 2014 19:57:29 GMT-0500 (EST) (index.js, line 81)</text:p>
          </table:table-cell>
        </table:table-row>
        <table:table-row table:style-name="ro1">
          <table:table-cell office:value-type="string">
            <text:p>[Log] <text:s/>Latitude:45.420045059887435 (index.js, line 82)</text:p>
          </table:table-cell>
        </table:table-row>
        <table:table-row table:style-name="ro1">
          <table:table-cell office:value-type="string">
            <text:p>[Log] Longitude: -75.681678598623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6 (index.js, line 80)</text:p>
          </table:table-cell>
        </table:table-row>
        <table:table-row table:style-name="ro1">
          <table:table-cell office:value-type="string">
            <text:p>[Log] <text:s/>Time:Wed Feb 05 2014 19:57:29 GMT-0500 (EST) (index.js, line 81)</text:p>
          </table:table-cell>
        </table:table-row>
        <table:table-row table:style-name="ro1">
          <table:table-cell office:value-type="string">
            <text:p>[Log] <text:s/>Latitude:45.42017673078961 (index.js, line 82)</text:p>
          </table:table-cell>
        </table:table-row>
        <table:table-row table:style-name="ro1">
          <table:table-cell office:value-type="string">
            <text:p>[Log] Longitude: -75.681932599599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7 (index.js, line 80)</text:p>
          </table:table-cell>
        </table:table-row>
        <table:table-row table:style-name="ro1">
          <table:table-cell office:value-type="string">
            <text:p>[Log] <text:s/>Time:Wed Feb 05 2014 19:57:31 GMT-0500 (EST) (index.js, line 81)</text:p>
          </table:table-cell>
        </table:table-row>
        <table:table-row table:style-name="ro1">
          <table:table-cell office:value-type="string">
            <text:p>[Log] <text:s/>Latitude:45.42031534590753 (index.js, line 82)</text:p>
          </table:table-cell>
        </table:table-row>
        <table:table-row table:style-name="ro1">
          <table:table-cell office:value-type="string">
            <text:p>[Log] Longitude: -75.6821738262262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8 (index.js, line 80)</text:p>
          </table:table-cell>
        </table:table-row>
        <table:table-row table:style-name="ro1">
          <table:table-cell office:value-type="string">
            <text:p>[Log] <text:s/>Time:Wed Feb 05 2014 19:57:32 GMT-0500 (EST) (index.js, line 81)</text:p>
          </table:table-cell>
        </table:table-row>
        <table:table-row table:style-name="ro1">
          <table:table-cell office:value-type="string">
            <text:p>[Log] <text:s/>Latitude:45.42045507379592 (index.js, line 82)</text:p>
          </table:table-cell>
        </table:table-row>
        <table:table-row table:style-name="ro1">
          <table:table-cell office:value-type="string">
            <text:p>[Log] Longitude: -75.6824323768143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39 (index.js, line 80)</text:p>
          </table:table-cell>
        </table:table-row>
        <table:table-row table:style-name="ro1">
          <table:table-cell office:value-type="string">
            <text:p>[Log] <text:s/>Time:Wed Feb 05 2014 19:57:33 GMT-0500 (EST) (index.js, line 81)</text:p>
          </table:table-cell>
        </table:table-row>
        <table:table-row table:style-name="ro1">
          <table:table-cell office:value-type="string">
            <text:p>[Log] <text:s/>Latitude:45.42058557014367 (index.js, line 82)</text:p>
          </table:table-cell>
        </table:table-row>
        <table:table-row table:style-name="ro1">
          <table:table-cell office:value-type="string">
            <text:p>[Log] Longitude: -75.6826810025622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0 (index.js, line 80)</text:p>
          </table:table-cell>
        </table:table-row>
        <table:table-row table:style-name="ro1">
          <table:table-cell office:value-type="string">
            <text:p>[Log] <text:s/>Time:Wed Feb 05 2014 19:57:34 GMT-0500 (EST) (index.js, line 81)</text:p>
          </table:table-cell>
        </table:table-row>
        <table:table-row table:style-name="ro1">
          <table:table-cell office:value-type="string">
            <text:p>[Log] <text:s/>Latitude:45.42072399537114 (index.js, line 82)</text:p>
          </table:table-cell>
        </table:table-row>
        <table:table-row table:style-name="ro1">
          <table:table-cell office:value-type="string">
            <text:p>[Log] Longitude: -75.6829240935570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1 (index.js, line 80)</text:p>
          </table:table-cell>
        </table:table-row>
        <table:table-row table:style-name="ro1">
          <table:table-cell office:value-type="string">
            <text:p>[Log] <text:s/>Time:Wed Feb 05 2014 19:57:35 GMT-0500 (EST) (index.js, line 81)</text:p>
          </table:table-cell>
        </table:table-row>
        <table:table-row table:style-name="ro1">
          <table:table-cell office:value-type="string">
            <text:p>[Log] <text:s/>Latitude:45.4208645782457 (index.js, line 82)</text:p>
          </table:table-cell>
        </table:table-row>
        <table:table-row table:style-name="ro1">
          <table:table-cell office:value-type="string">
            <text:p>[Log] Longitude: -75.6831585112618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2 (index.js, line 80)</text:p>
          </table:table-cell>
        </table:table-row>
        <table:table-row table:style-name="ro1">
          <table:table-cell office:value-type="string">
            <text:p>[Log] <text:s/>Time:Wed Feb 05 2014 19:57:36 GMT-0500 (EST) (index.js, line 81)</text:p>
          </table:table-cell>
        </table:table-row>
        <table:table-row table:style-name="ro1">
          <table:table-cell office:value-type="string">
            <text:p>[Log] <text:s/>Latitude:45.420984810557705 (index.js, line 82)</text:p>
          </table:table-cell>
        </table:table-row>
        <table:table-row table:style-name="ro1">
          <table:table-cell office:value-type="string">
            <text:p>[Log] Longitude: -75.6834106147614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3 (index.js, line 80)</text:p>
          </table:table-cell>
        </table:table-row>
        <table:table-row table:style-name="ro1">
          <table:table-cell office:value-type="string">
            <text:p>[Log] <text:s/>Time:Wed Feb 05 2014 19:57:37 GMT-0500 (EST) (index.js, line 81)</text:p>
          </table:table-cell>
        </table:table-row>
        <table:table-row table:style-name="ro1">
          <table:table-cell office:value-type="string">
            <text:p>[Log] <text:s/>Latitude:45.42112811949986 (index.js, line 82)</text:p>
          </table:table-cell>
        </table:table-row>
        <table:table-row table:style-name="ro1">
          <table:table-cell office:value-type="string">
            <text:p>[Log] Longitude: -75.6836726834394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4 (index.js, line 80)</text:p>
          </table:table-cell>
        </table:table-row>
        <table:table-row table:style-name="ro1">
          <table:table-cell office:value-type="string">
            <text:p>[Log] <text:s/>Time:Wed Feb 05 2014 19:57:38 GMT-0500 (EST) (index.js, line 81)</text:p>
          </table:table-cell>
        </table:table-row>
        <table:table-row table:style-name="ro1">
          <table:table-cell office:value-type="string">
            <text:p>[Log] <text:s/>Latitude:45.421267381440956 (index.js, line 82)</text:p>
          </table:table-cell>
        </table:table-row>
        <table:table-row table:style-name="ro1">
          <table:table-cell office:value-type="string">
            <text:p>[Log] Longitude: -75.6839377194607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5 (index.js, line 80)</text:p>
          </table:table-cell>
        </table:table-row>
        <table:table-row table:style-name="ro1">
          <table:table-cell office:value-type="string">
            <text:p>[Log] <text:s/>Time:Wed Feb 05 2014 19:57:39 GMT-0500 (EST) (index.js, line 81)</text:p>
          </table:table-cell>
        </table:table-row>
        <table:table-row table:style-name="ro1">
          <table:table-cell office:value-type="string">
            <text:p>[Log] <text:s/>Latitude:45.42139021906231 (index.js, line 82)</text:p>
          </table:table-cell>
        </table:table-row>
        <table:table-row table:style-name="ro1">
          <table:table-cell office:value-type="string">
            <text:p>[Log] Longitude: -75.6841862508342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6 (index.js, line 80)</text:p>
          </table:table-cell>
        </table:table-row>
        <table:table-row table:style-name="ro1">
          <table:table-cell office:value-type="string">
            <text:p>[Log] <text:s/>Time:Wed Feb 05 2014 19:57:40 GMT-0500 (EST) (index.js, line 81)</text:p>
          </table:table-cell>
        </table:table-row>
        <table:table-row table:style-name="ro1">
          <table:table-cell office:value-type="string">
            <text:p>[Log] <text:s/>Latitude:45.42152889380942 (index.js, line 82)</text:p>
          </table:table-cell>
        </table:table-row>
        <table:table-row table:style-name="ro1">
          <table:table-cell office:value-type="string">
            <text:p>[Log] Longitude: -75.6844373786670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7 (index.js, line 80)</text:p>
          </table:table-cell>
        </table:table-row>
        <table:table-row table:style-name="ro1">
          <table:table-cell office:value-type="string">
            <text:p>[Log] <text:s/>Time:Wed Feb 05 2014 19:57:41 GMT-0500 (EST) (index.js, line 81)</text:p>
          </table:table-cell>
        </table:table-row>
        <table:table-row table:style-name="ro1">
          <table:table-cell office:value-type="string">
            <text:p>[Log] <text:s/>Latitude:45.4216719587088 (index.js, line 82)</text:p>
          </table:table-cell>
        </table:table-row>
        <table:table-row table:style-name="ro1">
          <table:table-cell office:value-type="string">
            <text:p>[Log] Longitude: -75.684691830817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8 (index.js, line 80)</text:p>
          </table:table-cell>
        </table:table-row>
        <table:table-row table:style-name="ro1">
          <table:table-cell office:value-type="string">
            <text:p>[Log] <text:s/>Time:Wed Feb 05 2014 19:57:42 GMT-0500 (EST) (index.js, line 81)</text:p>
          </table:table-cell>
        </table:table-row>
        <table:table-row table:style-name="ro1">
          <table:table-cell office:value-type="string">
            <text:p>[Log] <text:s/>Latitude:45.421797758615575 (index.js, line 82)</text:p>
          </table:table-cell>
        </table:table-row>
        <table:table-row table:style-name="ro1">
          <table:table-cell office:value-type="string">
            <text:p>[Log] Longitude: -75.6849241443048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49 (index.js, line 80)</text:p>
          </table:table-cell>
        </table:table-row>
        <table:table-row table:style-name="ro1">
          <table:table-cell office:value-type="string">
            <text:p>[Log] <text:s/>Time:Wed Feb 05 2014 19:57:43 GMT-0500 (EST) (index.js, line 81)</text:p>
          </table:table-cell>
        </table:table-row>
        <table:table-row table:style-name="ro1">
          <table:table-cell office:value-type="string">
            <text:p>[Log] <text:s/>Latitude:45.421921869504935 (index.js, line 82)</text:p>
          </table:table-cell>
        </table:table-row>
        <table:table-row table:style-name="ro1">
          <table:table-cell office:value-type="string">
            <text:p>[Log] Longitude: -75.6851741231657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50 (index.js, line 80)</text:p>
          </table:table-cell>
        </table:table-row>
        <table:table-row table:style-name="ro1">
          <table:table-cell office:value-type="string">
            <text:p>[Log] <text:s/>Time:Wed Feb 05 2014 19:57:44 GMT-0500 (EST) (index.js, line 81)</text:p>
          </table:table-cell>
        </table:table-row>
        <table:table-row table:style-name="ro1">
          <table:table-cell office:value-type="string">
            <text:p>[Log] <text:s/>Latitude:45.422034735560096 (index.js, line 82)</text:p>
          </table:table-cell>
        </table:table-row>
        <table:table-row table:style-name="ro1">
          <table:table-cell office:value-type="string">
            <text:p>[Log] Longitude: -75.6854063008419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51 (index.js, line 80)</text:p>
          </table:table-cell>
        </table:table-row>
        <table:table-row table:style-name="ro1">
          <table:table-cell office:value-type="string">
            <text:p>[Log] <text:s/>Time:Wed Feb 05 2014 19:57:45 GMT-0500 (EST) (index.js, line 81)</text:p>
          </table:table-cell>
        </table:table-row>
        <table:table-row table:style-name="ro1">
          <table:table-cell office:value-type="string">
            <text:p>[Log] <text:s/>Latitude:45.42215817330496 (index.js, line 82)</text:p>
          </table:table-cell>
        </table:table-row>
        <table:table-row table:style-name="ro1">
          <table:table-cell office:value-type="string">
            <text:p>[Log] Longitude: -75.6856098317452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752 (index.js, line 80)</text:p>
          </table:table-cell>
        </table:table-row>
        <table:table-row table:style-name="ro1">
          <table:table-cell office:value-type="string">
            <text:p>[Log] <text:s/>Time:Wed Feb 05 2014 19:57:46 GMT-0500 (EST) (index.js, line 81)</text:p>
          </table:table-cell>
        </table:table-row>
        <table:table-row table:style-name="ro1">
          <table:table-cell office:value-type="string">
            <text:p>[Log] <text:s/>Latitude:45.422295971077965 (index.js, line 82)</text:p>
          </table:table-cell>
        </table:table-row>
        <table:table-row table:style-name="ro1">
          <table:table-cell office:value-type="string">
            <text:p>[Log] Longitude: -75.685834711314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3 (index.js, line 80)</text:p>
          </table:table-cell>
        </table:table-row>
        <table:table-row table:style-name="ro1">
          <table:table-cell office:value-type="string">
            <text:p>[Log] <text:s/>Time:Wed Feb 05 2014 19:57:47 GMT-0500 (EST) (index.js, line 81)</text:p>
          </table:table-cell>
        </table:table-row>
        <table:table-row table:style-name="ro1">
          <table:table-cell office:value-type="string">
            <text:p>[Log] <text:s/>Latitude:45.42240002460428 (index.js, line 82)</text:p>
          </table:table-cell>
        </table:table-row>
        <table:table-row table:style-name="ro1">
          <table:table-cell office:value-type="string">
            <text:p>[Log] Longitude: -75.686049825271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4 (index.js, line 80)</text:p>
          </table:table-cell>
        </table:table-row>
        <table:table-row table:style-name="ro1">
          <table:table-cell office:value-type="string">
            <text:p>[Log] <text:s/>Time:Wed Feb 05 2014 19:57:48 GMT-0500 (EST) (index.js, line 81)</text:p>
          </table:table-cell>
        </table:table-row>
        <table:table-row table:style-name="ro1">
          <table:table-cell office:value-type="string">
            <text:p>[Log] <text:s/>Latitude:45.422485648459336 (index.js, line 82)</text:p>
          </table:table-cell>
        </table:table-row>
        <table:table-row table:style-name="ro1">
          <table:table-cell office:value-type="string">
            <text:p>[Log] Longitude: -75.68627489666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5 (index.js, line 80)</text:p>
          </table:table-cell>
        </table:table-row>
        <table:table-row table:style-name="ro1">
          <table:table-cell office:value-type="string">
            <text:p>[Log] <text:s/>Time:Wed Feb 05 2014 19:57:49 GMT-0500 (EST) (index.js, line 81)</text:p>
          </table:table-cell>
        </table:table-row>
        <table:table-row table:style-name="ro1">
          <table:table-cell office:value-type="string">
            <text:p>[Log] <text:s/>Latitude:45.422587666762645 (index.js, line 82)</text:p>
          </table:table-cell>
        </table:table-row>
        <table:table-row table:style-name="ro1">
          <table:table-cell office:value-type="string">
            <text:p>[Log] Longitude: -75.686457452630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6 (index.js, line 80)</text:p>
          </table:table-cell>
        </table:table-row>
        <table:table-row table:style-name="ro1">
          <table:table-cell office:value-type="string">
            <text:p>[Log] <text:s/>Time:Wed Feb 05 2014 19:57:50 GMT-0500 (EST) (index.js, line 81)</text:p>
          </table:table-cell>
        </table:table-row>
        <table:table-row table:style-name="ro1">
          <table:table-cell office:value-type="string">
            <text:p>[Log] <text:s/>Latitude:45.422682548843696 (index.js, line 82)</text:p>
          </table:table-cell>
        </table:table-row>
        <table:table-row table:style-name="ro1">
          <table:table-cell office:value-type="string">
            <text:p>[Log] Longitude: -75.68663621561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7 (index.js, line 80)</text:p>
          </table:table-cell>
        </table:table-row>
        <table:table-row table:style-name="ro1">
          <table:table-cell office:value-type="string">
            <text:p>[Log] <text:s/>Time:Wed Feb 05 2014 19:57:51 GMT-0500 (EST) (index.js, line 81)</text:p>
          </table:table-cell>
        </table:table-row>
        <table:table-row table:style-name="ro1">
          <table:table-cell office:value-type="string">
            <text:p>[Log] <text:s/>Latitude:45.42277066780484 (index.js, line 82)</text:p>
          </table:table-cell>
        </table:table-row>
        <table:table-row table:style-name="ro1">
          <table:table-cell office:value-type="string">
            <text:p>[Log] Longitude: -75.686824090816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8 (index.js, line 80)</text:p>
          </table:table-cell>
        </table:table-row>
        <table:table-row table:style-name="ro1">
          <table:table-cell office:value-type="string">
            <text:p>[Log] <text:s/>Time:Wed Feb 05 2014 19:57:52 GMT-0500 (EST) (index.js, line 81)</text:p>
          </table:table-cell>
        </table:table-row>
        <table:table-row table:style-name="ro1">
          <table:table-cell office:value-type="string">
            <text:p>[Log] <text:s/>Latitude:45.422866719110665 (index.js, line 82)</text:p>
          </table:table-cell>
        </table:table-row>
        <table:table-row table:style-name="ro1">
          <table:table-cell office:value-type="string">
            <text:p>[Log] Longitude: -75.686976083371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9 (index.js, line 80)</text:p>
          </table:table-cell>
        </table:table-row>
        <table:table-row table:style-name="ro1">
          <table:table-cell office:value-type="string">
            <text:p>[Log] <text:s/>Time:Wed Feb 05 2014 19:57:53 GMT-0500 (EST) (index.js, line 81)</text:p>
          </table:table-cell>
        </table:table-row>
        <table:table-row table:style-name="ro1">
          <table:table-cell office:value-type="string">
            <text:p>[Log] <text:s/>Latitude:45.422971862327564 (index.js, line 82)</text:p>
          </table:table-cell>
        </table:table-row>
        <table:table-row table:style-name="ro1">
          <table:table-cell office:value-type="string">
            <text:p>[Log] Longitude: -75.687121748609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0 (index.js, line 80)</text:p>
          </table:table-cell>
        </table:table-row>
        <table:table-row table:style-name="ro1">
          <table:table-cell office:value-type="string">
            <text:p>[Log] <text:s/>Time:Wed Feb 05 2014 19:57:54 GMT-0500 (EST) (index.js, line 81)</text:p>
          </table:table-cell>
        </table:table-row>
        <table:table-row table:style-name="ro1">
          <table:table-cell office:value-type="string">
            <text:p>[Log] <text:s/>Latitude:45.423063785622695 (index.js, line 82)</text:p>
          </table:table-cell>
        </table:table-row>
        <table:table-row table:style-name="ro1">
          <table:table-cell office:value-type="string">
            <text:p>[Log] Longitude: -75.68723954728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1 (index.js, line 80)</text:p>
          </table:table-cell>
        </table:table-row>
        <table:table-row table:style-name="ro1">
          <table:table-cell office:value-type="string">
            <text:p>[Log] <text:s/>Time:Wed Feb 05 2014 19:57:55 GMT-0500 (EST) (index.js, line 81)</text:p>
          </table:table-cell>
        </table:table-row>
        <table:table-row table:style-name="ro1">
          <table:table-cell office:value-type="string">
            <text:p>[Log] <text:s/>Latitude:45.42317012330943 (index.js, line 82)</text:p>
          </table:table-cell>
        </table:table-row>
        <table:table-row table:style-name="ro1">
          <table:table-cell office:value-type="string">
            <text:p>[Log] Longitude: -75.687353934869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2 (index.js, line 80)</text:p>
          </table:table-cell>
        </table:table-row>
        <table:table-row table:style-name="ro1">
          <table:table-cell office:value-type="string">
            <text:p>[Log] <text:s/>Time:Wed Feb 05 2014 19:57:56 GMT-0500 (EST) (index.js, line 81)</text:p>
          </table:table-cell>
        </table:table-row>
        <table:table-row table:style-name="ro1">
          <table:table-cell office:value-type="string">
            <text:p>[Log] <text:s/>Latitude:45.423266160564005 (index.js, line 82)</text:p>
          </table:table-cell>
        </table:table-row>
        <table:table-row table:style-name="ro1">
          <table:table-cell office:value-type="string">
            <text:p>[Log] Longitude: -75.687450631162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3 (index.js, line 80)</text:p>
          </table:table-cell>
        </table:table-row>
        <table:table-row table:style-name="ro1">
          <table:table-cell office:value-type="string">
            <text:p>[Log] <text:s/>Time:Wed Feb 05 2014 19:57:57 GMT-0500 (EST) (index.js, line 81)</text:p>
          </table:table-cell>
        </table:table-row>
        <table:table-row table:style-name="ro1">
          <table:table-cell office:value-type="string">
            <text:p>[Log] <text:s/>Latitude:45.42330504372885 (index.js, line 82)</text:p>
          </table:table-cell>
        </table:table-row>
        <table:table-row table:style-name="ro1">
          <table:table-cell office:value-type="string">
            <text:p>[Log] Longitude: -75.687487335101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4 (index.js, line 80)</text:p>
          </table:table-cell>
        </table:table-row>
        <table:table-row table:style-name="ro1">
          <table:table-cell office:value-type="string">
            <text:p>[Log] <text:s/>Time:Wed Feb 05 2014 19:57:58 GMT-0500 (EST) (index.js, line 81)</text:p>
          </table:table-cell>
        </table:table-row>
        <table:table-row table:style-name="ro1">
          <table:table-cell office:value-type="string">
            <text:p>[Log] <text:s/>Latitude:45.42345675527711 (index.js, line 82)</text:p>
          </table:table-cell>
        </table:table-row>
        <table:table-row table:style-name="ro1">
          <table:table-cell office:value-type="string">
            <text:p>[Log] Longitude: -75.687603854441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5 (index.js, line 80)</text:p>
          </table:table-cell>
        </table:table-row>
        <table:table-row table:style-name="ro1">
          <table:table-cell office:value-type="string">
            <text:p>[Log] <text:s/>Time:Wed Feb 05 2014 19:57:59 GMT-0500 (EST) (index.js, line 81)</text:p>
          </table:table-cell>
        </table:table-row>
        <table:table-row table:style-name="ro1">
          <table:table-cell office:value-type="string">
            <text:p>[Log] <text:s/>Latitude:45.42356687391739 (index.js, line 82)</text:p>
          </table:table-cell>
        </table:table-row>
        <table:table-row table:style-name="ro1">
          <table:table-cell office:value-type="string">
            <text:p>[Log] Longitude: -75.68766060849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6 (index.js, line 80)</text:p>
          </table:table-cell>
        </table:table-row>
        <table:table-row table:style-name="ro1">
          <table:table-cell office:value-type="string">
            <text:p>[Log] <text:s/>Time:Wed Feb 05 2014 19:58:00 GMT-0500 (EST) (index.js, line 81)</text:p>
          </table:table-cell>
        </table:table-row>
        <table:table-row table:style-name="ro1">
          <table:table-cell office:value-type="string">
            <text:p>[Log] <text:s/>Latitude:45.42366335181074 (index.js, line 82)</text:p>
          </table:table-cell>
        </table:table-row>
        <table:table-row table:style-name="ro1">
          <table:table-cell office:value-type="string">
            <text:p>[Log] Longitude: -75.687703958282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7 (index.js, line 80)</text:p>
          </table:table-cell>
        </table:table-row>
        <table:table-row table:style-name="ro1">
          <table:table-cell office:value-type="string">
            <text:p>[Log] <text:s/>Time:Wed Feb 05 2014 19:58:00 GMT-0500 (EST) (index.js, line 81)</text:p>
          </table:table-cell>
        </table:table-row>
        <table:table-row table:style-name="ro1">
          <table:table-cell office:value-type="string">
            <text:p>[Log] <text:s/>Latitude:45.42376234971283 (index.js, line 82)</text:p>
          </table:table-cell>
        </table:table-row>
        <table:table-row table:style-name="ro1">
          <table:table-cell office:value-type="string">
            <text:p>[Log] Longitude: -75.687758940710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8 (index.js, line 80)</text:p>
          </table:table-cell>
        </table:table-row>
        <table:table-row table:style-name="ro1">
          <table:table-cell office:value-type="string">
            <text:p>[Log] <text:s/>Time:Wed Feb 05 2014 19:58:02 GMT-0500 (EST) (index.js, line 81)</text:p>
          </table:table-cell>
        </table:table-row>
        <table:table-row table:style-name="ro1">
          <table:table-cell office:value-type="string">
            <text:p>[Log] <text:s/>Latitude:45.423879950794564 (index.js, line 82)</text:p>
          </table:table-cell>
        </table:table-row>
        <table:table-row table:style-name="ro1">
          <table:table-cell office:value-type="string">
            <text:p>[Log] Longitude: -75.687765844543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9 (index.js, line 80)</text:p>
          </table:table-cell>
        </table:table-row>
        <table:table-row table:style-name="ro1">
          <table:table-cell office:value-type="string">
            <text:p>[Log] <text:s/>Time:Wed Feb 05 2014 19:58:03 GMT-0500 (EST) (index.js, line 81)</text:p>
          </table:table-cell>
        </table:table-row>
        <table:table-row table:style-name="ro1">
          <table:table-cell office:value-type="string">
            <text:p>[Log] <text:s/>Latitude:45.42399177910978 (index.js, line 82)</text:p>
          </table:table-cell>
        </table:table-row>
        <table:table-row table:style-name="ro1">
          <table:table-cell office:value-type="string">
            <text:p>[Log] Longitude: -75.687768549369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0 (index.js, line 80)</text:p>
          </table:table-cell>
        </table:table-row>
        <table:table-row table:style-name="ro1">
          <table:table-cell office:value-type="string">
            <text:p>[Log] <text:s/>Time:Wed Feb 05 2014 19:58:04 GMT-0500 (EST) (index.js, line 81)</text:p>
          </table:table-cell>
        </table:table-row>
        <table:table-row table:style-name="ro1">
          <table:table-cell office:value-type="string">
            <text:p>[Log] <text:s/>Latitude:45.424087407278996 (index.js, line 82)</text:p>
          </table:table-cell>
        </table:table-row>
        <table:table-row table:style-name="ro1">
          <table:table-cell office:value-type="string">
            <text:p>[Log] Longitude: -75.687756117244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1 (index.js, line 80)</text:p>
          </table:table-cell>
        </table:table-row>
        <table:table-row table:style-name="ro1">
          <table:table-cell office:value-type="string">
            <text:p>[Log] <text:s/>Time:Wed Feb 05 2014 19:58:05 GMT-0500 (EST) (index.js, line 81)</text:p>
          </table:table-cell>
        </table:table-row>
        <table:table-row table:style-name="ro1">
          <table:table-cell office:value-type="string">
            <text:p>[Log] <text:s/>Latitude:45.42422033794603 (index.js, line 82)</text:p>
          </table:table-cell>
        </table:table-row>
        <table:table-row table:style-name="ro1">
          <table:table-cell office:value-type="string">
            <text:p>[Log] Longitude: -75.68773534906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2 (index.js, line 80)</text:p>
          </table:table-cell>
        </table:table-row>
        <table:table-row table:style-name="ro1">
          <table:table-cell office:value-type="string">
            <text:p>[Log] <text:s/>Time:Wed Feb 05 2014 19:58:06 GMT-0500 (EST) (index.js, line 81)</text:p>
          </table:table-cell>
        </table:table-row>
        <table:table-row table:style-name="ro1">
          <table:table-cell office:value-type="string">
            <text:p>[Log] <text:s/>Latitude:45.42433908467263 (index.js, line 82)</text:p>
          </table:table-cell>
        </table:table-row>
        <table:table-row table:style-name="ro1">
          <table:table-cell office:value-type="string">
            <text:p>[Log] Longitude: -75.687704498260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3 (index.js, line 80)</text:p>
          </table:table-cell>
        </table:table-row>
        <table:table-row table:style-name="ro1">
          <table:table-cell office:value-type="string">
            <text:p>[Log] <text:s/>Time:Wed Feb 05 2014 19:58:07 GMT-0500 (EST) (index.js, line 81)</text:p>
          </table:table-cell>
        </table:table-row>
        <table:table-row table:style-name="ro1">
          <table:table-cell office:value-type="string">
            <text:p>[Log] <text:s/>Latitude:45.424456558750485 (index.js, line 82)</text:p>
          </table:table-cell>
        </table:table-row>
        <table:table-row table:style-name="ro1">
          <table:table-cell office:value-type="string">
            <text:p>[Log] Longitude: -75.68767049055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4 (index.js, line 80)</text:p>
          </table:table-cell>
        </table:table-row>
        <table:table-row table:style-name="ro1">
          <table:table-cell office:value-type="string">
            <text:p>[Log] <text:s/>Time:Wed Feb 05 2014 19:58:08 GMT-0500 (EST) (index.js, line 81)</text:p>
          </table:table-cell>
        </table:table-row>
        <table:table-row table:style-name="ro1">
          <table:table-cell office:value-type="string">
            <text:p>[Log] <text:s/>Latitude:45.42456393429048 (index.js, line 82)</text:p>
          </table:table-cell>
        </table:table-row>
        <table:table-row table:style-name="ro1">
          <table:table-cell office:value-type="string">
            <text:p>[Log] Longitude: -75.687648382749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5 (index.js, line 80)</text:p>
          </table:table-cell>
        </table:table-row>
        <table:table-row table:style-name="ro1">
          <table:table-cell office:value-type="string">
            <text:p>[Log] <text:s/>Time:Wed Feb 05 2014 19:58:08 GMT-0500 (EST) (index.js, line 81)</text:p>
          </table:table-cell>
        </table:table-row>
        <table:table-row table:style-name="ro1">
          <table:table-cell office:value-type="string">
            <text:p>[Log] <text:s/>Latitude:45.42467241289015 (index.js, line 82)</text:p>
          </table:table-cell>
        </table:table-row>
        <table:table-row table:style-name="ro1">
          <table:table-cell office:value-type="string">
            <text:p>[Log] Longitude: -75.687633095939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6 (index.js, line 80)</text:p>
          </table:table-cell>
        </table:table-row>
        <table:table-row table:style-name="ro1">
          <table:table-cell office:value-type="string">
            <text:p>[Log] <text:s/>Time:Wed Feb 05 2014 19:58:10 GMT-0500 (EST) (index.js, line 81)</text:p>
          </table:table-cell>
        </table:table-row>
        <table:table-row table:style-name="ro1">
          <table:table-cell office:value-type="string">
            <text:p>[Log] <text:s/>Latitude:45.42478224355019 (index.js, line 82)</text:p>
          </table:table-cell>
        </table:table-row>
        <table:table-row table:style-name="ro1">
          <table:table-cell office:value-type="string">
            <text:p>[Log] Longitude: -75.687614945854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7 (index.js, line 80)</text:p>
          </table:table-cell>
        </table:table-row>
        <table:table-row table:style-name="ro1">
          <table:table-cell office:value-type="string">
            <text:p>[Log] <text:s/>Time:Wed Feb 05 2014 19:58:10 GMT-0500 (EST) (index.js, line 81)</text:p>
          </table:table-cell>
        </table:table-row>
        <table:table-row table:style-name="ro1">
          <table:table-cell office:value-type="string">
            <text:p>[Log] <text:s/>Latitude:45.4248852075694 (index.js, line 82)</text:p>
          </table:table-cell>
        </table:table-row>
        <table:table-row table:style-name="ro1">
          <table:table-cell office:value-type="string">
            <text:p>[Log] Longitude: -75.687598083168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8 (index.js, line 80)</text:p>
          </table:table-cell>
        </table:table-row>
        <table:table-row table:style-name="ro1">
          <table:table-cell office:value-type="string">
            <text:p>[Log] <text:s/>Time:Wed Feb 05 2014 19:58:12 GMT-0500 (EST) (index.js, line 81)</text:p>
          </table:table-cell>
        </table:table-row>
        <table:table-row table:style-name="ro1">
          <table:table-cell office:value-type="string">
            <text:p>[Log] <text:s/>Latitude:45.424953381000826 (index.js, line 82)</text:p>
          </table:table-cell>
        </table:table-row>
        <table:table-row table:style-name="ro1">
          <table:table-cell office:value-type="string">
            <text:p>[Log] Longitude: -75.687591574712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9 (index.js, line 80)</text:p>
          </table:table-cell>
        </table:table-row>
        <table:table-row table:style-name="ro1">
          <table:table-cell office:value-type="string">
            <text:p>[Log] <text:s/>Time:Wed Feb 05 2014 19:58:13 GMT-0500 (EST) (index.js, line 81)</text:p>
          </table:table-cell>
        </table:table-row>
        <table:table-row table:style-name="ro1">
          <table:table-cell office:value-type="string">
            <text:p>[Log] <text:s/>Latitude:45.42506599941384 (index.js, line 82)</text:p>
          </table:table-cell>
        </table:table-row>
        <table:table-row table:style-name="ro1">
          <table:table-cell office:value-type="string">
            <text:p>[Log] Longitude: -75.687577051032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0 (index.js, line 80)</text:p>
          </table:table-cell>
        </table:table-row>
        <table:table-row table:style-name="ro1">
          <table:table-cell office:value-type="string">
            <text:p>[Log] <text:s/>Time:Wed Feb 05 2014 19:58:14 GMT-0500 (EST) (index.js, line 81)</text:p>
          </table:table-cell>
        </table:table-row>
        <table:table-row table:style-name="ro1">
          <table:table-cell office:value-type="string">
            <text:p>[Log] <text:s/>Latitude:45.42516131032058 (index.js, line 82)</text:p>
          </table:table-cell>
        </table:table-row>
        <table:table-row table:style-name="ro1">
          <table:table-cell office:value-type="string">
            <text:p>[Log] Longitude: -75.687556063877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1 (index.js, line 80)</text:p>
          </table:table-cell>
        </table:table-row>
        <table:table-row table:style-name="ro1">
          <table:table-cell office:value-type="string">
            <text:p>[Log] <text:s/>Time:Wed Feb 05 2014 19:58:15 GMT-0500 (EST) (index.js, line 81)</text:p>
          </table:table-cell>
        </table:table-row>
        <table:table-row table:style-name="ro1">
          <table:table-cell office:value-type="string">
            <text:p>[Log] <text:s/>Latitude:45.4252553531029 (index.js, line 82)</text:p>
          </table:table-cell>
        </table:table-row>
        <table:table-row table:style-name="ro1">
          <table:table-cell office:value-type="string">
            <text:p>[Log] Longitude: -75.687569249492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2 (index.js, line 80)</text:p>
          </table:table-cell>
        </table:table-row>
        <table:table-row table:style-name="ro1">
          <table:table-cell office:value-type="string">
            <text:p>[Log] <text:s/>Time:Wed Feb 05 2014 19:58:16 GMT-0500 (EST) (index.js, line 81)</text:p>
          </table:table-cell>
        </table:table-row>
        <table:table-row table:style-name="ro1">
          <table:table-cell office:value-type="string">
            <text:p>[Log] <text:s/>Latitude:45.4253562783232 (index.js, line 82)</text:p>
          </table:table-cell>
        </table:table-row>
        <table:table-row table:style-name="ro1">
          <table:table-cell office:value-type="string">
            <text:p>[Log] Longitude: -75.68756749894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3 (index.js, line 80)</text:p>
          </table:table-cell>
        </table:table-row>
        <table:table-row table:style-name="ro1">
          <table:table-cell office:value-type="string">
            <text:p>[Log] <text:s/>Time:Wed Feb 05 2014 19:58:17 GMT-0500 (EST) (index.js, line 81)</text:p>
          </table:table-cell>
        </table:table-row>
        <table:table-row table:style-name="ro1">
          <table:table-cell office:value-type="string">
            <text:p>[Log] <text:s/>Latitude:45.42544338409989 (index.js, line 82)</text:p>
          </table:table-cell>
        </table:table-row>
        <table:table-row table:style-name="ro1">
          <table:table-cell office:value-type="string">
            <text:p>[Log] Longitude: -75.687589271881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4 (index.js, line 80)</text:p>
          </table:table-cell>
        </table:table-row>
        <table:table-row table:style-name="ro1">
          <table:table-cell office:value-type="string">
            <text:p>[Log] <text:s/>Time:Wed Feb 05 2014 19:58:17 GMT-0500 (EST) (index.js, line 81)</text:p>
          </table:table-cell>
        </table:table-row>
        <table:table-row table:style-name="ro1">
          <table:table-cell office:value-type="string">
            <text:p>[Log] <text:s/>Latitude:45.425533910318876 (index.js, line 82)</text:p>
          </table:table-cell>
        </table:table-row>
        <table:table-row table:style-name="ro1">
          <table:table-cell office:value-type="string">
            <text:p>[Log] Longitude: -75.68761976697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5 (index.js, line 80)</text:p>
          </table:table-cell>
        </table:table-row>
        <table:table-row table:style-name="ro1">
          <table:table-cell office:value-type="string">
            <text:p>[Log] <text:s/>Time:Wed Feb 05 2014 19:58:19 GMT-0500 (EST) (index.js, line 81)</text:p>
          </table:table-cell>
        </table:table-row>
        <table:table-row table:style-name="ro1">
          <table:table-cell office:value-type="string">
            <text:p>[Log] <text:s/>Latitude:45.42562409446102 (index.js, line 82)</text:p>
          </table:table-cell>
        </table:table-row>
        <table:table-row table:style-name="ro1">
          <table:table-cell office:value-type="string">
            <text:p>[Log] Longitude: -75.687642578670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6 (index.js, line 80)</text:p>
          </table:table-cell>
        </table:table-row>
        <table:table-row table:style-name="ro1">
          <table:table-cell office:value-type="string">
            <text:p>[Log] <text:s/>Time:Wed Feb 05 2014 19:58:20 GMT-0500 (EST) (index.js, line 81)</text:p>
          </table:table-cell>
        </table:table-row>
        <table:table-row table:style-name="ro1">
          <table:table-cell office:value-type="string">
            <text:p>[Log] <text:s/>Latitude:45.42571511038237 (index.js, line 82)</text:p>
          </table:table-cell>
        </table:table-row>
        <table:table-row table:style-name="ro1">
          <table:table-cell office:value-type="string">
            <text:p>[Log] Longitude: -75.687672356703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7 (index.js, line 80)</text:p>
          </table:table-cell>
        </table:table-row>
        <table:table-row table:style-name="ro1">
          <table:table-cell office:value-type="string">
            <text:p>[Log] <text:s/>Time:Wed Feb 05 2014 19:58:21 GMT-0500 (EST) (index.js, line 81)</text:p>
          </table:table-cell>
        </table:table-row>
        <table:table-row table:style-name="ro1">
          <table:table-cell office:value-type="string">
            <text:p>[Log] <text:s/>Latitude:45.425809369545405 (index.js, line 82)</text:p>
          </table:table-cell>
        </table:table-row>
        <table:table-row table:style-name="ro1">
          <table:table-cell office:value-type="string">
            <text:p>[Log] Longitude: -75.6877217545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8 (index.js, line 80)</text:p>
          </table:table-cell>
        </table:table-row>
        <table:table-row table:style-name="ro1">
          <table:table-cell office:value-type="string">
            <text:p>[Log] <text:s/>Time:Wed Feb 05 2014 19:58:22 GMT-0500 (EST) (index.js, line 81)</text:p>
          </table:table-cell>
        </table:table-row>
        <table:table-row table:style-name="ro1">
          <table:table-cell office:value-type="string">
            <text:p>[Log] <text:s/>Latitude:45.42589553761213 (index.js, line 82)</text:p>
          </table:table-cell>
        </table:table-row>
        <table:table-row table:style-name="ro1">
          <table:table-cell office:value-type="string">
            <text:p>[Log] Longitude: -75.68776245160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9 (index.js, line 80)</text:p>
          </table:table-cell>
        </table:table-row>
        <table:table-row table:style-name="ro1">
          <table:table-cell office:value-type="string">
            <text:p>[Log] <text:s/>Time:Wed Feb 05 2014 19:58:23 GMT-0500 (EST) (index.js, line 81)</text:p>
          </table:table-cell>
        </table:table-row>
        <table:table-row table:style-name="ro1">
          <table:table-cell office:value-type="string">
            <text:p>[Log] <text:s/>Latitude:45.425988375268126 (index.js, line 82)</text:p>
          </table:table-cell>
        </table:table-row>
        <table:table-row table:style-name="ro1">
          <table:table-cell office:value-type="string">
            <text:p>[Log] Longitude: -75.6878197748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0 (index.js, line 80)</text:p>
          </table:table-cell>
        </table:table-row>
        <table:table-row table:style-name="ro1">
          <table:table-cell office:value-type="string">
            <text:p>[Log] <text:s/>Time:Wed Feb 05 2014 19:58:24 GMT-0500 (EST) (index.js, line 81)</text:p>
          </table:table-cell>
        </table:table-row>
        <table:table-row table:style-name="ro1">
          <table:table-cell office:value-type="string">
            <text:p>[Log] <text:s/>Latitude:45.42610249944744 (index.js, line 82)</text:p>
          </table:table-cell>
        </table:table-row>
        <table:table-row table:style-name="ro1">
          <table:table-cell office:value-type="string">
            <text:p>[Log] Longitude: -75.687854950606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1 (index.js, line 80)</text:p>
          </table:table-cell>
        </table:table-row>
        <table:table-row table:style-name="ro1">
          <table:table-cell office:value-type="string">
            <text:p>[Log] <text:s/>Time:Wed Feb 05 2014 19:58:25 GMT-0500 (EST) (index.js, line 81)</text:p>
          </table:table-cell>
        </table:table-row>
        <table:table-row table:style-name="ro1">
          <table:table-cell office:value-type="string">
            <text:p>[Log] <text:s/>Latitude:45.426147050873745 (index.js, line 82)</text:p>
          </table:table-cell>
        </table:table-row>
        <table:table-row table:style-name="ro1">
          <table:table-cell office:value-type="string">
            <text:p>[Log] Longitude: -75.68787979861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2 (index.js, line 80)</text:p>
          </table:table-cell>
        </table:table-row>
        <table:table-row table:style-name="ro1">
          <table:table-cell office:value-type="string">
            <text:p>[Log] <text:s/>Time:Wed Feb 05 2014 19:58:26 GMT-0500 (EST) (index.js, line 81)</text:p>
          </table:table-cell>
        </table:table-row>
        <table:table-row table:style-name="ro1">
          <table:table-cell office:value-type="string">
            <text:p>[Log] <text:s/>Latitude:45.42622782446177 (index.js, line 82)</text:p>
          </table:table-cell>
        </table:table-row>
        <table:table-row table:style-name="ro1">
          <table:table-cell office:value-type="string">
            <text:p>[Log] Longitude: -75.687909429958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3 (index.js, line 80)</text:p>
          </table:table-cell>
        </table:table-row>
        <table:table-row table:style-name="ro1">
          <table:table-cell office:value-type="string">
            <text:p>[Log] <text:s/>Time:Wed Feb 05 2014 19:58:27 GMT-0500 (EST) (index.js, line 81)</text:p>
          </table:table-cell>
        </table:table-row>
        <table:table-row table:style-name="ro1">
          <table:table-cell office:value-type="string">
            <text:p>[Log] <text:s/>Latitude:45.42635013306756 (index.js, line 82)</text:p>
          </table:table-cell>
        </table:table-row>
        <table:table-row table:style-name="ro1">
          <table:table-cell office:value-type="string">
            <text:p>[Log] Longitude: -75.688020655482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4 (index.js, line 80)</text:p>
          </table:table-cell>
        </table:table-row>
        <table:table-row table:style-name="ro1">
          <table:table-cell office:value-type="string">
            <text:p>[Log] <text:s/>Time:Wed Feb 05 2014 19:58:28 GMT-0500 (EST) (index.js, line 81)</text:p>
          </table:table-cell>
        </table:table-row>
        <table:table-row table:style-name="ro1">
          <table:table-cell office:value-type="string">
            <text:p>[Log] <text:s/>Latitude:45.42646482478937 (index.js, line 82)</text:p>
          </table:table-cell>
        </table:table-row>
        <table:table-row table:style-name="ro1">
          <table:table-cell office:value-type="string">
            <text:p>[Log] Longitude: -75.688067784507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5 (index.js, line 80)</text:p>
          </table:table-cell>
        </table:table-row>
        <table:table-row table:style-name="ro1">
          <table:table-cell office:value-type="string">
            <text:p>[Log] <text:s/>Time:Wed Feb 05 2014 19:58:29 GMT-0500 (EST) (index.js, line 81)</text:p>
          </table:table-cell>
        </table:table-row>
        <table:table-row table:style-name="ro1">
          <table:table-cell office:value-type="string">
            <text:p>[Log] <text:s/>Latitude:45.4265139369378 (index.js, line 82)</text:p>
          </table:table-cell>
        </table:table-row>
        <table:table-row table:style-name="ro1">
          <table:table-cell office:value-type="string">
            <text:p>[Log] Longitude: -75.68808895614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6 (index.js, line 80)</text:p>
          </table:table-cell>
        </table:table-row>
        <table:table-row table:style-name="ro1">
          <table:table-cell office:value-type="string">
            <text:p>[Log] <text:s/>Time:Wed Feb 05 2014 19:58:30 GMT-0500 (EST) (index.js, line 81)</text:p>
          </table:table-cell>
        </table:table-row>
        <table:table-row table:style-name="ro1">
          <table:table-cell office:value-type="string">
            <text:p>[Log] <text:s/>Latitude:45.426581211699684 (index.js, line 82)</text:p>
          </table:table-cell>
        </table:table-row>
        <table:table-row table:style-name="ro1">
          <table:table-cell office:value-type="string">
            <text:p>[Log] Longitude: -75.688115919753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7 (index.js, line 80)</text:p>
          </table:table-cell>
        </table:table-row>
        <table:table-row table:style-name="ro1">
          <table:table-cell office:value-type="string">
            <text:p>[Log] <text:s/>Time:Wed Feb 05 2014 19:58:31 GMT-0500 (EST) (index.js, line 81)</text:p>
          </table:table-cell>
        </table:table-row>
        <table:table-row table:style-name="ro1">
          <table:table-cell office:value-type="string">
            <text:p>[Log] <text:s/>Latitude:45.42665751696469 (index.js, line 82)</text:p>
          </table:table-cell>
        </table:table-row>
        <table:table-row table:style-name="ro1">
          <table:table-cell office:value-type="string">
            <text:p>[Log] Longitude: -75.68814243836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8 (index.js, line 80)</text:p>
          </table:table-cell>
        </table:table-row>
        <table:table-row table:style-name="ro1">
          <table:table-cell office:value-type="string">
            <text:p>[Log] <text:s/>Time:Wed Feb 05 2014 19:58:32 GMT-0500 (EST) (index.js, line 81)</text:p>
          </table:table-cell>
        </table:table-row>
        <table:table-row table:style-name="ro1">
          <table:table-cell office:value-type="string">
            <text:p>[Log] <text:s/>Latitude:45.426733148619675 (index.js, line 82)</text:p>
          </table:table-cell>
        </table:table-row>
        <table:table-row table:style-name="ro1">
          <table:table-cell office:value-type="string">
            <text:p>[Log] Longitude: -75.688155665894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9 (index.js, line 80)</text:p>
          </table:table-cell>
        </table:table-row>
        <table:table-row table:style-name="ro1">
          <table:table-cell office:value-type="string">
            <text:p>[Log] <text:s/>Time:Wed Feb 05 2014 19:58:33 GMT-0500 (EST) (index.js, line 81)</text:p>
          </table:table-cell>
        </table:table-row>
        <table:table-row table:style-name="ro1">
          <table:table-cell office:value-type="string">
            <text:p>[Log] <text:s/>Latitude:45.42680289348237 (index.js, line 82)</text:p>
          </table:table-cell>
        </table:table-row>
        <table:table-row table:style-name="ro1">
          <table:table-cell office:value-type="string">
            <text:p>[Log] Longitude: -75.688173275555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0 (index.js, line 80)</text:p>
          </table:table-cell>
        </table:table-row>
        <table:table-row table:style-name="ro1">
          <table:table-cell office:value-type="string">
            <text:p>[Log] <text:s/>Time:Wed Feb 05 2014 19:58:34 GMT-0500 (EST) (index.js, line 81)</text:p>
          </table:table-cell>
        </table:table-row>
        <table:table-row table:style-name="ro1">
          <table:table-cell office:value-type="string">
            <text:p>[Log] <text:s/>Latitude:45.42680066256846 (index.js, line 82)</text:p>
          </table:table-cell>
        </table:table-row>
        <table:table-row table:style-name="ro1">
          <table:table-cell office:value-type="string">
            <text:p>[Log] Longitude: -75.68820757651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1 (index.js, line 80)</text:p>
          </table:table-cell>
        </table:table-row>
        <table:table-row table:style-name="ro1">
          <table:table-cell office:value-type="string">
            <text:p>[Log] <text:s/>Time:Wed Feb 05 2014 19:58:35 GMT-0500 (EST) (index.js, line 81)</text:p>
          </table:table-cell>
        </table:table-row>
        <table:table-row table:style-name="ro1">
          <table:table-cell office:value-type="string">
            <text:p>[Log] <text:s/>Latitude:45.42691062670653 (index.js, line 82)</text:p>
          </table:table-cell>
        </table:table-row>
        <table:table-row table:style-name="ro1">
          <table:table-cell office:value-type="string">
            <text:p>[Log] Longitude: -75.688002176684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2 (index.js, line 80)</text:p>
          </table:table-cell>
        </table:table-row>
        <table:table-row table:style-name="ro1">
          <table:table-cell office:value-type="string">
            <text:p>[Log] <text:s/>Time:Wed Feb 05 2014 19:58:36 GMT-0500 (EST) (index.js, line 81)</text:p>
          </table:table-cell>
        </table:table-row>
        <table:table-row table:style-name="ro1">
          <table:table-cell office:value-type="string">
            <text:p>[Log] <text:s/>Latitude:45.42692983468984 (index.js, line 82)</text:p>
          </table:table-cell>
        </table:table-row>
        <table:table-row table:style-name="ro1">
          <table:table-cell office:value-type="string">
            <text:p>[Log] Longitude: -75.687956617766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3 (index.js, line 80)</text:p>
          </table:table-cell>
        </table:table-row>
        <table:table-row table:style-name="ro1">
          <table:table-cell office:value-type="string">
            <text:p>[Log] <text:s/>Time:Wed Feb 05 2014 19:58:37 GMT-0500 (EST) (index.js, line 81)</text:p>
          </table:table-cell>
        </table:table-row>
        <table:table-row table:style-name="ro1">
          <table:table-cell office:value-type="string">
            <text:p>[Log] <text:s/>Latitude:45.42694333978935 (index.js, line 82)</text:p>
          </table:table-cell>
        </table:table-row>
        <table:table-row table:style-name="ro1">
          <table:table-cell office:value-type="string">
            <text:p>[Log] Longitude: -75.687924584490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4 (index.js, line 80)</text:p>
          </table:table-cell>
        </table:table-row>
        <table:table-row table:style-name="ro1">
          <table:table-cell office:value-type="string">
            <text:p>[Log] <text:s/>Time:Wed Feb 05 2014 19:58:38 GMT-0500 (EST) (index.js, line 81)</text:p>
          </table:table-cell>
        </table:table-row>
        <table:table-row table:style-name="ro1">
          <table:table-cell office:value-type="string">
            <text:p>[Log] <text:s/>Latitude:45.426967653648 (index.js, line 82)</text:p>
          </table:table-cell>
        </table:table-row>
        <table:table-row table:style-name="ro1">
          <table:table-cell office:value-type="string">
            <text:p>[Log] Longitude: -75.687866913722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5 (index.js, line 80)</text:p>
          </table:table-cell>
        </table:table-row>
        <table:table-row table:style-name="ro1">
          <table:table-cell office:value-type="string">
            <text:p>[Log] <text:s/>Time:Wed Feb 05 2014 19:58:39 GMT-0500 (EST) (index.js, line 81)</text:p>
          </table:table-cell>
        </table:table-row>
        <table:table-row table:style-name="ro1">
          <table:table-cell office:value-type="string">
            <text:p>[Log] <text:s/>Latitude:45.42702208347203 (index.js, line 82)</text:p>
          </table:table-cell>
        </table:table-row>
        <table:table-row table:style-name="ro1">
          <table:table-cell office:value-type="string">
            <text:p>[Log] Longitude: -75.687737811458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6 (index.js, line 80)</text:p>
          </table:table-cell>
        </table:table-row>
        <table:table-row table:style-name="ro1">
          <table:table-cell office:value-type="string">
            <text:p>[Log] <text:s/>Time:Wed Feb 05 2014 19:58:40 GMT-0500 (EST) (index.js, line 81)</text:p>
          </table:table-cell>
        </table:table-row>
        <table:table-row table:style-name="ro1">
          <table:table-cell office:value-type="string">
            <text:p>[Log] <text:s/>Latitude:45.427074589922874 (index.js, line 82)</text:p>
          </table:table-cell>
        </table:table-row>
        <table:table-row table:style-name="ro1">
          <table:table-cell office:value-type="string">
            <text:p>[Log] Longitude: -75.68761326881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19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19:46:21</meta:creation-date>
    <meta:generator>OpenOffice.org/3.3$Unix OpenOffice.org_project/330m20$Build-9567</meta:generator>
    <dc:date>2014-02-05T19:58:59</dc:date>
    <meta:editing-duration>PT29S</meta:editing-duration>
    <meta:editing-cycles>1</meta:editing-cycles>
    <meta:document-statistic meta:table-count="3" meta:cell-count="3970" meta:object-count="0"/>
  </office:meta>
</office:document-meta>
</file>